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144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44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44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44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144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44">
      <style:table-cell-properties fo:border="none"/>
    </style:style>
    <style:style style:name="ce30" style:family="table-cell" style:parent-style-name="Default" style:data-style-name="N144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38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overa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4"/>
          <table:table-cell table:style-name="ce17" table:number-columns-repeated="6"/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8"/>
          <table:table-cell table:style-name="ce17" table:number-columns-repeated="6"/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>
          <table:table-cell table:number-columns-repeated="30"/>
        </table:table-row>
        <table:table-row table:style-name="ro4" table:number-rows-repeated="1048545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9.364cm" svg:y="0.344cm">
            <draw:object draw:notify-on-update-of-ranges="信心值分析.C5:信心值分析.C8 信心值分析.D3:信心值分析.D3 信心值分析.F5:信心值分析.F8 信心值分析.G3:信心值分析.G3 信心值分析.I5:信心值分析.I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2" table:default-cell-style-name="ce20"/>
        <table:table-column table:style-name="co2" table:number-columns-repeated="2" table:default-cell-style-name="Default"/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 calcext:value-type="string" table:number-columns-spanned="3" table:number-rows-spanned="1">
            <text:p>Macro F1, Degree=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icro F1, Degree=1</text:p>
          </table:table-cell>
          <table:covered-table-cell table:style-name="Default"/>
          <table:covered-table-cell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nfid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E5]*[.D5])/([.D5]+[.E5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table:style-name="Default" office:value-type="float" office:value="0.4356432" calcext:value-type="float">
            <text:p>0.4356432</text:p>
          </table:table-cell>
          <table:table-cell table:formula="of:=(2*[.H5]*[.G5])/([.G5]+[.H5])" office:value-type="float" office:value="0.29734778097602" calcext:value-type="float">
            <text:p>0.29734778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E6]*[.D6])/([.D6]+[.E6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table:style-name="Default" office:value-type="float" office:value="0.40975633" calcext:value-type="float">
            <text:p>0.40975633</text:p>
          </table:table-cell>
          <table:table-cell table:formula="of:=(2*[.H6]*[.G6])/([.G6]+[.H6])" office:value-type="float" office:value="0.296545243967195" calcext:value-type="float">
            <text:p>0.29654524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E7]*[.D7])/([.D7]+[.E7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table:style-name="Default" office:value-type="float" office:value="0.3190226" calcext:value-type="float">
            <text:p>0.3190226</text:p>
          </table:table-cell>
          <table:table-cell table:formula="of:=(2*[.H7]*[.G7])/([.G7]+[.H7])" office:value-type="float" office:value="0.269363509871708" calcext:value-type="float">
            <text:p>0.269363509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E8]*[.D8])/([.D8]+[.E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H8]*[.G8])/([.G8]+[.H8])" office:value-type="float" office:value="0.187962377165069" calcext:value-type="float">
            <text:p>0.1879623772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.7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8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19" table:formula="of:=(2*[.D14]*[.C14])/([.C14]+[.D14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20" table:formula="of:=(2*[.G14]*[.F14])/([.F14]+[.G14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20" table:formula="of:=(2*[.J14]*[.I14])/([.I14]+[.J14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8" office:value-type="float" office:value="0.10324101" calcext:value-type="float">
            <text:p>0.10324101</text:p>
          </table:table-cell>
          <table:table-cell table:formula="of:=(2*[.M14]*[.L14])/([.L14]+[.M14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D15]*[.C15])/([.C15]+[.D15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8" table:formula="of:=(2*[.G15]*[.F15])/([.F15]+[.G15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8" table:formula="of:=(2*[.J15]*[.I15])/([.I15]+[.J15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8" office:value-type="float" office:value="0.22079877" calcext:value-type="float">
            <text:p>0.22079877</text:p>
          </table:table-cell>
          <table:table-cell table:formula="of:=(2*[.M15]*[.L15])/([.L15]+[.M15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D16]*[.C16])/([.C16]+[.D16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8" table:formula="of:=(2*[.G16]*[.F16])/([.F16]+[.G16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8" table:formula="of:=(2*[.J16]*[.I16])/([.I16]+[.J16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8" office:value-type="float" office:value="0.58050838" calcext:value-type="float">
            <text:p>0.58050838</text:p>
          </table:table-cell>
          <table:table-cell table:formula="of:=(2*[.M16]*[.L16])/([.L16]+[.M16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D17]*[.C17])/([.C17]+[.D17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8" table:formula="of:=(2*[.G17]*[.F17])/([.F17]+[.G17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8" table:formula="of:=(2*[.J17]*[.I17])/([.I17]+[.J17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8" office:value-type="float" office:value="0.21794946" calcext:value-type="float">
            <text:p>0.21794946</text:p>
          </table:table-cell>
          <table:table-cell table:formula="of:=(2*[.M17]*[.L17])/([.L17]+[.M17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D18]*[.C18])/([.C18]+[.D18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8" table:formula="of:=(2*[.G18]*[.F18])/([.F18]+[.G18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8" table:formula="of:=(2*[.J18]*[.I18])/([.I18]+[.J18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8" office:value-type="float" office:value="0.01449107" calcext:value-type="float">
            <text:p>0.01449107</text:p>
          </table:table-cell>
          <table:table-cell table:formula="of:=(2*[.M18]*[.L18])/([.L18]+[.M18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D19]*[.C19])/([.C19]+[.D19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8" table:formula="of:=(2*[.G19]*[.F19])/([.F19]+[.G19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8" table:formula="of:=(2*[.J19]*[.I19])/([.I19]+[.J19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8" office:value-type="float" office:value="0.07360421" calcext:value-type="float">
            <text:p>0.07360421</text:p>
          </table:table-cell>
          <table:table-cell table:formula="of:=(2*[.M19]*[.L19])/([.L19]+[.M19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D20]*[.C20])/([.C20]+[.D20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8" table:formula="of:=(2*[.G20]*[.F20])/([.F20]+[.G20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8" table:formula="of:=(2*[.J20]*[.I20])/([.I20]+[.J20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8" office:value-type="float" office:value="0.01394165" calcext:value-type="float">
            <text:p>0.01394165</text:p>
          </table:table-cell>
          <table:table-cell table:formula="of:=(2*[.M20]*[.L20])/([.L20]+[.M20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D21]*[.C21])/([.C21]+[.D21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8" table:formula="of:=(2*[.G21]*[.F21])/([.F21]+[.G21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8" table:formula="of:=(2*[.J21]*[.I21])/([.I21]+[.J21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8" office:value-type="float" office:value="0.24257604" calcext:value-type="float">
            <text:p>0.24257604</text:p>
          </table:table-cell>
          <table:table-cell table:formula="of:=(2*[.M21]*[.L21])/([.L21]+[.M21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D22]*[.C22])/([.C22]+[.D22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8" table:formula="of:=(2*[.G22]*[.F22])/([.F22]+[.G22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8" table:formula="of:=(2*[.J22]*[.I22])/([.I22]+[.J22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2]*[.L22])/([.L22]+[.M2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D23]*[.C23])/([.C23]+[.D23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8" table:formula="of:=(2*[.G23]*[.F23])/([.F23]+[.G23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8" table:formula="of:=(2*[.J23]*[.I23])/([.I23]+[.J23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8" office:value-type="float" office:value="0.1872002" calcext:value-type="float">
            <text:p>0.1872002</text:p>
          </table:table-cell>
          <table:table-cell table:formula="of:=(2*[.M23]*[.L23])/([.L23]+[.M23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D24]*[.C24])/([.C24]+[.D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G24]*[.F24])/([.F24]+[.G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J24]*[.I24])/([.I24]+[.J24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8" office:value-type="float" office:value="0.00077467" calcext:value-type="float">
            <text:p>0.00077467</text:p>
          </table:table-cell>
          <table:table-cell table:formula="of:=(2*[.M24]*[.L24])/([.L24]+[.M24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D25]*[.C25])/([.C25]+[.D25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G25]*[.F25])/([.F25]+[.G25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8" table:formula="of:=(2*[.J25]*[.I25])/([.I25]+[.J25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8" office:value-type="float" office:value="0.48188891" calcext:value-type="float">
            <text:p>0.48188891</text:p>
          </table:table-cell>
          <table:table-cell table:formula="of:=(2*[.M25]*[.L25])/([.L25]+[.M25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D26]*[.C26])/([.C26]+[.D26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8" table:formula="of:=(2*[.G26]*[.F26])/([.F26]+[.G26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8" table:formula="of:=(2*[.J26]*[.I26])/([.I26]+[.J26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8" office:value-type="float" office:value="0.37148212" calcext:value-type="float">
            <text:p>0.37148212</text:p>
          </table:table-cell>
          <table:table-cell table:formula="of:=(2*[.M26]*[.L26])/([.L26]+[.M26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D27]*[.C27])/([.C27]+[.D27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8" table:formula="of:=(2*[.G27]*[.F27])/([.F27]+[.G27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8" table:formula="of:=(2*[.J27]*[.I27])/([.I27]+[.J27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8" office:value-type="float" office:value="0.02930968" calcext:value-type="float">
            <text:p>0.02930968</text:p>
          </table:table-cell>
          <table:table-cell table:formula="of:=(2*[.M27]*[.L27])/([.L27]+[.M27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D28]*[.C28])/([.C28]+[.D28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G28]*[.F28])/([.F28]+[.G28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8" table:formula="of:=(2*[.J28]*[.I28])/([.I28]+[.J28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8]*[.L28])/([.L28]+[.M2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D29]*[.C29])/([.C29]+[.D29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G29]*[.F29])/([.F29]+[.G29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J29]*[.I29])/([.I29]+[.J29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8" office:value-type="float" office:value="0.00558706" calcext:value-type="float">
            <text:p>0.00558706</text:p>
          </table:table-cell>
          <table:table-cell table:formula="of:=(2*[.M29]*[.L29])/([.L29]+[.M29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D30]*[.C30])/([.C30]+[.D30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8" table:formula="of:=(2*[.G30]*[.F30])/([.F30]+[.G30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8" table:formula="of:=(2*[.J30]*[.I30])/([.I30]+[.J30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8" office:value-type="float" office:value="0.18533391" calcext:value-type="float">
            <text:p>0.18533391</text:p>
          </table:table-cell>
          <table:table-cell table:formula="of:=(2*[.M30]*[.L30])/([.L30]+[.M30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D31]*[.C31])/([.C31]+[.D31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8" table:formula="of:=(2*[.G31]*[.F31])/([.F31]+[.G31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8" table:formula="of:=(2*[.J31]*[.I31])/([.I31]+[.J31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8" office:value-type="float" office:value="0.29146161" calcext:value-type="float">
            <text:p>0.29146161</text:p>
          </table:table-cell>
          <table:table-cell table:formula="of:=(2*[.M31]*[.L31])/([.L31]+[.M31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D32]*[.C32])/([.C32]+[.D32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8" table:formula="of:=(2*[.G32]*[.F32])/([.F32]+[.G32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8" table:formula="of:=(2*[.J32]*[.I32])/([.I32]+[.J32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8" office:value-type="float" office:value="0.07197592" calcext:value-type="float">
            <text:p>0.07197592</text:p>
          </table:table-cell>
          <table:table-cell table:formula="of:=(2*[.M32]*[.L32])/([.L32]+[.M32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D33]*[.C33])/([.C33]+[.D33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8" table:formula="of:=(2*[.G33]*[.F33])/([.F33]+[.G33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8" table:formula="of:=(2*[.J33]*[.I33])/([.I33]+[.J33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8" office:value-type="float" office:value="0.00804881" calcext:value-type="float">
            <text:p>0.00804881</text:p>
          </table:table-cell>
          <table:table-cell table:formula="of:=(2*[.M33]*[.L33])/([.L33]+[.M33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D34]*[.C34])/([.C34]+[.D34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8" table:formula="of:=(2*[.G34]*[.F34])/([.F34]+[.G34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8" table:formula="of:=(2*[.J34]*[.I34])/([.I34]+[.J34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8" office:value-type="float" office:value="0.45518991" calcext:value-type="float">
            <text:p>0.45518991</text:p>
          </table:table-cell>
          <table:table-cell table:formula="of:=(2*[.M34]*[.L34])/([.L34]+[.M34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D35]*[.C35])/([.C35]+[.D35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8" table:formula="of:=(2*[.G35]*[.F35])/([.F35]+[.G35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8" table:formula="of:=(2*[.J35]*[.I35])/([.I35]+[.J35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8" office:value-type="float" office:value="0.01207845" calcext:value-type="float">
            <text:p>0.01207845</text:p>
          </table:table-cell>
          <table:table-cell table:formula="of:=(2*[.M35]*[.L35])/([.L35]+[.M35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D36]*[.C36])/([.C36]+[.D36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8" table:formula="of:=(2*[.G36]*[.F36])/([.F36]+[.G36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8" table:formula="of:=(2*[.J36]*[.I36])/([.I36]+[.J36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8" office:value-type="float" office:value="0.03133388" calcext:value-type="float">
            <text:p>0.03133388</text:p>
          </table:table-cell>
          <table:table-cell table:formula="of:=(2*[.M36]*[.L36])/([.L36]+[.M36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D37]*[.C37])/([.C37]+[.D37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8" table:formula="of:=(2*[.G37]*[.F37])/([.F37]+[.G37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8" table:formula="of:=(2*[.J37]*[.I37])/([.I37]+[.J37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20" office:value-type="float" office:value="0.05238266" calcext:value-type="float">
            <text:p>0.05238266</text:p>
          </table:table-cell>
          <table:table-cell table:formula="of:=(2*[.M37]*[.L37])/([.L37]+[.M37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D38]*[.C38])/([.C38]+[.D38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8" table:formula="of:=(2*[.G38]*[.F38])/([.F38]+[.G38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8" table:formula="of:=(2*[.J38]*[.I38])/([.I38]+[.J38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8" office:value-type="float" office:value="0.1521316" calcext:value-type="float">
            <text:p>0.1521316</text:p>
          </table:table-cell>
          <table:table-cell table:formula="of:=(2*[.M38]*[.L38])/([.L38]+[.M38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9" table:formula="of:=(2*[.D39]*[.C39])/([.C39]+[.D39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9" table:formula="of:=(2*[.G39]*[.F39])/([.F39]+[.G39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9" table:formula="of:=(2*[.J39]*[.I39])/([.I39]+[.J39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9]*[.L39])/([.L39]+[.M39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7"/>
          <table:table-cell table:style-name="ce21" office:value-type="string" calcext:value-type="string">
            <text:p>Property</text:p>
          </table:table-cell>
          <table:table-cell table:style-name="ce18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25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22"/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 Scor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28" office:value-type="string" calcext:value-type="string">
            <text:p>F1 Score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23" office:value-type="float" office:value="0.04899639" calcext:value-type="float">
            <text:p>0.0490</text:p>
          </table:table-cell>
          <table:table-cell table:style-name="ce23" office:value-type="float" office:value="0.31957199" calcext:value-type="float">
            <text:p>0.3196</text:p>
          </table:table-cell>
          <table:table-cell table:formula="of:=(2*[.J44]*[.I44])/([.I44]+[.J44])" office:value-type="float" office:value="0.0849659097457905" calcext:value-type="float">
            <text:p>0.0850</text:p>
          </table:table-cell>
          <table:table-cell table:style-name="ce26" office:value-type="float" office:value="0.08331929" calcext:value-type="float">
            <text:p>0.0833</text:p>
          </table:table-cell>
          <table:table-cell office:value-type="float" office:value="0.10324101" calcext:value-type="float">
            <text:p>0.1032</text:p>
          </table:table-cell>
          <table:table-cell table:style-name="ce29" table:formula="of:=(2*[.M44]*[.L44])/([.L44]+[.M44])" office:value-type="float" office:value="0.0922164860592838" calcext:value-type="float">
            <text:p>0.092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23" office:value-type="float" office:value="0.10049202" calcext:value-type="float">
            <text:p>0.1005</text:p>
          </table:table-cell>
          <table:table-cell table:style-name="ce23" office:value-type="float" office:value="0.66823401" calcext:value-type="float">
            <text:p>0.6682</text:p>
          </table:table-cell>
          <table:table-cell table:formula="of:=(2*[.J45]*[.I45])/([.I45]+[.J45])" office:value-type="float" office:value="0.174710320392299" calcext:value-type="float">
            <text:p>0.1747</text:p>
          </table:table-cell>
          <table:table-cell table:style-name="ce26" office:value-type="float" office:value="0.15638695" calcext:value-type="float">
            <text:p>0.1564</text:p>
          </table:table-cell>
          <table:table-cell office:value-type="float" office:value="0.22079877" calcext:value-type="float">
            <text:p>0.2208</text:p>
          </table:table-cell>
          <table:table-cell table:style-name="ce29" table:formula="of:=(2*[.M45]*[.L45])/([.L45]+[.M45])" office:value-type="float" office:value="0.183093072580009" calcext:value-type="float">
            <text:p>0.183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23" office:value-type="float" office:value="0.0127594" calcext:value-type="float">
            <text:p>0.0128</text:p>
          </table:table-cell>
          <table:table-cell table:style-name="ce23" office:value-type="float" office:value="0.89346949" calcext:value-type="float">
            <text:p>0.8935</text:p>
          </table:table-cell>
          <table:table-cell table:formula="of:=(2*[.J46]*[.I46])/([.I46]+[.J46])" office:value-type="float" office:value="0.0251595038218347" calcext:value-type="float">
            <text:p>0.0252</text:p>
          </table:table-cell>
          <table:table-cell table:style-name="ce26" office:value-type="float" office:value="0.01143685" calcext:value-type="float">
            <text:p>0.0114</text:p>
          </table:table-cell>
          <table:table-cell office:value-type="float" office:value="0.58050838" calcext:value-type="float">
            <text:p>0.5805</text:p>
          </table:table-cell>
          <table:table-cell table:style-name="ce29" table:formula="of:=(2*[.M46]*[.L46])/([.L46]+[.M46])" office:value-type="float" office:value="0.0224317620256962" calcext:value-type="float">
            <text:p>0.0224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23" office:value-type="float" office:value="0.06027962" calcext:value-type="float">
            <text:p>0.0603</text:p>
          </table:table-cell>
          <table:table-cell table:style-name="ce23" office:value-type="float" office:value="0.34794197" calcext:value-type="float">
            <text:p>0.3479</text:p>
          </table:table-cell>
          <table:table-cell table:formula="of:=(2*[.J47]*[.I47])/([.I47]+[.J47])" office:value-type="float" office:value="0.102756984184258" calcext:value-type="float">
            <text:p>0.1028</text:p>
          </table:table-cell>
          <table:table-cell table:style-name="ce26" office:value-type="float" office:value="0.11909184" calcext:value-type="float">
            <text:p>0.1191</text:p>
          </table:table-cell>
          <table:table-cell office:value-type="float" office:value="0.21794946" calcext:value-type="float">
            <text:p>0.2179</text:p>
          </table:table-cell>
          <table:table-cell table:style-name="ce29" table:formula="of:=(2*[.M47]*[.L47])/([.L47]+[.M47])" office:value-type="float" office:value="0.154022680415762" calcext:value-type="float">
            <text:p>0.1540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23" office:value-type="float" office:value="0.02580529" calcext:value-type="float">
            <text:p>0.0258</text:p>
          </table:table-cell>
          <table:table-cell table:style-name="ce23" office:value-type="float" office:value="0.14032369" calcext:value-type="float">
            <text:p>0.1403</text:p>
          </table:table-cell>
          <table:table-cell table:formula="of:=(2*[.J48]*[.I48])/([.I48]+[.J48])" office:value-type="float" office:value="0.0435937608756774" calcext:value-type="float">
            <text:p>0.0436</text:p>
          </table:table-cell>
          <table:table-cell table:style-name="ce26" office:value-type="float" office:value="0.16931488" calcext:value-type="float">
            <text:p>0.1693</text:p>
          </table:table-cell>
          <table:table-cell office:value-type="float" office:value="0.01449107" calcext:value-type="float">
            <text:p>0.0145</text:p>
          </table:table-cell>
          <table:table-cell table:style-name="ce29" table:formula="of:=(2*[.M48]*[.L48])/([.L48]+[.M48])" office:value-type="float" office:value="0.0266972182143353" calcext:value-type="float">
            <text:p>0.026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23" office:value-type="float" office:value="0.10224734" calcext:value-type="float">
            <text:p>0.1022</text:p>
          </table:table-cell>
          <table:table-cell table:style-name="ce23" office:value-type="float" office:value="0.23255655" calcext:value-type="float">
            <text:p>0.2326</text:p>
          </table:table-cell>
          <table:table-cell table:formula="of:=(2*[.J49]*[.I49])/([.I49]+[.J49])" office:value-type="float" office:value="0.142043084607392" calcext:value-type="float">
            <text:p>0.1420</text:p>
          </table:table-cell>
          <table:table-cell table:style-name="ce26" office:value-type="float" office:value="0.11294623" calcext:value-type="float">
            <text:p>0.1129</text:p>
          </table:table-cell>
          <table:table-cell office:value-type="float" office:value="0.07360421" calcext:value-type="float">
            <text:p>0.0736</text:p>
          </table:table-cell>
          <table:table-cell table:style-name="ce29" table:formula="of:=(2*[.M49]*[.L49])/([.L49]+[.M49])" office:value-type="float" office:value="0.0891267587643138" calcext:value-type="float">
            <text:p>0.089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23" office:value-type="float" office:value="0.06381309" calcext:value-type="float">
            <text:p>0.0638</text:p>
          </table:table-cell>
          <table:table-cell table:style-name="ce23" office:value-type="float" office:value="0.13741037" calcext:value-type="float">
            <text:p>0.1374</text:p>
          </table:table-cell>
          <table:table-cell table:formula="of:=(2*[.J50]*[.I50])/([.I50]+[.J50])" office:value-type="float" office:value="0.0871526640854232" calcext:value-type="float">
            <text:p>0.0872</text:p>
          </table:table-cell>
          <table:table-cell table:style-name="ce26" office:value-type="float" office:value="0.30097403" calcext:value-type="float">
            <text:p>0.3010</text:p>
          </table:table-cell>
          <table:table-cell office:value-type="float" office:value="0.01394165" calcext:value-type="float">
            <text:p>0.0139</text:p>
          </table:table-cell>
          <table:table-cell table:style-name="ce29" table:formula="of:=(2*[.M50]*[.L50])/([.L50]+[.M50])" office:value-type="float" office:value="0.0266488768380761" calcext:value-type="float">
            <text:p>0.026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23" office:value-type="float" office:value="0.02882646" calcext:value-type="float">
            <text:p>0.0288</text:p>
          </table:table-cell>
          <table:table-cell table:style-name="ce23" office:value-type="float" office:value="0.32539609" calcext:value-type="float">
            <text:p>0.3254</text:p>
          </table:table-cell>
          <table:table-cell table:formula="of:=(2*[.J51]*[.I51])/([.I51]+[.J51])" office:value-type="float" office:value="0.0529611532215631" calcext:value-type="float">
            <text:p>0.0530</text:p>
          </table:table-cell>
          <table:table-cell table:style-name="ce26" office:value-type="float" office:value="0.04679199" calcext:value-type="float">
            <text:p>0.0468</text:p>
          </table:table-cell>
          <table:table-cell office:value-type="float" office:value="0.24257604" calcext:value-type="float">
            <text:p>0.2426</text:p>
          </table:table-cell>
          <table:table-cell table:style-name="ce29" table:formula="of:=(2*[.M51]*[.L51])/([.L51]+[.M51])" office:value-type="float" office:value="0.078451068958237" calcext:value-type="float">
            <text:p>0.078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23" office:value-type="float" office:value="0.11166667" calcext:value-type="float">
            <text:p>0.1117</text:p>
          </table:table-cell>
          <table:table-cell table:style-name="ce23" office:value-type="float" office:value="0.01132214" calcext:value-type="float">
            <text:p>0.0113</text:p>
          </table:table-cell>
          <table:table-cell table:formula="of:=(2*[.J52]*[.I52])/([.I52]+[.J52])" office:value-type="float" office:value="0.0205596862198081" calcext:value-type="float">
            <text:p>0.0206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23" office:value-type="float" office:value="0.0297198" calcext:value-type="float">
            <text:p>0.0297</text:p>
          </table:table-cell>
          <table:table-cell table:style-name="ce23" office:value-type="float" office:value="0.52885852" calcext:value-type="float">
            <text:p>0.5289</text:p>
          </table:table-cell>
          <table:table-cell table:formula="of:=(2*[.J53]*[.I53])/([.I53]+[.J53])" office:value-type="float" office:value="0.0562770479265862" calcext:value-type="float">
            <text:p>0.0563</text:p>
          </table:table-cell>
          <table:table-cell table:style-name="ce26" office:value-type="float" office:value="0.03374298" calcext:value-type="float">
            <text:p>0.0337</text:p>
          </table:table-cell>
          <table:table-cell office:value-type="float" office:value="0.1872002" calcext:value-type="float">
            <text:p>0.1872</text:p>
          </table:table-cell>
          <table:table-cell table:style-name="ce29" table:formula="of:=(2*[.M53]*[.L53])/([.L53]+[.M53])" office:value-type="float" office:value="0.0571793399967901" calcext:value-type="float">
            <text:p>0.057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23" office:value-type="float" office:value="0.12120602" calcext:value-type="float">
            <text:p>0.1212</text:p>
          </table:table-cell>
          <table:table-cell table:style-name="ce23" office:value-type="float" office:value="0.01099484" calcext:value-type="float">
            <text:p>0.0110</text:p>
          </table:table-cell>
          <table:table-cell table:formula="of:=(2*[.J54]*[.I54])/([.I54]+[.J54])" office:value-type="float" office:value="0.0201608491342159" calcext:value-type="float">
            <text:p>0.0202</text:p>
          </table:table-cell>
          <table:table-cell table:style-name="ce26" office:value-type="float" office:value="0.11932103" calcext:value-type="float">
            <text:p>0.1193</text:p>
          </table:table-cell>
          <table:table-cell office:value-type="float" office:value="0.00077467" calcext:value-type="float">
            <text:p>0.0008</text:p>
          </table:table-cell>
          <table:table-cell table:style-name="ce29" table:formula="of:=(2*[.M54]*[.L54])/([.L54]+[.M54])" office:value-type="float" office:value="0.00153934607667219" calcext:value-type="float">
            <text:p>0.001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23" office:value-type="float" office:value="0.03496807" calcext:value-type="float">
            <text:p>0.0350</text:p>
          </table:table-cell>
          <table:table-cell table:style-name="ce23" office:value-type="float" office:value="0.7282614" calcext:value-type="float">
            <text:p>0.7283</text:p>
          </table:table-cell>
          <table:table-cell table:formula="of:=(2*[.J55]*[.I55])/([.I55]+[.J55])" office:value-type="float" office:value="0.0667319505194106" calcext:value-type="float">
            <text:p>0.0667</text:p>
          </table:table-cell>
          <table:table-cell table:style-name="ce26" office:value-type="float" office:value="0.04367151" calcext:value-type="float">
            <text:p>0.0437</text:p>
          </table:table-cell>
          <table:table-cell office:value-type="float" office:value="0.48188891" calcext:value-type="float">
            <text:p>0.4819</text:p>
          </table:table-cell>
          <table:table-cell table:style-name="ce29" table:formula="of:=(2*[.M55]*[.L55])/([.L55]+[.M55])" office:value-type="float" office:value="0.0800852406349554" calcext:value-type="float">
            <text:p>0.080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23" office:value-type="float" office:value="0.01947283" calcext:value-type="float">
            <text:p>0.0195</text:p>
          </table:table-cell>
          <table:table-cell table:style-name="ce23" office:value-type="float" office:value="0.70977799" calcext:value-type="float">
            <text:p>0.7098</text:p>
          </table:table-cell>
          <table:table-cell table:formula="of:=(2*[.J56]*[.I56])/([.I56]+[.J56])" office:value-type="float" office:value="0.0379057129809239" calcext:value-type="float">
            <text:p>0.0379</text:p>
          </table:table-cell>
          <table:table-cell table:style-name="ce26" office:value-type="float" office:value="0.06164703" calcext:value-type="float">
            <text:p>0.0616</text:p>
          </table:table-cell>
          <table:table-cell office:value-type="float" office:value="0.37148212" calcext:value-type="float">
            <text:p>0.3715</text:p>
          </table:table-cell>
          <table:table-cell table:style-name="ce29" table:formula="of:=(2*[.M56]*[.L56])/([.L56]+[.M56])" office:value-type="float" office:value="0.105745685304735" calcext:value-type="float">
            <text:p>0.105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23" office:value-type="float" office:value="0.11312627" calcext:value-type="float">
            <text:p>0.1131</text:p>
          </table:table-cell>
          <table:table-cell table:style-name="ce23" office:value-type="float" office:value="0.07896429" calcext:value-type="float">
            <text:p>0.0790</text:p>
          </table:table-cell>
          <table:table-cell table:formula="of:=(2*[.J57]*[.I57])/([.I57]+[.J57])" office:value-type="float" office:value="0.0930075438470094" calcext:value-type="float">
            <text:p>0.0930</text:p>
          </table:table-cell>
          <table:table-cell table:style-name="ce26" office:value-type="float" office:value="0.13681844" calcext:value-type="float">
            <text:p>0.1368</text:p>
          </table:table-cell>
          <table:table-cell office:value-type="float" office:value="0.02930968" calcext:value-type="float">
            <text:p>0.0293</text:p>
          </table:table-cell>
          <table:table-cell table:style-name="ce29" table:formula="of:=(2*[.M57]*[.L57])/([.L57]+[.M57])" office:value-type="float" office:value="0.048277253658191" calcext:value-type="float">
            <text:p>0.048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23" office:value-type="float" office:value="0.0023598" calcext:value-type="float">
            <text:p>0.0024</text:p>
          </table:table-cell>
          <table:table-cell table:style-name="ce23" office:value-type="float" office:value="0.40676768" calcext:value-type="float">
            <text:p>0.4068</text:p>
          </table:table-cell>
          <table:table-cell table:formula="of:=(2*[.J58]*[.I58])/([.I58]+[.J58])" office:value-type="float" office:value="0.00469237789289539" calcext:value-type="float">
            <text:p>0.0047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23" office:value-type="float" office:value="0.04189795" calcext:value-type="float">
            <text:p>0.0419</text:p>
          </table:table-cell>
          <table:table-cell table:style-name="ce23" office:value-type="float" office:value="0.01202918" calcext:value-type="float">
            <text:p>0.0120</text:p>
          </table:table-cell>
          <table:table-cell table:formula="of:=(2*[.J59]*[.I59])/([.I59]+[.J59])" office:value-type="float" office:value="0.0186918154992116" calcext:value-type="float">
            <text:p>0.0187</text:p>
          </table:table-cell>
          <table:table-cell table:style-name="ce26" office:value-type="float" office:value="0.0264402" calcext:value-type="float">
            <text:p>0.0264</text:p>
          </table:table-cell>
          <table:table-cell office:value-type="float" office:value="0.00558706" calcext:value-type="float">
            <text:p>0.0056</text:p>
          </table:table-cell>
          <table:table-cell table:style-name="ce29" table:formula="of:=(2*[.M59]*[.L59])/([.L59]+[.M59])" office:value-type="float" office:value="0.00922482808782269" calcext:value-type="float">
            <text:p>0.009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23" office:value-type="float" office:value="0.88058231" calcext:value-type="float">
            <text:p>0.8806</text:p>
          </table:table-cell>
          <table:table-cell table:style-name="ce23" office:value-type="float" office:value="0.40006827" calcext:value-type="float">
            <text:p>0.4001</text:p>
          </table:table-cell>
          <table:table-cell table:formula="of:=(2*[.J60]*[.I60])/([.I60]+[.J60])" office:value-type="float" office:value="0.550178240428866" calcext:value-type="float">
            <text:p>0.5502</text:p>
          </table:table-cell>
          <table:table-cell table:style-name="ce26" office:value-type="float" office:value="0.9066145" calcext:value-type="float">
            <text:p>0.9066</text:p>
          </table:table-cell>
          <table:table-cell office:value-type="float" office:value="0.18533391" calcext:value-type="float">
            <text:p>0.1853</text:p>
          </table:table-cell>
          <table:table-cell table:style-name="ce29" table:formula="of:=(2*[.M60]*[.L60])/([.L60]+[.M60])" office:value-type="float" office:value="0.307755217387413" calcext:value-type="float">
            <text:p>0.3078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23" office:value-type="float" office:value="0.04054028" calcext:value-type="float">
            <text:p>0.0405</text:p>
          </table:table-cell>
          <table:table-cell table:style-name="ce23" office:value-type="float" office:value="0.55314167" calcext:value-type="float">
            <text:p>0.5531</text:p>
          </table:table-cell>
          <table:table-cell table:formula="of:=(2*[.J61]*[.I61])/([.I61]+[.J61])" office:value-type="float" office:value="0.0755438772611079" calcext:value-type="float">
            <text:p>0.0755</text:p>
          </table:table-cell>
          <table:table-cell table:style-name="ce26" office:value-type="float" office:value="0.09348704" calcext:value-type="float">
            <text:p>0.0935</text:p>
          </table:table-cell>
          <table:table-cell office:value-type="float" office:value="0.29146161" calcext:value-type="float">
            <text:p>0.2915</text:p>
          </table:table-cell>
          <table:table-cell table:style-name="ce29" table:formula="of:=(2*[.M61]*[.L61])/([.L61]+[.M61])" office:value-type="float" office:value="0.141566326794675" calcext:value-type="float">
            <text:p>0.141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23" office:value-type="float" office:value="0.01423608" calcext:value-type="float">
            <text:p>0.0142</text:p>
          </table:table-cell>
          <table:table-cell table:style-name="ce23" office:value-type="float" office:value="0.15270024" calcext:value-type="float">
            <text:p>0.1527</text:p>
          </table:table-cell>
          <table:table-cell table:formula="of:=(2*[.J62]*[.I62])/([.I62]+[.J62])" office:value-type="float" office:value="0.026044096726934" calcext:value-type="float">
            <text:p>0.0260</text:p>
          </table:table-cell>
          <table:table-cell table:style-name="ce26" office:value-type="float" office:value="0.01176383" calcext:value-type="float">
            <text:p>0.0118</text:p>
          </table:table-cell>
          <table:table-cell office:value-type="float" office:value="0.07197592" calcext:value-type="float">
            <text:p>0.0720</text:p>
          </table:table-cell>
          <table:table-cell table:style-name="ce29" table:formula="of:=(2*[.M62]*[.L62])/([.L62]+[.M62])" office:value-type="float" office:value="0.02022247467836" calcext:value-type="float">
            <text:p>0.020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23" office:value-type="float" office:value="0.07086641" calcext:value-type="float">
            <text:p>0.0709</text:p>
          </table:table-cell>
          <table:table-cell table:style-name="ce23" office:value-type="float" office:value="0.04664477" calcext:value-type="float">
            <text:p>0.0466</text:p>
          </table:table-cell>
          <table:table-cell table:formula="of:=(2*[.J63]*[.I63])/([.I63]+[.J63])" office:value-type="float" office:value="0.056259283502654" calcext:value-type="float">
            <text:p>0.0563</text:p>
          </table:table-cell>
          <table:table-cell table:style-name="ce26" office:value-type="float" office:value="0.06432726" calcext:value-type="float">
            <text:p>0.0643</text:p>
          </table:table-cell>
          <table:table-cell office:value-type="float" office:value="0.00804881" calcext:value-type="float">
            <text:p>0.0080</text:p>
          </table:table-cell>
          <table:table-cell table:style-name="ce29" table:formula="of:=(2*[.M63]*[.L63])/([.L63]+[.M63])" office:value-type="float" office:value="0.0143074332043892" calcext:value-type="float">
            <text:p>0.014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23" office:value-type="float" office:value="0.02195927" calcext:value-type="float">
            <text:p>0.0220</text:p>
          </table:table-cell>
          <table:table-cell table:style-name="ce23" office:value-type="float" office:value="0.59167277" calcext:value-type="float">
            <text:p>0.5917</text:p>
          </table:table-cell>
          <table:table-cell table:formula="of:=(2*[.J64]*[.I64])/([.I64]+[.J64])" office:value-type="float" office:value="0.0423468830215512" calcext:value-type="float">
            <text:p>0.0423</text:p>
          </table:table-cell>
          <table:table-cell table:style-name="ce26" office:value-type="float" office:value="0.02663348" calcext:value-type="float">
            <text:p>0.0266</text:p>
          </table:table-cell>
          <table:table-cell office:value-type="float" office:value="0.45518991" calcext:value-type="float">
            <text:p>0.4552</text:p>
          </table:table-cell>
          <table:table-cell table:style-name="ce29" table:formula="of:=(2*[.M64]*[.L64])/([.L64]+[.M64])" office:value-type="float" office:value="0.0503225522703944" calcext:value-type="float">
            <text:p>0.050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23" office:value-type="float" office:value="0.49661011" calcext:value-type="float">
            <text:p>0.4966</text:p>
          </table:table-cell>
          <table:table-cell table:style-name="ce23" office:value-type="float" office:value="0.27622656" calcext:value-type="float">
            <text:p>0.2762</text:p>
          </table:table-cell>
          <table:table-cell table:formula="of:=(2*[.J65]*[.I65])/([.I65]+[.J65])" office:value-type="float" office:value="0.354995842385485" calcext:value-type="float">
            <text:p>0.3550</text:p>
          </table:table-cell>
          <table:table-cell table:style-name="ce26" office:value-type="float" office:value="0.54316247" calcext:value-type="float">
            <text:p>0.5432</text:p>
          </table:table-cell>
          <table:table-cell office:value-type="float" office:value="0.01207845" calcext:value-type="float">
            <text:p>0.0121</text:p>
          </table:table-cell>
          <table:table-cell table:style-name="ce29" table:formula="of:=(2*[.M65]*[.L65])/([.L65]+[.M65])" office:value-type="float" office:value="0.0236314021515975" calcext:value-type="float">
            <text:p>0.023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23" office:value-type="float" office:value="0.31943243" calcext:value-type="float">
            <text:p>0.3194</text:p>
          </table:table-cell>
          <table:table-cell table:style-name="ce23" office:value-type="float" office:value="0.07357083" calcext:value-type="float">
            <text:p>0.0736</text:p>
          </table:table-cell>
          <table:table-cell table:formula="of:=(2*[.J66]*[.I66])/([.I66]+[.J66])" office:value-type="float" office:value="0.119596509219882" calcext:value-type="float">
            <text:p>0.1196</text:p>
          </table:table-cell>
          <table:table-cell table:style-name="ce26" office:value-type="float" office:value="0.30729522" calcext:value-type="float">
            <text:p>0.3073</text:p>
          </table:table-cell>
          <table:table-cell office:value-type="float" office:value="0.03133388" calcext:value-type="float">
            <text:p>0.0313</text:p>
          </table:table-cell>
          <table:table-cell table:style-name="ce29" table:formula="of:=(2*[.M66]*[.L66])/([.L66]+[.M66])" office:value-type="float" office:value="0.0568690141990373" calcext:value-type="float">
            <text:p>0.0569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2" office:value-type="string" calcext:value-type="string">
            <text:p>worksAt</text:p>
          </table:table-cell>
          <table:table-cell table:style-name="ce24" office:value-type="float" office:value="0.04348096" calcext:value-type="float">
            <text:p>0.0435</text:p>
          </table:table-cell>
          <table:table-cell table:style-name="ce24" office:value-type="float" office:value="0.17789845" calcext:value-type="float">
            <text:p>0.1779</text:p>
          </table:table-cell>
          <table:table-cell table:style-name="ce24" table:formula="of:=(2*[.J67]*[.I67])/([.I67]+[.J67])" office:value-type="float" office:value="0.0698817960397672" calcext:value-type="float">
            <text:p>0.0699</text:p>
          </table:table-cell>
          <table:table-cell table:style-name="ce27" office:value-type="float" office:value="0.0404392" calcext:value-type="float">
            <text:p>0.0404</text:p>
          </table:table-cell>
          <table:table-cell table:style-name="ce24" office:value-type="float" office:value="0.05238266" calcext:value-type="float">
            <text:p>0.0524</text:p>
          </table:table-cell>
          <table:table-cell table:style-name="ce30" table:formula="of:=(2*[.M67]*[.L67])/([.L67]+[.M67])" office:value-type="float" office:value="0.0456425429154727" calcext:value-type="float">
            <text:p>0.045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23" office:value-type="float" office:value="0.11688937" calcext:value-type="float">
            <text:p>0.1169</text:p>
          </table:table-cell>
          <table:table-cell table:style-name="ce23" office:value-type="float" office:value="0.32599182" calcext:value-type="float">
            <text:p>0.3260</text:p>
          </table:table-cell>
          <table:table-cell table:formula="of:=(2*[.J68]*[.I68])/([.I68]+[.J68])" office:value-type="float" office:value="0.17207765570244" calcext:value-type="float">
            <text:p>0.1721</text:p>
          </table:table-cell>
          <table:table-cell table:style-name="ce26" office:value-type="float" office:value="0.14231776" calcext:value-type="float">
            <text:p>0.1423</text:p>
          </table:table-cell>
          <table:table-cell office:value-type="float" office:value="0.1521316" calcext:value-type="float">
            <text:p>0.1521</text:p>
          </table:table-cell>
          <table:table-cell table:style-name="ce29" table:formula="of:=(2*[.M68]*[.L68])/([.L68]+[.M68])" office:value-type="float" office:value="0.147061134975576" calcext:value-type="float">
            <text:p>0.147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23" office:value-type="float" office:value="0.23308195" calcext:value-type="float">
            <text:p>0.2331</text:p>
          </table:table-cell>
          <table:table-cell table:style-name="ce23" office:value-type="float" office:value="0.3190226" calcext:value-type="float">
            <text:p>0.3190</text:p>
          </table:table-cell>
          <table:table-cell table:formula="of:=(2*[.J69]*[.I69])/([.I69]+[.J69])" office:value-type="float" office:value="0.269363509871708" calcext:value-type="float">
            <text:p>0.2694</text:p>
          </table:table-cell>
          <table:table-cell table:style-name="ce26" office:value-type="float" office:value="0.32128456" calcext:value-type="float">
            <text:p>0.3213</text:p>
          </table:table-cell>
          <table:table-cell office:value-type="float" office:value="0.13283879" calcext:value-type="float">
            <text:p>0.1328</text:p>
          </table:table-cell>
          <table:table-cell table:style-name="ce29" table:formula="of:=(2*[.M69]*[.L69])/([.L69]+[.M69])" office:value-type="float" office:value="0.187962377165069" calcext:value-type="float">
            <text:p>0.1880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可信賴度" table:style-name="ta1">
        <office:forms form:automatic-focus="false" form:apply-design-mode="false"/>
        <table:shapes>
          <draw:frame draw:z-index="0" draw:style-name="gr2" draw:text-style-name="P1" svg:width="15.991cm" svg:height="8.991cm" svg:x="29.657cm" svg:y="2.964cm">
            <draw:object draw:notify-on-update-of-ranges="可信賴度.M4:可信賴度.M6 可信賴度.N3:可信賴度.N3 可信賴度.N4:可信賴度.N6 可信賴度.O3:可信賴度.O3 可信賴度.O4:可信賴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3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, 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5</text:p>
          </table:table-cell>
          <table:covered-table-cell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4346684" calcext:value-type="float">
            <text:p>0.0435</text:p>
          </table:table-cell>
          <table:table-cell table:style-name="ce17" office:value-type="float" office:value="0.51633265" calcext:value-type="float">
            <text:p>0.5163</text:p>
          </table:table-cell>
          <table:table-cell table:style-name="ce17" table:formula="of:=(2*[.D3]*[.C3])/([.C3]+[.D3])" office:value-type="float" office:value="0.0801835267278504" calcext:value-type="float">
            <text:p>0.0802</text:p>
          </table:table-cell>
          <table:table-cell table:style-name="ce17" office:value-type="float" office:value="0.40384852" calcext:value-type="float">
            <text:p>0.4038</text:p>
          </table:table-cell>
          <table:table-cell table:style-name="ce17" office:value-type="float" office:value="0.33800896" calcext:value-type="float">
            <text:p>0.3380</text:p>
          </table:table-cell>
          <table:table-cell table:style-name="ce17" table:formula="of:=(2*[.G3]*[.F3])/([.F3]+[.G3])" office:value-type="float" office:value="0.368007122453599" calcext:value-type="float">
            <text:p>0.3680</text:p>
          </table:table-cell>
          <table:table-cell table:style-name="ce17" office:value-type="float" office:value="0.51089827" calcext:value-type="float">
            <text:p>0.5109</text:p>
          </table:table-cell>
          <table:table-cell table:style-name="ce17" office:value-type="float" office:value="0.17728277" calcext:value-type="float">
            <text:p>0.1773</text:p>
          </table:table-cell>
          <table:table-cell table:style-name="ce17" table:formula="of:=(2*[.J3]*[.I3])/([.I3]+[.J3])" office:value-type="float" office:value="0.263225678213419" calcext:value-type="float">
            <text:p>0.2632</text:p>
          </table:table-cell>
          <table:table-cell office:value-type="string" calcext:value-type="string">
            <text:p>actedIn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8228679" calcext:value-type="float">
            <text:p>0.0823</text:p>
          </table:table-cell>
          <table:table-cell table:style-name="ce17" office:value-type="float" office:value="0.81709385" calcext:value-type="float">
            <text:p>0.8171</text:p>
          </table:table-cell>
          <table:table-cell table:style-name="ce17" table:formula="of:=(2*[.D4]*[.C4])/([.C4]+[.D4])" office:value-type="float" office:value="0.149516293891408" calcext:value-type="float">
            <text:p>0.1495</text:p>
          </table:table-cell>
          <table:table-cell table:style-name="ce17" office:value-type="float" office:value="0.31221626" calcext:value-type="float">
            <text:p>0.3122</text:p>
          </table:table-cell>
          <table:table-cell table:style-name="ce17" office:value-type="float" office:value="0.58575841" calcext:value-type="float">
            <text:p>0.5858</text:p>
          </table:table-cell>
          <table:table-cell table:style-name="ce17" table:formula="of:=(2*[.G4]*[.F4])/([.F4]+[.G4])" office:value-type="float" office:value="0.407323961674212" calcext:value-type="float">
            <text:p>0.4073</text:p>
          </table:table-cell>
          <table:table-cell table:style-name="ce17" office:value-type="float" office:value="0.47899765" calcext:value-type="float">
            <text:p>0.4790</text:p>
          </table:table-cell>
          <table:table-cell table:style-name="ce17" office:value-type="float" office:value="0.44849535" calcext:value-type="float">
            <text:p>0.4485</text:p>
          </table:table-cell>
          <table:table-cell table:style-name="ce17" table:formula="of:=(2*[.J4]*[.I4])/([.I4]+[.J4])" office:value-type="float" office:value="0.463244938098568" calcext:value-type="float">
            <text:p>0.4632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335447" calcext:value-type="float">
            <text:p>0.0034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D5]*[.C5])/([.C5]+[.D5])" office:value-type="float" office:value="0.00668651030178796" calcext:value-type="float">
            <text:p>0.0067</text:p>
          </table:table-cell>
          <table:table-cell table:style-name="ce17" office:value-type="float" office:value="0.24990621" calcext:value-type="float">
            <text:p>0.2499</text:p>
          </table:table-cell>
          <table:table-cell table:style-name="ce17" office:value-type="float" office:value="0.73091353" calcext:value-type="float">
            <text:p>0.7309</text:p>
          </table:table-cell>
          <table:table-cell table:style-name="ce17" table:formula="of:=(2*[.G5]*[.F5])/([.F5]+[.G5])" office:value-type="float" office:value="0.37246360910318" calcext:value-type="float">
            <text:p>0.3725</text:p>
          </table:table-cell>
          <table:table-cell table:style-name="ce17" office:value-type="float" office:value="0.025" calcext:value-type="float">
            <text:p>0.0250</text:p>
          </table:table-cell>
          <table:table-cell table:style-name="ce17" office:value-type="float" office:value="0.0037037" calcext:value-type="float">
            <text:p>0.0037</text:p>
          </table:table-cell>
          <table:table-cell table:style-name="ce17" table:formula="of:=(2*[.J5]*[.I5])/([.I5]+[.J5])" office:value-type="float" office:value="0.00645160728407836" calcext:value-type="float">
            <text:p>0.0065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6224856" calcext:value-type="float">
            <text:p>0.0622</text:p>
          </table:table-cell>
          <table:table-cell table:style-name="ce17" office:value-type="float" office:value="0.36879393" calcext:value-type="float">
            <text:p>0.3688</text:p>
          </table:table-cell>
          <table:table-cell table:style-name="ce17" table:formula="of:=(2*[.D6]*[.C6])/([.C6]+[.D6])" office:value-type="float" office:value="0.106517995844172" calcext:value-type="float">
            <text:p>0.1065</text:p>
          </table:table-cell>
          <table:table-cell table:style-name="ce17" office:value-type="float" office:value="0.37369508" calcext:value-type="float">
            <text:p>0.3737</text:p>
          </table:table-cell>
          <table:table-cell table:style-name="ce17" office:value-type="float" office:value="0.11302702" calcext:value-type="float">
            <text:p>0.1130</text:p>
          </table:table-cell>
          <table:table-cell table:style-name="ce17" table:formula="of:=(2*[.G6]*[.F6])/([.F6]+[.G6])" office:value-type="float" office:value="0.173559578581131" calcext:value-type="float">
            <text:p>0.1736</text:p>
          </table:table-cell>
          <table:table-cell table:style-name="ce17" office:value-type="float" office:value="0.40036362" calcext:value-type="float">
            <text:p>0.4004</text:p>
          </table:table-cell>
          <table:table-cell table:style-name="ce17" office:value-type="float" office:value="0.01450976" calcext:value-type="float">
            <text:p>0.0145</text:p>
          </table:table-cell>
          <table:table-cell table:style-name="ce17" table:formula="of:=(2*[.J6]*[.I6])/([.I6]+[.J6])" office:value-type="float" office:value="0.0280045928178434" calcext:value-type="float">
            <text:p>0.0280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3927418" calcext:value-type="float">
            <text:p>0.0393</text:p>
          </table:table-cell>
          <table:table-cell table:style-name="ce17" office:value-type="float" office:value="0.28666455" calcext:value-type="float">
            <text:p>0.2867</text:p>
          </table:table-cell>
          <table:table-cell table:style-name="ce17" table:formula="of:=(2*[.D7]*[.C7])/([.C7]+[.D7])" office:value-type="float" office:value="0.0690836289158947" calcext:value-type="float">
            <text:p>0.0691</text:p>
          </table:table-cell>
          <table:table-cell table:style-name="ce17" office:value-type="float" office:value="0.55063436" calcext:value-type="float">
            <text:p>0.5506</text:p>
          </table:table-cell>
          <table:table-cell table:style-name="ce17" office:value-type="float" office:value="0.13050419" calcext:value-type="float">
            <text:p>0.1305</text:p>
          </table:table-cell>
          <table:table-cell table:style-name="ce17" table:formula="of:=(2*[.G7]*[.F7])/([.F7]+[.G7])" office:value-type="float" office:value="0.21099992398894" calcext:value-type="float">
            <text:p>0.2110</text:p>
          </table:table-cell>
          <table:table-cell table:style-name="ce17" office:value-type="float" office:value="0.61398804" calcext:value-type="float">
            <text:p>0.6140</text:p>
          </table:table-cell>
          <table:table-cell table:style-name="ce17" office:value-type="float" office:value="0.11333053" calcext:value-type="float">
            <text:p>0.1133</text:p>
          </table:table-cell>
          <table:table-cell table:style-name="ce17" table:formula="of:=(2*[.J7]*[.I7])/([.I7]+[.J7])" office:value-type="float" office:value="0.19134281140893" calcext:value-type="float">
            <text:p>0.1913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4718304" calcext:value-type="float">
            <text:p>0.1472</text:p>
          </table:table-cell>
          <table:table-cell table:style-name="ce17" office:value-type="float" office:value="0.47521937" calcext:value-type="float">
            <text:p>0.4752</text:p>
          </table:table-cell>
          <table:table-cell table:style-name="ce17" table:formula="of:=(2*[.D8]*[.C8])/([.C8]+[.D8])" office:value-type="float" office:value="0.224755657817857" calcext:value-type="float">
            <text:p>0.2248</text:p>
          </table:table-cell>
          <table:table-cell table:style-name="ce17" office:value-type="float" office:value="0.38688894" calcext:value-type="float">
            <text:p>0.3869</text:p>
          </table:table-cell>
          <table:table-cell table:style-name="ce17" office:value-type="float" office:value="0.23072801" calcext:value-type="float">
            <text:p>0.2307</text:p>
          </table:table-cell>
          <table:table-cell table:style-name="ce17" table:formula="of:=(2*[.G8]*[.F8])/([.F8]+[.G8])" office:value-type="float" office:value="0.289066273900706" calcext:value-type="float">
            <text:p>0.2891</text:p>
          </table:table-cell>
          <table:table-cell table:style-name="ce17" office:value-type="float" office:value="0.49648842" calcext:value-type="float">
            <text:p>0.4965</text:p>
          </table:table-cell>
          <table:table-cell table:style-name="ce17" office:value-type="float" office:value="0.05206862" calcext:value-type="float">
            <text:p>0.0521</text:p>
          </table:table-cell>
          <table:table-cell table:style-name="ce17" table:formula="of:=(2*[.J8]*[.I8])/([.I8]+[.J8])" office:value-type="float" office:value="0.0942526118172885" calcext:value-type="float">
            <text:p>0.0943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234375" calcext:value-type="float">
            <text:p>0.1323</text:p>
          </table:table-cell>
          <table:table-cell table:style-name="ce17" office:value-type="float" office:value="0.66757981" calcext:value-type="float">
            <text:p>0.6676</text:p>
          </table:table-cell>
          <table:table-cell table:style-name="ce17" table:formula="of:=(2*[.D9]*[.C9])/([.C9]+[.D9])" office:value-type="float" office:value="0.220896145325905" calcext:value-type="float">
            <text:p>0.2209</text:p>
          </table:table-cell>
          <table:table-cell table:style-name="ce17" office:value-type="float" office:value="0.50545238" calcext:value-type="float">
            <text:p>0.5055</text:p>
          </table:table-cell>
          <table:table-cell table:style-name="ce17" office:value-type="float" office:value="0.30980854" calcext:value-type="float">
            <text:p>0.3098</text:p>
          </table:table-cell>
          <table:table-cell table:style-name="ce17" table:formula="of:=(2*[.G9]*[.F9])/([.F9]+[.G9])" office:value-type="float" office:value="0.384155452679678" calcext:value-type="float">
            <text:p>0.3842</text:p>
          </table:table-cell>
          <table:table-cell table:style-name="ce17" office:value-type="float" office:value="0.77435185" calcext:value-type="float">
            <text:p>0.7744</text:p>
          </table:table-cell>
          <table:table-cell table:style-name="ce17" office:value-type="float" office:value="0.18328757" calcext:value-type="float">
            <text:p>0.1833</text:p>
          </table:table-cell>
          <table:table-cell table:style-name="ce17" table:formula="of:=(2*[.J9]*[.I9])/([.I9]+[.J9])" office:value-type="float" office:value="0.296414424776926" calcext:value-type="float">
            <text:p>0.2964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2812044" calcext:value-type="float">
            <text:p>0.0281</text:p>
          </table:table-cell>
          <table:table-cell table:style-name="ce17" office:value-type="float" office:value="0.43292079" calcext:value-type="float">
            <text:p>0.4329</text:p>
          </table:table-cell>
          <table:table-cell table:style-name="ce17" table:formula="of:=(2*[.D10]*[.C10])/([.C10]+[.D10])" office:value-type="float" office:value="0.0528105614326406" calcext:value-type="float">
            <text:p>0.0528</text:p>
          </table:table-cell>
          <table:table-cell table:style-name="ce17" office:value-type="float" office:value="0.32722222" calcext:value-type="float">
            <text:p>0.3272</text:p>
          </table:table-cell>
          <table:table-cell table:style-name="ce17" office:value-type="float" office:value="0.05132198" calcext:value-type="float">
            <text:p>0.0513</text:p>
          </table:table-cell>
          <table:table-cell table:style-name="ce17" table:formula="of:=(2*[.G10]*[.F10])/([.F10]+[.G10])" office:value-type="float" office:value="0.0887277746186342" calcext:value-type="float">
            <text:p>0.0887</text:p>
          </table:table-cell>
          <table:table-cell table:style-name="ce17" office:value-type="float" office:value="0.03333333" calcext:value-type="float">
            <text:p>0.0333</text:p>
          </table:table-cell>
          <table:table-cell table:style-name="ce17" office:value-type="float" office:value="0.00142857" calcext:value-type="float">
            <text:p>0.0014</text:p>
          </table:table-cell>
          <table:table-cell table:style-name="ce17" table:formula="of:=(2*[.J10]*[.I10])/([.I10]+[.J10])" office:value-type="float" office:value="0.00273972338900348" calcext:value-type="float">
            <text:p>0.0027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5295147" calcext:value-type="float">
            <text:p>0.0530</text:p>
          </table:table-cell>
          <table:table-cell table:style-name="ce17" office:value-type="float" office:value="0.34298641" calcext:value-type="float">
            <text:p>0.3430</text:p>
          </table:table-cell>
          <table:table-cell table:style-name="ce17" table:formula="of:=(2*[.D11]*[.C11])/([.C11]+[.D11])" office:value-type="float" office:value="0.0917398183751588" calcext:value-type="float">
            <text:p>0.0917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842344" calcext:value-type="float">
            <text:p>0.0284</text:p>
          </table:table-cell>
          <table:table-cell table:style-name="ce17" office:value-type="float" office:value="0.63019974" calcext:value-type="float">
            <text:p>0.6302</text:p>
          </table:table-cell>
          <table:table-cell table:style-name="ce17" table:formula="of:=(2*[.D12]*[.C12])/([.C12]+[.D12])" office:value-type="float" office:value="0.0543936048467216" calcext:value-type="float">
            <text:p>0.0544</text:p>
          </table:table-cell>
          <table:table-cell table:style-name="ce17" office:value-type="float" office:value="0.28864875" calcext:value-type="float">
            <text:p>0.2886</text:p>
          </table:table-cell>
          <table:table-cell table:style-name="ce17" office:value-type="float" office:value="0.24316721" calcext:value-type="float">
            <text:p>0.2432</text:p>
          </table:table-cell>
          <table:table-cell table:style-name="ce17" table:formula="of:=(2*[.G12]*[.F12])/([.F12]+[.G12])" office:value-type="float" office:value="0.263963162021266" calcext:value-type="float">
            <text:p>0.2640</text:p>
          </table:table-cell>
          <table:table-cell table:style-name="ce17" office:value-type="float" office:value="0.36071844" calcext:value-type="float">
            <text:p>0.3607</text:p>
          </table:table-cell>
          <table:table-cell table:style-name="ce17" office:value-type="float" office:value="0.02667146" calcext:value-type="float">
            <text:p>0.0267</text:p>
          </table:table-cell>
          <table:table-cell table:style-name="ce17" table:formula="of:=(2*[.J12]*[.I12])/([.I12]+[.J12])" office:value-type="float" office:value="0.0496703060339074" calcext:value-type="float">
            <text:p>0.0497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2120602" calcext:value-type="float">
            <text:p>0.1212</text:p>
          </table:table-cell>
          <table:table-cell table:style-name="ce17" office:value-type="float" office:value="0.01099484" calcext:value-type="float">
            <text:p>0.0110</text:p>
          </table:table-cell>
          <table:table-cell table:style-name="ce17" table:formula="of:=(2*[.D13]*[.C13])/([.C13]+[.D13])" office:value-type="float" office:value="0.0201608491342159" calcext:value-type="float">
            <text:p>0.0202</text:p>
          </table:table-cell>
          <table:table-cell table:style-name="ce17" office:value-type="float" office:value="0.36969697" calcext:value-type="float">
            <text:p>0.3697</text:p>
          </table:table-cell>
          <table:table-cell table:style-name="ce17" office:value-type="float" office:value="0.00272355" calcext:value-type="float">
            <text:p>0.0027</text:p>
          </table:table-cell>
          <table:table-cell table:style-name="ce17" table:formula="of:=(2*[.G13]*[.F13])/([.F13]+[.G13])" office:value-type="float" office:value="0.00540726479112107" calcext:value-type="float">
            <text:p>0.0054</text:p>
          </table:table-cell>
          <table:table-cell table:style-name="ce17" office:value-type="float" office:value="0.51666667" calcext:value-type="float">
            <text:p>0.5167</text:p>
          </table:table-cell>
          <table:table-cell table:style-name="ce17" office:value-type="float" office:value="0.00077413" calcext:value-type="float">
            <text:p>0.0008</text:p>
          </table:table-cell>
          <table:table-cell table:style-name="ce17" table:formula="of:=(2*[.J13]*[.I13])/([.I13]+[.J13])" office:value-type="float" office:value="0.00154594368765316" calcext:value-type="float">
            <text:p>0.0015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3016289" calcext:value-type="float">
            <text:p>0.0302</text:p>
          </table:table-cell>
          <table:table-cell table:style-name="ce17" office:value-type="float" office:value="0.75982481" calcext:value-type="float">
            <text:p>0.7598</text:p>
          </table:table-cell>
          <table:table-cell table:style-name="ce17" table:formula="of:=(2*[.D14]*[.C14])/([.C14]+[.D14])" office:value-type="float" office:value="0.0580224531680706" calcext:value-type="float">
            <text:p>0.0580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53143" calcext:value-type="float">
            <text:p>0.0153</text:p>
          </table:table-cell>
          <table:table-cell table:style-name="ce17" office:value-type="float" office:value="0.82712489" calcext:value-type="float">
            <text:p>0.8271</text:p>
          </table:table-cell>
          <table:table-cell table:style-name="ce17" table:formula="of:=(2*[.D15]*[.C15])/([.C15]+[.D15])" office:value-type="float" office:value="0.0300718172974052" calcext:value-type="float">
            <text:p>0.0301</text:p>
          </table:table-cell>
          <table:table-cell table:style-name="ce17" office:value-type="float" office:value="0.21374208" calcext:value-type="float">
            <text:p>0.2137</text:p>
          </table:table-cell>
          <table:table-cell table:style-name="ce17" office:value-type="float" office:value="0.28999722" calcext:value-type="float">
            <text:p>0.2900</text:p>
          </table:table-cell>
          <table:table-cell table:style-name="ce17" table:formula="of:=(2*[.G15]*[.F15])/([.F15]+[.G15])" office:value-type="float" office:value="0.24609796772663" calcext:value-type="float">
            <text:p>0.2461</text:p>
          </table:table-cell>
          <table:table-cell table:style-name="ce17" office:value-type="float" office:value="0.1952381" calcext:value-type="float">
            <text:p>0.1952</text:p>
          </table:table-cell>
          <table:table-cell table:style-name="ce17" office:value-type="float" office:value="0.01027693" calcext:value-type="float">
            <text:p>0.0103</text:p>
          </table:table-cell>
          <table:table-cell table:style-name="ce17" table:formula="of:=(2*[.J15]*[.I15])/([.I15]+[.J15])" office:value-type="float" office:value="0.0195260491364841" calcext:value-type="float">
            <text:p>0.019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11992498" calcext:value-type="float">
            <text:p>0.1199</text:p>
          </table:table-cell>
          <table:table-cell table:style-name="ce17" office:value-type="float" office:value="0.12948061" calcext:value-type="float">
            <text:p>0.1295</text:p>
          </table:table-cell>
          <table:table-cell table:style-name="ce17" table:formula="of:=(2*[.D16]*[.C16])/([.C16]+[.D16])" office:value-type="float" office:value="0.124519739630838" calcext:value-type="float">
            <text:p>0.1245</text:p>
          </table:table-cell>
          <table:table-cell table:style-name="ce17" office:value-type="float" office:value="0.36398014" calcext:value-type="float">
            <text:p>0.3640</text:p>
          </table:table-cell>
          <table:table-cell table:style-name="ce17" office:value-type="float" office:value="0.01183069" calcext:value-type="float">
            <text:p>0.0118</text:p>
          </table:table-cell>
          <table:table-cell table:style-name="ce17" table:formula="of:=(2*[.G16]*[.F16])/([.F16]+[.G16])" office:value-type="float" office:value="0.022916509364547" calcext:value-type="float">
            <text:p>0.0229</text:p>
          </table:table-cell>
          <table:table-cell table:style-name="ce17" office:value-type="float" office:value="0.50430242" calcext:value-type="float">
            <text:p>0.5043</text:p>
          </table:table-cell>
          <table:table-cell table:style-name="ce17" office:value-type="float" office:value="0.00388056" calcext:value-type="float">
            <text:p>0.0039</text:p>
          </table:table-cell>
          <table:table-cell table:style-name="ce17" table:formula="of:=(2*[.J16]*[.I16])/([.I16]+[.J16])" office:value-type="float" office:value="0.0077018549458512" calcext:value-type="float">
            <text:p>0.0077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212329" calcext:value-type="float">
            <text:p>0.0021</text:p>
          </table:table-cell>
          <table:table-cell table:style-name="ce17" office:value-type="float" office:value="0.44639731" calcext:value-type="float">
            <text:p>0.4464</text:p>
          </table:table-cell>
          <table:table-cell table:style-name="ce17" table:formula="of:=(2*[.D17]*[.C17])/([.C17]+[.D17])" office:value-type="float" office:value="0.00422647675201496" calcext:value-type="float">
            <text:p>0.0042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4677461" calcext:value-type="float">
            <text:p>0.0468</text:p>
          </table:table-cell>
          <table:table-cell table:style-name="ce17" office:value-type="float" office:value="0.02328296" calcext:value-type="float">
            <text:p>0.0233</text:p>
          </table:table-cell>
          <table:table-cell table:style-name="ce17" table:formula="of:=(2*[.D18]*[.C18])/([.C18]+[.D18])" office:value-type="float" office:value="0.0310901840770555" calcext:value-type="float">
            <text:p>0.0311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4517473" calcext:value-type="float">
            <text:p>0.8452</text:p>
          </table:table-cell>
          <table:table-cell table:style-name="ce17" office:value-type="float" office:value="0.52077778" calcext:value-type="float">
            <text:p>0.5208</text:p>
          </table:table-cell>
          <table:table-cell table:style-name="ce17" table:formula="of:=(2*[.D19]*[.C19])/([.C19]+[.D19])" office:value-type="float" office:value="0.644456108655636" calcext:value-type="float">
            <text:p>0.6445</text:p>
          </table:table-cell>
          <table:table-cell table:style-name="ce17" office:value-type="float" office:value="0.85266928" calcext:value-type="float">
            <text:p>0.8527</text:p>
          </table:table-cell>
          <table:table-cell table:style-name="ce17" office:value-type="float" office:value="0.52062131" calcext:value-type="float">
            <text:p>0.5206</text:p>
          </table:table-cell>
          <table:table-cell table:style-name="ce17" table:formula="of:=(2*[.G19]*[.F19])/([.F19]+[.G19])" office:value-type="float" office:value="0.646502351043353" calcext:value-type="float">
            <text:p>0.6465</text:p>
          </table:table-cell>
          <table:table-cell table:style-name="ce17" office:value-type="float" office:value="0.86647063" calcext:value-type="float">
            <text:p>0.8665</text:p>
          </table:table-cell>
          <table:table-cell table:style-name="ce17" office:value-type="float" office:value="0.51878131" calcext:value-type="float">
            <text:p>0.5188</text:p>
          </table:table-cell>
          <table:table-cell table:style-name="ce17" table:formula="of:=(2*[.J19]*[.I19])/([.I19]+[.J19])" office:value-type="float" office:value="0.648992079387271" calcext:value-type="float">
            <text:p>0.6490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827487" calcext:value-type="float">
            <text:p>0.0383</text:p>
          </table:table-cell>
          <table:table-cell table:style-name="ce17" office:value-type="float" office:value="0.6623392" calcext:value-type="float">
            <text:p>0.6623</text:p>
          </table:table-cell>
          <table:table-cell table:style-name="ce17" table:formula="of:=(2*[.D20]*[.C20])/([.C20]+[.D20])" office:value-type="float" office:value="0.0723677923736359" calcext:value-type="float">
            <text:p>0.0724</text:p>
          </table:table-cell>
          <table:table-cell table:style-name="ce17" office:value-type="float" office:value="0.33068987" calcext:value-type="float">
            <text:p>0.3307</text:p>
          </table:table-cell>
          <table:table-cell table:style-name="ce17" office:value-type="float" office:value="0.21131245" calcext:value-type="float">
            <text:p>0.2113</text:p>
          </table:table-cell>
          <table:table-cell table:style-name="ce17" table:formula="of:=(2*[.G20]*[.F20])/([.F20]+[.G20])" office:value-type="float" office:value="0.257854566452341" calcext:value-type="float">
            <text:p>0.2579</text:p>
          </table:table-cell>
          <table:table-cell table:style-name="ce17" office:value-type="float" office:value="0.5033371" calcext:value-type="float">
            <text:p>0.5033</text:p>
          </table:table-cell>
          <table:table-cell table:style-name="ce17" office:value-type="float" office:value="0.05225825" calcext:value-type="float">
            <text:p>0.0523</text:p>
          </table:table-cell>
          <table:table-cell table:style-name="ce17" table:formula="of:=(2*[.J20]*[.I20])/([.I20]+[.J20])" office:value-type="float" office:value="0.0946858752726242" calcext:value-type="float">
            <text:p>0.0947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1632025" calcext:value-type="float">
            <text:p>0.0163</text:p>
          </table:table-cell>
          <table:table-cell table:style-name="ce17" office:value-type="float" office:value="0.23554096" calcext:value-type="float">
            <text:p>0.2355</text:p>
          </table:table-cell>
          <table:table-cell table:style-name="ce17" table:formula="of:=(2*[.D21]*[.C21])/([.C21]+[.D21])" office:value-type="float" office:value="0.0305254417894681" calcext:value-type="float">
            <text:p>0.0305</text:p>
          </table:table-cell>
          <table:table-cell table:style-name="ce17" office:value-type="float" office:value="0.10818182" calcext:value-type="float">
            <text:p>0.1082</text:p>
          </table:table-cell>
          <table:table-cell table:style-name="ce17" office:value-type="float" office:value="0.01906586" calcext:value-type="float">
            <text:p>0.0191</text:p>
          </table:table-cell>
          <table:table-cell table:style-name="ce17" table:formula="of:=(2*[.G21]*[.F21])/([.F21]+[.G21])" office:value-type="float" office:value="0.0324183424745378" calcext:value-type="float">
            <text:p>0.032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468026" calcext:value-type="float">
            <text:p>0.0747</text:p>
          </table:table-cell>
          <table:table-cell table:style-name="ce17" office:value-type="float" office:value="0.05527752" calcext:value-type="float">
            <text:p>0.0553</text:p>
          </table:table-cell>
          <table:table-cell table:style-name="ce17" table:formula="of:=(2*[.D22]*[.C22])/([.C22]+[.D22])" office:value-type="float" office:value="0.0635304722157488" calcext:value-type="float">
            <text:p>0.0635</text:p>
          </table:table-cell>
          <table:table-cell table:style-name="ce17" office:value-type="float" office:value="0.39830675" calcext:value-type="float">
            <text:p>0.3983</text:p>
          </table:table-cell>
          <table:table-cell table:style-name="ce17" office:value-type="float" office:value="0.01098978" calcext:value-type="float">
            <text:p>0.0110</text:p>
          </table:table-cell>
          <table:table-cell table:style-name="ce17" table:formula="of:=(2*[.G22]*[.F22])/([.F22]+[.G22])" office:value-type="float" office:value="0.0213893997831597" calcext:value-type="float">
            <text:p>0.0214</text:p>
          </table:table-cell>
          <table:table-cell table:style-name="ce17" office:value-type="float" office:value="0.45" calcext:value-type="float">
            <text:p>0.4500</text:p>
          </table:table-cell>
          <table:table-cell table:style-name="ce17" office:value-type="float" office:value="0.00130651" calcext:value-type="float">
            <text:p>0.0013</text:p>
          </table:table-cell>
          <table:table-cell table:style-name="ce17" table:formula="of:=(2*[.J22]*[.I22])/([.I22]+[.J22])" office:value-type="float" office:value="0.00260545543648373" calcext:value-type="float">
            <text:p>0.002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227683" calcext:value-type="float">
            <text:p>0.0223</text:p>
          </table:table-cell>
          <table:table-cell table:style-name="ce17" office:value-type="float" office:value="0.65485327" calcext:value-type="float">
            <text:p>0.6549</text:p>
          </table:table-cell>
          <table:table-cell table:style-name="ce17" table:formula="of:=(2*[.D23]*[.C23])/([.C23]+[.D23])" office:value-type="float" office:value="0.0430878939534193" calcext:value-type="float">
            <text:p>0.0431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01136364" calcext:value-type="float">
            <text:p>0.0114</text:p>
          </table:table-cell>
          <table:table-cell table:style-name="ce17" table:formula="of:=(2*[.G23]*[.F23])/([.F23]+[.G23])" office:value-type="float" office:value="0.0204081691295292" calcext:value-type="float">
            <text:p>0.020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52387168" calcext:value-type="float">
            <text:p>0.5239</text:p>
          </table:table-cell>
          <table:table-cell table:style-name="ce17" office:value-type="float" office:value="0.51813046" calcext:value-type="float">
            <text:p>0.5181</text:p>
          </table:table-cell>
          <table:table-cell table:style-name="ce17" table:formula="of:=(2*[.D24]*[.C24])/([.C24]+[.D24])" office:value-type="float" office:value="0.520985253522364" calcext:value-type="float">
            <text:p>0.5210</text:p>
          </table:table-cell>
          <table:table-cell table:style-name="ce17" office:value-type="float" office:value="0.60129016" calcext:value-type="float">
            <text:p>0.6013</text:p>
          </table:table-cell>
          <table:table-cell table:style-name="ce17" office:value-type="float" office:value="0.51565406" calcext:value-type="float">
            <text:p>0.5157</text:p>
          </table:table-cell>
          <table:table-cell table:style-name="ce17" table:formula="of:=(2*[.G24]*[.F24])/([.F24]+[.G24])" office:value-type="float" office:value="0.555189250618172" calcext:value-type="float">
            <text:p>0.5552</text:p>
          </table:table-cell>
          <table:table-cell table:style-name="ce17" office:value-type="float" office:value="0.66830867" calcext:value-type="float">
            <text:p>0.6683</text:p>
          </table:table-cell>
          <table:table-cell table:style-name="ce17" office:value-type="float" office:value="0.49711479" calcext:value-type="float">
            <text:p>0.4971</text:p>
          </table:table-cell>
          <table:table-cell table:style-name="ce17" table:formula="of:=(2*[.J24]*[.I24])/([.I24]+[.J24])" office:value-type="float" office:value="0.570138040883834" calcext:value-type="float">
            <text:p>0.5701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8617774" calcext:value-type="float">
            <text:p>0.2862</text:p>
          </table:table-cell>
          <table:table-cell table:style-name="ce17" office:value-type="float" office:value="0.082453" calcext:value-type="float">
            <text:p>0.0825</text:p>
          </table:table-cell>
          <table:table-cell table:style-name="ce17" table:formula="of:=(2*[.D25]*[.C25])/([.C25]+[.D25])" office:value-type="float" office:value="0.128020865520982" calcext:value-type="float">
            <text:p>0.1280</text:p>
          </table:table-cell>
          <table:table-cell table:style-name="ce17" office:value-type="float" office:value="0.39510348" calcext:value-type="float">
            <text:p>0.3951</text:p>
          </table:table-cell>
          <table:table-cell table:style-name="ce17" office:value-type="float" office:value="0.05884024" calcext:value-type="float">
            <text:p>0.0588</text:p>
          </table:table-cell>
          <table:table-cell table:style-name="ce17" table:formula="of:=(2*[.G25]*[.F25])/([.F25]+[.G25])" office:value-type="float" office:value="0.102426721920661" calcext:value-type="float">
            <text:p>0.1024</text:p>
          </table:table-cell>
          <table:table-cell table:style-name="ce17" office:value-type="float" office:value="0.48408971" calcext:value-type="float">
            <text:p>0.4841</text:p>
          </table:table-cell>
          <table:table-cell table:style-name="ce17" office:value-type="float" office:value="0.00826263" calcext:value-type="float">
            <text:p>0.0083</text:p>
          </table:table-cell>
          <table:table-cell table:style-name="ce17" table:formula="of:=(2*[.J25]*[.I25])/([.I25]+[.J25])" office:value-type="float" office:value="0.0162479339918941" calcext:value-type="float">
            <text:p>0.0162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4388619" calcext:value-type="float">
            <text:p>0.0439</text:p>
          </table:table-cell>
          <table:table-cell table:style-name="ce17" office:value-type="float" office:value="0.35625107" calcext:value-type="float">
            <text:p>0.3563</text:p>
          </table:table-cell>
          <table:table-cell table:style-name="ce17" table:formula="of:=(2*[.D26]*[.C26])/([.C26]+[.D26])" office:value-type="float" office:value="0.0781456950333658" calcext:value-type="float">
            <text:p>0.0781</text:p>
          </table:table-cell>
          <table:table-cell table:style-name="ce17" office:value-type="float" office:value="0.35156825" calcext:value-type="float">
            <text:p>0.3516</text:p>
          </table:table-cell>
          <table:table-cell table:style-name="ce17" office:value-type="float" office:value="0.10954922" calcext:value-type="float">
            <text:p>0.1095</text:p>
          </table:table-cell>
          <table:table-cell table:style-name="ce17" table:formula="of:=(2*[.G26]*[.F26])/([.F26]+[.G26])" office:value-type="float" office:value="0.167046490623159" calcext:value-type="float">
            <text:p>0.1670</text:p>
          </table:table-cell>
          <table:table-cell table:style-name="ce17" office:value-type="float" office:value="0.49507576" calcext:value-type="float">
            <text:p>0.4951</text:p>
          </table:table-cell>
          <table:table-cell table:style-name="ce17" office:value-type="float" office:value="0.02712129" calcext:value-type="float">
            <text:p>0.0271</text:p>
          </table:table-cell>
          <table:table-cell table:style-name="ce17" table:formula="of:=(2*[.J26]*[.I26])/([.I26]+[.J26])" office:value-type="float" office:value="0.051425389166524" calcext:value-type="float">
            <text:p>0.0514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1690923" calcext:value-type="float">
            <text:p>0.1169</text:p>
          </table:table-cell>
          <table:table-cell table:style-name="ce17" office:value-type="float" office:value="0.45085499" calcext:value-type="float">
            <text:p>0.4509</text:p>
          </table:table-cell>
          <table:table-cell table:style-name="ce17" table:formula="of:=(2*[.D27]*[.C27])/([.C27]+[.D27])" office:value-type="float" office:value="0.185672530483015" calcext:value-type="float">
            <text:p>0.1857</text:p>
          </table:table-cell>
          <table:table-cell table:style-name="ce17" office:value-type="float" office:value="0.31182256" calcext:value-type="float">
            <text:p>0.3118</text:p>
          </table:table-cell>
          <table:table-cell table:style-name="ce17" office:value-type="float" office:value="0.18729941" calcext:value-type="float">
            <text:p>0.1873</text:p>
          </table:table-cell>
          <table:table-cell table:style-name="ce17" table:formula="of:=(2*[.G27]*[.F27])/([.F27]+[.G27])" office:value-type="float" office:value="0.234027692720838" calcext:value-type="float">
            <text:p>0.2340</text:p>
          </table:table-cell>
          <table:table-cell table:style-name="ce17" office:value-type="float" office:value="0.34906786" calcext:value-type="float">
            <text:p>0.3491</text:p>
          </table:table-cell>
          <table:table-cell table:style-name="ce17" office:value-type="float" office:value="0.08918978" calcext:value-type="float">
            <text:p>0.0892</text:p>
          </table:table-cell>
          <table:table-cell table:style-name="ce17" table:formula="of:=(2*[.J27]*[.I27])/([.I27]+[.J27])" office:value-type="float" office:value="0.142077548897816" calcext:value-type="float">
            <text:p>0.14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22569929" calcext:value-type="float">
            <text:p>0.2257</text:p>
          </table:table-cell>
          <table:table-cell table:style-name="ce17" office:value-type="float" office:value="0.4356432" calcext:value-type="float">
            <text:p>0.4356</text:p>
          </table:table-cell>
          <table:table-cell table:style-name="ce17" table:formula="of:=(2*[.D28]*[.C28])/([.C28]+[.D28])" office:value-type="float" office:value="0.29734778097602" calcext:value-type="float">
            <text:p>0.2973</text:p>
          </table:table-cell>
          <table:table-cell table:style-name="ce17" office:value-type="float" office:value="0.70458413" calcext:value-type="float">
            <text:p>0.7046</text:p>
          </table:table-cell>
          <table:table-cell table:style-name="ce17" office:value-type="float" office:value="0.39078973" calcext:value-type="float">
            <text:p>0.3908</text:p>
          </table:table-cell>
          <table:table-cell table:style-name="ce17" table:formula="of:=(2*[.G28]*[.F28])/([.F28]+[.G28])" office:value-type="float" office:value="0.502740209493378" calcext:value-type="float">
            <text:p>0.5027</text:p>
          </table:table-cell>
          <table:table-cell table:style-name="ce17" office:value-type="float" office:value="0.80144518" calcext:value-type="float">
            <text:p>0.8014</text:p>
          </table:table-cell>
          <table:table-cell table:style-name="ce17" office:value-type="float" office:value="0.36378793" calcext:value-type="float">
            <text:p>0.3638</text:p>
          </table:table-cell>
          <table:table-cell table:style-name="ce17" table:formula="of:=(2*[.J28]*[.I28])/([.I28]+[.J28])" office:value-type="float" office:value="0.500425332130628" calcext:value-type="float">
            <text:p>0.5004</text:p>
          </table:table-cell>
          <table:table-cell table:number-columns-repeated="4"/>
        </table:table-row>
        <table:table-row table:style-name="ro4" table:number-rows-repeated="104854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Degree" table:style-name="ta1">
        <office:forms form:automatic-focus="false" form:apply-design-mode="false"/>
        <table:shapes>
          <draw:frame draw:z-index="0" draw:style-name="gr2" draw:text-style-name="P1" svg:width="15.989cm" svg:height="8.991cm" svg:x="17.08cm" svg:y="26.2cm">
            <draw:object draw:notify-on-update-of-ranges="Degree.C64:Degree.C68 Degree.D63:Degree.D63 Degree.D64:Degree.D68 Degree.E63:Degree.E63 Degree.E64:Degree.E68 Degree.F63:Degree.F63 Degree.F64:Degree.F68 Degree.G63:Degree.G63 Degree.G64:Degree.G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4">
          <table:table-cell table:number-columns-repeated="17"/>
        </table:table-row>
        <table:table-row table:style-name="ro3">
          <table:table-cell table:number-columns-repeated="2"/>
          <table:table-cell table:style-name="ce1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one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on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4]*[.D4])/([.C4]+[.D4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4]*[.G4])/([.F4]+[.G4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4]*[.J4])/([.I4]+[.J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4]*[.M4])/([.L4]+[.M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4]*[.P4])/([.O4]+[.P4])" office:value-type="float" office:value="0.075514177586634" calcext:value-type="float">
            <text:p>0.0755141776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5]*[.D5])/([.C5]+[.D5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5]*[.G5])/([.F5]+[.G5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5]*[.J5])/([.I5]+[.J5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5]*[.M5])/([.L5]+[.M5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5]*[.P5])/([.O5]+[.P5])" office:value-type="float" office:value="0.122826826754702" calcext:value-type="float">
            <text:p>0.122826826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6]*[.P6])/([.O6]+[.P6])" office:value-type="float" office:value="0.00667230565782545" calcext:value-type="float">
            <text:p>0.0066723057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7]*[.D7])/([.C7]+[.D7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7]*[.G7])/([.F7]+[.G7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7]*[.J7])/([.I7]+[.J7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7]*[.M7])/([.L7]+[.M7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7]*[.P7])/([.O7]+[.P7])" office:value-type="float" office:value="0.0991365727571644" calcext:value-type="float">
            <text:p>0.099136572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8]*[.D8])/([.C8]+[.D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8]*[.G8])/([.F8]+[.G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8]*[.J8])/([.I8]+[.J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8]*[.M8])/([.L8]+[.M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8]*[.P8])/([.O8]+[.P8])" office:value-type="float" office:value="0.0690836289158947" calcext:value-type="float">
            <text:p>0.0690836289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9]*[.D9])/([.C9]+[.D9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9]*[.G9])/([.F9]+[.G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9]*[.J9])/([.I9]+[.J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9]*[.M9])/([.L9]+[.M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9]*[.P9])/([.O9]+[.P9])" office:value-type="float" office:value="0.224247431748098" calcext:value-type="float">
            <text:p>0.224247431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10]*[.D10])/([.C10]+[.D1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10]*[.P10])/([.O10]+[.P1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1]*[.D11])/([.C11]+[.D11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1]*[.G11])/([.F11]+[.G11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1]*[.J11])/([.I11]+[.J11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1]*[.M11])/([.L11]+[.M11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1]*[.P11])/([.O11]+[.P11])" office:value-type="float" office:value="0.0255900450027472" calcext:value-type="float">
            <text:p>0.02559004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2]*[.D12])/([.C12]+[.D12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2]*[.G12])/([.F12]+[.G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2]*[.J12])/([.I12]+[.J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2]*[.M12])/([.L12]+[.M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2]*[.P12])/([.O12]+[.P12])" office:value-type="float" office:value="0.0887247702158897" calcext:value-type="float">
            <text:p>0.088724770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3]*[.D13])/([.C13]+[.D13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3]*[.G13])/([.F13]+[.G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3]*[.J13])/([.I13]+[.J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3]*[.M13])/([.L13]+[.M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3]*[.P13])/([.O13]+[.P13])" office:value-type="float" office:value="0.0543192852809711" calcext:value-type="float">
            <text:p>0.0543192853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4]*[.M14])/([.L14]+[.M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4]*[.P14])/([.O14]+[.P14])" office:value-type="float" office:value="0.0201608491342159" calcext:value-type="float">
            <text:p>0.0201608491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5]*[.D15])/([.C15]+[.D15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5]*[.G15])/([.F15]+[.G15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5]*[.J15])/([.I15]+[.J15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5]*[.M15])/([.L15]+[.M15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5]*[.P15])/([.O15]+[.P15])" office:value-type="float" office:value="0.0299972052847164" calcext:value-type="float">
            <text:p>0.0299972053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6]*[.D16])/([.C16]+[.D16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6]*[.G16])/([.F16]+[.G16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6]*[.J16])/([.I16]+[.J16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6]*[.M16])/([.L16]+[.M16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6]*[.P16])/([.O16]+[.P16])" office:value-type="float" office:value="0.0240114785218061" calcext:value-type="float">
            <text:p>0.0240114785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7]*[.D17])/([.C17]+[.D17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7]*[.G17])/([.F17]+[.G17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7]*[.J17])/([.I17]+[.J17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7]*[.M17])/([.L17]+[.M17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7]*[.P17])/([.O17]+[.P17])" office:value-type="float" office:value="0.124947780981737" calcext:value-type="float">
            <text:p>0.124947781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8]*[.D18])/([.C18]+[.D18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8]*[.G18])/([.F18]+[.G18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8]*[.J18])/([.I18]+[.J18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8]*[.M18])/([.L18]+[.M18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8]*[.P18])/([.O18]+[.P18])" office:value-type="float" office:value="0.00177031985681762" calcext:value-type="float">
            <text:p>0.0017703199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9]*[.D19])/([.C19]+[.D19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9]*[.G19])/([.F19]+[.G19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9]*[.J19])/([.I19]+[.J19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9]*[.M19])/([.L19]+[.M19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9]*[.P19])/([.O19]+[.P19])" office:value-type="float" office:value="0.0344566162761132" calcext:value-type="float">
            <text:p>0.0344566163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20]*[.D20])/([.C20]+[.D20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20]*[.G20])/([.F20]+[.G20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20]*[.J20])/([.I20]+[.J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20]*[.M20])/([.L20]+[.M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20]*[.P20])/([.O20]+[.P20])" office:value-type="float" office:value="0.654389950586249" calcext:value-type="float">
            <text:p>0.6543899506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1]*[.D21])/([.C21]+[.D21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1]*[.G21])/([.F21]+[.G21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1]*[.J21])/([.I21]+[.J21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1]*[.M21])/([.L21]+[.M21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1]*[.P21])/([.O21]+[.P21])" office:value-type="float" office:value="0.0565202155037069" calcext:value-type="float">
            <text:p>0.056520215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2]*[.D22])/([.C22]+[.D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2]*[.G22])/([.F22]+[.G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2]*[.J22])/([.I22]+[.J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2]*[.M22])/([.L22]+[.M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2]*[.P22])/([.O22]+[.P22])" office:value-type="float" office:value="0.0305254417894681" calcext:value-type="float">
            <text:p>0.0305254418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3]*[.D23])/([.C23]+[.D23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3]*[.G23])/([.F23]+[.G23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3]*[.J23])/([.I23]+[.J23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3]*[.M23])/([.L23]+[.M23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3]*[.P23])/([.O23]+[.P23])" office:value-type="float" office:value="0.116900478513951" calcext:value-type="float">
            <text:p>0.116900478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4]*[.D24])/([.C24]+[.D2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4]*[.G24])/([.F24]+[.G24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4]*[.J24])/([.I24]+[.J24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4]*[.M24])/([.L24]+[.M24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4]*[.P24])/([.O24]+[.P24])" office:value-type="float" office:value="0.0393204901237503" calcext:value-type="float">
            <text:p>0.0393204901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5]*[.D25])/([.C25]+[.D25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5]*[.G25])/([.F25]+[.G25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5]*[.J25])/([.I25]+[.J25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5]*[.M25])/([.L25]+[.M25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5]*[.P25])/([.O25]+[.P25])" office:value-type="float" office:value="0.479467046942307" calcext:value-type="float">
            <text:p>0.4794670469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6]*[.D26])/([.C26]+[.D26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6]*[.G26])/([.F26]+[.G26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6]*[.J26])/([.I26]+[.J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6]*[.M26])/([.L26]+[.M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6]*[.P26])/([.O26]+[.P26])" office:value-type="float" office:value="0.139372672389568" calcext:value-type="float">
            <text:p>0.1393726724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7]*[.D27])/([.C27]+[.D27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7]*[.G27])/([.F27]+[.G27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7]*[.J27])/([.I27]+[.J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7]*[.M27])/([.L27]+[.M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7]*[.P27])/([.O27]+[.P27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8]*[.D28])/([.C28]+[.D28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8]*[.G28])/([.F28]+[.G28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8]*[.J28])/([.I28]+[.J28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8]*[.M28])/([.L28]+[.M28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8]*[.P28])/([.O28]+[.P28])" office:value-type="float" office:value="0.179374805663029" calcext:value-type="float">
            <text:p>0.1793748057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9]*[.D29])/([.C29]+[.D29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9]*[.G29])/([.F29]+[.G29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9]*[.J29])/([.I29]+[.J29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9]*[.M29])/([.L29]+[.M29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9]*[.P29])/([.O29]+[.P29])" office:value-type="float" office:value="0.237310356689061" calcext:value-type="float">
            <text:p>0.2373103567</text:p>
          </table:table-cell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all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4]*[.D34])/([.C34]+[.D34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4]*[.G34])/([.F34]+[.G34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4]*[.J34])/([.I34]+[.J34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4]*[.M34])/([.L34]+[.M34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4]*[.P34])/([.O34]+[.P34])" office:value-type="float" office:value="0.0542639635119983" calcext:value-type="float">
            <text:p>0.0542639635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5]*[.D35])/([.C35]+[.D35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5]*[.G35])/([.F35]+[.G35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5]*[.J35])/([.I35]+[.J35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5]*[.M35])/([.L35]+[.M35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5]*[.P35])/([.O35]+[.P35])" office:value-type="float" office:value="0.10546427978678" calcext:value-type="float">
            <text:p>0.105464279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6]*[.D36])/([.C36]+[.D36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6]*[.G36])/([.F36]+[.G36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6]*[.J36])/([.I36]+[.J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6]*[.M36])/([.L36]+[.M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6]*[.P36])/([.O36]+[.P36])" office:value-type="float" office:value="0.0043191522746895" calcext:value-type="float">
            <text:p>0.0043191523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7]*[.D37])/([.C37]+[.D37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7]*[.G37])/([.F37]+[.G37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7]*[.J37])/([.I37]+[.J37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7]*[.M37])/([.L37]+[.M37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7]*[.P37])/([.O37]+[.P37])" office:value-type="float" office:value="0.101500161812003" calcext:value-type="float">
            <text:p>0.10150016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8]*[.D38])/([.C38]+[.D38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8]*[.G38])/([.F38]+[.G38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8]*[.J38])/([.I38]+[.J38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8]*[.M38])/([.L38]+[.M38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8]*[.P38])/([.O38]+[.P38])" office:value-type="float" office:value="0.0561775476275613" calcext:value-type="float">
            <text:p>0.05617754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9]*[.D39])/([.C39]+[.D39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9]*[.G39])/([.F39]+[.G39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9]*[.J39])/([.I39]+[.J39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9]*[.M39])/([.L39]+[.M39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9]*[.P39])/([.O39]+[.P39])" office:value-type="float" office:value="0.197566969963919" calcext:value-type="float">
            <text:p>0.1975669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40]*[.D40])/([.C40]+[.D4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40]*[.G40])/([.F40]+[.G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40]*[.J40])/([.I40]+[.J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40]*[.M40])/([.L40]+[.M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40]*[.P40])/([.O40]+[.P4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41]*[.D41])/([.C41]+[.D41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41]*[.G41])/([.F41]+[.G41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41]*[.J41])/([.I41]+[.J41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41]*[.M41])/([.L41]+[.M41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41]*[.P41])/([.O41]+[.P41])" office:value-type="float" office:value="0.0253649808264377" calcext:value-type="float">
            <text:p>0.0253649808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42]*[.D42])/([.C42]+[.D42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42]*[.G42])/([.F42]+[.G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42]*[.J42])/([.I42]+[.J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42]*[.M42])/([.L42]+[.M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42]*[.P42])/([.O42]+[.P42])" office:value-type="float" office:value="0.0115709382477708" calcext:value-type="float">
            <text:p>0.011570938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43]*[.D43])/([.C43]+[.D43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43]*[.G43])/([.F43]+[.G43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43]*[.J43])/([.I43]+[.J43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43]*[.M43])/([.L43]+[.M43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43]*[.P43])/([.O43]+[.P43])" office:value-type="float" office:value="0.0357847244695073" calcext:value-type="float">
            <text:p>0.0357847245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4]*[.D44])/([.C44]+[.D44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4]*[.G44])/([.F44]+[.G44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4]*[.J44])/([.I44]+[.J44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4]*[.M44])/([.L44]+[.M44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4]*[.P44])/([.O44]+[.P44])" office:value-type="float" office:value="0.0837878879469668" calcext:value-type="float">
            <text:p>0.0837878879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5]*[.D45])/([.C45]+[.D45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5]*[.G45])/([.F45]+[.G45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5]*[.J45])/([.I45]+[.J45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5]*[.M45])/([.L45]+[.M45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5]*[.P45])/([.O45]+[.P45])" office:value-type="float" office:value="0.0297899960879404" calcext:value-type="float">
            <text:p>0.029789996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6]*[.D46])/([.C46]+[.D46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6]*[.G46])/([.F46]+[.G46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6]*[.J46])/([.I46]+[.J46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6]*[.M46])/([.L46]+[.M46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6]*[.P46])/([.O46]+[.P46])" office:value-type="float" office:value="0.0161835406575099" calcext:value-type="float">
            <text:p>0.0161835407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7]*[.D47])/([.C47]+[.D47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7]*[.G47])/([.F47]+[.G47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7]*[.J47])/([.I47]+[.J47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7]*[.M47])/([.L47]+[.M47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7]*[.P47])/([.O47]+[.P47])" office:value-type="float" office:value="0.143418048836275" calcext:value-type="float">
            <text:p>0.143418048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8]*[.D48])/([.C48]+[.D48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8]*[.G48])/([.F48]+[.G48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8]*[.J48])/([.I48]+[.J48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8]*[.M48])/([.L48]+[.M48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8]*[.P48])/([.O48]+[.P48])" office:value-type="float" office:value="0.0015889131673379" calcext:value-type="float">
            <text:p>0.0015889132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9]*[.D49])/([.C49]+[.D49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9]*[.G49])/([.F49]+[.G49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9]*[.J49])/([.I49]+[.J49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9]*[.M49])/([.L49]+[.M49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9]*[.P49])/([.O49]+[.P49])" office:value-type="float" office:value="0.037091497222455" calcext:value-type="float">
            <text:p>0.037091497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50]*[.D50])/([.C50]+[.D50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50]*[.G50])/([.F50]+[.G50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50]*[.J50])/([.I50]+[.J50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50]*[.M50])/([.L50]+[.M50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50]*[.P50])/([.O50]+[.P50])" office:value-type="float" office:value="0.649918942809978" calcext:value-type="float">
            <text:p>0.6499189428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51]*[.D51])/([.C51]+[.D51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51]*[.G51])/([.F51]+[.G51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51]*[.J51])/([.I51]+[.J51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51]*[.M51])/([.L51]+[.M51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51]*[.P51])/([.O51]+[.P51])" office:value-type="float" office:value="0.0533805175492573" calcext:value-type="float">
            <text:p>0.053380517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52]*[.D52])/([.C52]+[.D52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52]*[.G52])/([.F52]+[.G52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52]*[.J52])/([.I52]+[.J52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52]*[.M52])/([.L52]+[.M52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52]*[.P52])/([.O52]+[.P52])" office:value-type="float" office:value="0.00734357431765881" calcext:value-type="float">
            <text:p>0.0073435743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53]*[.D53])/([.C53]+[.D53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53]*[.G53])/([.F53]+[.G53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53]*[.J53])/([.I53]+[.J53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53]*[.M53])/([.L53]+[.M53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53]*[.P53])/([.O53]+[.P53])" office:value-type="float" office:value="0.116943932988016" calcext:value-type="float">
            <text:p>0.116943933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4]*[.D54])/([.C54]+[.D5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4]*[.G54])/([.F54]+[.G54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4]*[.J54])/([.I54]+[.J54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4]*[.M54])/([.L54]+[.M54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4]*[.P54])/([.O54]+[.P54])" office:value-type="float" office:value="0.0393063980033197" calcext:value-type="float">
            <text:p>0.039306398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5]*[.D55])/([.C55]+[.D55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5]*[.G55])/([.F55]+[.G55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5]*[.J55])/([.I55]+[.J55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5]*[.M55])/([.L55]+[.M55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5]*[.P55])/([.O55]+[.P55])" office:value-type="float" office:value="0.470313166176347" calcext:value-type="float">
            <text:p>0.470313166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6]*[.D56])/([.C56]+[.D56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6]*[.G56])/([.F56]+[.G56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6]*[.J56])/([.I56]+[.J56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6]*[.M56])/([.L56]+[.M56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6]*[.P56])/([.O56]+[.P56])" office:value-type="float" office:value="0.308259401882434" calcext:value-type="float">
            <text:p>0.3082594019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7]*[.D57])/([.C57]+[.D57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7]*[.G57])/([.F57]+[.G57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7]*[.J57])/([.I57]+[.J57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7]*[.M57])/([.L57]+[.M57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7]*[.P57])/([.O57]+[.P57])" office:value-type="float" office:value="0.0409260020104353" calcext:value-type="float">
            <text:p>0.040926002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8]*[.D58])/([.C58]+[.D58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8]*[.G58])/([.F58]+[.G58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8]*[.J58])/([.I58]+[.J58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8]*[.M58])/([.L58]+[.M58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8]*[.P58])/([.O58]+[.P58])" office:value-type="float" office:value="0.16387184154466" calcext:value-type="float">
            <text:p>0.1638718415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9]*[.D59])/([.C59]+[.D59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9]*[.G59])/([.F59]+[.G59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9]*[.J59])/([.I59]+[.J59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9]*[.M59])/([.L59]+[.M59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9]*[.P59])/([.O59]+[.P59])" office:value-type="float" office:value="0.205080464014341" calcext:value-type="float">
            <text:p>0.205080464</text:p>
          </table:table-cell>
        </table:table-row>
        <table:table-row table:style-name="ro4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formula="of:=[.E58]" office:value-type="float" office:value="0.185672530483015" calcext:value-type="float">
            <text:p>0.1856725305</text:p>
          </table:table-cell>
          <table:table-cell table:formula="of:=[.E59]" office:value-type="float" office:value="0.29734778097602" calcext:value-type="float">
            <text:p>0.297347781</text:p>
          </table:table-cell>
          <table:table-cell table:formula="of:=[.D58]" office:value-type="float" office:value="0.45085499" calcext:value-type="float">
            <text:p>0.45085499</text:p>
          </table:table-cell>
          <table:table-cell table:formula="of:=[.D59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2</text:p>
          </table:table-cell>
          <table:table-cell table:formula="of:=[.H58]" office:value-type="float" office:value="0.175883935783645" calcext:value-type="float">
            <text:p>0.1758839358</text:p>
          </table:table-cell>
          <table:table-cell table:formula="of:=[.H59]" office:value-type="float" office:value="0.236742443029321" calcext:value-type="float">
            <text:p>0.236742443</text:p>
          </table:table-cell>
          <table:table-cell table:formula="of:=[.G58]" office:value-type="float" office:value="0.60033193" calcext:value-type="float">
            <text:p>0.60033193</text:p>
          </table:table-cell>
          <table:table-cell table:formula="of:=[.G59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3</text:p>
          </table:table-cell>
          <table:table-cell table:formula="of:=[.K58]" office:value-type="float" office:value="0.171360569243962" calcext:value-type="float">
            <text:p>0.1713605692</text:p>
          </table:table-cell>
          <table:table-cell table:formula="of:=[.K59]" office:value-type="float" office:value="0.222043149726248" calcext:value-type="float">
            <text:p>0.2220431497</text:p>
          </table:table-cell>
          <table:table-cell table:formula="of:=[.J58]" office:value-type="float" office:value="0.64089402" calcext:value-type="float">
            <text:p>0.64089402</text:p>
          </table:table-cell>
          <table:table-cell table:formula="of:=[.J59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4</text:p>
          </table:table-cell>
          <table:table-cell table:formula="of:=[.N58]" office:value-type="float" office:value="0.169785953385656" calcext:value-type="float">
            <text:p>0.1697859534</text:p>
          </table:table-cell>
          <table:table-cell table:formula="of:=[.N59]" office:value-type="float" office:value="0.215905401115364" calcext:value-type="float">
            <text:p>0.2159054011</text:p>
          </table:table-cell>
          <table:table-cell table:formula="of:=[.M58]" office:value-type="float" office:value="0.66763251" calcext:value-type="float">
            <text:p>0.66763251</text:p>
          </table:table-cell>
          <table:table-cell table:formula="of:=[.M59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5</text:p>
          </table:table-cell>
          <table:table-cell table:formula="of:=[.Q58]" office:value-type="float" office:value="0.16387184154466" calcext:value-type="float">
            <text:p>0.1638718415</text:p>
          </table:table-cell>
          <table:table-cell table:formula="of:=[.Q59]" office:value-type="float" office:value="0.205080464014341" calcext:value-type="float">
            <text:p>0.205080464</text:p>
          </table:table-cell>
          <table:table-cell table:formula="of:=[.P58]" office:value-type="float" office:value="0.70398844" calcext:value-type="float">
            <text:p>0.70398844</text:p>
          </table:table-cell>
          <table:table-cell table:formula="of:=[.P59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4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5" table:number-rows-repeated="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yped" table:style-name="ta1">
        <office:forms form:automatic-focus="false" form:apply-design-mode="false"/>
        <table:shapes>
          <draw:frame draw:z-index="0" draw:style-name="gr2" draw:text-style-name="P1" svg:width="15.999cm" svg:height="8.999cm" svg:x="14.776cm" svg:y="13.151cm">
            <draw:object draw:notify-on-update-of-ranges="Typed.B34:Typed.B38 Typed.E33:Typed.E33 Typed.E34:Typed.E38 Typed.F33:Typed.F33 Typed.F34:Typed.F38 Typed.C33:Typed.C33 Typed.C34:Typed.C38 Typed.D33:Typed.D33 Typed.D34:Typed.D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,no-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c&gt;0,r&gt;0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all,typ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5]*[.C5])/([.D5]+[.C5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5]*[.F5])/([.G5]+[.F5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5]*[.I5])/([.J5]+[.I5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5]*[.L5])/([.M5]+[.L5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5]*[.O5])/([.P5]+[.O5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5]*[.R5])/([.S5]+[.R5])" office:value-type="float" office:value="0.634191982409881" calcext:value-type="float">
            <text:p>0.634191982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6]*[.C6])/([.D6]+[.C6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6]*[.F6])/([.G6]+[.F6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6]*[.I6])/([.J6]+[.I6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6]*[.L6])/([.M6]+[.L6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6]*[.O6])/([.P6]+[.O6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6]*[.R6])/([.S6]+[.R6])" office:value-type="float" office:value="0.156201032485626" calcext:value-type="float">
            <text:p>0.156201032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7]*[.C7])/([.D7]+[.C7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7]*[.F7])/([.G7]+[.F7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7]*[.I7])/([.J7]+[.I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7]*[.L7])/([.M7]+[.L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7]*[.O7])/([.P7]+[.O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7]*[.R7])/([.S7]+[.R7])" office:value-type="float" office:value="0.00978970512576572" calcext:value-type="float">
            <text:p>0.009789705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8]*[.C8])/([.D8]+[.C8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8]*[.F8])/([.G8]+[.F8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8]*[.I8])/([.J8]+[.I8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8]*[.L8])/([.M8]+[.L8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8]*[.O8])/([.P8]+[.O8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8]*[.R8])/([.S8]+[.R8])" office:value-type="float" office:value="0.19352421796584" calcext:value-type="float">
            <text:p>0.1935242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9]*[.C9])/([.D9]+[.C9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9]*[.F9])/([.G9]+[.F9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9]*[.I9])/([.J9]+[.I9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9]*[.L9])/([.M9]+[.L9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9]*[.O9])/([.P9]+[.O9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9]*[.R9])/([.S9]+[.R9])" office:value-type="float" office:value="0.088005668400789" calcext:value-type="float">
            <text:p>0.0880056684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10]*[.C10])/([.D10]+[.C10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10]*[.F10])/([.G10]+[.F10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10]*[.I10])/([.J10]+[.I10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10]*[.L10])/([.M10]+[.L10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10]*[.O10])/([.P10]+[.O10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10]*[.R10])/([.S10]+[.R10])" office:value-type="float" office:value="0.266163204971187" calcext:value-type="float">
            <text:p>0.26616320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11]*[.C11])/([.D11]+[.C11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11]*[.F11])/([.G11]+[.F11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11]*[.I11])/([.J11]+[.I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11]*[.L11])/([.M11]+[.L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11]*[.O11])/([.P11]+[.O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11]*[.R11])/([.S11]+[.R11])" office:value-type="float" office:value="0.715746736973009" calcext:value-type="float">
            <text:p>0.71574673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2]*[.C12])/([.D12]+[.C12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2]*[.F12])/([.G12]+[.F12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2]*[.I12])/([.J12]+[.I12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2]*[.L12])/([.M12]+[.L12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2]*[.O12])/([.P12]+[.O12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2]*[.R12])/([.S12]+[.R12])" office:value-type="float" office:value="0.039125996029656" calcext:value-type="float">
            <text:p>0.039125996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3]*[.C13])/([.D13]+[.C13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3]*[.F13])/([.G13]+[.F13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3]*[.I13])/([.J13]+[.I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3]*[.L13])/([.M13]+[.L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3]*[.O13])/([.P13]+[.O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3]*[.R13])/([.S13]+[.R13])" office:value-type="float" office:value="0.0125779646410327" calcext:value-type="float">
            <text:p>0.0125779646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4]*[.C14])/([.D14]+[.C14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4]*[.F14])/([.G14]+[.F14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4]*[.I14])/([.J14]+[.I14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4]*[.L14])/([.M14]+[.L14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4]*[.O14])/([.P14]+[.O14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4]*[.R14])/([.S14]+[.R14])" office:value-type="float" office:value="0.0624833711242671" calcext:value-type="float">
            <text:p>0.0624833711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5]*[.C15])/([.D15]+[.C15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5]*[.F15])/([.G15]+[.F15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5]*[.I15])/([.J15]+[.I15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5]*[.L15])/([.M15]+[.L15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5]*[.O15])/([.P15]+[.O15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5]*[.R15])/([.S15]+[.R15])" office:value-type="float" office:value="0.0896443674588904" calcext:value-type="float">
            <text:p>0.089644367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6]*[.C16])/([.D16]+[.C16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6]*[.F16])/([.G16]+[.F16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6]*[.I16])/([.J16]+[.I16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6]*[.L16])/([.M16]+[.L16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6]*[.O16])/([.P16]+[.O16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6]*[.R16])/([.S16]+[.R16])" office:value-type="float" office:value="0.0471599810423728" calcext:value-type="float">
            <text:p>0.0471599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7]*[.C17])/([.D17]+[.C17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7]*[.F17])/([.G17]+[.F17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7]*[.I17])/([.J17]+[.I17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7]*[.L17])/([.M17]+[.L17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7]*[.O17])/([.P17]+[.O17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7]*[.R17])/([.S17]+[.R17])" office:value-type="float" office:value="0.03058632127303" calcext:value-type="float">
            <text:p>0.0305863213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8]*[.C18])/([.D18]+[.C18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8]*[.F18])/([.G18]+[.F18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8]*[.I18])/([.J18]+[.I18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8]*[.L18])/([.M18]+[.L18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8]*[.O18])/([.P18]+[.O18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8]*[.R18])/([.S18]+[.R18])" office:value-type="float" office:value="0.21601776375758" calcext:value-type="float">
            <text:p>0.216017763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9]*[.C19])/([.D19]+[.C19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9]*[.F19])/([.G19]+[.F19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9]*[.I19])/([.J19]+[.I19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9]*[.L19])/([.M19]+[.L19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9]*[.O19])/([.P19]+[.O19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9]*[.R19])/([.S19]+[.R19])" office:value-type="float" office:value="0.00194146879735496" calcext:value-type="float">
            <text:p>0.0019414688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20]*[.C20])/([.D20]+[.C20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20]*[.F20])/([.G20]+[.F20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20]*[.I20])/([.J20]+[.I20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20]*[.L20])/([.M20]+[.L20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20]*[.O20])/([.P20]+[.O20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20]*[.R20])/([.S20]+[.R20])" office:value-type="float" office:value="0.0548269608542883" calcext:value-type="float">
            <text:p>0.0548269609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21]*[.C21])/([.D21]+[.C21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21]*[.F21])/([.G21]+[.F21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21]*[.I21])/([.J21]+[.I21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21]*[.L21])/([.M21]+[.L21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21]*[.O21])/([.P21]+[.O21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21]*[.R21])/([.S21]+[.R21])" office:value-type="float" office:value="0.714209852547878" calcext:value-type="float">
            <text:p>0.7142098525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2]*[.C22])/([.D22]+[.C22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2]*[.F22])/([.G22]+[.F22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2]*[.I22])/([.J22]+[.I22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2]*[.L22])/([.M22]+[.L22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2]*[.O22])/([.P22]+[.O22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2]*[.R22])/([.S22]+[.R22])" office:value-type="float" office:value="0.088707713440832" calcext:value-type="float">
            <text:p>0.0887077134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3]*[.C23])/([.D23]+[.C23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3]*[.F23])/([.G23]+[.F23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3]*[.I23])/([.J23]+[.I23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3]*[.L23])/([.M23]+[.L23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3]*[.O23])/([.P23]+[.O23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3]*[.R23])/([.S23]+[.R23])" office:value-type="float" office:value="0.0127604029348531" calcext:value-type="float">
            <text:p>0.0127604029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4]*[.C24])/([.D24]+[.C24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4]*[.F24])/([.G24]+[.F24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4]*[.I24])/([.J24]+[.I24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4]*[.L24])/([.M24]+[.L24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4]*[.O24])/([.P24]+[.O24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4]*[.R24])/([.S24]+[.R24])" office:value-type="float" office:value="0.182412823505048" calcext:value-type="float">
            <text:p>0.182412823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5]*[.C25])/([.D25]+[.C25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5]*[.F25])/([.G25]+[.F25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5]*[.I25])/([.J25]+[.I25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5]*[.L25])/([.M25]+[.L25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5]*[.O25])/([.P25]+[.O25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5]*[.R25])/([.S25]+[.R25])" office:value-type="float" office:value="0.0451471193652256" calcext:value-type="float">
            <text:p>0.0451471194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6]*[.C26])/([.D26]+[.C26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6]*[.F26])/([.G26]+[.F26])" office:value-type="float" office:value="0.564994077978183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6]*[.I26])/([.J26]+[.I26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6]*[.L26])/([.M26]+[.L26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6]*[.O26])/([.P26]+[.O26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6]*[.R26])/([.S26]+[.R26])" office:value-type="float" office:value="0.539903161184246" calcext:value-type="float">
            <text:p>0.539903161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7]*[.C27])/([.D27]+[.C27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7]*[.F27])/([.G27]+[.F27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7]*[.I27])/([.J27]+[.I27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7]*[.L27])/([.M27]+[.L27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7]*[.O27])/([.P27]+[.O27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7]*[.R27])/([.S27]+[.R27])" office:value-type="float" office:value="0.433695317049068" calcext:value-type="float">
            <text:p>0.433695317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8]*[.C28])/([.D28]+[.C28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8]*[.F28])/([.G28]+[.F28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8]*[.I28])/([.J28]+[.I28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8]*[.L28])/([.M28]+[.L28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8]*[.O28])/([.P28]+[.O28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8]*[.R28])/([.S28]+[.R28])" office:value-type="float" office:value="0.0587415156616356" calcext:value-type="float">
            <text:p>0.0587415157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9]*[.C29])/([.D29]+[.C29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9]*[.F29])/([.G29]+[.F29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9]*[.I29])/([.J29]+[.I29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9]*[.L29])/([.M29]+[.L29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9]*[.O29])/([.P29]+[.O29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9]*[.R29])/([.S29]+[.R29])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30]*[.C30])/([.D30]+[.C30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30]*[.F30])/([.G30]+[.F30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30]*[.I30])/([.J30]+[.I30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30]*[.L30])/([.M30]+[.L30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30]*[.O30])/([.P30]+[.O30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30]*[.R30])/([.S30]+[.R30])" office:value-type="float" office:value="0.305547641215588" calcext:value-type="float">
            <text:p>0.3055476412</text:p>
          </table:table-cell>
        </table:table-row>
        <table:table-row table:style-name="ro5" table:number-rows-repeated="2">
          <table:table-cell table:number-columns-repeated="20"/>
        </table:table-row>
        <table:table-row table:style-name="ro4">
          <table:table-cell table:number-columns-repeated="2"/>
          <table:table-cell table:formula="of:=[Degree.D63]" office:value-type="string" office:string-value="Macro F1" calcext:value-type="string">
            <text:p>Macro F1</text:p>
          </table:table-cell>
          <table:table-cell table:formula="of:=[Degree.E63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4">
          <table:table-cell/>
          <table:table-cell table:formula="of:=[Degree.C64]" office:value-type="float" office:value="1" calcext:value-type="float">
            <text:p>1</text:p>
          </table:table-cell>
          <table:table-cell table:formula="of:=[Degree.D64]" office:value-type="float" office:value="0.185672530483015" calcext:value-type="float">
            <text:p>0.1856725305</text:p>
          </table:table-cell>
          <table:table-cell table:formula="of:=[Degree.E64]" office:value-type="float" office:value="0.29734778097602" calcext:value-type="float">
            <text:p>0.297347781</text:p>
          </table:table-cell>
          <table:table-cell table:formula="of:=[.H29]" office:value-type="float" office:value="0.281602497440218" calcext:value-type="float">
            <text:p>0.2816024974</text:p>
          </table:table-cell>
          <table:table-cell table:formula="of:=[.H30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4">
          <table:table-cell/>
          <table:table-cell table:formula="of:=[Degree.C65]" office:value-type="string" office:string-value="≦2" calcext:value-type="string">
            <text:p>≦2</text:p>
          </table:table-cell>
          <table:table-cell table:formula="of:=[Degree.D65]" office:value-type="float" office:value="0.175883935783645" calcext:value-type="float">
            <text:p>0.1758839358</text:p>
          </table:table-cell>
          <table:table-cell table:formula="of:=[Degree.E65]" office:value-type="float" office:value="0.236742443029321" calcext:value-type="float">
            <text:p>0.236742443</text:p>
          </table:table-cell>
          <table:table-cell table:formula="of:=[.K29]" office:value-type="float" office:value="0.288241575913689" calcext:value-type="float">
            <text:p>0.2882415759</text:p>
          </table:table-cell>
          <table:table-cell table:formula="of:=[.K30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4">
          <table:table-cell/>
          <table:table-cell table:formula="of:=[Degree.C66]" office:value-type="string" office:string-value="≦3" calcext:value-type="string">
            <text:p>≦3</text:p>
          </table:table-cell>
          <table:table-cell table:formula="of:=[Degree.D66]" office:value-type="float" office:value="0.171360569243962" calcext:value-type="float">
            <text:p>0.1713605692</text:p>
          </table:table-cell>
          <table:table-cell table:formula="of:=[Degree.E66]" office:value-type="float" office:value="0.222043149726248" calcext:value-type="float">
            <text:p>0.2220431497</text:p>
          </table:table-cell>
          <table:table-cell table:formula="of:=[.N29]" office:value-type="float" office:value="0.286195772679576" calcext:value-type="float">
            <text:p>0.2861957727</text:p>
          </table:table-cell>
          <table:table-cell table:formula="of:=[.N30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4">
          <table:table-cell/>
          <table:table-cell table:formula="of:=[Degree.C67]" office:value-type="string" office:string-value="≦4" calcext:value-type="string">
            <text:p>≦4</text:p>
          </table:table-cell>
          <table:table-cell table:formula="of:=[Degree.D67]" office:value-type="float" office:value="0.169785953385656" calcext:value-type="float">
            <text:p>0.1697859534</text:p>
          </table:table-cell>
          <table:table-cell table:formula="of:=[Degree.E67]" office:value-type="float" office:value="0.215905401115364" calcext:value-type="float">
            <text:p>0.2159054011</text:p>
          </table:table-cell>
          <table:table-cell table:formula="of:=[.Q29]" office:value-type="float" office:value="0.286984478647957" calcext:value-type="float">
            <text:p>0.2869844786</text:p>
          </table:table-cell>
          <table:table-cell table:formula="of:=[.Q30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4">
          <table:table-cell/>
          <table:table-cell table:formula="of:=[Degree.C68]" office:value-type="string" office:string-value="≦5" calcext:value-type="string">
            <text:p>≦5</text:p>
          </table:table-cell>
          <table:table-cell table:formula="of:=[Degree.D68]" office:value-type="float" office:value="0.16387184154466" calcext:value-type="float">
            <text:p>0.1638718415</text:p>
          </table:table-cell>
          <table:table-cell table:formula="of:=[Degree.E68]" office:value-type="float" office:value="0.205080464014341" calcext:value-type="float">
            <text:p>0.205080464</text:p>
          </table:table-cell>
          <table:table-cell table:formula="of:=[.T29]" office:value-type="float" office:value="0.283409971178877" calcext:value-type="float">
            <text:p>0.2834099712</text:p>
          </table:table-cell>
          <table:table-cell table:formula="of:=[.T30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4" table:number-rows-repeated="3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  <table:table-row table:style-name="ro5" table:number-rows-repeated="11">
          <table:table-cell table:number-columns-repeated="20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3" table:number-rows-spanned="1">
            <text:p>without 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with type</text:p>
          </table:table-cell>
          <table:covered-table-cell table:number-columns-repeated="2"/>
          <table:table-cell table:number-columns-repeated="12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3734928" calcext:value-type="float">
            <text:p>0.0373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C59]*[.D59])/([.C59]+[.D59])" office:value-type="float" office:value="0.0707491965709221" calcext:value-type="float">
            <text:p>0.0707</text:p>
          </table:table-cell>
          <table:table-cell table:style-name="ce17" office:value-type="float" office:value="0.53004146" calcext:value-type="float">
            <text:p>0.5300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G59]*[.F59])/([.G59]+[.F59])" office:value-type="float" office:value="0.591499102995417" calcext:value-type="float">
            <text:p>0.5915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7294975" calcext:value-type="float">
            <text:p>0.0729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C60]*[.D60])/([.C60]+[.D60])" office:value-type="float" office:value="0.134791992428335" calcext:value-type="float">
            <text:p>0.1348</text:p>
          </table:table-cell>
          <table:table-cell table:style-name="ce17" office:value-type="float" office:value="0.10719808" calcext:value-type="float">
            <text:p>0.1072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G60]*[.F60])/([.G60]+[.F60])" office:value-type="float" office:value="0.191238672210053" calcext:value-type="float">
            <text:p>0.191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216588" calcext:value-type="float">
            <text:p>0.0022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C61]*[.D61])/([.C61]+[.D61])" office:value-type="float" office:value="0.00432239820417754" calcext:value-type="float">
            <text:p>0.0043</text:p>
          </table:table-cell>
          <table:table-cell table:style-name="ce17" office:value-type="float" office:value="0.00491893" calcext:value-type="float">
            <text:p>0.0049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G61]*[.F61])/([.G61]+[.F61])" office:value-type="float" office:value="0.00978970512576572" calcext:value-type="float">
            <text:p>0.00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490173" calcext:value-type="float">
            <text:p>0.0490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C62]*[.D62])/([.C62]+[.D62])" office:value-type="float" office:value="0.0888114940445488" calcext:value-type="float">
            <text:p>0.0888</text:p>
          </table:table-cell>
          <table:table-cell table:style-name="ce17" office:value-type="float" office:value="0.09946677" calcext:value-type="float">
            <text:p>0.0995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G62]*[.F62])/([.G62]+[.F62])" office:value-type="float" office:value="0.164308078645468" calcext:value-type="float">
            <text:p>0.16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4818871" calcext:value-type="float">
            <text:p>0.0482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C63]*[.D63])/([.C63]+[.D63])" office:value-type="float" office:value="0.091513931683727" calcext:value-type="float">
            <text:p>0.0915</text:p>
          </table:table-cell>
          <table:table-cell table:style-name="ce17" office:value-type="float" office:value="0.08259304" calcext:value-type="float">
            <text:p>0.0826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G63]*[.F63])/([.G63]+[.F63])" office:value-type="float" office:value="0.151395812903751" calcext:value-type="float">
            <text:p>0.151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3358978" calcext:value-type="float">
            <text:p>0.1336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C64]*[.D64])/([.C64]+[.D64])" office:value-type="float" office:value="0.220648691221104" calcext:value-type="float">
            <text:p>0.2206</text:p>
          </table:table-cell>
          <table:table-cell table:style-name="ce17" office:value-type="float" office:value="0.18807706" calcext:value-type="float">
            <text:p>0.1881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G64]*[.F64])/([.G64]+[.F64])" office:value-type="float" office:value="0.290042151646407" calcext:value-type="float">
            <text:p>0.290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154836" calcext:value-type="float">
            <text:p>0.1315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C65]*[.D65])/([.C65]+[.D65])" office:value-type="float" office:value="0.220085944201396" calcext:value-type="float">
            <text:p>0.2201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G65]*[.F65])/([.G65]+[.F65])" office:value-type="float" office:value="0.715746736973009" calcext:value-type="float">
            <text:p>0.7157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1581288" calcext:value-type="float">
            <text:p>0.01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C66]*[.D66])/([.C66]+[.D66])" office:value-type="float" office:value="0.0307991847008436" calcext:value-type="float">
            <text:p>0.0308</text:p>
          </table:table-cell>
          <table:table-cell table:style-name="ce17" office:value-type="float" office:value="0.02580002" calcext:value-type="float">
            <text:p>0.02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G66]*[.F66])/([.G66]+[.F66])" office:value-type="float" office:value="0.0494353778275367" calcext:value-type="float">
            <text:p>0.049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0585946" calcext:value-type="float">
            <text:p>0.0059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C67]*[.D67])/([.C67]+[.D67])" office:value-type="float" office:value="0.0115709382477708" calcext:value-type="float">
            <text:p>0.0116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G67]*[.F67])/([.G67]+[.F67])" office:value-type="float" office:value="0.0125779646410327" calcext:value-type="float">
            <text:p>0.0126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192565" calcext:value-type="float">
            <text:p>0.0219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C68]*[.D68])/([.C68]+[.D68])" office:value-type="float" office:value="0.0428572581662318" calcext:value-type="float">
            <text:p>0.0429</text:p>
          </table:table-cell>
          <table:table-cell table:style-name="ce17" office:value-type="float" office:value="0.03574457" calcext:value-type="float">
            <text:p>0.0357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G68]*[.F68])/([.G68]+[.F68])" office:value-type="float" office:value="0.0688844324840742" calcext:value-type="float">
            <text:p>0.068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1602087" calcext:value-type="float">
            <text:p>0.1160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C69]*[.D69])/([.C69]+[.D69])" office:value-type="float" office:value="0.0202641288332389" calcext:value-type="float">
            <text:p>0.0203</text:p>
          </table:table-cell>
          <table:table-cell table:style-name="ce17" office:value-type="float" office:value="0.17820336" calcext:value-type="float">
            <text:p>0.1782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G69]*[.F69])/([.G69]+[.F69])" office:value-type="float" office:value="0.0209010446558029" calcext:value-type="float">
            <text:p>0.020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1797188" calcext:value-type="float">
            <text:p>0.0180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C70]*[.D70])/([.C70]+[.D70])" office:value-type="float" office:value="0.0352189666688788" calcext:value-type="float">
            <text:p>0.0352</text:p>
          </table:table-cell>
          <table:table-cell table:style-name="ce17" office:value-type="float" office:value="0.0283505" calcext:value-type="float">
            <text:p>0.0284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G70]*[.F70])/([.G70]+[.F70])" office:value-type="float" office:value="0.0549181265992718" calcext:value-type="float">
            <text:p>0.054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084427" calcext:value-type="float">
            <text:p>0.0108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C71]*[.D71])/([.C71]+[.D71])" office:value-type="float" office:value="0.0214354361303043" calcext:value-type="float">
            <text:p>0.0214</text:p>
          </table:table-cell>
          <table:table-cell table:style-name="ce17" office:value-type="float" office:value="0.019534" calcext:value-type="float">
            <text:p>0.0195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G71]*[.F71])/([.G71]+[.F71])" office:value-type="float" office:value="0.0382543490451716" calcext:value-type="float">
            <text:p>0.038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08710549" calcext:value-type="float">
            <text:p>0.0871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C72]*[.D72])/([.C72]+[.D72])" office:value-type="float" office:value="0.127258226297721" calcext:value-type="float">
            <text:p>0.1273</text:p>
          </table:table-cell>
          <table:table-cell table:style-name="ce17" office:value-type="float" office:value="0.1667048" calcext:value-type="float">
            <text:p>0.1667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G72]*[.F72])/([.G72]+[.F72])" office:value-type="float" office:value="0.19541991953412" calcext:value-type="float">
            <text:p>0.195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132743" calcext:value-type="float">
            <text:p>0.0013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C73]*[.D73])/([.C73]+[.D73])" office:value-type="float" office:value="0.00265034896360955" calcext:value-type="float">
            <text:p>0.0027</text:p>
          </table:table-cell>
          <table:table-cell table:style-name="ce17" office:value-type="float" office:value="0.00163104" calcext:value-type="float">
            <text:p>0.0016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G73]*[.F73])/([.G73]+[.F73])" office:value-type="float" office:value="0.00325527209402203" calcext:value-type="float">
            <text:p>0.003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2518178" calcext:value-type="float">
            <text:p>0.0252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C74]*[.D74])/([.C74]+[.D74])" office:value-type="float" office:value="0.0393481552293299" calcext:value-type="float">
            <text:p>0.0393</text:p>
          </table:table-cell>
          <table:table-cell table:style-name="ce17" office:value-type="float" office:value="0.03863396" calcext:value-type="float">
            <text:p>0.0386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G74]*[.F74])/([.G74]+[.F74])" office:value-type="float" office:value="0.0540525701118926" calcext:value-type="float">
            <text:p>0.054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2866527" calcext:value-type="float">
            <text:p>0.8287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C75]*[.D75])/([.C75]+[.D75])" office:value-type="float" office:value="0.653984737593093" calcext:value-type="float">
            <text:p>0.6540</text:p>
          </table:table-cell>
          <table:table-cell table:style-name="ce17" office:value-type="float" office:value="0.9815576" calcext:value-type="float">
            <text:p>0.9816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G75]*[.F75])/([.G75]+[.F75])" office:value-type="float" office:value="0.696814489805968" calcext:value-type="float">
            <text:p>0.6968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491987" calcext:value-type="float">
            <text:p>0.0349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C76]*[.D76])/([.C76]+[.D76])" office:value-type="float" office:value="0.0673788030287486" calcext:value-type="float">
            <text:p>0.0674</text:p>
          </table:table-cell>
          <table:table-cell table:style-name="ce17" office:value-type="float" office:value="0.05583349" calcext:value-type="float">
            <text:p>0.0558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G76]*[.F76])/([.G76]+[.F76])" office:value-type="float" office:value="0.105505641909658" calcext:value-type="float">
            <text:p>0.1055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0515938" calcext:value-type="float">
            <text:p>0.0052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C77]*[.D77])/([.C77]+[.D77])" office:value-type="float" office:value="0.0102125265749638" calcext:value-type="float">
            <text:p>0.0102</text:p>
          </table:table-cell>
          <table:table-cell table:style-name="ce17" office:value-type="float" office:value="0.01246666" calcext:value-type="float">
            <text:p>0.0125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G77]*[.F77])/([.G77]+[.F77])" office:value-type="float" office:value="0.0243219845343982" calcext:value-type="float">
            <text:p>0.02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29438" calcext:value-type="float">
            <text:p>0.0729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C78]*[.D78])/([.C78]+[.D78])" office:value-type="float" office:value="0.088986792124997" calcext:value-type="float">
            <text:p>0.0890</text:p>
          </table:table-cell>
          <table:table-cell table:style-name="ce17" office:value-type="float" office:value="0.11961794" calcext:value-type="float">
            <text:p>0.1196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G78]*[.F78])/([.G78]+[.F78])" office:value-type="float" office:value="0.116781425450337" calcext:value-type="float">
            <text:p>0.116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033027" calcext:value-type="float">
            <text:p>0.020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C79]*[.D79])/([.C79]+[.D79])" office:value-type="float" office:value="0.0395147999700115" calcext:value-type="float">
            <text:p>0.0395</text:p>
          </table:table-cell>
          <table:table-cell table:style-name="ce17" office:value-type="float" office:value="0.02330571" calcext:value-type="float">
            <text:p>0.023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G79]*[.F79])/([.G79]+[.F79])" office:value-type="float" office:value="0.0451119523068178" calcext:value-type="float">
            <text:p>0.045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45256802" calcext:value-type="float">
            <text:p>0.4526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C80]*[.D80])/([.C80]+[.D80])" office:value-type="float" office:value="0.488681445316861" calcext:value-type="float">
            <text:p>0.4887</text:p>
          </table:table-cell>
          <table:table-cell table:style-name="ce17" office:value-type="float" office:value="0.54890209" calcext:value-type="float">
            <text:p>0.5489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G80]*[.F80])/([.G80]+[.F80])" office:value-type="float" office:value="0.539832688797805" calcext:value-type="float">
            <text:p>0.53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4586755" calcext:value-type="float">
            <text:p>0.2459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C81]*[.D81])/([.C81]+[.D81])" office:value-type="float" office:value="0.215371866622254" calcext:value-type="float">
            <text:p>0.2154</text:p>
          </table:table-cell>
          <table:table-cell table:style-name="ce17" office:value-type="float" office:value="0.48055035" calcext:value-type="float">
            <text:p>0.4806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G81]*[.F81])/([.G81]+[.F81])" office:value-type="float" office:value="0.273973321966022" calcext:value-type="float">
            <text:p>0.274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3553974" calcext:value-type="float">
            <text:p>0.0355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C82]*[.D82])/([.C82]+[.D82])" office:value-type="float" office:value="0.0678085998490324" calcext:value-type="float">
            <text:p>0.0678</text:p>
          </table:table-cell>
          <table:table-cell table:style-name="ce17" office:value-type="float" office:value="0.05196359" calcext:value-type="float">
            <text:p>0.0520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G82]*[.F82])/([.G82]+[.F82])" office:value-type="float" office:value="0.0970802536256672" calcext:value-type="float">
            <text:p>0.097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0303553" calcext:value-type="float">
            <text:p>0.1030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C83]*[.D83])/([.C83]+[.D83])" office:value-type="float" office:value="0.175883935783645" calcext:value-type="float">
            <text:p>0.1759</text:p>
          </table:table-cell>
          <table:table-cell table:style-name="ce17" office:value-type="float" office:value="0.18964971" calcext:value-type="float">
            <text:p>0.1896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G83]*[.F83])/([.G83]+[.F83])" office:value-type="float" office:value="0.288241575913689" calcext:value-type="float">
            <text:p>0.288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15638199" calcext:value-type="float">
            <text:p>0.156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C84]*[.D84])/([.C84]+[.D84])" office:value-type="float" office:value="0.236742443029321" calcext:value-type="float">
            <text:p>0.2367</text:p>
          </table:table-cell>
          <table:table-cell table:style-name="ce17" office:value-type="float" office:value="0.25436654" calcext:value-type="float">
            <text:p>0.254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G84]*[.F84])/([.G84]+[.F84])" office:value-type="float" office:value="0.33418350974853" calcext:value-type="float">
            <text:p>0.3342</text:p>
          </table:table-cell>
          <table:table-cell table:number-columns-repeated="12"/>
        </table:table-row>
        <table:table-row table:style-name="ro4">
          <table:table-cell table:number-columns-repeated="20"/>
        </table:table-row>
      </table:table>
      <table:table table:name="nol" table:style-name="ta1">
        <office:forms form:automatic-focus="false" form:apply-design-mode="false"/>
        <table:shapes>
          <draw:frame draw:z-index="0" draw:style-name="gr2" draw:text-style-name="P1" svg:width="15.988cm" svg:height="8.99cm" svg:x="33.69cm" svg:y="8.439cm">
            <draw:object draw:notify-on-update-of-ranges="nol.P9:nol.P12 nol.T8:nol.T8 nol.T9:nol.T12 nol.S8:nol.S8 nol.S9:nol.S12 nol.R8:nol.R8 nol.R9:nol.R12 nol.Q8:nol.Q8 nol.Q9:nol.Q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15.989cm" svg:height="8.99cm" svg:x="33.665cm" svg:y="18.026cm">
            <draw:object draw:notify-on-update-of-ranges="nol.P14:nol.P17 nol.T8:nol.T8 nol.T14:nol.T17 nol.S8:nol.S8 nol.S14:nol.S17 nol.R8:nol.R8 nol.R14:nol.R17 nol.Q8:nol.Q8 nol.Q14:nol.Q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5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4]*[.D4])/([.C4]+[.D4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4]*[.G4])/([.F4]+[.G4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4]*[.J4])/([.I4]+[.J4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4]*[.M4])/([.L4]+[.M4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5]*[.D5])/([.C5]+[.D5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5]*[.G5])/([.F5]+[.G5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5]*[.J5])/([.I5]+[.J5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5]*[.M5])/([.L5]+[.M5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7]*[.D7])/([.C7]+[.D7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7]*[.G7])/([.F7]+[.G7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7]*[.J7])/([.I7]+[.J7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7]*[.M7])/([.L7]+[.M7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8]*[.D8])/([.C8]+[.D8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8]*[.G8])/([.F8]+[.G8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8]*[.J8])/([.I8]+[.J8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8]*[.M8])/([.L8]+[.M8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≦2</text:p>
          </table:table-cell>
          <table:table-cell office:value-type="string" calcext:value-type="string">
            <text:p>Degree≦3</text:p>
          </table:table-cell>
          <table:table-cell office:value-type="string" calcext:value-type="string">
            <text:p>Degree≦4</text:p>
          </table:table-cell>
          <table:table-cell office:value-type="string" calcext:value-type="string">
            <text:p>Degree≦5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9]*[.D9])/([.C9]+[.D9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9]*[.G9])/([.F9]+[.G9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9]*[.J9])/([.I9]+[.J9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9]*[.M9])/([.L9]+[.M9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287979714503626" calcext:value-type="float">
            <text:p>0.2879797145</text:p>
          </table:table-cell>
          <table:table-cell table:formula="of:=[.E57]" office:value-type="float" office:value="0.285867724884005" calcext:value-type="float">
            <text:p>0.2858677249</text:p>
          </table:table-cell>
          <table:table-cell table:formula="of:=[.E86]" office:value-type="float" office:value="0.286756359914146" calcext:value-type="float">
            <text:p>0.2867563599</text:p>
          </table:table-cell>
          <table:table-cell table:formula="of:=[.E115]" office:value-type="float" office:value="0.283645090151346" calcext:value-type="float">
            <text:p>0.2836450902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289676317669088" calcext:value-type="float">
            <text:p>0.2896763177</text:p>
          </table:table-cell>
          <table:table-cell table:formula="of:=[.H57]" office:value-type="float" office:value="0.289773541970371" calcext:value-type="float">
            <text:p>0.289773542</text:p>
          </table:table-cell>
          <table:table-cell table:formula="of:=[.H86]" office:value-type="float" office:value="0.291563100932582" calcext:value-type="float">
            <text:p>0.2915631009</text:p>
          </table:table-cell>
          <table:table-cell table:formula="of:=[.H115]" office:value-type="float" office:value="0.289808378672318" calcext:value-type="float">
            <text:p>0.289808378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1]*[.D11])/([.C11]+[.D11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1]*[.G11])/([.F11]+[.G11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1]*[.J11])/([.I11]+[.J11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1]*[.M11])/([.L11]+[.M11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288550157887458" calcext:value-type="float">
            <text:p>0.2885501579</text:p>
          </table:table-cell>
          <table:table-cell table:formula="of:=[.K57]" office:value-type="float" office:value="0.288161265796735" calcext:value-type="float">
            <text:p>0.2881612658</text:p>
          </table:table-cell>
          <table:table-cell table:formula="of:=[.K86]" office:value-type="float" office:value="0.289465663831115" calcext:value-type="float">
            <text:p>0.2894656638</text:p>
          </table:table-cell>
          <table:table-cell table:formula="of:=[.K115]" office:value-type="float" office:value="0.286376281517909" calcext:value-type="float">
            <text:p>0.286376281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2]*[.J12])/([.I12]+[.J12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288241575913689" calcext:value-type="float">
            <text:p>0.2882415759</text:p>
          </table:table-cell>
          <table:table-cell table:formula="of:=[.N57]" office:value-type="float" office:value="0.286195772679576" calcext:value-type="float">
            <text:p>0.2861957727</text:p>
          </table:table-cell>
          <table:table-cell table:formula="of:=[.N86]" office:value-type="float" office:value="0.286984478647957" calcext:value-type="float">
            <text:p>0.2869844786</text:p>
          </table:table-cell>
          <table:table-cell table:formula="of:=[.N115]" office:value-type="float" office:value="0.283409971178877" calcext:value-type="float">
            <text:p>0.2834099712</text:p>
          </table:table-cell>
        </table:table-row>
        <table:table-row table:style-name="ro5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3]*[.D13])/([.C13]+[.D13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3]*[.G13])/([.F13]+[.G13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3]*[.J13])/([.I13]+[.J13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3]*[.M13])/([.L13]+[.M13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4]*[.M14])/([.L14]+[.M14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9]" office:value-type="float" office:value="0.35040975898926" calcext:value-type="float">
            <text:p>0.350409759</text:p>
          </table:table-cell>
          <table:table-cell table:formula="of:=[.E58]" office:value-type="float" office:value="0.343145490522649" calcext:value-type="float">
            <text:p>0.3431454905</text:p>
          </table:table-cell>
          <table:table-cell table:formula="of:=[.E87]" office:value-type="float" office:value="0.344597010980254" calcext:value-type="float">
            <text:p>0.344597011</text:p>
          </table:table-cell>
          <table:table-cell table:formula="of:=[.E116]" office:value-type="float" office:value="0.341894109414164" calcext:value-type="float">
            <text:p>0.3418941094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5]*[.D15])/([.C15]+[.D15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5]*[.G15])/([.F15]+[.G15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5]*[.J15])/([.I15]+[.J15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5]*[.M15])/([.L15]+[.M15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9]" office:value-type="float" office:value="0.360283583676866" calcext:value-type="float">
            <text:p>0.3602835837</text:p>
          </table:table-cell>
          <table:table-cell table:formula="of:=[.H58]" office:value-type="float" office:value="0.359199937012893" calcext:value-type="float">
            <text:p>0.359199937</text:p>
          </table:table-cell>
          <table:table-cell table:formula="of:=[.H87]" office:value-type="float" office:value="0.362755985025703" calcext:value-type="float">
            <text:p>0.362755985</text:p>
          </table:table-cell>
          <table:table-cell table:formula="of:=[.H116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6]*[.D16])/([.C16]+[.D16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6]*[.G16])/([.F16]+[.G16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6]*[.J16])/([.I16]+[.J16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6]*[.M16])/([.L16]+[.M16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9]" office:value-type="float" office:value="0.365726133554161" calcext:value-type="float">
            <text:p>0.3657261336</text:p>
          </table:table-cell>
          <table:table-cell table:formula="of:=[.K58]" office:value-type="float" office:value="0.366070874633421" calcext:value-type="float">
            <text:p>0.3660708746</text:p>
          </table:table-cell>
          <table:table-cell table:formula="of:=[.K87]" office:value-type="float" office:value="0.371104244748622" calcext:value-type="float">
            <text:p>0.3711042447</text:p>
          </table:table-cell>
          <table:table-cell table:formula="of:=[.K116]" office:value-type="float" office:value="0.372718530058476" calcext:value-type="float">
            <text:p>0.3727185301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7]*[.D17])/([.C17]+[.D17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7]*[.G17])/([.F17]+[.G17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7]*[.J17])/([.I17]+[.J17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7]*[.M17])/([.L17]+[.M17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9]" office:value-type="float" office:value="0.33418350974853" calcext:value-type="float">
            <text:p>0.3341835097</text:p>
          </table:table-cell>
          <table:table-cell table:formula="of:=[.N58]" office:value-type="float" office:value="0.317404726321842" calcext:value-type="float">
            <text:p>0.3174047263</text:p>
          </table:table-cell>
          <table:table-cell table:formula="of:=[.N87]" office:value-type="float" office:value="0.314806640826162" calcext:value-type="float">
            <text:p>0.3148066408</text:p>
          </table:table-cell>
          <table:table-cell table:formula="of:=[.N116]" office:value-type="float" office:value="0.305547641215588" calcext:value-type="float">
            <text:p>0.3055476412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8]*[.D18])/([.C18]+[.D18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8]*[.M18])/([.L18]+[.M18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9]*[.D19])/([.C19]+[.D19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9]*[.G19])/([.F19]+[.G19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9]*[.J19])/([.I19]+[.J19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9]*[.M19])/([.L19]+[.M19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20]*[.D20])/([.C20]+[.D20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20]*[.G20])/([.F20]+[.G20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20]*[.J20])/([.I20]+[.J20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20]*[.M20])/([.L20]+[.M20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1]*[.D21])/([.C21]+[.D21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1]*[.G21])/([.F21]+[.G21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1]*[.J21])/([.I21]+[.J21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1]*[.M21])/([.L21]+[.M21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2]*[.D22])/([.C22]+[.D22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2]*[.G22])/([.F22]+[.G22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2]*[.J22])/([.I22]+[.J22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2]*[.M22])/([.L22]+[.M22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3]*[.D23])/([.C23]+[.D23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3]*[.G23])/([.F23]+[.G23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3]*[.J23])/([.I23]+[.J23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3]*[.M23])/([.L23]+[.M23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4]*[.D24])/([.C24]+[.D24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4]*[.G24])/([.F24]+[.G24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4]*[.J24])/([.I24]+[.J24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4]*[.M24])/([.L24]+[.M24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5]*[.D25])/([.C25]+[.D25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5]*[.G25])/([.F25]+[.G25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5]*[.J25])/([.I25]+[.J25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5]*[.M25])/([.L25]+[.M25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6]*[.D26])/([.C26]+[.D26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6]*[.G26])/([.F26]+[.G26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6]*[.J26])/([.I26]+[.J26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6]*[.M26])/([.L26]+[.M26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7]*[.D27])/([.C27]+[.D27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7]*[.G27])/([.F27]+[.G27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7]*[.J27])/([.I27]+[.J27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7]*[.M27])/([.L27]+[.M27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8]*[.D28])/([.C28]+[.D28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8]*[.G28])/([.F28]+[.G28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8]*[.J28])/([.I28]+[.J28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8]*[.M28])/([.L28]+[.M28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9]*[.D29])/([.C29]+[.D29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9]*[.G29])/([.F29]+[.G29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9]*[.J29])/([.I29]+[.J29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9]*[.M29])/([.L29]+[.M29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5">
          <table:table-cell table:number-columns-repeated="2"/>
          <table:table-cell table:style-name="ce18" office:value-type="string" calcext:value-type="string" table:number-columns-spanned="3" table:number-rows-spanned="1">
            <text:p>D=3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all</text:p>
          </table:table-cell>
          <table:covered-table-cell table:number-columns-repeated="2"/>
          <table:table-cell table:number-columns-repeated="6"/>
        </table:table-row>
        <table:table-row table:style-name="ro5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3]*[.D33])/([.C33]+[.D33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3]*[.G33])/([.F33]+[.G33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3]*[.J33])/([.I33]+[.J33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3]*[.M33])/([.L33]+[.M33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4]*[.D34])/([.C34]+[.D34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4]*[.G34])/([.F34]+[.G34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4]*[.J34])/([.I34]+[.J34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4]*[.M34])/([.L34]+[.M34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5]*[.D35])/([.C35]+[.D35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5]*[.G35])/([.F35]+[.G3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5]*[.J35])/([.I35]+[.J3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5]*[.M35])/([.L35]+[.M3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6]*[.D36])/([.C36]+[.D36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6]*[.G36])/([.F36]+[.G36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6]*[.J36])/([.I36]+[.J36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6]*[.M36])/([.L36]+[.M36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7]*[.D37])/([.C37]+[.D37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7]*[.G37])/([.F37]+[.G37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7]*[.J37])/([.I37]+[.J37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7]*[.M37])/([.L37]+[.M37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8]*[.D38])/([.C38]+[.D38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8]*[.G38])/([.F38]+[.G38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8]*[.J38])/([.I38]+[.J38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8]*[.M38])/([.L38]+[.M38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9]*[.D39])/([.C39]+[.D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9]*[.G39])/([.F39]+[.G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9]*[.J39])/([.I39]+[.J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9]*[.M39])/([.L39]+[.M39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40]*[.D40])/([.C40]+[.D40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40]*[.G40])/([.F40]+[.G40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40]*[.J40])/([.I40]+[.J40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40]*[.M40])/([.L40]+[.M40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1]*[.D41])/([.C41]+[.D4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1]*[.G41])/([.F41]+[.G4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1]*[.J41])/([.I41]+[.J4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1]*[.M41])/([.L41]+[.M41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2]*[.D42])/([.C42]+[.D42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2]*[.G42])/([.F42]+[.G42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2]*[.J42])/([.I42]+[.J42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2]*[.M42])/([.L42]+[.M42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3]*[.D43])/([.C43]+[.D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3]*[.G43])/([.F43]+[.G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3]*[.J43])/([.I43]+[.J43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3]*[.M43])/([.L43]+[.M43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4]*[.D44])/([.C44]+[.D44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4]*[.G44])/([.F44]+[.G44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4]*[.J44])/([.I44]+[.J44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4]*[.M44])/([.L44]+[.M44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5]*[.D45])/([.C45]+[.D45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5]*[.G45])/([.F45]+[.G45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5]*[.J45])/([.I45]+[.J45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5]*[.M45])/([.L45]+[.M45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6]*[.D46])/([.C46]+[.D46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6]*[.G46])/([.F46]+[.G46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6]*[.J46])/([.I46]+[.J46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6]*[.M46])/([.L46]+[.M46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7]*[.D47])/([.C47]+[.D47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7]*[.G47])/([.F47]+[.G47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7]*[.J47])/([.I47]+[.J47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7]*[.M47])/([.L47]+[.M47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8]*[.D48])/([.C48]+[.D48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8]*[.G48])/([.F48]+[.G48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8]*[.J48])/([.I48]+[.J48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8]*[.M48])/([.L48]+[.M48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9]*[.D49])/([.C49]+[.D49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9]*[.G49])/([.F49]+[.G49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9]*[.J49])/([.I49]+[.J49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9]*[.M49])/([.L49]+[.M49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50]*[.D50])/([.C50]+[.D50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50]*[.G50])/([.F50]+[.G50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50]*[.J50])/([.I50]+[.J50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50]*[.M50])/([.L50]+[.M50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1]*[.D51])/([.C51]+[.D51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1]*[.G51])/([.F51]+[.G51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1]*[.J51])/([.I51]+[.J51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1]*[.M51])/([.L51]+[.M51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2]*[.D52])/([.C52]+[.D52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2]*[.G52])/([.F52]+[.G52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2]*[.J52])/([.I52]+[.J52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2]*[.M52])/([.L52]+[.M52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3]*[.D53])/([.C53]+[.D53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3]*[.G53])/([.F53]+[.G53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3]*[.J53])/([.I53]+[.J53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3]*[.M53])/([.L53]+[.M53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4]*[.D54])/([.C54]+[.D54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4]*[.G54])/([.F54]+[.G54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4]*[.J54])/([.I54]+[.J54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4]*[.M54])/([.L54]+[.M54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5]*[.D55])/([.C55]+[.D55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5]*[.G55])/([.F55]+[.G55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5]*[.J55])/([.I55]+[.J55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5]*[.M55])/([.L55]+[.M55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6]*[.D56])/([.C56]+[.D56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6]*[.G56])/([.F56]+[.G56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6]*[.J56])/([.I56]+[.J56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6]*[.M56])/([.L56]+[.M56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7]*[.D57])/([.C57]+[.D57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7]*[.G57])/([.F57]+[.G57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7]*[.J57])/([.I57]+[.J57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7]*[.M57])/([.L57]+[.M57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8]*[.D58])/([.C58]+[.D58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8]*[.G58])/([.F58]+[.G58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8]*[.J58])/([.I58]+[.J58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8]*[.M58])/([.L58]+[.M58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4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2]*[.D62])/([.C62]+[.D62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2]*[.G62])/([.F62]+[.G62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2]*[.J62])/([.I62]+[.J62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2]*[.M62])/([.L62]+[.M62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3]*[.D63])/([.C63]+[.D63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3]*[.G63])/([.F63]+[.G63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3]*[.J63])/([.I63]+[.J63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3]*[.M63])/([.L63]+[.M63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4]*[.D64])/([.C64]+[.D64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4]*[.G64])/([.F64]+[.G6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4]*[.J64])/([.I64]+[.J6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4]*[.M64])/([.L64]+[.M6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5]*[.D65])/([.C65]+[.D65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5]*[.G65])/([.F65]+[.G65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5]*[.J65])/([.I65]+[.J65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5]*[.M65])/([.L65]+[.M65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6]*[.D66])/([.C66]+[.D66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6]*[.G66])/([.F66]+[.G66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6]*[.J66])/([.I66]+[.J66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6]*[.M66])/([.L66]+[.M66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7]*[.D67])/([.C67]+[.D67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7]*[.G67])/([.F67]+[.G67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7]*[.J67])/([.I67]+[.J67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7]*[.M67])/([.L67]+[.M67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8]*[.D68])/([.C68]+[.D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8]*[.G68])/([.F68]+[.G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8]*[.J68])/([.I68]+[.J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8]*[.M68])/([.L68]+[.M6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9]*[.D69])/([.C69]+[.D69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9]*[.G69])/([.F69]+[.G69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9]*[.J69])/([.I69]+[.J69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9]*[.M69])/([.L69]+[.M69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70]*[.D70])/([.C70]+[.D7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70]*[.G70])/([.F70]+[.G7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70]*[.J70])/([.I70]+[.J7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70]*[.M70])/([.L70]+[.M7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71]*[.D71])/([.C71]+[.D71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71]*[.G71])/([.F71]+[.G71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71]*[.J71])/([.I71]+[.J71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71]*[.M71])/([.L71]+[.M71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2]*[.D72])/([.C72]+[.D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2]*[.G72])/([.F72]+[.G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2]*[.J72])/([.I72]+[.J72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2]*[.M72])/([.L72]+[.M72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3]*[.D73])/([.C73]+[.D73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3]*[.G73])/([.F73]+[.G73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3]*[.J73])/([.I73]+[.J73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3]*[.M73])/([.L73]+[.M73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4]*[.D74])/([.C74]+[.D74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4]*[.G74])/([.F74]+[.G74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4]*[.J74])/([.I74]+[.J74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4]*[.M74])/([.L74]+[.M74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5]*[.D75])/([.C75]+[.D75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5]*[.G75])/([.F75]+[.G75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5]*[.J75])/([.I75]+[.J75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5]*[.M75])/([.L75]+[.M75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6]*[.D76])/([.C76]+[.D76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6]*[.G76])/([.F76]+[.G76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6]*[.J76])/([.I76]+[.J76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6]*[.M76])/([.L76]+[.M76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7]*[.D77])/([.C77]+[.D77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7]*[.G77])/([.F77]+[.G77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7]*[.J77])/([.I77]+[.J77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7]*[.M77])/([.L77]+[.M77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8]*[.D78])/([.C78]+[.D78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8]*[.G78])/([.F78]+[.G78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8]*[.J78])/([.I78]+[.J78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8]*[.M78])/([.L78]+[.M78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9]*[.D79])/([.C79]+[.D79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9]*[.G79])/([.F79]+[.G79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9]*[.J79])/([.I79]+[.J79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9]*[.M79])/([.L79]+[.M79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80]*[.D80])/([.C80]+[.D80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80]*[.G80])/([.F80]+[.G80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80]*[.J80])/([.I80]+[.J80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80]*[.M80])/([.L80]+[.M80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81]*[.D81])/([.C81]+[.D81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81]*[.G81])/([.F81]+[.G81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81]*[.J81])/([.I81]+[.J81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81]*[.M81])/([.L81]+[.M81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2]*[.D82])/([.C82]+[.D82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2]*[.G82])/([.F82]+[.G8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2]*[.J82])/([.I82]+[.J82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2]*[.M82])/([.L82]+[.M82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3]*[.D83])/([.C83]+[.D83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3]*[.G83])/([.F83]+[.G83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3]*[.J83])/([.I83]+[.J83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3]*[.M83])/([.L83]+[.M83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4]*[.D84])/([.C84]+[.D84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4]*[.G84])/([.F84]+[.G84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4]*[.J84])/([.I84]+[.J84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4]*[.M84])/([.L84]+[.M84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5]*[.D85])/([.C85]+[.D85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5]*[.G85])/([.F85]+[.G85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5]*[.J85])/([.I85]+[.J85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5]*[.M85])/([.L85]+[.M85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6]*[.D86])/([.C86]+[.D86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6]*[.G86])/([.F86]+[.G86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6]*[.J86])/([.I86]+[.J86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6]*[.M86])/([.L86]+[.M86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7]*[.D87])/([.C87]+[.D87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7]*[.G87])/([.F87]+[.G87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7]*[.J87])/([.I87]+[.J87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7]*[.M87])/([.L87]+[.M87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5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91]*[.D91])/([.C91]+[.D91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91]*[.G91])/([.F91]+[.G91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91]*[.J91])/([.I91]+[.J91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91]*[.M91])/([.L91]+[.M91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92]*[.D92])/([.C92]+[.D92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92]*[.G92])/([.F92]+[.G92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92]*[.J92])/([.I92]+[.J92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92]*[.M92])/([.L92]+[.M92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3]*[.D93])/([.C93]+[.D93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3]*[.G93])/([.F93]+[.G93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3]*[.J93])/([.I93]+[.J93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3]*[.M93])/([.L93]+[.M93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4]*[.D94])/([.C94]+[.D94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4]*[.G94])/([.F94]+[.G94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4]*[.J94])/([.I94]+[.J94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4]*[.M94])/([.L94]+[.M94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5]*[.D95])/([.C95]+[.D95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5]*[.G95])/([.F95]+[.G95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5]*[.J95])/([.I95]+[.J95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5]*[.M95])/([.L95]+[.M95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6]*[.D96])/([.C96]+[.D96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6]*[.G96])/([.F96]+[.G96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6]*[.J96])/([.I96]+[.J96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6]*[.M96])/([.L96]+[.M96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7]*[.D97])/([.C97]+[.D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7]*[.G97])/([.F97]+[.G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7]*[.J97])/([.I97]+[.J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7]*[.M97])/([.L97]+[.M97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8]*[.D98])/([.C98]+[.D98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8]*[.G98])/([.F98]+[.G98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8]*[.J98])/([.I98]+[.J98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8]*[.M98])/([.L98]+[.M98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9]*[.D99])/([.C99]+[.D99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9]*[.G99])/([.F99]+[.G99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9]*[.J99])/([.I99]+[.J99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9]*[.M99])/([.L99]+[.M99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100]*[.D100])/([.C100]+[.D100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100]*[.G100])/([.F100]+[.G100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100]*[.J100])/([.I100]+[.J100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100]*[.M100])/([.L100]+[.M100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101]*[.D101])/([.C101]+[.D101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101]*[.G101])/([.F101]+[.G101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101]*[.J101])/([.I101]+[.J101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101]*[.M101])/([.L101]+[.M101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102]*[.D102])/([.C102]+[.D102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102]*[.G102])/([.F102]+[.G102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102]*[.J102])/([.I102]+[.J102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102]*[.M102])/([.L102]+[.M102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3]*[.D103])/([.C103]+[.D103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3]*[.G103])/([.F103]+[.G103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3]*[.J103])/([.I103]+[.J103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3]*[.M103])/([.L103]+[.M103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4]*[.D104])/([.C104]+[.D104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4]*[.G104])/([.F104]+[.G104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4]*[.J104])/([.I104]+[.J104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4]*[.M104])/([.L104]+[.M104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5]*[.D105])/([.C105]+[.D105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5]*[.G105])/([.F105]+[.G105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5]*[.J105])/([.I105]+[.J105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5]*[.M105])/([.L105]+[.M105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6]*[.D106])/([.C106]+[.D106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6]*[.G106])/([.F106]+[.G106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6]*[.J106])/([.I106]+[.J106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6]*[.M106])/([.L106]+[.M106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7]*[.D107])/([.C107]+[.D107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7]*[.G107])/([.F107]+[.G107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7]*[.J107])/([.I107]+[.J107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7]*[.M107])/([.L107]+[.M107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8]*[.D108])/([.C108]+[.D108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8]*[.G108])/([.F108]+[.G108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8]*[.J108])/([.I108]+[.J108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8]*[.M108])/([.L108]+[.M108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9]*[.D109])/([.C109]+[.D109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9]*[.G109])/([.F109]+[.G109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9]*[.J109])/([.I109]+[.J109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9]*[.M109])/([.L109]+[.M109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10]*[.D110])/([.C110]+[.D110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10]*[.G110])/([.F110]+[.G110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10]*[.J110])/([.I110]+[.J110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10]*[.M110])/([.L110]+[.M110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11]*[.D111])/([.C111]+[.D111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11]*[.G111])/([.F111]+[.G111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11]*[.J111])/([.I111]+[.J111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11]*[.M111])/([.L111]+[.M111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12]*[.D112])/([.C112]+[.D112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12]*[.G112])/([.F112]+[.G112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12]*[.J112])/([.I112]+[.J112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12]*[.M112])/([.L112]+[.M112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3]*[.D113])/([.C113]+[.D113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3]*[.G113])/([.F113]+[.G113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3]*[.J113])/([.I113]+[.J113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3]*[.M113])/([.L113]+[.M113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4]*[.D114])/([.C114]+[.D114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4]*[.G114])/([.F114]+[.G114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4]*[.J114])/([.I114]+[.J114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4]*[.M114])/([.L114]+[.M114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5]*[.D115])/([.C115]+[.D115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5]*[.G115])/([.F115]+[.G115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5]*[.J115])/([.I115]+[.J115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5]*[.M115])/([.L115]+[.M115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6]*[.D116])/([.C116]+[.D116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6]*[.G116])/([.F116]+[.G116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6]*[.J116])/([.I116]+[.J116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6]*[.M116])/([.L116]+[.M116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4" table:number-rows-repeated="1048459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2" draw:text-style-name="P1" svg:width="15.999cm" svg:height="8.999cm" svg:x="33.966cm" svg:y="2.059cm">
            <draw:object draw:notify-on-update-of-ranges="nbc.P38:nbc.P41 nbc.Q37:nbc.Q37 nbc.Q38:nbc.Q41 nbc.R37:nbc.R37 nbc.R38:nbc.R41 nbc.Q31:nbc.Q31 nbc.Q32:nbc.Q35 nbc.R31:nbc.R31 nbc.R32:nbc.R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4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4]*[.D4])/([.C4]+[.D4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4]*[.G4])/([.F4]+[.G4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4]*[.J4])/([.I4]+[.J4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4]*[.M4])/([.L4]+[.M4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5]*[.D5])/([.C5]+[.D5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5]*[.G5])/([.F5]+[.G5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5]*[.J5])/([.I5]+[.J5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5]*[.M5])/([.L5]+[.M5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7]*[.D7])/([.C7]+[.D7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7]*[.G7])/([.F7]+[.G7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7]*[.J7])/([.I7]+[.J7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7]*[.M7])/([.L7]+[.M7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8]*[.D8])/([.C8]+[.D8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8]*[.G8])/([.F8]+[.G8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8]*[.J8])/([.I8]+[.J8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8]*[.M8])/([.L8]+[.M8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9]*[.D9])/([.C9]+[.D9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9]*[.G9])/([.F9]+[.G9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9]*[.J9])/([.I9]+[.J9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9]*[.M9])/([.L9]+[.M9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1]*[.D11])/([.C11]+[.D11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1]*[.G11])/([.F11]+[.G11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1]*[.J11])/([.I11]+[.J11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1]*[.M11])/([.L11]+[.M11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2]*[.J12])/([.I12]+[.J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3]*[.D13])/([.C13]+[.D13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3]*[.G13])/([.F13]+[.G13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3]*[.J13])/([.I13]+[.J13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3]*[.M13])/([.L13]+[.M13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4]*[.G14])/([.F14]+[.G14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4]*[.J14])/([.I14]+[.J14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4]*[.M14])/([.L14]+[.M14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5]*[.D15])/([.C15]+[.D15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5]*[.G15])/([.F15]+[.G15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5]*[.J15])/([.I15]+[.J15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5]*[.M15])/([.L15]+[.M15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6]*[.D16])/([.C16]+[.D16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6]*[.G16])/([.F16]+[.G16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6]*[.J16])/([.I16]+[.J16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6]*[.M16])/([.L16]+[.M16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7]*[.D17])/([.C17]+[.D17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7]*[.G17])/([.F17]+[.G17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7]*[.J17])/([.I17]+[.J17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7]*[.M17])/([.L17]+[.M17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8]*[.D18])/([.C18]+[.D18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8]*[.M18])/([.L18]+[.M18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9]*[.D19])/([.C19]+[.D19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9]*[.G19])/([.F19]+[.G19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9]*[.J19])/([.I19]+[.J19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9]*[.M19])/([.L19]+[.M19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20]*[.D20])/([.C20]+[.D20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20]*[.G20])/([.F20]+[.G20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20]*[.J20])/([.I20]+[.J20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20]*[.M20])/([.L20]+[.M20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1]*[.D21])/([.C21]+[.D21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1]*[.G21])/([.F21]+[.G21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1]*[.J21])/([.I21]+[.J21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1]*[.M21])/([.L21]+[.M21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2]*[.D22])/([.C22]+[.D22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2]*[.G22])/([.F22]+[.G22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2]*[.J22])/([.I22]+[.J22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2]*[.M22])/([.L22]+[.M22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3]*[.D23])/([.C23]+[.D23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3]*[.G23])/([.F23]+[.G23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3]*[.J23])/([.I23]+[.J23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3]*[.M23])/([.L23]+[.M23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4]*[.D24])/([.C24]+[.D24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4]*[.G24])/([.F24]+[.G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4]*[.J24])/([.I24]+[.J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4]*[.M24])/([.L24]+[.M24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5]*[.D25])/([.C25]+[.D25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5]*[.G25])/([.F25]+[.G25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5]*[.J25])/([.I25]+[.J25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5]*[.M25])/([.L25]+[.M25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6]*[.D26])/([.C26]+[.D26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6]*[.G26])/([.F26]+[.G26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6]*[.J26])/([.I26]+[.J26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6]*[.M26])/([.L26]+[.M26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7]*[.D27])/([.C27]+[.D27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7]*[.G27])/([.F27]+[.G27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7]*[.J27])/([.I27]+[.J27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7]*[.M27])/([.L27]+[.M27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8]*[.D28])/([.C28]+[.D28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8]*[.G28])/([.F28]+[.G28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8]*[.J28])/([.I28]+[.J28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8]*[.M28])/([.L28]+[.M28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9]*[.D29])/([.C29]+[.D29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9]*[.G29])/([.F29]+[.G29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9]*[.J29])/([.I29]+[.J29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9]*[.M29])/([.L29]+[.M29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≦2</text:p>
          </table:table-cell>
          <table:table-cell table:formula="of:=[.E28]" office:value-type="float" office:value="0.289676317669088" calcext:value-type="float">
            <text:p>0.2896763177</text:p>
          </table:table-cell>
          <table:table-cell table:formula="of:=[.E29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3]*[.D33])/([.C33]+[.D33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3]*[.G33])/([.F33]+[.G33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3]*[.J33])/([.I33]+[.J33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3]*[.M33])/([.L33]+[.M33])" office:value-type="float" office:value="0.572955181213429" calcext:value-type="float">
            <text:p>0.5729551812</text:p>
          </table:table-cell>
          <table:table-cell/>
          <table:table-cell office:value-type="string" calcext:value-type="string">
            <text:p>≦3</text:p>
          </table:table-cell>
          <table:table-cell table:formula="of:=[.H28]" office:value-type="float" office:value="0.289773541970371" calcext:value-type="float">
            <text:p>0.289773542</text:p>
          </table:table-cell>
          <table:table-cell table:formula="of:=[.H29]" office:value-type="float" office:value="0.359199937012893" calcext:value-type="float">
            <text:p>0.359199937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4]*[.D34])/([.C34]+[.D34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4]*[.G34])/([.F34]+[.G34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4]*[.J34])/([.I34]+[.J34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4]*[.M34])/([.L34]+[.M34])" office:value-type="float" office:value="0.434152933983536" calcext:value-type="float">
            <text:p>0.434152934</text:p>
          </table:table-cell>
          <table:table-cell/>
          <table:table-cell office:value-type="string" calcext:value-type="string">
            <text:p>≦4</text:p>
          </table:table-cell>
          <table:table-cell table:formula="of:=[.K28]" office:value-type="float" office:value="0.291563100932582" calcext:value-type="float">
            <text:p>0.2915631009</text:p>
          </table:table-cell>
          <table:table-cell table:formula="of:=[.K29]" office:value-type="float" office:value="0.362755985025703" calcext:value-type="float">
            <text:p>0.36275598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5]*[.D35])/([.C35]+[.D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5]*[.G35])/([.F35]+[.G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5]*[.J35])/([.I35]+[.J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5]*[.M35])/([.L35]+[.M35])" office:value-type="float" office:value="0.469563136790698" calcext:value-type="float">
            <text:p>0.4695631368</text:p>
          </table:table-cell>
          <table:table-cell/>
          <table:table-cell office:value-type="string" calcext:value-type="string">
            <text:p>≦5</text:p>
          </table:table-cell>
          <table:table-cell table:formula="of:=[.N28]" office:value-type="float" office:value="0.289808378672318" calcext:value-type="float">
            <text:p>0.2898083787</text:p>
          </table:table-cell>
          <table:table-cell table:formula="of:=[.N29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6]*[.D36])/([.C36]+[.D36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6]*[.G36])/([.F36]+[.G36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6]*[.J36])/([.I36]+[.J36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6]*[.M36])/([.L36]+[.M36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7]*[.D37])/([.C37]+[.D37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7]*[.G37])/([.F37]+[.G37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7]*[.J37])/([.I37]+[.J37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7]*[.M37])/([.L37]+[.M37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8]*[.D38])/([.C38]+[.D38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8]*[.G38])/([.F38]+[.G38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8]*[.J38])/([.I38]+[.J38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8]*[.M38])/([.L38]+[.M38])" office:value-type="float" office:value="0.518024698303157" calcext:value-type="float">
            <text:p>0.5180246983</text:p>
          </table:table-cell>
          <table:table-cell/>
          <table:table-cell office:value-type="string" calcext:value-type="string">
            <text:p>≦2</text:p>
          </table:table-cell>
          <table:table-cell table:formula="of:=[.E57]" office:value-type="float" office:value="0.356736623102692" calcext:value-type="float">
            <text:p>0.3567366231</text:p>
          </table:table-cell>
          <table:table-cell table:formula="of:=[.E58]" office:value-type="float" office:value="0.555165737471628" calcext:value-type="float">
            <text:p>0.555165737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9]*[.D39])/([.C39]+[.D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9]*[.G39])/([.F39]+[.G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9]*[.J39])/([.I39]+[.J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9]*[.M39])/([.L39]+[.M39])" office:value-type="float" office:value="0.685476758093899" calcext:value-type="float">
            <text:p>0.6854767581</text:p>
          </table:table-cell>
          <table:table-cell/>
          <table:table-cell office:value-type="string" calcext:value-type="string">
            <text:p>≦3</text:p>
          </table:table-cell>
          <table:table-cell table:formula="of:=[.H57]" office:value-type="float" office:value="0.366870907659201" calcext:value-type="float">
            <text:p>0.3668709077</text:p>
          </table:table-cell>
          <table:table-cell table:formula="of:=[.H58]" office:value-type="float" office:value="0.567518857060442" calcext:value-type="float">
            <text:p>0.567518857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40]*[.D40])/([.C40]+[.D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40]*[.G40])/([.F40]+[.G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40]*[.J40])/([.I40]+[.J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40]*[.M40])/([.L40]+[.M40])" office:value-type="float" office:value="0.0253338850683588" calcext:value-type="float">
            <text:p>0.0253338851</text:p>
          </table:table-cell>
          <table:table-cell/>
          <table:table-cell office:value-type="string" calcext:value-type="string">
            <text:p>≦4</text:p>
          </table:table-cell>
          <table:table-cell table:formula="of:=[.K57]" office:value-type="float" office:value="0.373865918052937" calcext:value-type="float">
            <text:p>0.3738659181</text:p>
          </table:table-cell>
          <table:table-cell table:formula="of:=[.K58]" office:value-type="float" office:value="0.577739629690096" calcext:value-type="float">
            <text:p>0.5777396297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41]*[.D41])/([.C41]+[.D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41]*[.G41])/([.F41]+[.G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41]*[.J41])/([.I41]+[.J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41]*[.M41])/([.L41]+[.M41])" office:value-type="float" office:value="0.291929014670711" calcext:value-type="float">
            <text:p>0.2919290147</text:p>
          </table:table-cell>
          <table:table-cell/>
          <table:table-cell office:value-type="string" calcext:value-type="string">
            <text:p>≦5</text:p>
          </table:table-cell>
          <table:table-cell table:formula="of:=[.N57]" office:value-type="float" office:value="0.385622143616747" calcext:value-type="float">
            <text:p>0.3856221436</text:p>
          </table:table-cell>
          <table:table-cell table:formula="of:=[.N58]" office:value-type="float" office:value="0.584095774375602" calcext:value-type="float">
            <text:p>0.5840957744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2]*[.D42])/([.C42]+[.D42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2]*[.G42])/([.F42]+[.G42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2]*[.J42])/([.I42]+[.J42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2]*[.M42])/([.L42]+[.M42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3]*[.D43])/([.C43]+[.D43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3]*[.G43])/([.F43]+[.G43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3]*[.J43])/([.I43]+[.J43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3]*[.M43])/([.L43]+[.M43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4]*[.D44])/([.C44]+[.D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4]*[.G44])/([.F44]+[.G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4]*[.J44])/([.I44]+[.J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4]*[.M44])/([.L44]+[.M44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5]*[.D45])/([.C45]+[.D45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5]*[.G45])/([.F45]+[.G45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5]*[.J45])/([.I45]+[.J45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5]*[.M45])/([.L45]+[.M45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6]*[.D46])/([.C46]+[.D46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6]*[.G46])/([.F46]+[.G46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6]*[.J46])/([.I46]+[.J46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6]*[.M46])/([.L46]+[.M46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7]*[.D47])/([.C47]+[.D47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7]*[.G47])/([.F47]+[.G47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7]*[.J47])/([.I47]+[.J47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7]*[.M47])/([.L47]+[.M47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8]*[.D48])/([.C48]+[.D48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8]*[.G48])/([.F48]+[.G48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8]*[.J48])/([.I48]+[.J48])" office:value-type="string" office:string-value="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8]*[.M48])/([.L48]+[.M48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9]*[.D49])/([.C49]+[.D49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9]*[.G49])/([.F49]+[.G49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9]*[.J49])/([.I49]+[.J49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9]*[.M49])/([.L49]+[.M49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50]*[.D50])/([.C50]+[.D50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50]*[.G50])/([.F50]+[.G50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50]*[.J50])/([.I50]+[.J50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50]*[.M50])/([.L50]+[.M50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51]*[.D51])/([.C51]+[.D51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51]*[.G51])/([.F51]+[.G51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51]*[.J51])/([.I51]+[.J51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51]*[.M51])/([.L51]+[.M5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2]*[.D52])/([.C52]+[.D52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2]*[.G52])/([.F52]+[.G52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2]*[.J52])/([.I52]+[.J52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2]*[.M52])/([.L52]+[.M52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3]*[.D53])/([.C53]+[.D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3]*[.G53])/([.F53]+[.G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3]*[.J53])/([.I53]+[.J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3]*[.M53])/([.L53]+[.M53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4]*[.D54])/([.C54]+[.D54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4]*[.G54])/([.F54]+[.G54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4]*[.J54])/([.I54]+[.J54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4]*[.M54])/([.L54]+[.M54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5]*[.D55])/([.C55]+[.D55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5]*[.G55])/([.F55]+[.G55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5]*[.J55])/([.I55]+[.J55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5]*[.M55])/([.L55]+[.M55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6]*[.D56])/([.C56]+[.D56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6]*[.G56])/([.F56]+[.G56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6]*[.J56])/([.I56]+[.J56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6]*[.M56])/([.L56]+[.M56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7]*[.D57])/([.C57]+[.D57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7]*[.G57])/([.F57]+[.G57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7]*[.J57])/([.I57]+[.J57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7]*[.M57])/([.L57]+[.M57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8]*[.D58])/([.C58]+[.D58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8]*[.G58])/([.F58]+[.G58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8]*[.J58])/([.I58]+[.J58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8]*[.M58])/([.L58]+[.M58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4" table:number-rows-repeated="2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3">
          <table:table-cell table:number-columns-repeated="8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17" office:value-type="float" office:value="0.53320824" calcext:value-type="float">
            <text:p>0.5332</text:p>
          </table:table-cell>
          <table:table-cell table:style-name="ce17" office:value-type="float" office:value="0.74196366" calcext:value-type="float">
            <text:p>0.7420</text:p>
          </table:table-cell>
          <table:table-cell table:style-name="ce17" table:formula="of:=(2*[.I64]*[.J64])/([.I64]+[.J64])" office:value-type="float" office:value="0.620498518344952" calcext:value-type="float">
            <text:p>0.6205</text:p>
          </table:table-cell>
          <table:table-cell table:style-name="ce17" office:value-type="float" office:value="0.59852591" calcext:value-type="float">
            <text:p>0.5985</text:p>
          </table:table-cell>
          <table:table-cell table:style-name="ce17" office:value-type="float" office:value="0.54947984" calcext:value-type="float">
            <text:p>0.5495</text:p>
          </table:table-cell>
          <table:table-cell table:style-name="ce17" table:formula="of:=(2*[.L64]*[.M64])/([.L64]+[.M64])" office:value-type="float" office:value="0.572955181213429" calcext:value-type="float">
            <text:p>0.573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17" office:value-type="float" office:value="0.09044176" calcext:value-type="float">
            <text:p>0.0904</text:p>
          </table:table-cell>
          <table:table-cell table:style-name="ce17" office:value-type="float" office:value="0.94288755" calcext:value-type="float">
            <text:p>0.9429</text:p>
          </table:table-cell>
          <table:table-cell table:style-name="ce17" table:formula="of:=(2*[.I65]*[.J65])/([.I65]+[.J65])" office:value-type="float" office:value="0.165051757806208" calcext:value-type="float">
            <text:p>0.1651</text:p>
          </table:table-cell>
          <table:table-cell table:style-name="ce17" office:value-type="float" office:value="0.303596" calcext:value-type="float">
            <text:p>0.3036</text:p>
          </table:table-cell>
          <table:table-cell table:style-name="ce17" office:value-type="float" office:value="0.76171871" calcext:value-type="float">
            <text:p>0.7617</text:p>
          </table:table-cell>
          <table:table-cell table:style-name="ce17" table:formula="of:=(2*[.L65]*[.M65])/([.L65]+[.M65])" office:value-type="float" office:value="0.434152933983536" calcext:value-type="float">
            <text:p>0.434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17" office:value-type="float" office:value="0.01067096" calcext:value-type="float">
            <text:p>0.0107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I66]*[.J66])/([.I66]+[.J66])" office:value-type="float" office:value="0.0211165857580394" calcext:value-type="float">
            <text:p>0.0211</text:p>
          </table:table-cell>
          <table:table-cell table:style-name="ce17" office:value-type="float" office:value="0.37242763" calcext:value-type="float">
            <text:p>0.3724</text:p>
          </table:table-cell>
          <table:table-cell table:style-name="ce17" office:value-type="float" office:value="0.63524624" calcext:value-type="float">
            <text:p>0.6352</text:p>
          </table:table-cell>
          <table:table-cell table:style-name="ce17" table:formula="of:=(2*[.L66]*[.M66])/([.L66]+[.M66])" office:value-type="float" office:value="0.469563136790698" calcext:value-type="float">
            <text:p>0.469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17" office:value-type="float" office:value="0.11450996" calcext:value-type="float">
            <text:p>0.1145</text:p>
          </table:table-cell>
          <table:table-cell table:style-name="ce17" office:value-type="float" office:value="0.56880276" calcext:value-type="float">
            <text:p>0.5688</text:p>
          </table:table-cell>
          <table:table-cell table:style-name="ce17" table:formula="of:=(2*[.I67]*[.J67])/([.I67]+[.J67])" office:value-type="float" office:value="0.190640622921492" calcext:value-type="float">
            <text:p>0.1906</text:p>
          </table:table-cell>
          <table:table-cell table:style-name="ce17" office:value-type="float" office:value="0.38678934" calcext:value-type="float">
            <text:p>0.3868</text:p>
          </table:table-cell>
          <table:table-cell table:style-name="ce17" office:value-type="float" office:value="0.38067128" calcext:value-type="float">
            <text:p>0.3807</text:p>
          </table:table-cell>
          <table:table-cell table:style-name="ce17" table:formula="of:=(2*[.L67]*[.M67])/([.L67]+[.M67])" office:value-type="float" office:value="0.383705923955174" calcext:value-type="float">
            <text:p>0.383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17" office:value-type="float" office:value="0.07840214" calcext:value-type="float">
            <text:p>0.0784</text:p>
          </table:table-cell>
          <table:table-cell table:style-name="ce17" office:value-type="float" office:value="0.91856251" calcext:value-type="float">
            <text:p>0.9186</text:p>
          </table:table-cell>
          <table:table-cell table:style-name="ce17" table:formula="of:=(2*[.I68]*[.J68])/([.I68]+[.J68])" office:value-type="float" office:value="0.144473059316138" calcext:value-type="float">
            <text:p>0.1445</text:p>
          </table:table-cell>
          <table:table-cell table:style-name="ce17" office:value-type="float" office:value="0.42291429" calcext:value-type="float">
            <text:p>0.4229</text:p>
          </table:table-cell>
          <table:table-cell table:style-name="ce17" office:value-type="float" office:value="0.70716387" calcext:value-type="float">
            <text:p>0.7072</text:p>
          </table:table-cell>
          <table:table-cell table:style-name="ce17" table:formula="of:=(2*[.L68]*[.M68])/([.L68]+[.M68])" office:value-type="float" office:value="0.529290303238322" calcext:value-type="float">
            <text:p>0.529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17" office:value-type="float" office:value="0.1705843" calcext:value-type="float">
            <text:p>0.1706</text:p>
          </table:table-cell>
          <table:table-cell table:style-name="ce17" office:value-type="float" office:value="0.77834879" calcext:value-type="float">
            <text:p>0.7783</text:p>
          </table:table-cell>
          <table:table-cell table:style-name="ce17" table:formula="of:=(2*[.I69]*[.J69])/([.I69]+[.J69])" office:value-type="float" office:value="0.279838662803922" calcext:value-type="float">
            <text:p>0.2798</text:p>
          </table:table-cell>
          <table:table-cell table:style-name="ce17" office:value-type="float" office:value="0.44463765" calcext:value-type="float">
            <text:p>0.4446</text:p>
          </table:table-cell>
          <table:table-cell table:style-name="ce17" office:value-type="float" office:value="0.62042535" calcext:value-type="float">
            <text:p>0.6204</text:p>
          </table:table-cell>
          <table:table-cell table:style-name="ce17" table:formula="of:=(2*[.L69]*[.M69])/([.L69]+[.M69])" office:value-type="float" office:value="0.518024698303157" calcext:value-type="float">
            <text:p>0.518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I70]*[.J70])/([.I70]+[.J70])" office:value-type="float" office:value="0.715746736973009" calcext:value-type="float">
            <text:p>0.7157</text:p>
          </table:table-cell>
          <table:table-cell table:style-name="ce17" office:value-type="float" office:value="0.99156681" calcext:value-type="float">
            <text:p>0.9916</text:p>
          </table:table-cell>
          <table:table-cell table:style-name="ce17" office:value-type="float" office:value="0.52378716" calcext:value-type="float">
            <text:p>0.5238</text:p>
          </table:table-cell>
          <table:table-cell table:style-name="ce17" table:formula="of:=(2*[.L70]*[.M70])/([.L70]+[.M70])" office:value-type="float" office:value="0.685476758093899" calcext:value-type="float">
            <text:p>0.685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17" office:value-type="float" office:value="0.0392998" calcext:value-type="float">
            <text:p>0.0393</text:p>
          </table:table-cell>
          <table:table-cell table:style-name="ce17" office:value-type="float" office:value="0.50859652" calcext:value-type="float">
            <text:p>0.5086</text:p>
          </table:table-cell>
          <table:table-cell table:style-name="ce17" table:formula="of:=(2*[.I71]*[.J71])/([.I71]+[.J71])" office:value-type="float" office:value="0.0729617658928463" calcext:value-type="float">
            <text:p>0.0730</text:p>
          </table:table-cell>
          <table:table-cell table:style-name="ce17" office:value-type="float" office:value="0.46666667" calcext:value-type="float">
            <text:p>0.4667</text:p>
          </table:table-cell>
          <table:table-cell table:style-name="ce17" office:value-type="float" office:value="0.01302036" calcext:value-type="float">
            <text:p>0.0130</text:p>
          </table:table-cell>
          <table:table-cell table:style-name="ce17" table:formula="of:=(2*[.L71]*[.M71])/([.L71]+[.M71])" office:value-type="float" office:value="0.0253338850683588" calcext:value-type="float">
            <text:p>0.025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I72]*[.J72])/([.I72]+[.J72])" office:value-type="float" office:value="0.0125779646410327" calcext:value-type="float">
            <text:p>0.0126</text:p>
          </table:table-cell>
          <table:table-cell table:style-name="ce17" office:value-type="float" office:value="0.23358832" calcext:value-type="float">
            <text:p>0.2336</text:p>
          </table:table-cell>
          <table:table-cell table:style-name="ce17" office:value-type="float" office:value="0.38911345" calcext:value-type="float">
            <text:p>0.3891</text:p>
          </table:table-cell>
          <table:table-cell table:style-name="ce17" table:formula="of:=(2*[.L72]*[.M72])/([.L72]+[.M72])" office:value-type="float" office:value="0.291929014670711" calcext:value-type="float">
            <text:p>0.291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17" office:value-type="float" office:value="0.03511695" calcext:value-type="float">
            <text:p>0.0351</text:p>
          </table:table-cell>
          <table:table-cell table:style-name="ce17" office:value-type="float" office:value="0.96034292" calcext:value-type="float">
            <text:p>0.9603</text:p>
          </table:table-cell>
          <table:table-cell table:style-name="ce17" table:formula="of:=(2*[.I73]*[.J73])/([.I73]+[.J73])" office:value-type="float" office:value="0.067756250795914" calcext:value-type="float">
            <text:p>0.0678</text:p>
          </table:table-cell>
          <table:table-cell table:style-name="ce17" office:value-type="float" office:value="0.31554643" calcext:value-type="float">
            <text:p>0.3155</text:p>
          </table:table-cell>
          <table:table-cell table:style-name="ce17" office:value-type="float" office:value="0.68580876" calcext:value-type="float">
            <text:p>0.6858</text:p>
          </table:table-cell>
          <table:table-cell table:style-name="ce17" table:formula="of:=(2*[.L73]*[.M73])/([.L73]+[.M73])" office:value-type="float" office:value="0.432223267112096" calcext:value-type="float">
            <text:p>0.432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17" office:value-type="float" office:value="0.11654968" calcext:value-type="float">
            <text:p>0.1165</text:p>
          </table:table-cell>
          <table:table-cell table:style-name="ce17" office:value-type="float" office:value="0.07265312" calcext:value-type="float">
            <text:p>0.0727</text:p>
          </table:table-cell>
          <table:table-cell table:style-name="ce17" table:formula="of:=(2*[.I74]*[.J74])/([.I74]+[.J74])" office:value-type="float" office:value="0.0895092238275713" calcext:value-type="float">
            <text:p>0.0895</text:p>
          </table:table-cell>
          <table:table-cell table:style-name="ce17" office:value-type="float" office:value="0.77327387" calcext:value-type="float">
            <text:p>0.7733</text:p>
          </table:table-cell>
          <table:table-cell table:style-name="ce17" office:value-type="float" office:value="0.00651118" calcext:value-type="float">
            <text:p>0.0065</text:p>
          </table:table-cell>
          <table:table-cell table:style-name="ce17" table:formula="of:=(2*[.L74]*[.M74])/([.L74]+[.M74])" office:value-type="float" office:value="0.0129136237142956" calcext:value-type="float">
            <text:p>0.012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17" office:value-type="float" office:value="0.03483779" calcext:value-type="float">
            <text:p>0.0348</text:p>
          </table:table-cell>
          <table:table-cell table:style-name="ce17" office:value-type="float" office:value="0.85484685" calcext:value-type="float">
            <text:p>0.8548</text:p>
          </table:table-cell>
          <table:table-cell table:style-name="ce17" table:formula="of:=(2*[.I75]*[.J75])/([.I75]+[.J75])" office:value-type="float" office:value="0.066947261318261" calcext:value-type="float">
            <text:p>0.0669</text:p>
          </table:table-cell>
          <table:table-cell table:style-name="ce17" office:value-type="float" office:value="0.43244755" calcext:value-type="float">
            <text:p>0.4324</text:p>
          </table:table-cell>
          <table:table-cell table:style-name="ce17" office:value-type="float" office:value="0.02714846" calcext:value-type="float">
            <text:p>0.0271</text:p>
          </table:table-cell>
          <table:table-cell table:style-name="ce17" table:formula="of:=(2*[.L75]*[.M75])/([.L75]+[.M75])" office:value-type="float" office:value="0.0510895863228795" calcext:value-type="float">
            <text:p>0.051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17" office:value-type="float" office:value="0.01991308" calcext:value-type="float">
            <text:p>0.0199</text:p>
          </table:table-cell>
          <table:table-cell table:style-name="ce17" office:value-type="float" office:value="0.92236946" calcext:value-type="float">
            <text:p>0.9224</text:p>
          </table:table-cell>
          <table:table-cell table:style-name="ce17" table:formula="of:=(2*[.I76]*[.J76])/([.I76]+[.J76])" office:value-type="float" office:value="0.0389845212382621" calcext:value-type="float">
            <text:p>0.0390</text:p>
          </table:table-cell>
          <table:table-cell table:style-name="ce17" office:value-type="float" office:value="0.18784813" calcext:value-type="float">
            <text:p>0.1878</text:p>
          </table:table-cell>
          <table:table-cell table:style-name="ce17" office:value-type="float" office:value="0.63602646" calcext:value-type="float">
            <text:p>0.6360</text:p>
          </table:table-cell>
          <table:table-cell table:style-name="ce17" table:formula="of:=(2*[.L76]*[.M76])/([.L76]+[.M76])" office:value-type="float" office:value="0.290035358758958" calcext:value-type="float">
            <text:p>0.290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17" office:value-type="float" office:value="0.16308233" calcext:value-type="float">
            <text:p>0.1631</text:p>
          </table:table-cell>
          <table:table-cell table:style-name="ce17" office:value-type="float" office:value="0.28431303" calcext:value-type="float">
            <text:p>0.2843</text:p>
          </table:table-cell>
          <table:table-cell table:style-name="ce17" table:formula="of:=(2*[.I77]*[.J77])/([.I77]+[.J77])" office:value-type="float" office:value="0.207272741414931" calcext:value-type="float">
            <text:p>0.2073</text:p>
          </table:table-cell>
          <table:table-cell table:style-name="ce17" office:value-type="float" office:value="0.55819476" calcext:value-type="float">
            <text:p>0.5582</text:p>
          </table:table-cell>
          <table:table-cell table:style-name="ce17" office:value-type="float" office:value="0.02406883" calcext:value-type="float">
            <text:p>0.0241</text:p>
          </table:table-cell>
          <table:table-cell table:style-name="ce17" table:formula="of:=(2*[.L77]*[.M77])/([.L77]+[.M77])" office:value-type="float" office:value="0.046147810084882" calcext:value-type="float">
            <text:p>0.046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17" office:value-type="float" office:value="0.00269808" calcext:value-type="float">
            <text:p>0.0027</text:p>
          </table:table-cell>
          <table:table-cell table:style-name="ce17" office:value-type="float" office:value="0.49343434" calcext:value-type="float">
            <text:p>0.4934</text:p>
          </table:table-cell>
          <table:table-cell table:style-name="ce17" table:formula="of:=(2*[.I78]*[.J78])/([.I78]+[.J78])" office:value-type="float" office:value="0.00536681446484469" calcext:value-type="float">
            <text:p>0.005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17" office:value-type="float" office:value="0.10546151" calcext:value-type="float">
            <text:p>0.1055</text:p>
          </table:table-cell>
          <table:table-cell table:style-name="ce17" office:value-type="float" office:value="0.16803035" calcext:value-type="float">
            <text:p>0.1680</text:p>
          </table:table-cell>
          <table:table-cell table:style-name="ce17" table:formula="of:=(2*[.I79]*[.J79])/([.I79]+[.J79])" office:value-type="float" office:value="0.129588752197806" calcext:value-type="float">
            <text:p>0.1296</text:p>
          </table:table-cell>
          <table:table-cell table:style-name="ce17" office:value-type="float" office:value="0.2" calcext:value-type="float">
            <text:p>0.2000</text:p>
          </table:table-cell>
          <table:table-cell table:style-name="ce17" office:value-type="float" office:value="0.00076046" calcext:value-type="float">
            <text:p>0.0008</text:p>
          </table:table-cell>
          <table:table-cell table:style-name="ce17" table:formula="of:=(2*[.L79]*[.M79])/([.L79]+[.M79])" office:value-type="float" office:value="0.00151515891127167" calcext:value-type="float">
            <text:p>0.001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17" office:value-type="float" office:value="0.98036946" calcext:value-type="float">
            <text:p>0.9804</text:p>
          </table:table-cell>
          <table:table-cell table:style-name="ce17" office:value-type="float" office:value="0.56135444" calcext:value-type="float">
            <text:p>0.5614</text:p>
          </table:table-cell>
          <table:table-cell table:style-name="ce17" table:formula="of:=(2*[.I80]*[.J80])/([.I80]+[.J80])" office:value-type="float" office:value="0.713921278915638" calcext:value-type="float">
            <text:p>0.7139</text:p>
          </table:table-cell>
          <table:table-cell table:style-name="ce17" office:value-type="float" office:value="0.99166344" calcext:value-type="float">
            <text:p>0.9917</text:p>
          </table:table-cell>
          <table:table-cell table:style-name="ce17" office:value-type="float" office:value="0.54993053" calcext:value-type="float">
            <text:p>0.5499</text:p>
          </table:table-cell>
          <table:table-cell table:style-name="ce17" table:formula="of:=(2*[.L80]*[.M80])/([.L80]+[.M80])" office:value-type="float" office:value="0.707509255684002" calcext:value-type="float">
            <text:p>0.707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17" office:value-type="float" office:value="0.05289801" calcext:value-type="float">
            <text:p>0.0529</text:p>
          </table:table-cell>
          <table:table-cell table:style-name="ce17" office:value-type="float" office:value="0.9625782" calcext:value-type="float">
            <text:p>0.9626</text:p>
          </table:table-cell>
          <table:table-cell table:style-name="ce17" table:formula="of:=(2*[.I81]*[.J81])/([.I81]+[.J81])" office:value-type="float" office:value="0.100284912138674" calcext:value-type="float">
            <text:p>0.1003</text:p>
          </table:table-cell>
          <table:table-cell table:style-name="ce17" office:value-type="float" office:value="0.23801107" calcext:value-type="float">
            <text:p>0.2380</text:p>
          </table:table-cell>
          <table:table-cell table:style-name="ce17" office:value-type="float" office:value="0.59944262" calcext:value-type="float">
            <text:p>0.5994</text:p>
          </table:table-cell>
          <table:table-cell table:style-name="ce17" table:formula="of:=(2*[.L81]*[.M81])/([.L81]+[.M81])" office:value-type="float" office:value="0.340732821631733" calcext:value-type="float">
            <text:p>0.340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17" office:value-type="float" office:value="0.02807322" calcext:value-type="float">
            <text:p>0.0281</text:p>
          </table:table-cell>
          <table:table-cell table:style-name="ce17" office:value-type="float" office:value="0.43933589" calcext:value-type="float">
            <text:p>0.4393</text:p>
          </table:table-cell>
          <table:table-cell table:style-name="ce17" table:formula="of:=(2*[.I82]*[.J82])/([.I82]+[.J82])" office:value-type="float" office:value="0.0527742092740375" calcext:value-type="float">
            <text:p>0.0528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17" office:value-type="float" office:value="0.14532335" calcext:value-type="float">
            <text:p>0.1453</text:p>
          </table:table-cell>
          <table:table-cell table:style-name="ce17" office:value-type="float" office:value="0.1740102" calcext:value-type="float">
            <text:p>0.1740</text:p>
          </table:table-cell>
          <table:table-cell table:style-name="ce17" table:formula="of:=(2*[.I83]*[.J83])/([.I83]+[.J83])" office:value-type="float" office:value="0.158378254951101" calcext:value-type="float">
            <text:p>0.1584</text:p>
          </table:table-cell>
          <table:table-cell table:style-name="ce17" office:value-type="float" office:value="0.64738095" calcext:value-type="float">
            <text:p>0.6474</text:p>
          </table:table-cell>
          <table:table-cell table:style-name="ce17" office:value-type="float" office:value="0.00968086" calcext:value-type="float">
            <text:p>0.0097</text:p>
          </table:table-cell>
          <table:table-cell table:style-name="ce17" table:formula="of:=(2*[.L83]*[.M83])/([.L83]+[.M83])" office:value-type="float" office:value="0.0190764529249295" calcext:value-type="float">
            <text:p>0.019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17" office:value-type="float" office:value="0.02323333" calcext:value-type="float">
            <text:p>0.0232</text:p>
          </table:table-cell>
          <table:table-cell table:style-name="ce17" office:value-type="float" office:value="0.69696533" calcext:value-type="float">
            <text:p>0.6970</text:p>
          </table:table-cell>
          <table:table-cell table:style-name="ce17" table:formula="of:=(2*[.I84]*[.J84])/([.I84]+[.J84])" office:value-type="float" office:value="0.0449676635345278" calcext:value-type="float">
            <text:p>0.0450</text:p>
          </table:table-cell>
          <table:table-cell table:style-name="ce17" office:value-type="float" office:value="0.3" calcext:value-type="float">
            <text:p>0.3000</text:p>
          </table:table-cell>
          <table:table-cell table:style-name="ce17" office:value-type="float" office:value="0.00740093" calcext:value-type="float">
            <text:p>0.0074</text:p>
          </table:table-cell>
          <table:table-cell table:style-name="ce17" table:formula="of:=(2*[.L84]*[.M84])/([.L84]+[.M84])" office:value-type="float" office:value="0.0144454930569013" calcext:value-type="float">
            <text:p>0.0144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17" office:value-type="float" office:value="0.5054586" calcext:value-type="float">
            <text:p>0.5055</text:p>
          </table:table-cell>
          <table:table-cell table:style-name="ce17" office:value-type="float" office:value="0.60911022" calcext:value-type="float">
            <text:p>0.6091</text:p>
          </table:table-cell>
          <table:table-cell table:style-name="ce17" table:formula="of:=(2*[.I85]*[.J85])/([.I85]+[.J85])" office:value-type="float" office:value="0.552464762197263" calcext:value-type="float">
            <text:p>0.5525</text:p>
          </table:table-cell>
          <table:table-cell table:style-name="ce17" office:value-type="float" office:value="0.8741655" calcext:value-type="float">
            <text:p>0.8742</text:p>
          </table:table-cell>
          <table:table-cell table:style-name="ce17" office:value-type="float" office:value="0.60434188" calcext:value-type="float">
            <text:p>0.6043</text:p>
          </table:table-cell>
          <table:table-cell table:style-name="ce17" table:formula="of:=(2*[.L85]*[.M85])/([.L85]+[.M85])" office:value-type="float" office:value="0.714632647557214" calcext:value-type="float">
            <text:p>0.714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17" office:value-type="float" office:value="0.47818834" calcext:value-type="float">
            <text:p>0.4782</text:p>
          </table:table-cell>
          <table:table-cell table:style-name="ce17" office:value-type="float" office:value="0.37786084" calcext:value-type="float">
            <text:p>0.3779</text:p>
          </table:table-cell>
          <table:table-cell table:style-name="ce17" table:formula="of:=(2*[.I86]*[.J86])/([.I86]+[.J86])" office:value-type="float" office:value="0.422145484283054" calcext:value-type="float">
            <text:p>0.4221</text:p>
          </table:table-cell>
          <table:table-cell table:style-name="ce17" office:value-type="float" office:value="0.52314742" calcext:value-type="float">
            <text:p>0.5231</text:p>
          </table:table-cell>
          <table:table-cell table:style-name="ce17" office:value-type="float" office:value="0.28559914" calcext:value-type="float">
            <text:p>0.2856</text:p>
          </table:table-cell>
          <table:table-cell table:style-name="ce17" table:formula="of:=(2*[.L86]*[.M86])/([.L86]+[.M86])" office:value-type="float" office:value="0.369486463708034" calcext:value-type="float">
            <text:p>0.369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orksAt</text:p>
          </table:table-cell>
          <table:table-cell table:style-name="ce17" office:value-type="float" office:value="0.05377151" calcext:value-type="float">
            <text:p>0.0538</text:p>
          </table:table-cell>
          <table:table-cell table:style-name="ce17" office:value-type="float" office:value="0.56180049" calcext:value-type="float">
            <text:p>0.5618</text:p>
          </table:table-cell>
          <table:table-cell table:style-name="ce17" table:formula="of:=(2*[.I87]*[.J87])/([.I87]+[.J87])" office:value-type="float" office:value="0.0981489108212846" calcext:value-type="float">
            <text:p>0.0981</text:p>
          </table:table-cell>
          <table:table-cell table:style-name="ce17" office:value-type="float" office:value="0.47701126" calcext:value-type="float">
            <text:p>0.4770</text:p>
          </table:table-cell>
          <table:table-cell table:style-name="ce17" office:value-type="float" office:value="0.1136631" calcext:value-type="float">
            <text:p>0.1137</text:p>
          </table:table-cell>
          <table:table-cell table:style-name="ce17" table:formula="of:=(2*[.L87]*[.M87])/([.L87]+[.M87])" office:value-type="float" office:value="0.183581960613648" calcext:value-type="float">
            <text:p>0.183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17" office:value-type="float" office:value="0.18969126" calcext:value-type="float">
            <text:p>0.1897</text:p>
          </table:table-cell>
          <table:table-cell table:style-name="ce17" office:value-type="float" office:value="0.61372753" calcext:value-type="float">
            <text:p>0.6137</text:p>
          </table:table-cell>
          <table:table-cell table:style-name="ce17" table:formula="of:=(2*[.I88]*[.J88])/([.I88]+[.J88])" office:value-type="float" office:value="0.289808378672318" calcext:value-type="float">
            <text:p>0.2898</text:p>
          </table:table-cell>
          <table:table-cell table:style-name="ce17" office:value-type="float" office:value="0.44747512" calcext:value-type="float">
            <text:p>0.4475</text:p>
          </table:table-cell>
          <table:table-cell table:style-name="ce17" office:value-type="float" office:value="0.33879206" calcext:value-type="float">
            <text:p>0.3388</text:p>
          </table:table-cell>
          <table:table-cell table:style-name="ce17" table:formula="of:=(2*[.L88]*[.M88])/([.L88]+[.M88])" office:value-type="float" office:value="0.385622143616747" calcext:value-type="float">
            <text:p>0.385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17" office:value-type="float" office:value="0.27398419" calcext:value-type="float">
            <text:p>0.2740</text:p>
          </table:table-cell>
          <table:table-cell table:style-name="ce17" office:value-type="float" office:value="0.54258215" calcext:value-type="float">
            <text:p>0.5426</text:p>
          </table:table-cell>
          <table:table-cell table:style-name="ce17" table:formula="of:=(2*[.I89]*[.J89])/([.I89]+[.J89])" office:value-type="float" office:value="0.364107418084876" calcext:value-type="float">
            <text:p>0.3641</text:p>
          </table:table-cell>
          <table:table-cell table:style-name="ce17" office:value-type="float" office:value="0.7427938" calcext:value-type="float">
            <text:p>0.7428</text:p>
          </table:table-cell>
          <table:table-cell table:style-name="ce17" office:value-type="float" office:value="0.48127194" calcext:value-type="float">
            <text:p>0.4813</text:p>
          </table:table-cell>
          <table:table-cell table:style-name="ce17" table:formula="of:=(2*[.L89]*[.M89])/([.L89]+[.M89])" office:value-type="float" office:value="0.584095774375602" calcext:value-type="float">
            <text:p>0.5841</text:p>
          </table:table-cell>
          <table:table-cell table:number-columns-repeated="4"/>
        </table:table-row>
        <table:table-row table:style-name="ro4">
          <table:table-cell table:number-columns-repeated="18"/>
        </table:table-row>
        <table:table-row table:style-name="ro5" table:number-rows-repeated="1048485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errorChecking" table:style-name="ta1">
        <office:forms form:automatic-focus="false" form:apply-design-mode="false"/>
        <table:shapes>
          <draw:frame draw:z-index="0" draw:style-name="gr2" draw:text-style-name="P1" svg:width="27.488cm" svg:height="11.873cm" svg:x="2.491cm" svg:y="12.192cm">
            <draw:object draw:notify-on-update-of-ranges="errorChecking.B4:errorChecking.B27 errorChecking.C2:errorChecking.C2 errorChecking.G4:errorChecking.G27 errorChecking.J2:errorChecking.J2 errorChecking.N4:errorChecking.N2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without NBC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with NBC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297811" calcext:value-type="float">
            <text:p>0.53297811</text:p>
          </table:table-cell>
          <table:table-cell office:value-type="float" office:value="0.74323973" calcext:value-type="float">
            <text:p>0.74323973</text:p>
          </table:table-cell>
          <table:table-cell office:value-type="float" office:value="0.0518186" calcext:value-type="float">
            <text:p>0.0518186</text:p>
          </table:table-cell>
          <table:table-cell office:value-type="float" office:value="0.05827271" calcext:value-type="float">
            <text:p>0.05827271</text:p>
          </table:table-cell>
          <table:table-cell office:value-type="float" office:value="0.88990869" calcext:value-type="float">
            <text:p>0.88990869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office:value-type="float" office:value="0.05774575" calcext:value-type="float">
            <text:p>0.05774575</text:p>
          </table:table-cell>
          <table:table-cell office:value-type="float" office:value="0.06364831" calcext:value-type="float">
            <text:p>0.06364831</text:p>
          </table:table-cell>
          <table:table-cell office:value-type="float" office:value="0.87860594" calcext:value-type="float">
            <text:p>0.8786059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022961" calcext:value-type="float">
            <text:p>0.09022961</text:p>
          </table:table-cell>
          <table:table-cell office:value-type="float" office:value="0.94288755" calcext:value-type="float">
            <text:p>0.94288755</text:p>
          </table:table-cell>
          <table:table-cell office:value-type="float" office:value="0.04165396" calcext:value-type="float">
            <text:p>0.04165396</text:p>
          </table:table-cell>
          <table:table-cell office:value-type="float" office:value="0.00418039" calcext:value-type="float">
            <text:p>0.00418039</text:p>
          </table:table-cell>
          <table:table-cell office:value-type="float" office:value="0.95416565" calcext:value-type="float">
            <text:p>0.954165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office:value-type="float" office:value="0.07360135" calcext:value-type="float">
            <text:p>0.07360135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91626365" calcext:value-type="float">
            <text:p>0.9162636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6244" calcext:value-type="float">
            <text:p>0.010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465277" calcext:value-type="float">
            <text:p>0.11465277</text:p>
          </table:table-cell>
          <table:table-cell office:value-type="float" office:value="0.57117758" calcext:value-type="float">
            <text:p>0.57117758</text:p>
          </table:table-cell>
          <table:table-cell office:value-type="float" office:value="0.07204269" calcext:value-type="float">
            <text:p>0.07204269</text:p>
          </table:table-cell>
          <table:table-cell office:value-type="float" office:value="0.00967985" calcext:value-type="float">
            <text:p>0.00967985</text:p>
          </table:table-cell>
          <table:table-cell office:value-type="float" office:value="0.91827746" calcext:value-type="float">
            <text:p>0.9182774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office:value-type="float" office:value="0.23984084" calcext:value-type="float">
            <text:p>0.23984084</text:p>
          </table:table-cell>
          <table:table-cell office:value-type="float" office:value="0.03797529" calcext:value-type="float">
            <text:p>0.03797529</text:p>
          </table:table-cell>
          <table:table-cell office:value-type="float" office:value="0.72218387" calcext:value-type="float">
            <text:p>0.72218387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7794463" calcext:value-type="float">
            <text:p>0.07794463</text:p>
          </table:table-cell>
          <table:table-cell office:value-type="float" office:value="0.91856251" calcext:value-type="float">
            <text:p>0.91856251</text:p>
          </table:table-cell>
          <table:table-cell office:value-type="float" office:value="0.02939848" calcext:value-type="float">
            <text:p>0.02939848</text:p>
          </table:table-cell>
          <table:table-cell office:value-type="float" office:value="0.00293137" calcext:value-type="float">
            <text:p>0.00293137</text:p>
          </table:table-cell>
          <table:table-cell office:value-type="float" office:value="0.96767015" calcext:value-type="float">
            <text:p>0.96767015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office:value-type="float" office:value="0.03029546" calcext:value-type="float">
            <text:p>0.03029546</text:p>
          </table:table-cell>
          <table:table-cell office:value-type="float" office:value="0.01762694" calcext:value-type="float">
            <text:p>0.01762694</text:p>
          </table:table-cell>
          <table:table-cell office:value-type="float" office:value="0.9520776" calcext:value-type="float">
            <text:p>0.95207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35216" calcext:value-type="float">
            <text:p>0.17035216</text:p>
          </table:table-cell>
          <table:table-cell office:value-type="float" office:value="0.77872612" calcext:value-type="float">
            <text:p>0.77872612</text:p>
          </table:table-cell>
          <table:table-cell office:value-type="float" office:value="0.06616667" calcext:value-type="float">
            <text:p>0.06616667</text:p>
          </table:table-cell>
          <table:table-cell office:value-type="float" office:value="0.00354918" calcext:value-type="float">
            <text:p>0.00354918</text:p>
          </table:table-cell>
          <table:table-cell office:value-type="float" office:value="0.93028415" calcext:value-type="float">
            <text:p>0.93028415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office:value-type="float" office:value="0.05748718" calcext:value-type="float">
            <text:p>0.05748718</text:p>
          </table:table-cell>
          <table:table-cell office:value-type="float" office:value="0.01022888" calcext:value-type="float">
            <text:p>0.01022888</text:p>
          </table:table-cell>
          <table:table-cell office:value-type="float" office:value="0.93228394" calcext:value-type="float">
            <text:p>0.93228394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3893973" calcext:value-type="float">
            <text:p>0.03893973</text:p>
          </table:table-cell>
          <table:table-cell office:value-type="float" office:value="0.50859652" calcext:value-type="float">
            <text:p>0.50859652</text:p>
          </table:table-cell>
          <table:table-cell office:value-type="float" office:value="0.02168465" calcext:value-type="float">
            <text:p>0.02168465</text:p>
          </table:table-cell>
          <table:table-cell office:value-type="float" office:value="0.00711239" calcext:value-type="float">
            <text:p>0.00711239</text:p>
          </table:table-cell>
          <table:table-cell office:value-type="float" office:value="0.97120296" calcext:value-type="float">
            <text:p>0.97120296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43956" calcext:value-type="float">
            <text:p>0.00643956</text:p>
          </table:table-cell>
          <table:table-cell office:value-type="float" office:value="0.46103857" calcext:value-type="float">
            <text:p>0.46103857</text:p>
          </table:table-cell>
          <table:table-cell office:value-type="float" office:value="0" calcext:value-type="float">
            <text:p>0</text:p>
          </table:table-cell>
          <table:table-cell office:value-type="float" office:value="0.00017748" calcext:value-type="float">
            <text:p>0.00017748</text:p>
          </table:table-cell>
          <table:table-cell office:value-type="float" office:value="0.99982252" calcext:value-type="float">
            <text:p>0.99982252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office:value-type="float" office:value="0" calcext:value-type="float">
            <text:p>0</text:p>
          </table:table-cell>
          <table:table-cell office:value-type="float" office:value="0.00886099" calcext:value-type="float">
            <text:p>0.00886099</text:p>
          </table:table-cell>
          <table:table-cell office:value-type="float" office:value="0.99113901" calcext:value-type="float">
            <text:p>0.99113901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497116" calcext:value-type="float">
            <text:p>0.03497116</text:p>
          </table:table-cell>
          <table:table-cell office:value-type="float" office:value="0.96184728" calcext:value-type="float">
            <text:p>0.96184728</text:p>
          </table:table-cell>
          <table:table-cell office:value-type="float" office:value="0.03309413" calcext:value-type="float">
            <text:p>0.0330941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96646019" calcext:value-type="float">
            <text:p>0.96646019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office:value-type="float" office:value="0.13537601" calcext:value-type="float">
            <text:p>0.13537601</text:p>
          </table:table-cell>
          <table:table-cell office:value-type="float" office:value="0.00386437" calcext:value-type="float">
            <text:p>0.00386437</text:p>
          </table:table-cell>
          <table:table-cell office:value-type="float" office:value="0.86075962" calcext:value-type="float">
            <text:p>0.86075962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59272" calcext:value-type="float">
            <text:p>0.1159272</text:p>
          </table:table-cell>
          <table:table-cell office:value-type="float" office:value="0.07288081" calcext:value-type="float">
            <text:p>0.07288081</text:p>
          </table:table-cell>
          <table:table-cell office:value-type="float" office:value="0.06434421" calcext:value-type="float">
            <text:p>0.06434421</text:p>
          </table:table-cell>
          <table:table-cell office:value-type="float" office:value="0.00078347" calcext:value-type="float">
            <text:p>0.00078347</text:p>
          </table:table-cell>
          <table:table-cell office:value-type="float" office:value="0.93487232" calcext:value-type="float">
            <text:p>0.93487232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465754" calcext:value-type="float">
            <text:p>0.03465754</text:p>
          </table:table-cell>
          <table:table-cell office:value-type="float" office:value="0.85484685" calcext:value-type="float">
            <text:p>0.85484685</text:p>
          </table:table-cell>
          <table:table-cell office:value-type="float" office:value="0.01509355" calcext:value-type="float">
            <text:p>0.01509355</text:p>
          </table:table-cell>
          <table:table-cell office:value-type="float" office:value="0.00011295" calcext:value-type="float">
            <text:p>0.00011295</text:p>
          </table:table-cell>
          <table:table-cell office:value-type="float" office:value="0.9847935" calcext:value-type="float">
            <text:p>0.9847935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0" calcext:value-type="float">
            <text:p>0</text:p>
          </table:table-cell>
          <table:table-cell office:value-type="float" office:value="0.97777778" calcext:value-type="float">
            <text:p>0.97777778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92236946" calcext:value-type="float">
            <text:p>0.92236946</text:p>
          </table:table-cell>
          <table:table-cell office:value-type="float" office:value="0.04710477" calcext:value-type="float">
            <text:p>0.04710477</text:p>
          </table:table-cell>
          <table:table-cell office:value-type="float" office:value="0.00539847" calcext:value-type="float">
            <text:p>0.00539847</text:p>
          </table:table-cell>
          <table:table-cell office:value-type="float" office:value="0.94749676" calcext:value-type="float">
            <text:p>0.94749676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office:value-type="float" office:value="0.06863411" calcext:value-type="float">
            <text:p>0.06863411</text:p>
          </table:table-cell>
          <table:table-cell office:value-type="float" office:value="0.04457692" calcext:value-type="float">
            <text:p>0.04457692</text:p>
          </table:table-cell>
          <table:table-cell office:value-type="float" office:value="0.88678898" calcext:value-type="float">
            <text:p>0.88678898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47109" calcext:value-type="float">
            <text:p>0.16247109</text:p>
          </table:table-cell>
          <table:table-cell office:value-type="float" office:value="0.28666808" calcext:value-type="float">
            <text:p>0.28666808</text:p>
          </table:table-cell>
          <table:table-cell office:value-type="float" office:value="0.06203632" calcext:value-type="float">
            <text:p>0.06203632</text:p>
          </table:table-cell>
          <table:table-cell office:value-type="float" office:value="0.04812329" calcext:value-type="float">
            <text:p>0.04812329</text:p>
          </table:table-cell>
          <table:table-cell office:value-type="float" office:value="0.88984038" calcext:value-type="float">
            <text:p>0.889840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office:value-type="float" office:value="0.10248843" calcext:value-type="float">
            <text:p>0.10248843</text:p>
          </table:table-cell>
          <table:table-cell office:value-type="float" office:value="0.10216338" calcext:value-type="float">
            <text:p>0.10216338</text:p>
          </table:table-cell>
          <table:table-cell office:value-type="float" office:value="0.79534818" calcext:value-type="float">
            <text:p>0.7953481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68956" calcext:value-type="float">
            <text:p>0.00268956</text:p>
          </table:table-cell>
          <table:table-cell office:value-type="float" office:value="0.49343434" calcext:value-type="float">
            <text:p>0.49343434</text:p>
          </table:table-cell>
          <table:table-cell office:value-type="float" office:value="0.00108447" calcext:value-type="float">
            <text:p>0.00108447</text:p>
          </table:table-cell>
          <table:table-cell office:value-type="float" office:value="0.00018452" calcext:value-type="float">
            <text:p>0.00018452</text:p>
          </table:table-cell>
          <table:table-cell office:value-type="float" office:value="0.99873102" calcext:value-type="float">
            <text:p>0.99873102</text:p>
          </table:table-cell>
          <table:table-cell/>
          <table:table-cell office:value-type="string" calcext:value-type="string">
            <text:p>isKnownFo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10352812" calcext:value-type="float">
            <text:p>0.10352812</text:p>
          </table:table-cell>
          <table:table-cell office:value-type="float" office:value="0.16939553" calcext:value-type="float">
            <text:p>0.16939553</text:p>
          </table:table-cell>
          <table:table-cell office:value-type="float" office:value="0.21360728" calcext:value-type="float">
            <text:p>0.21360728</text:p>
          </table:table-cell>
          <table:table-cell office:value-type="float" office:value="0.00389362" calcext:value-type="float">
            <text:p>0.00389362</text:p>
          </table:table-cell>
          <table:table-cell office:value-type="float" office:value="0.7824991" calcext:value-type="float">
            <text:p>0.7824991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34142" calcext:value-type="float">
            <text:p>0.98034142</text:p>
          </table:table-cell>
          <table:table-cell office:value-type="float" office:value="0.56145613" calcext:value-type="float">
            <text:p>0.56145613</text:p>
          </table:table-cell>
          <table:table-cell office:value-type="float" office:value="0.01217762" calcext:value-type="float">
            <text:p>0.01217762</text:p>
          </table:table-cell>
          <table:table-cell office:value-type="float" office:value="0.03462472" calcext:value-type="float">
            <text:p>0.03462472</text:p>
          </table:table-cell>
          <table:table-cell office:value-type="float" office:value="0.95319766" calcext:value-type="float">
            <text:p>0.95319766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office:value-type="float" office:value="0.00292776" calcext:value-type="float">
            <text:p>0.00292776</text:p>
          </table:table-cell>
          <table:table-cell office:value-type="float" office:value="0.05926412" calcext:value-type="float">
            <text:p>0.05926412</text:p>
          </table:table-cell>
          <table:table-cell office:value-type="float" office:value="0.93780812" calcext:value-type="float">
            <text:p>0.93780812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266954" calcext:value-type="float">
            <text:p>0.05266954</text:p>
          </table:table-cell>
          <table:table-cell office:value-type="float" office:value="0.9628183" calcext:value-type="float">
            <text:p>0.9628183</text:p>
          </table:table-cell>
          <table:table-cell office:value-type="float" office:value="0.03165282" calcext:value-type="float">
            <text:p>0.03165282</text:p>
          </table:table-cell>
          <table:table-cell office:value-type="float" office:value="0.00248389" calcext:value-type="float">
            <text:p>0.00248389</text:p>
          </table:table-cell>
          <table:table-cell office:value-type="float" office:value="0.96586328" calcext:value-type="float">
            <text:p>0.96586328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office:value-type="float" office:value="0.07921928" calcext:value-type="float">
            <text:p>0.07921928</text:p>
          </table:table-cell>
          <table:table-cell office:value-type="float" office:value="0.00368372" calcext:value-type="float">
            <text:p>0.00368372</text:p>
          </table:table-cell>
          <table:table-cell office:value-type="float" office:value="0.91709699" calcext:value-type="float">
            <text:p>0.91709699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79696" calcext:value-type="float">
            <text:p>0.0279696</text:p>
          </table:table-cell>
          <table:table-cell office:value-type="float" office:value="0.43933589" calcext:value-type="float">
            <text:p>0.43933589</text:p>
          </table:table-cell>
          <table:table-cell office:value-type="float" office:value="0.03759885" calcext:value-type="float">
            <text:p>0.03759885</text:p>
          </table:table-cell>
          <table:table-cell office:value-type="float" office:value="0" calcext:value-type="float">
            <text:p>0</text:p>
          </table:table-cell>
          <table:table-cell office:value-type="float" office:value="0.96240115" calcext:value-type="float">
            <text:p>0.96240115</text:p>
          </table:table-cell>
          <table:table-cell/>
          <table:table-cell office:value-type="string" calcext:value-type="string">
            <text:p>isPoliticianO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4544627" calcext:value-type="float">
            <text:p>0.14544627</text:p>
          </table:table-cell>
          <table:table-cell office:value-type="float" office:value="0.17637994" calcext:value-type="float">
            <text:p>0.17637994</text:p>
          </table:table-cell>
          <table:table-cell office:value-type="float" office:value="0.16700778" calcext:value-type="float">
            <text:p>0.16700778</text:p>
          </table:table-cell>
          <table:table-cell office:value-type="float" office:value="0.00850393" calcext:value-type="float">
            <text:p>0.00850393</text:p>
          </table:table-cell>
          <table:table-cell office:value-type="float" office:value="0.82448829" calcext:value-type="float">
            <text:p>0.82448829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office:value-type="float" office:value="0.28492063" calcext:value-type="float">
            <text:p>0.28492063</text:p>
          </table:table-cell>
          <table:table-cell office:value-type="float" office:value="0" calcext:value-type="float">
            <text:p>0</text:p>
          </table:table-cell>
          <table:table-cell office:value-type="float" office:value="0.71507937" calcext:value-type="float">
            <text:p>0.71507937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5077" calcext:value-type="float">
            <text:p>0.02345077</text:p>
          </table:table-cell>
          <table:table-cell office:value-type="float" office:value="0.71499026" calcext:value-type="float">
            <text:p>0.71499026</text:p>
          </table:table-cell>
          <table:table-cell office:value-type="float" office:value="0.00346625" calcext:value-type="float">
            <text:p>0.00346625</text:p>
          </table:table-cell>
          <table:table-cell office:value-type="float" office:value="0.00029958" calcext:value-type="float">
            <text:p>0.00029958</text:p>
          </table:table-cell>
          <table:table-cell office:value-type="float" office:value="0.99623417" calcext:value-type="float">
            <text:p>0.99623417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0480794" calcext:value-type="float">
            <text:p>0.50480794</text:p>
          </table:table-cell>
          <table:table-cell office:value-type="float" office:value="0.60988321" calcext:value-type="float">
            <text:p>0.60988321</text:p>
          </table:table-cell>
          <table:table-cell office:value-type="float" office:value="0.10807276" calcext:value-type="float">
            <text:p>0.10807276</text:p>
          </table:table-cell>
          <table:table-cell office:value-type="float" office:value="0.00872418" calcext:value-type="float">
            <text:p>0.00872418</text:p>
          </table:table-cell>
          <table:table-cell office:value-type="float" office:value="0.88320306" calcext:value-type="float">
            <text:p>0.88320306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office:value-type="float" office:value="0.01388577" calcext:value-type="float">
            <text:p>0.01388577</text:p>
          </table:table-cell>
          <table:table-cell office:value-type="float" office:value="0.05916878" calcext:value-type="float">
            <text:p>0.05916878</text:p>
          </table:table-cell>
          <table:table-cell office:value-type="float" office:value="0.92694545" calcext:value-type="float">
            <text:p>0.92694545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828682" calcext:value-type="float">
            <text:p>0.47828682</text:p>
          </table:table-cell>
          <table:table-cell office:value-type="float" office:value="0.3792408" calcext:value-type="float">
            <text:p>0.3792408</text:p>
          </table:table-cell>
          <table:table-cell office:value-type="float" office:value="0.22200981" calcext:value-type="float">
            <text:p>0.22200981</text:p>
          </table:table-cell>
          <table:table-cell office:value-type="float" office:value="0.08151329" calcext:value-type="float">
            <text:p>0.08151329</text:p>
          </table:table-cell>
          <table:table-cell office:value-type="float" office:value="0.6964769" calcext:value-type="float">
            <text:p>0.6964769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office:value-type="float" office:value="0.23389812" calcext:value-type="float">
            <text:p>0.23389812</text:p>
          </table:table-cell>
          <table:table-cell office:value-type="float" office:value="0.08396052" calcext:value-type="float">
            <text:p>0.08396052</text:p>
          </table:table-cell>
          <table:table-cell office:value-type="float" office:value="0.68214135" calcext:value-type="float">
            <text:p>0.68214135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377299" calcext:value-type="float">
            <text:p>0.05377299</text:p>
          </table:table-cell>
          <table:table-cell office:value-type="float" office:value="0.56377664" calcext:value-type="float">
            <text:p>0.56377664</text:p>
          </table:table-cell>
          <table:table-cell office:value-type="float" office:value="0.04628479" calcext:value-type="float">
            <text:p>0.04628479</text:p>
          </table:table-cell>
          <table:table-cell office:value-type="float" office:value="0.00046049" calcext:value-type="float">
            <text:p>0.00046049</text:p>
          </table:table-cell>
          <table:table-cell office:value-type="float" office:value="0.95325471" calcext:value-type="float">
            <text:p>0.9532547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office:value-type="float" office:value="0.17446503" calcext:value-type="float">
            <text:p>0.17446503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81760512" calcext:value-type="float">
            <text:p>0.81760512</text:p>
          </table:table-cell>
        </table:table-row>
        <table:table-row table:style-name="ro5" table:number-rows-repeated="3">
          <table:table-cell table:number-columns-repeated="14"/>
        </table:table-row>
        <table:table-row table:style-name="ro4" table:number-rows-repeated="23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Results" table:style-name="ta1">
        <office:forms form:automatic-focus="false" form:apply-design-mode="false"/>
        <table:table-column table:style-name="co2" table:number-columns-repeated="13" table:default-cell-style-name="Default"/>
        <table:table-row table:style-name="ro3">
          <table:table-cell table:number-columns-repeated="13"/>
        </table:table-row>
        <table:table-row table:style-name="ro3">
          <table:table-cell/>
          <table:table-cell table:style-name="ce18" office:value-type="string" calcext:value-type="string" table:number-columns-spanned="3" table:number-rows-spanned="1">
            <text:p>Pattern Selec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isambigu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acro Averag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icro Average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Confidence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665498" calcext:value-type="float">
            <text:p>0.42665498</text:p>
          </table:table-cell>
          <table:table-cell office:value-type="float" office:value="0.35317319" calcext:value-type="float">
            <text:p>0.35317319</text:p>
          </table:table-cell>
          <table:table-cell table:formula="of:=(2*[.H4]*[.I4])/([.H4]+[.I4])" office:value-type="float" office:value="0.38645205729356" calcext:value-type="float">
            <text:p>0.3864520573</text:p>
          </table:table-cell>
          <table:table-cell office:value-type="float" office:value="0.73151608" calcext:value-type="float">
            <text:p>0.73151608</text:p>
          </table:table-cell>
          <table:table-cell office:value-type="float" office:value="0.48623463" calcext:value-type="float">
            <text:p>0.48623463</text:p>
          </table:table-cell>
          <table:table-cell table:formula="of:=(2*[.K4]*[.L4])/([.K4]+[.L4])" office:value-type="float" office:value="0.584172848477092" calcext:value-type="float">
            <text:p>0.584172848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H5]*[.I5])/([.H5]+[.I5])" office:value-type="float" office:value="0.385622143616747" calcext:value-type="float">
            <text:p>0.3856221436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K5]*[.L5])/([.K5]+[.L5])" office:value-type="float" office:value="0.584095774375602" calcext:value-type="float">
            <text:p>0.584095774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211868" calcext:value-type="float">
            <text:p>0.43211868</text:p>
          </table:table-cell>
          <table:table-cell office:value-type="float" office:value="0.34579947" calcext:value-type="float">
            <text:p>0.34579947</text:p>
          </table:table-cell>
          <table:table-cell table:formula="of:=(2*[.H6]*[.I6])/([.H6]+[.I6])" office:value-type="float" office:value="0.384170006885942" calcext:value-type="float">
            <text:p>0.3841700069</text:p>
          </table:table-cell>
          <table:table-cell office:value-type="float" office:value="0.73982701" calcext:value-type="float">
            <text:p>0.73982701</text:p>
          </table:table-cell>
          <table:table-cell office:value-type="float" office:value="0.4832399" calcext:value-type="float">
            <text:p>0.4832399</text:p>
          </table:table-cell>
          <table:table-cell table:formula="of:=(2*[.K6]*[.L6])/([.K6]+[.L6])" office:value-type="float" office:value="0.584618760276491" calcext:value-type="float">
            <text:p>0.584618760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474474" calcext:value-type="float">
            <text:p>0.44474474</text:p>
          </table:table-cell>
          <table:table-cell office:value-type="float" office:value="0.3312377" calcext:value-type="float">
            <text:p>0.3312377</text:p>
          </table:table-cell>
          <table:table-cell table:formula="of:=(2*[.H7]*[.I7])/([.H7]+[.I7])" office:value-type="float" office:value="0.379689583606294" calcext:value-type="float">
            <text:p>0.3796895836</text:p>
          </table:table-cell>
          <table:table-cell office:value-type="float" office:value="0.75085181" calcext:value-type="float">
            <text:p>0.75085181</text:p>
          </table:table-cell>
          <table:table-cell office:value-type="float" office:value="0.47767568" calcext:value-type="float">
            <text:p>0.47767568</text:p>
          </table:table-cell>
          <table:table-cell table:formula="of:=(2*[.K7]*[.L7])/([.K7]+[.L7])" office:value-type="float" office:value="0.583891938667129" calcext:value-type="float">
            <text:p>0.583891938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304963" calcext:value-type="float">
            <text:p>0.42304963</text:p>
          </table:table-cell>
          <table:table-cell office:value-type="float" office:value="0.34236158" calcext:value-type="float">
            <text:p>0.34236158</text:p>
          </table:table-cell>
          <table:table-cell table:formula="of:=(2*[.H8]*[.I8])/([.H8]+[.I8])" office:value-type="float" office:value="0.378452622206083" calcext:value-type="float">
            <text:p>0.3784526222</text:p>
          </table:table-cell>
          <table:table-cell office:value-type="float" office:value="0.74330708" calcext:value-type="float">
            <text:p>0.74330708</text:p>
          </table:table-cell>
          <table:table-cell office:value-type="float" office:value="0.47325748" calcext:value-type="float">
            <text:p>0.47325748</text:p>
          </table:table-cell>
          <table:table-cell table:formula="of:=(2*[.K8]*[.L8])/([.K8]+[.L8])" office:value-type="float" office:value="0.578309852371433" calcext:value-type="float">
            <text:p>0.578309852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35036" calcext:value-type="float">
            <text:p>0.42835036</text:p>
          </table:table-cell>
          <table:table-cell office:value-type="float" office:value="0.33551529" calcext:value-type="float">
            <text:p>0.33551529</text:p>
          </table:table-cell>
          <table:table-cell table:formula="of:=(2*[.H9]*[.I9])/([.H9]+[.I9])" office:value-type="float" office:value="0.376291551418772" calcext:value-type="float">
            <text:p>0.3762915514</text:p>
          </table:table-cell>
          <table:table-cell office:value-type="float" office:value="0.75091566" calcext:value-type="float">
            <text:p>0.75091566</text:p>
          </table:table-cell>
          <table:table-cell office:value-type="float" office:value="0.47045204" calcext:value-type="float">
            <text:p>0.47045204</text:p>
          </table:table-cell>
          <table:table-cell table:formula="of:=(2*[.K9]*[.L9])/([.K9]+[.L9])" office:value-type="float" office:value="0.578482309815376" calcext:value-type="float">
            <text:p>0.578482309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H10]*[.I10])/([.H10]+[.I10])" office:value-type="float" office:value="0.373865918052937" calcext:value-type="float">
            <text:p>0.373865918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K10]*[.L10])/([.K10]+[.L10])" office:value-type="float" office:value="0.577739629690096" calcext:value-type="float">
            <text:p>0.577739629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653647" calcext:value-type="float">
            <text:p>0.43653647</text:p>
          </table:table-cell>
          <table:table-cell office:value-type="float" office:value="0.32359427" calcext:value-type="float">
            <text:p>0.32359427</text:p>
          </table:table-cell>
          <table:table-cell table:formula="of:=(2*[.H11]*[.I11])/([.H11]+[.I11])" office:value-type="float" office:value="0.371674747262627" calcext:value-type="float">
            <text:p>0.3716747473</text:p>
          </table:table-cell>
          <table:table-cell office:value-type="float" office:value="0.75982068" calcext:value-type="float">
            <text:p>0.75982068</text:p>
          </table:table-cell>
          <table:table-cell office:value-type="float" office:value="0.46625942" calcext:value-type="float">
            <text:p>0.46625942</text:p>
          </table:table-cell>
          <table:table-cell table:formula="of:=(2*[.K11]*[.L11])/([.K11]+[.L11])" office:value-type="float" office:value="0.577896255816901" calcext:value-type="float">
            <text:p>0.577896255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09242" calcext:value-type="float">
            <text:p>0.42109242</text:p>
          </table:table-cell>
          <table:table-cell office:value-type="float" office:value="0.33199969" calcext:value-type="float">
            <text:p>0.33199969</text:p>
          </table:table-cell>
          <table:table-cell table:formula="of:=(2*[.H12]*[.I12])/([.H12]+[.I12])" office:value-type="float" office:value="0.371276105658177" calcext:value-type="float">
            <text:p>0.3712761057</text:p>
          </table:table-cell>
          <table:table-cell office:value-type="float" office:value="0.75652395" calcext:value-type="float">
            <text:p>0.75652395</text:p>
          </table:table-cell>
          <table:table-cell office:value-type="float" office:value="0.45476019" calcext:value-type="float">
            <text:p>0.45476019</text:p>
          </table:table-cell>
          <table:table-cell table:formula="of:=(2*[.K12]*[.L12])/([.K12]+[.L12])" office:value-type="float" office:value="0.568053297951297" calcext:value-type="float">
            <text:p>0.56805329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4217" calcext:value-type="float">
            <text:p>0.42564217</text:p>
          </table:table-cell>
          <table:table-cell office:value-type="float" office:value="0.32618555" calcext:value-type="float">
            <text:p>0.32618555</text:p>
          </table:table-cell>
          <table:table-cell table:formula="of:=(2*[.H13]*[.I13])/([.H13]+[.I13])" office:value-type="float" office:value="0.369335478411579" calcext:value-type="float">
            <text:p>0.3693354784</text:p>
          </table:table-cell>
          <table:table-cell office:value-type="float" office:value="0.76236863" calcext:value-type="float">
            <text:p>0.76236863</text:p>
          </table:table-cell>
          <table:table-cell office:value-type="float" office:value="0.45271703" calcext:value-type="float">
            <text:p>0.45271703</text:p>
          </table:table-cell>
          <table:table-cell table:formula="of:=(2*[.K13]*[.L13])/([.K13]+[.L13])" office:value-type="float" office:value="0.568087128834635" calcext:value-type="float">
            <text:p>0.568087128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H14]*[.I14])/([.H14]+[.I14])" office:value-type="float" office:value="0.366870907659201" calcext:value-type="float">
            <text:p>0.3668709077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K14]*[.L14])/([.K14]+[.L14])" office:value-type="float" office:value="0.567518857060442" calcext:value-type="float">
            <text:p>0.567518857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382219" calcext:value-type="float">
            <text:p>0.43382219</text:p>
          </table:table-cell>
          <table:table-cell office:value-type="float" office:value="0.31574201" calcext:value-type="float">
            <text:p>0.31574201</text:p>
          </table:table-cell>
          <table:table-cell table:formula="of:=(2*[.H15]*[.I15])/([.H15]+[.I15])" office:value-type="float" office:value="0.365481409739691" calcext:value-type="float">
            <text:p>0.3654814097</text:p>
          </table:table-cell>
          <table:table-cell office:value-type="float" office:value="0.76937889" calcext:value-type="float">
            <text:p>0.76937889</text:p>
          </table:table-cell>
          <table:table-cell office:value-type="float" office:value="0.44961859" calcext:value-type="float">
            <text:p>0.44961859</text:p>
          </table:table-cell>
          <table:table-cell table:formula="of:=(2*[.K15]*[.L15])/([.K15]+[.L15])" office:value-type="float" office:value="0.567559912753167" calcext:value-type="float">
            <text:p>0.567559912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729573" calcext:value-type="float">
            <text:p>0.42729573</text:p>
          </table:table-cell>
          <table:table-cell office:value-type="float" office:value="0.31513308" calcext:value-type="float">
            <text:p>0.31513308</text:p>
          </table:table-cell>
          <table:table-cell table:formula="of:=(2*[.H16]*[.I16])/([.H16]+[.I16])" office:value-type="float" office:value="0.362741902393977" calcext:value-type="float">
            <text:p>0.3627419024</text:p>
          </table:table-cell>
          <table:table-cell office:value-type="float" office:value="0.77489332" calcext:value-type="float">
            <text:p>0.77489332</text:p>
          </table:table-cell>
          <table:table-cell office:value-type="float" office:value="0.4327133" calcext:value-type="float">
            <text:p>0.4327133</text:p>
          </table:table-cell>
          <table:table-cell table:formula="of:=(2*[.K16]*[.L16])/([.K16]+[.L16])" office:value-type="float" office:value="0.555324292020122" calcext:value-type="float">
            <text:p>0.5553242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57349" calcext:value-type="float">
            <text:p>0.42857349</text:p>
          </table:table-cell>
          <table:table-cell office:value-type="float" office:value="0.31069543" calcext:value-type="float">
            <text:p>0.31069543</text:p>
          </table:table-cell>
          <table:table-cell table:formula="of:=(2*[.H17]*[.I17])/([.H17]+[.I17])" office:value-type="float" office:value="0.360236501656666" calcext:value-type="float">
            <text:p>0.3602365017</text:p>
          </table:table-cell>
          <table:table-cell office:value-type="float" office:value="0.77909312" calcext:value-type="float">
            <text:p>0.77909312</text:p>
          </table:table-cell>
          <table:table-cell office:value-type="float" office:value="0.43155171" calcext:value-type="float">
            <text:p>0.43155171</text:p>
          </table:table-cell>
          <table:table-cell table:formula="of:=(2*[.K17]*[.L17])/([.K17]+[.L17])" office:value-type="float" office:value="0.555437829252094" calcext:value-type="float">
            <text:p>0.55543782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H18]*[.I18])/([.H18]+[.I18])" office:value-type="float" office:value="0.356736623102692" calcext:value-type="float">
            <text:p>0.3567366231</text:p>
          </table:table-cell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K18]*[.L18])/([.K18]+[.L18])" office:value-type="float" office:value="0.555165737471628" calcext:value-type="float">
            <text:p>0.555165737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486236" calcext:value-type="float">
            <text:p>0.37486236</text:p>
          </table:table-cell>
          <table:table-cell office:value-type="float" office:value="0.33879206" calcext:value-type="float">
            <text:p>0.33879206</text:p>
          </table:table-cell>
          <table:table-cell table:formula="of:=(2*[.H19]*[.I19])/([.H19]+[.I19])" office:value-type="float" office:value="0.355915657779746" calcext:value-type="float">
            <text:p>0.3559156578</text:p>
          </table:table-cell>
          <table:table-cell office:value-type="float" office:value="0.67255829" calcext:value-type="float">
            <text:p>0.67255829</text:p>
          </table:table-cell>
          <table:table-cell office:value-type="float" office:value="0.48127194" calcext:value-type="float">
            <text:p>0.48127194</text:p>
          </table:table-cell>
          <table:table-cell table:formula="of:=(2*[.K19]*[.L19])/([.K19]+[.L19])" office:value-type="float" office:value="0.56105902684034" calcext:value-type="float">
            <text:p>0.561059026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797594" calcext:value-type="float">
            <text:p>0.42797594</text:p>
          </table:table-cell>
          <table:table-cell office:value-type="float" office:value="0.30244824" calcext:value-type="float">
            <text:p>0.30244824</text:p>
          </table:table-cell>
          <table:table-cell table:formula="of:=(2*[.H20]*[.I20])/([.H20]+[.I20])" office:value-type="float" office:value="0.354425752486304" calcext:value-type="float">
            <text:p>0.3544257525</text:p>
          </table:table-cell>
          <table:table-cell office:value-type="float" office:value="0.78404426" calcext:value-type="float">
            <text:p>0.78404426</text:p>
          </table:table-cell>
          <table:table-cell office:value-type="float" office:value="0.42987674" calcext:value-type="float">
            <text:p>0.42987674</text:p>
          </table:table-cell>
          <table:table-cell table:formula="of:=(2*[.K20]*[.L20])/([.K20]+[.L20])" office:value-type="float" office:value="0.555295427798864" calcext:value-type="float">
            <text:p>0.555295427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362769" calcext:value-type="float">
            <text:p>0.35362769</text:p>
          </table:table-cell>
          <table:table-cell office:value-type="float" office:value="0.35317319" calcext:value-type="float">
            <text:p>0.35317319</text:p>
          </table:table-cell>
          <table:table-cell table:formula="of:=(2*[.H21]*[.I21])/([.H21]+[.I21])" office:value-type="float" office:value="0.353400293869558" calcext:value-type="float">
            <text:p>0.3534002939</text:p>
          </table:table-cell>
          <table:table-cell office:value-type="float" office:value="0.65876278" calcext:value-type="float">
            <text:p>0.65876278</text:p>
          </table:table-cell>
          <table:table-cell office:value-type="float" office:value="0.48623463" calcext:value-type="float">
            <text:p>0.48623463</text:p>
          </table:table-cell>
          <table:table-cell table:formula="of:=(2*[.K21]*[.L21])/([.K21]+[.L21])" office:value-type="float" office:value="0.55950043867972" calcext:value-type="float">
            <text:p>0.559500438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329371" calcext:value-type="float">
            <text:p>0.37329371</text:p>
          </table:table-cell>
          <table:table-cell office:value-type="float" office:value="0.3312377" calcext:value-type="float">
            <text:p>0.3312377</text:p>
          </table:table-cell>
          <table:table-cell table:formula="of:=(2*[.H22]*[.I22])/([.H22]+[.I22])" office:value-type="float" office:value="0.351010467865065" calcext:value-type="float">
            <text:p>0.3510104679</text:p>
          </table:table-cell>
          <table:table-cell office:value-type="float" office:value="0.68211994" calcext:value-type="float">
            <text:p>0.68211994</text:p>
          </table:table-cell>
          <table:table-cell office:value-type="float" office:value="0.47767568" calcext:value-type="float">
            <text:p>0.47767568</text:p>
          </table:table-cell>
          <table:table-cell table:formula="of:=(2*[.K22]*[.L22])/([.K22]+[.L22])" office:value-type="float" office:value="0.561878490593126" calcext:value-type="float">
            <text:p>0.56187849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580464" calcext:value-type="float">
            <text:p>0.42580464</text:p>
          </table:table-cell>
          <table:table-cell office:value-type="float" office:value="0.2899913" calcext:value-type="float">
            <text:p>0.2899913</text:p>
          </table:table-cell>
          <table:table-cell table:formula="of:=(2*[.H23]*[.I23])/([.H23]+[.I23])" office:value-type="float" office:value="0.345013527457649" calcext:value-type="float">
            <text:p>0.3450135275</text:p>
          </table:table-cell>
          <table:table-cell office:value-type="float" office:value="0.73751255" calcext:value-type="float">
            <text:p>0.73751255</text:p>
          </table:table-cell>
          <table:table-cell office:value-type="float" office:value="0.45905652" calcext:value-type="float">
            <text:p>0.45905652</text:p>
          </table:table-cell>
          <table:table-cell table:formula="of:=(2*[.K23]*[.L23])/([.K23]+[.L23])" office:value-type="float" office:value="0.565884499520493" calcext:value-type="float">
            <text:p>0.565884499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627242" calcext:value-type="float">
            <text:p>0.34627242</text:p>
          </table:table-cell>
          <table:table-cell office:value-type="float" office:value="0.34236158" calcext:value-type="float">
            <text:p>0.34236158</text:p>
          </table:table-cell>
          <table:table-cell table:formula="of:=(2*[.H24]*[.I24])/([.H24]+[.I24])" office:value-type="float" office:value="0.344305894921318" calcext:value-type="float">
            <text:p>0.3443058949</text:p>
          </table:table-cell>
          <table:table-cell office:value-type="float" office:value="0.67141559" calcext:value-type="float">
            <text:p>0.67141559</text:p>
          </table:table-cell>
          <table:table-cell office:value-type="float" office:value="0.47325748" calcext:value-type="float">
            <text:p>0.47325748</text:p>
          </table:table-cell>
          <table:table-cell table:formula="of:=(2*[.K24]*[.L24])/([.K24]+[.L24])" office:value-type="float" office:value="0.555184634781551" calcext:value-type="float">
            <text:p>0.555184634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609301" calcext:value-type="float">
            <text:p>0.35609301</text:p>
          </table:table-cell>
          <table:table-cell office:value-type="float" office:value="0.32979986" calcext:value-type="float">
            <text:p>0.32979986</text:p>
          </table:table-cell>
          <table:table-cell table:formula="of:=(2*[.H25]*[.I25])/([.H25]+[.I25])" office:value-type="float" office:value="0.342442471650066" calcext:value-type="float">
            <text:p>0.3424424717</text:p>
          </table:table-cell>
          <table:table-cell office:value-type="float" office:value="0.68309516" calcext:value-type="float">
            <text:p>0.68309516</text:p>
          </table:table-cell>
          <table:table-cell office:value-type="float" office:value="0.46861371" calcext:value-type="float">
            <text:p>0.46861371</text:p>
          </table:table-cell>
          <table:table-cell table:formula="of:=(2*[.K25]*[.L25])/([.K25]+[.L25])" office:value-type="float" office:value="0.555883115167193" calcext:value-type="float">
            <text:p>0.555883115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224162" calcext:value-type="float">
            <text:p>0.36224162</text:p>
          </table:table-cell>
          <table:table-cell office:value-type="float" office:value="0.32359427" calcext:value-type="float">
            <text:p>0.32359427</text:p>
          </table:table-cell>
          <table:table-cell table:formula="of:=(2*[.H26]*[.I26])/([.H26]+[.I26])" office:value-type="float" office:value="0.341829041893732" calcext:value-type="float">
            <text:p>0.3418290419</text:p>
          </table:table-cell>
          <table:table-cell office:value-type="float" office:value="0.69114668" calcext:value-type="float">
            <text:p>0.69114668</text:p>
          </table:table-cell>
          <table:table-cell office:value-type="float" office:value="0.46625942" calcext:value-type="float">
            <text:p>0.46625942</text:p>
          </table:table-cell>
          <table:table-cell table:formula="of:=(2*[.K26]*[.L26])/([.K26]+[.L26])" office:value-type="float" office:value="0.556854936485518" calcext:value-type="float">
            <text:p>0.55685493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014734" calcext:value-type="float">
            <text:p>0.43014734</text:p>
          </table:table-cell>
          <table:table-cell office:value-type="float" office:value="0.28273695" calcext:value-type="float">
            <text:p>0.28273695</text:p>
          </table:table-cell>
          <table:table-cell table:formula="of:=(2*[.H27]*[.I27])/([.H27]+[.I27])" office:value-type="float" office:value="0.341201366528116" calcext:value-type="float">
            <text:p>0.3412013665</text:p>
          </table:table-cell>
          <table:table-cell office:value-type="float" office:value="0.74631273" calcext:value-type="float">
            <text:p>0.74631273</text:p>
          </table:table-cell>
          <table:table-cell office:value-type="float" office:value="0.45604883" calcext:value-type="float">
            <text:p>0.45604883</text:p>
          </table:table-cell>
          <table:table-cell table:formula="of:=(2*[.K27]*[.L27])/([.K27]+[.L27])" office:value-type="float" office:value="0.566144259187072" calcext:value-type="float">
            <text:p>0.566144259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240438" calcext:value-type="float">
            <text:p>0.44240438</text:p>
          </table:table-cell>
          <table:table-cell office:value-type="float" office:value="0.27351645" calcext:value-type="float">
            <text:p>0.27351645</text:p>
          </table:table-cell>
          <table:table-cell table:formula="of:=(2*[.H28]*[.I28])/([.H28]+[.I28])" office:value-type="float" office:value="0.338039823431457" calcext:value-type="float">
            <text:p>0.3380398234</text:p>
          </table:table-cell>
          <table:table-cell office:value-type="float" office:value="0.74886915" calcext:value-type="float">
            <text:p>0.74886915</text:p>
          </table:table-cell>
          <table:table-cell office:value-type="float" office:value="0.45415087" calcext:value-type="float">
            <text:p>0.45415087</text:p>
          </table:table-cell>
          <table:table-cell table:formula="of:=(2*[.K28]*[.L28])/([.K28]+[.L28])" office:value-type="float" office:value="0.565409669555891" calcext:value-type="float">
            <text:p>0.565409669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269861" calcext:value-type="float">
            <text:p>0.34269861</text:p>
          </table:table-cell>
          <table:table-cell office:value-type="float" office:value="0.33199969" calcext:value-type="float">
            <text:p>0.33199969</text:p>
          </table:table-cell>
          <table:table-cell table:formula="of:=(2*[.H29]*[.I29])/([.H29]+[.I29])" office:value-type="float" office:value="0.337264321796664" calcext:value-type="float">
            <text:p>0.3372643218</text:p>
          </table:table-cell>
          <table:table-cell office:value-type="float" office:value="0.68538347" calcext:value-type="float">
            <text:p>0.68538347</text:p>
          </table:table-cell>
          <table:table-cell office:value-type="float" office:value="0.45476019" calcext:value-type="float">
            <text:p>0.45476019</text:p>
          </table:table-cell>
          <table:table-cell table:formula="of:=(2*[.K29]*[.L29])/([.K29]+[.L29])" office:value-type="float" office:value="0.546747095081087" calcext:value-type="float">
            <text:p>0.546747095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47502" calcext:value-type="float">
            <text:p>0.34947502</text:p>
          </table:table-cell>
          <table:table-cell office:value-type="float" office:value="0.32120541" calcext:value-type="float">
            <text:p>0.32120541</text:p>
          </table:table-cell>
          <table:table-cell table:formula="of:=(2*[.H30]*[.I30])/([.H30]+[.I30])" office:value-type="float" office:value="0.334744423909486" calcext:value-type="float">
            <text:p>0.3347444239</text:p>
          </table:table-cell>
          <table:table-cell office:value-type="float" office:value="0.69392415" calcext:value-type="float">
            <text:p>0.69392415</text:p>
          </table:table-cell>
          <table:table-cell office:value-type="float" office:value="0.45147766" calcext:value-type="float">
            <text:p>0.45147766</text:p>
          </table:table-cell>
          <table:table-cell table:formula="of:=(2*[.K30]*[.L30])/([.K30]+[.L30])" office:value-type="float" office:value="0.5470416559923" calcext:value-type="float">
            <text:p>0.54704165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599435" calcext:value-type="float">
            <text:p>0.35599435</text:p>
          </table:table-cell>
          <table:table-cell office:value-type="float" office:value="0.31574201" calcext:value-type="float">
            <text:p>0.31574201</text:p>
          </table:table-cell>
          <table:table-cell table:formula="of:=(2*[.H31]*[.I31])/([.H31]+[.I31])" office:value-type="float" office:value="0.334662163047549" calcext:value-type="float">
            <text:p>0.334662163</text:p>
          </table:table-cell>
          <table:table-cell office:value-type="float" office:value="0.70044028" calcext:value-type="float">
            <text:p>0.70044028</text:p>
          </table:table-cell>
          <table:table-cell office:value-type="float" office:value="0.44961859" calcext:value-type="float">
            <text:p>0.44961859</text:p>
          </table:table-cell>
          <table:table-cell table:formula="of:=(2*[.K31]*[.L31])/([.K31]+[.L31])" office:value-type="float" office:value="0.547678000297159" calcext:value-type="float">
            <text:p>0.54767800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030282" calcext:value-type="float">
            <text:p>0.42030282</text:p>
          </table:table-cell>
          <table:table-cell office:value-type="float" office:value="0.2771936" calcext:value-type="float">
            <text:p>0.2771936</text:p>
          </table:table-cell>
          <table:table-cell table:formula="of:=(2*[.H32]*[.I32])/([.H32]+[.I32])" office:value-type="float" office:value="0.334066952676121" calcext:value-type="float">
            <text:p>0.3340669527</text:p>
          </table:table-cell>
          <table:table-cell office:value-type="float" office:value="0.75094249" calcext:value-type="float">
            <text:p>0.75094249</text:p>
          </table:table-cell>
          <table:table-cell office:value-type="float" office:value="0.44468183" calcext:value-type="float">
            <text:p>0.44468183</text:p>
          </table:table-cell>
          <table:table-cell table:formula="of:=(2*[.K32]*[.L32])/([.K32]+[.L32])" office:value-type="float" office:value="0.558587635082493" calcext:value-type="float">
            <text:p>0.558587635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106282" calcext:value-type="float">
            <text:p>0.35106282</text:p>
          </table:table-cell>
          <table:table-cell office:value-type="float" office:value="0.31513308" calcext:value-type="float">
            <text:p>0.31513308</text:p>
          </table:table-cell>
          <table:table-cell table:formula="of:=(2*[.H33]*[.I33])/([.H33]+[.I33])" office:value-type="float" office:value="0.332129056153259" calcext:value-type="float">
            <text:p>0.3321290562</text:p>
          </table:table-cell>
          <table:table-cell office:value-type="float" office:value="0.70520725" calcext:value-type="float">
            <text:p>0.70520725</text:p>
          </table:table-cell>
          <table:table-cell office:value-type="float" office:value="0.4327133" calcext:value-type="float">
            <text:p>0.4327133</text:p>
          </table:table-cell>
          <table:table-cell table:formula="of:=(2*[.K33]*[.L33])/([.K33]+[.L33])" office:value-type="float" office:value="0.536333676953852" calcext:value-type="float">
            <text:p>0.53633367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922729" calcext:value-type="float">
            <text:p>0.43922729</text:p>
          </table:table-cell>
          <table:table-cell office:value-type="float" office:value="0.26645775" calcext:value-type="float">
            <text:p>0.26645775</text:p>
          </table:table-cell>
          <table:table-cell table:formula="of:=(2*[.H34]*[.I34])/([.H34]+[.I34])" office:value-type="float" office:value="0.331693344192184" calcext:value-type="float">
            <text:p>0.3316933442</text:p>
          </table:table-cell>
          <table:table-cell office:value-type="float" office:value="0.75725553" calcext:value-type="float">
            <text:p>0.75725553</text:p>
          </table:table-cell>
          <table:table-cell office:value-type="float" office:value="0.45057016" calcext:value-type="float">
            <text:p>0.45057016</text:p>
          </table:table-cell>
          <table:table-cell table:formula="of:=(2*[.K34]*[.L34])/([.K34]+[.L34])" office:value-type="float" office:value="0.564976797791053" calcext:value-type="float">
            <text:p>0.564976797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634323" calcext:value-type="float">
            <text:p>0.42634323</text:p>
          </table:table-cell>
          <table:table-cell office:value-type="float" office:value="0.27062807" calcext:value-type="float">
            <text:p>0.27062807</text:p>
          </table:table-cell>
          <table:table-cell table:formula="of:=(2*[.H35]*[.I35])/([.H35]+[.I35])" office:value-type="float" office:value="0.331090951643105" calcext:value-type="float">
            <text:p>0.3310909516</text:p>
          </table:table-cell>
          <table:table-cell office:value-type="float" office:value="0.7590355" calcext:value-type="float">
            <text:p>0.7590355</text:p>
          </table:table-cell>
          <table:table-cell office:value-type="float" office:value="0.44188935" calcext:value-type="float">
            <text:p>0.44188935</text:p>
          </table:table-cell>
          <table:table-cell table:formula="of:=(2*[.K35]*[.L35])/([.K35]+[.L35])" office:value-type="float" office:value="0.558585666242022" calcext:value-type="float">
            <text:p>0.558585666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35866" calcext:value-type="float">
            <text:p>0.34935866</text:p>
          </table:table-cell>
          <table:table-cell office:value-type="float" office:value="0.30697934" calcext:value-type="float">
            <text:p>0.30697934</text:p>
          </table:table-cell>
          <table:table-cell table:formula="of:=(2*[.H36]*[.I36])/([.H36]+[.I36])" office:value-type="float" office:value="0.326800797363811" calcext:value-type="float">
            <text:p>0.3268007974</text:p>
          </table:table-cell>
          <table:table-cell office:value-type="float" office:value="0.71054015" calcext:value-type="float">
            <text:p>0.71054015</text:p>
          </table:table-cell>
          <table:table-cell office:value-type="float" office:value="0.43101499" calcext:value-type="float">
            <text:p>0.43101499</text:p>
          </table:table-cell>
          <table:table-cell table:formula="of:=(2*[.K36]*[.L36])/([.K36]+[.L36])" office:value-type="float" office:value="0.536554818800691" calcext:value-type="float">
            <text:p>0.53655481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777613" calcext:value-type="float">
            <text:p>0.41777613</text:p>
          </table:table-cell>
          <table:table-cell office:value-type="float" office:value="0.2679675" calcext:value-type="float">
            <text:p>0.2679675</text:p>
          </table:table-cell>
          <table:table-cell table:formula="of:=(2*[.H37]*[.I37])/([.H37]+[.I37])" office:value-type="float" office:value="0.326508100748307" calcext:value-type="float">
            <text:p>0.3265081007</text:p>
          </table:table-cell>
          <table:table-cell office:value-type="float" office:value="0.76357331" calcext:value-type="float">
            <text:p>0.76357331</text:p>
          </table:table-cell>
          <table:table-cell office:value-type="float" office:value="0.42591488" calcext:value-type="float">
            <text:p>0.42591488</text:p>
          </table:table-cell>
          <table:table-cell table:formula="of:=(2*[.K37]*[.L37])/([.K37]+[.L37])" office:value-type="float" office:value="0.546818770348368" calcext:value-type="float">
            <text:p>0.54681877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648543" calcext:value-type="float">
            <text:p>0.42648543</text:p>
          </table:table-cell>
          <table:table-cell office:value-type="float" office:value="0.26322932" calcext:value-type="float">
            <text:p>0.26322932</text:p>
          </table:table-cell>
          <table:table-cell table:formula="of:=(2*[.H38]*[.I38])/([.H38]+[.I38])" office:value-type="float" office:value="0.325535939977527" calcext:value-type="float">
            <text:p>0.32553594</text:p>
          </table:table-cell>
          <table:table-cell office:value-type="float" office:value="0.76067771" calcext:value-type="float">
            <text:p>0.76067771</text:p>
          </table:table-cell>
          <table:table-cell office:value-type="float" office:value="0.44026364" calcext:value-type="float">
            <text:p>0.44026364</text:p>
          </table:table-cell>
          <table:table-cell table:formula="of:=(2*[.K38]*[.L38])/([.K38]+[.L38])" office:value-type="float" office:value="0.557727048821267" calcext:value-type="float">
            <text:p>0.557727048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195963" calcext:value-type="float">
            <text:p>0.35195963</text:p>
          </table:table-cell>
          <table:table-cell office:value-type="float" office:value="0.30244824" calcext:value-type="float">
            <text:p>0.30244824</text:p>
          </table:table-cell>
          <table:table-cell table:formula="of:=(2*[.H39]*[.I39])/([.H39]+[.I39])" office:value-type="float" office:value="0.325330961085634" calcext:value-type="float">
            <text:p>0.3253309611</text:p>
          </table:table-cell>
          <table:table-cell office:value-type="float" office:value="0.71562872" calcext:value-type="float">
            <text:p>0.71562872</text:p>
          </table:table-cell>
          <table:table-cell office:value-type="float" office:value="0.42987674" calcext:value-type="float">
            <text:p>0.42987674</text:p>
          </table:table-cell>
          <table:table-cell table:formula="of:=(2*[.K39]*[.L39])/([.K39]+[.L39])" office:value-type="float" office:value="0.537111610457052" calcext:value-type="float">
            <text:p>0.53711161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329361" calcext:value-type="float">
            <text:p>0.42329361</text:p>
          </table:table-cell>
          <table:table-cell office:value-type="float" office:value="0.26246344" calcext:value-type="float">
            <text:p>0.26246344</text:p>
          </table:table-cell>
          <table:table-cell table:formula="of:=(2*[.H40]*[.I40])/([.H40]+[.I40])" office:value-type="float" office:value="0.324018825648583" calcext:value-type="float">
            <text:p>0.3240188256</text:p>
          </table:table-cell>
          <table:table-cell office:value-type="float" office:value="0.76987808" calcext:value-type="float">
            <text:p>0.76987808</text:p>
          </table:table-cell>
          <table:table-cell office:value-type="float" office:value="0.42390025" calcext:value-type="float">
            <text:p>0.42390025</text:p>
          </table:table-cell>
          <table:table-cell table:formula="of:=(2*[.K40]*[.L40])/([.K40]+[.L40])" office:value-type="float" office:value="0.546753953192499" calcext:value-type="float">
            <text:p>0.546753953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439771" calcext:value-type="float">
            <text:p>0.36439771</text:p>
          </table:table-cell>
          <table:table-cell office:value-type="float" office:value="0.2899913" calcext:value-type="float">
            <text:p>0.2899913</text:p>
          </table:table-cell>
          <table:table-cell table:formula="of:=(2*[.H41]*[.I41])/([.H41]+[.I41])" office:value-type="float" office:value="0.322964365309017" calcext:value-type="float">
            <text:p>0.3229643653</text:p>
          </table:table-cell>
          <table:table-cell office:value-type="float" office:value="0.66925223" calcext:value-type="float">
            <text:p>0.66925223</text:p>
          </table:table-cell>
          <table:table-cell office:value-type="float" office:value="0.45905652" calcext:value-type="float">
            <text:p>0.45905652</text:p>
          </table:table-cell>
          <table:table-cell table:formula="of:=(2*[.K41]*[.L41])/([.K41]+[.L41])" office:value-type="float" office:value="0.544575409356773" calcext:value-type="float">
            <text:p>0.544575409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117814" calcext:value-type="float">
            <text:p>0.43117814</text:p>
          </table:table-cell>
          <table:table-cell office:value-type="float" office:value="0.25763146" calcext:value-type="float">
            <text:p>0.25763146</text:p>
          </table:table-cell>
          <table:table-cell table:formula="of:=(2*[.H42]*[.I42])/([.H42]+[.I42])" office:value-type="float" office:value="0.322542118252372" calcext:value-type="float">
            <text:p>0.3225421183</text:p>
          </table:table-cell>
          <table:table-cell office:value-type="float" office:value="0.76767048" calcext:value-type="float">
            <text:p>0.76767048</text:p>
          </table:table-cell>
          <table:table-cell office:value-type="float" office:value="0.43795342" calcext:value-type="float">
            <text:p>0.43795342</text:p>
          </table:table-cell>
          <table:table-cell table:formula="of:=(2*[.K42]*[.L42])/([.K42]+[.L42])" office:value-type="float" office:value="0.557726024092657" calcext:value-type="float">
            <text:p>0.55772602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3612" calcext:value-type="float">
            <text:p>0.383612</text:p>
          </table:table-cell>
          <table:table-cell office:value-type="float" office:value="0.27351645" calcext:value-type="float">
            <text:p>0.27351645</text:p>
          </table:table-cell>
          <table:table-cell table:formula="of:=(2*[.H43]*[.I43])/([.H43]+[.I43])" office:value-type="float" office:value="0.319341499876927" calcext:value-type="float">
            <text:p>0.3193414999</text:p>
          </table:table-cell>
          <table:table-cell office:value-type="float" office:value="0.68301585" calcext:value-type="float">
            <text:p>0.68301585</text:p>
          </table:table-cell>
          <table:table-cell office:value-type="float" office:value="0.45415087" calcext:value-type="float">
            <text:p>0.45415087</text:p>
          </table:table-cell>
          <table:table-cell table:formula="of:=(2*[.K43]*[.L43])/([.K43]+[.L43])" office:value-type="float" office:value="0.545552797220955" calcext:value-type="float">
            <text:p>0.54555279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244635" calcext:value-type="float">
            <text:p>0.42244635</text:p>
          </table:table-cell>
          <table:table-cell office:value-type="float" office:value="0.25571935" calcext:value-type="float">
            <text:p>0.25571935</text:p>
          </table:table-cell>
          <table:table-cell table:formula="of:=(2*[.H44]*[.I44])/([.H44]+[.I44])" office:value-type="float" office:value="0.318587938115633" calcext:value-type="float">
            <text:p>0.3185879381</text:p>
          </table:table-cell>
          <table:table-cell office:value-type="float" office:value="0.77096884" calcext:value-type="float">
            <text:p>0.77096884</text:p>
          </table:table-cell>
          <table:table-cell office:value-type="float" office:value="0.42289163" calcext:value-type="float">
            <text:p>0.42289163</text:p>
          </table:table-cell>
          <table:table-cell table:formula="of:=(2*[.K44]*[.L44])/([.K44]+[.L44])" office:value-type="float" office:value="0.546188231572504" calcext:value-type="float">
            <text:p>0.54618823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26262" calcext:value-type="float">
            <text:p>0.38626262</text:p>
          </table:table-cell>
          <table:table-cell office:value-type="float" office:value="0.27025847" calcext:value-type="float">
            <text:p>0.27025847</text:p>
          </table:table-cell>
          <table:table-cell table:formula="of:=(2*[.H45]*[.I45])/([.H45]+[.I45])" office:value-type="float" office:value="0.31801185457543" calcext:value-type="float">
            <text:p>0.3180118546</text:p>
          </table:table-cell>
          <table:table-cell office:value-type="float" office:value="0.71256726" calcext:value-type="float">
            <text:p>0.71256726</text:p>
          </table:table-cell>
          <table:table-cell office:value-type="float" office:value="0.47382791" calcext:value-type="float">
            <text:p>0.47382791</text:p>
          </table:table-cell>
          <table:table-cell table:formula="of:=(2*[.K45]*[.L45])/([.K45]+[.L45])" office:value-type="float" office:value="0.569176719659482" calcext:value-type="float">
            <text:p>0.569176719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612154" calcext:value-type="float">
            <text:p>0.37612154</text:p>
          </table:table-cell>
          <table:table-cell office:value-type="float" office:value="0.27504433" calcext:value-type="float">
            <text:p>0.27504433</text:p>
          </table:table-cell>
          <table:table-cell table:formula="of:=(2*[.H46]*[.I46])/([.H46]+[.I46])" office:value-type="float" office:value="0.317738080983477" calcext:value-type="float">
            <text:p>0.317738081</text:p>
          </table:table-cell>
          <table:table-cell office:value-type="float" office:value="0.70731069" calcext:value-type="float">
            <text:p>0.70731069</text:p>
          </table:table-cell>
          <table:table-cell office:value-type="float" office:value="0.47635333" calcext:value-type="float">
            <text:p>0.47635333</text:p>
          </table:table-cell>
          <table:table-cell table:formula="of:=(2*[.K46]*[.L46])/([.K46]+[.L46])" office:value-type="float" office:value="0.569299728357203" calcext:value-type="float">
            <text:p>0.56929972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531291" calcext:value-type="float">
            <text:p>0.37531291</text:p>
          </table:table-cell>
          <table:table-cell office:value-type="float" office:value="0.27546806" calcext:value-type="float">
            <text:p>0.27546806</text:p>
          </table:table-cell>
          <table:table-cell table:formula="of:=(2*[.H47]*[.I47])/([.H47]+[.I47])" office:value-type="float" office:value="0.317731230557201" calcext:value-type="float">
            <text:p>0.3177312306</text:p>
          </table:table-cell>
          <table:table-cell office:value-type="float" office:value="0.70709718" calcext:value-type="float">
            <text:p>0.70709718</text:p>
          </table:table-cell>
          <table:table-cell office:value-type="float" office:value="0.47645704" calcext:value-type="float">
            <text:p>0.47645704</text:p>
          </table:table-cell>
          <table:table-cell table:formula="of:=(2*[.K47]*[.L47])/([.K47]+[.L47])" office:value-type="float" office:value="0.569304597427141" calcext:value-type="float">
            <text:p>0.569304597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32026" calcext:value-type="float">
            <text:p>0.38332026</text:p>
          </table:table-cell>
          <table:table-cell office:value-type="float" office:value="0.27064556" calcext:value-type="float">
            <text:p>0.27064556</text:p>
          </table:table-cell>
          <table:table-cell table:formula="of:=(2*[.H48]*[.I48])/([.H48]+[.I48])" office:value-type="float" office:value="0.317276295654246" calcext:value-type="float">
            <text:p>0.3172762957</text:p>
          </table:table-cell>
          <table:table-cell office:value-type="float" office:value="0.70998633" calcext:value-type="float">
            <text:p>0.70998633</text:p>
          </table:table-cell>
          <table:table-cell office:value-type="float" office:value="0.47520989" calcext:value-type="float">
            <text:p>0.47520989</text:p>
          </table:table-cell>
          <table:table-cell table:formula="of:=(2*[.K48]*[.L48])/([.K48]+[.L48])" office:value-type="float" office:value="0.569344586301167" calcext:value-type="float">
            <text:p>0.569344586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38996" calcext:value-type="float">
            <text:p>0.42138996</text:p>
          </table:table-cell>
          <table:table-cell office:value-type="float" office:value="0.25394557" calcext:value-type="float">
            <text:p>0.25394557</text:p>
          </table:table-cell>
          <table:table-cell table:formula="of:=(2*[.H49]*[.I49])/([.H49]+[.I49])" office:value-type="float" office:value="0.316909473382741" calcext:value-type="float">
            <text:p>0.3169094734</text:p>
          </table:table-cell>
          <table:table-cell office:value-type="float" office:value="0.78344813" calcext:value-type="float">
            <text:p>0.78344813</text:p>
          </table:table-cell>
          <table:table-cell office:value-type="float" office:value="0.40907182" calcext:value-type="float">
            <text:p>0.40907182</text:p>
          </table:table-cell>
          <table:table-cell table:formula="of:=(2*[.K49]*[.L49])/([.K49]+[.L49])" office:value-type="float" office:value="0.537494659799522" calcext:value-type="float">
            <text:p>0.537494659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828648" calcext:value-type="float">
            <text:p>0.42828648</text:p>
          </table:table-cell>
          <table:table-cell office:value-type="float" office:value="0.25086457" calcext:value-type="float">
            <text:p>0.25086457</text:p>
          </table:table-cell>
          <table:table-cell table:formula="of:=(2*[.H50]*[.I50])/([.H50]+[.I50])" office:value-type="float" office:value="0.316400611151271" calcext:value-type="float">
            <text:p>0.3164006112</text:p>
          </table:table-cell>
          <table:table-cell office:value-type="float" office:value="0.77667354" calcext:value-type="float">
            <text:p>0.77667354</text:p>
          </table:table-cell>
          <table:table-cell office:value-type="float" office:value="0.42106887" calcext:value-type="float">
            <text:p>0.42106887</text:p>
          </table:table-cell>
          <table:table-cell table:formula="of:=(2*[.K50]*[.L50])/([.K50]+[.L50])" office:value-type="float" office:value="0.546082441627327" calcext:value-type="float">
            <text:p>0.54608244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136625" calcext:value-type="float">
            <text:p>0.39136625</text:p>
          </table:table-cell>
          <table:table-cell office:value-type="float" office:value="0.26379941" calcext:value-type="float">
            <text:p>0.26379941</text:p>
          </table:table-cell>
          <table:table-cell table:formula="of:=(2*[.H51]*[.I51])/([.H51]+[.I51])" office:value-type="float" office:value="0.315163605625828" calcext:value-type="float">
            <text:p>0.3151636056</text:p>
          </table:table-cell>
          <table:table-cell office:value-type="float" office:value="0.72538231" calcext:value-type="float">
            <text:p>0.72538231</text:p>
          </table:table-cell>
          <table:table-cell office:value-type="float" office:value="0.46317654" calcext:value-type="float">
            <text:p>0.46317654</text:p>
          </table:table-cell>
          <table:table-cell table:formula="of:=(2*[.K51]*[.L51])/([.K51]+[.L51])" office:value-type="float" office:value="0.565357059977312" calcext:value-type="float">
            <text:p>0.5653570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10675" calcext:value-type="float">
            <text:p>0.3810675</text:p>
          </table:table-cell>
          <table:table-cell office:value-type="float" office:value="0.26861425" calcext:value-type="float">
            <text:p>0.26861425</text:p>
          </table:table-cell>
          <table:table-cell table:formula="of:=(2*[.H52]*[.I52])/([.H52]+[.I52])" office:value-type="float" office:value="0.315108622681413" calcext:value-type="float">
            <text:p>0.3151086227</text:p>
          </table:table-cell>
          <table:table-cell office:value-type="float" office:value="0.71988923" calcext:value-type="float">
            <text:p>0.71988923</text:p>
          </table:table-cell>
          <table:table-cell office:value-type="float" office:value="0.46577456" calcext:value-type="float">
            <text:p>0.46577456</text:p>
          </table:table-cell>
          <table:table-cell table:formula="of:=(2*[.K52]*[.L52])/([.K52]+[.L52])" office:value-type="float" office:value="0.565600623347009" calcext:value-type="float">
            <text:p>0.565600623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023924" calcext:value-type="float">
            <text:p>0.38023924</text:p>
          </table:table-cell>
          <table:table-cell office:value-type="float" office:value="0.26902311" calcext:value-type="float">
            <text:p>0.26902311</text:p>
          </table:table-cell>
          <table:table-cell table:formula="of:=(2*[.H53]*[.I53])/([.H53]+[.I53])" office:value-type="float" office:value="0.315105728489682" calcext:value-type="float">
            <text:p>0.3151057285</text:p>
          </table:table-cell>
          <table:table-cell office:value-type="float" office:value="0.71967012" calcext:value-type="float">
            <text:p>0.71967012</text:p>
          </table:table-cell>
          <table:table-cell office:value-type="float" office:value="0.4658679" calcext:value-type="float">
            <text:p>0.4658679</text:p>
          </table:table-cell>
          <table:table-cell table:formula="of:=(2*[.K53]*[.L53])/([.K53]+[.L53])" office:value-type="float" office:value="0.565601780526867" calcext:value-type="float">
            <text:p>0.56560178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53996" calcext:value-type="float">
            <text:p>0.38953996</text:p>
          </table:table-cell>
          <table:table-cell office:value-type="float" office:value="0.26432003" calcext:value-type="float">
            <text:p>0.26432003</text:p>
          </table:table-cell>
          <table:table-cell table:formula="of:=(2*[.H54]*[.I54])/([.H54]+[.I54])" office:value-type="float" office:value="0.314939636888927" calcext:value-type="float">
            <text:p>0.3149396369</text:p>
          </table:table-cell>
          <table:table-cell office:value-type="float" office:value="0.72233283" calcext:value-type="float">
            <text:p>0.72233283</text:p>
          </table:table-cell>
          <table:table-cell office:value-type="float" office:value="0.46471668" calcext:value-type="float">
            <text:p>0.46471668</text:p>
          </table:table-cell>
          <table:table-cell table:formula="of:=(2*[.K54]*[.L54])/([.K54]+[.L54])" office:value-type="float" office:value="0.565570537344486" calcext:value-type="float">
            <text:p>0.56557053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3393" calcext:value-type="float">
            <text:p>0.42563393</text:p>
          </table:table-cell>
          <table:table-cell office:value-type="float" office:value="0.24985145" calcext:value-type="float">
            <text:p>0.24985145</text:p>
          </table:table-cell>
          <table:table-cell table:formula="of:=(2*[.H55]*[.I55])/([.H55]+[.I55])" office:value-type="float" office:value="0.314870632965286" calcext:value-type="float">
            <text:p>0.314870633</text:p>
          </table:table-cell>
          <table:table-cell office:value-type="float" office:value="0.78806046" calcext:value-type="float">
            <text:p>0.78806046</text:p>
          </table:table-cell>
          <table:table-cell office:value-type="float" office:value="0.40795949" calcext:value-type="float">
            <text:p>0.40795949</text:p>
          </table:table-cell>
          <table:table-cell table:formula="of:=(2*[.K55]*[.L55])/([.K55]+[.L55])" office:value-type="float" office:value="0.53761100448327" calcext:value-type="float">
            <text:p>0.537611004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165003" calcext:value-type="float">
            <text:p>0.38165003</text:p>
          </table:table-cell>
          <table:table-cell office:value-type="float" office:value="0.26645775" calcext:value-type="float">
            <text:p>0.26645775</text:p>
          </table:table-cell>
          <table:table-cell table:formula="of:=(2*[.H56]*[.I56])/([.H56]+[.I56])" office:value-type="float" office:value="0.313816965077113" calcext:value-type="float">
            <text:p>0.3138169651</text:p>
          </table:table-cell>
          <table:table-cell office:value-type="float" office:value="0.69304858" calcext:value-type="float">
            <text:p>0.69304858</text:p>
          </table:table-cell>
          <table:table-cell office:value-type="float" office:value="0.45057016" calcext:value-type="float">
            <text:p>0.45057016</text:p>
          </table:table-cell>
          <table:table-cell table:formula="of:=(2*[.K56]*[.L56])/([.K56]+[.L56])" office:value-type="float" office:value="0.546103344858397" calcext:value-type="float">
            <text:p>0.546103344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492635" calcext:value-type="float">
            <text:p>0.35492635</text:p>
          </table:table-cell>
          <table:table-cell office:value-type="float" office:value="0.2771936" calcext:value-type="float">
            <text:p>0.2771936</text:p>
          </table:table-cell>
          <table:table-cell table:formula="of:=(2*[.H57]*[.I57])/([.H57]+[.I57])" office:value-type="float" office:value="0.311280517855385" calcext:value-type="float">
            <text:p>0.3112805179</text:p>
          </table:table-cell>
          <table:table-cell office:value-type="float" office:value="0.68350617" calcext:value-type="float">
            <text:p>0.68350617</text:p>
          </table:table-cell>
          <table:table-cell office:value-type="float" office:value="0.44468183" calcext:value-type="float">
            <text:p>0.44468183</text:p>
          </table:table-cell>
          <table:table-cell table:formula="of:=(2*[.K57]*[.L57])/([.K57]+[.L57])" office:value-type="float" office:value="0.538815825894073" calcext:value-type="float">
            <text:p>0.53881582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025716" calcext:value-type="float">
            <text:p>0.42025716</text:p>
          </table:table-cell>
          <table:table-cell office:value-type="float" office:value="0.24361641" calcext:value-type="float">
            <text:p>0.24361641</text:p>
          </table:table-cell>
          <table:table-cell table:formula="of:=(2*[.H58]*[.I58])/([.H58]+[.I58])" office:value-type="float" office:value="0.308436862747814" calcext:value-type="float">
            <text:p>0.3084368627</text:p>
          </table:table-cell>
          <table:table-cell office:value-type="float" office:value="0.78855927" calcext:value-type="float">
            <text:p>0.78855927</text:p>
          </table:table-cell>
          <table:table-cell office:value-type="float" office:value="0.40753686" calcext:value-type="float">
            <text:p>0.40753686</text:p>
          </table:table-cell>
          <table:table-cell table:formula="of:=(2*[.K58]*[.L58])/([.K58]+[.L58])" office:value-type="float" office:value="0.537359766927249" calcext:value-type="float">
            <text:p>0.537359766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473375" calcext:value-type="float">
            <text:p>0.36473375</text:p>
          </table:table-cell>
          <table:table-cell office:value-type="float" office:value="0.26322932" calcext:value-type="float">
            <text:p>0.26322932</text:p>
          </table:table-cell>
          <table:table-cell table:formula="of:=(2*[.H59]*[.I59])/([.H59]+[.I59])" office:value-type="float" office:value="0.305777908224921" calcext:value-type="float">
            <text:p>0.3057779082</text:p>
          </table:table-cell>
          <table:table-cell office:value-type="float" office:value="0.69502147" calcext:value-type="float">
            <text:p>0.69502147</text:p>
          </table:table-cell>
          <table:table-cell office:value-type="float" office:value="0.44026364" calcext:value-type="float">
            <text:p>0.44026364</text:p>
          </table:table-cell>
          <table:table-cell table:formula="of:=(2*[.K59]*[.L59])/([.K59]+[.L59])" office:value-type="float" office:value="0.539058743156335" calcext:value-type="float">
            <text:p>0.539058743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218891" calcext:value-type="float">
            <text:p>0.42218891</text:p>
          </table:table-cell>
          <table:table-cell office:value-type="float" office:value="0.23920866" calcext:value-type="float">
            <text:p>0.23920866</text:p>
          </table:table-cell>
          <table:table-cell table:formula="of:=(2*[.H60]*[.I60])/([.H60]+[.I60])" office:value-type="float" office:value="0.305387403911873" calcext:value-type="float">
            <text:p>0.3053874039</text:p>
          </table:table-cell>
          <table:table-cell office:value-type="float" office:value="0.79289902" calcext:value-type="float">
            <text:p>0.79289902</text:p>
          </table:table-cell>
          <table:table-cell office:value-type="float" office:value="0.40642453" calcext:value-type="float">
            <text:p>0.40642453</text:p>
          </table:table-cell>
          <table:table-cell table:formula="of:=(2*[.K60]*[.L60])/([.K60]+[.L60])" office:value-type="float" office:value="0.537392285077635" calcext:value-type="float">
            <text:p>0.537392285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23507" calcext:value-type="float">
            <text:p>0.36823507</text:p>
          </table:table-cell>
          <table:table-cell office:value-type="float" office:value="0.25896784" calcext:value-type="float">
            <text:p>0.25896784</text:p>
          </table:table-cell>
          <table:table-cell table:formula="of:=(2*[.H61]*[.I61])/([.H61]+[.I61])" office:value-type="float" office:value="0.304083540333538" calcext:value-type="float">
            <text:p>0.3040835403</text:p>
          </table:table-cell>
          <table:table-cell office:value-type="float" office:value="0.72868459" calcext:value-type="float">
            <text:p>0.72868459</text:p>
          </table:table-cell>
          <table:table-cell office:value-type="float" office:value="0.44768952" calcext:value-type="float">
            <text:p>0.44768952</text:p>
          </table:table-cell>
          <table:table-cell table:formula="of:=(2*[.K61]*[.L61])/([.K61]+[.L61])" office:value-type="float" office:value="0.554627055382062" calcext:value-type="float">
            <text:p>0.554627055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40401" calcext:value-type="float">
            <text:p>0.36740401</text:p>
          </table:table-cell>
          <table:table-cell office:value-type="float" office:value="0.25937669" calcext:value-type="float">
            <text:p>0.25937669</text:p>
          </table:table-cell>
          <table:table-cell table:formula="of:=(2*[.H62]*[.I62])/([.H62]+[.I62])" office:value-type="float" office:value="0.304080952098643" calcext:value-type="float">
            <text:p>0.3040809521</text:p>
          </table:table-cell>
          <table:table-cell office:value-type="float" office:value="0.72844917" calcext:value-type="float">
            <text:p>0.72844917</text:p>
          </table:table-cell>
          <table:table-cell office:value-type="float" office:value="0.44778287" calcext:value-type="float">
            <text:p>0.44778287</text:p>
          </table:table-cell>
          <table:table-cell table:formula="of:=(2*[.K62]*[.L62])/([.K62]+[.L62])" office:value-type="float" office:value="0.554630462186216" calcext:value-type="float">
            <text:p>0.554630462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065682" calcext:value-type="float">
            <text:p>0.37065682</text:p>
          </table:table-cell>
          <table:table-cell office:value-type="float" office:value="0.25763146" calcext:value-type="float">
            <text:p>0.25763146</text:p>
          </table:table-cell>
          <table:table-cell table:formula="of:=(2*[.H63]*[.I63])/([.H63]+[.I63])" office:value-type="float" office:value="0.303977841813497" calcext:value-type="float">
            <text:p>0.3039778418</text:p>
          </table:table-cell>
          <table:table-cell office:value-type="float" office:value="0.70350317" calcext:value-type="float">
            <text:p>0.70350317</text:p>
          </table:table-cell>
          <table:table-cell office:value-type="float" office:value="0.43795342" calcext:value-type="float">
            <text:p>0.43795342</text:p>
          </table:table-cell>
          <table:table-cell table:formula="of:=(2*[.K63]*[.L63])/([.K63]+[.L63])" office:value-type="float" office:value="0.539839398154145" calcext:value-type="float">
            <text:p>0.539839398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09067" calcext:value-type="float">
            <text:p>0.3509067</text:p>
          </table:table-cell>
          <table:table-cell office:value-type="float" office:value="0.2679675" calcext:value-type="float">
            <text:p>0.2679675</text:p>
          </table:table-cell>
          <table:table-cell table:formula="of:=(2*[.H64]*[.I64])/([.H64]+[.I64])" office:value-type="float" office:value="0.303879499685881" calcext:value-type="float">
            <text:p>0.3038794997</text:p>
          </table:table-cell>
          <table:table-cell office:value-type="float" office:value="0.69684552" calcext:value-type="float">
            <text:p>0.69684552</text:p>
          </table:table-cell>
          <table:table-cell office:value-type="float" office:value="0.42591488" calcext:value-type="float">
            <text:p>0.42591488</text:p>
          </table:table-cell>
          <table:table-cell table:formula="of:=(2*[.K64]*[.L64])/([.K64]+[.L64])" office:value-type="float" office:value="0.528691386032741" calcext:value-type="float">
            <text:p>0.52869138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119377" calcext:value-type="float">
            <text:p>0.37119377</text:p>
          </table:table-cell>
          <table:table-cell office:value-type="float" office:value="0.25471283" calcext:value-type="float">
            <text:p>0.25471283</text:p>
          </table:table-cell>
          <table:table-cell table:formula="of:=(2*[.H65]*[.I65])/([.H65]+[.I65])" office:value-type="float" office:value="0.302114774425031" calcext:value-type="float">
            <text:p>0.3021147744</text:p>
          </table:table-cell>
          <table:table-cell office:value-type="float" office:value="0.73307101" calcext:value-type="float">
            <text:p>0.73307101</text:p>
          </table:table-cell>
          <table:table-cell office:value-type="float" office:value="0.4458512" calcext:value-type="float">
            <text:p>0.4458512</text:p>
          </table:table-cell>
          <table:table-cell table:formula="of:=(2*[.K65]*[.L65])/([.K65]+[.L65])" office:value-type="float" office:value="0.554473546636655" calcext:value-type="float">
            <text:p>0.554473546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55045" calcext:value-type="float">
            <text:p>0.36955045</text:p>
          </table:table-cell>
          <table:table-cell office:value-type="float" office:value="0.25522276" calcext:value-type="float">
            <text:p>0.25522276</text:p>
          </table:table-cell>
          <table:table-cell table:formula="of:=(2*[.H66]*[.I66])/([.H66]+[.I66])" office:value-type="float" office:value="0.301926152717854" calcext:value-type="float">
            <text:p>0.3019261527</text:p>
          </table:table-cell>
          <table:table-cell office:value-type="float" office:value="0.73067155" calcext:value-type="float">
            <text:p>0.73067155</text:p>
          </table:table-cell>
          <table:table-cell office:value-type="float" office:value="0.44683389" calcext:value-type="float">
            <text:p>0.44683389</text:p>
          </table:table-cell>
          <table:table-cell table:formula="of:=(2*[.K66]*[.L66])/([.K66]+[.L66])" office:value-type="float" office:value="0.554543189199754" calcext:value-type="float">
            <text:p>0.55454318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395335" calcext:value-type="float">
            <text:p>0.44395335</text:p>
          </table:table-cell>
          <table:table-cell office:value-type="float" office:value="0.22846757" calcext:value-type="float">
            <text:p>0.22846757</text:p>
          </table:table-cell>
          <table:table-cell table:formula="of:=(2*[.H67]*[.I67])/([.H67]+[.I67])" office:value-type="float" office:value="0.301682889544423" calcext:value-type="float">
            <text:p>0.3016828895</text:p>
          </table:table-cell>
          <table:table-cell office:value-type="float" office:value="0.83894187" calcext:value-type="float">
            <text:p>0.83894187</text:p>
          </table:table-cell>
          <table:table-cell office:value-type="float" office:value="0.39437303" calcext:value-type="float">
            <text:p>0.39437303</text:p>
          </table:table-cell>
          <table:table-cell table:formula="of:=(2*[.K67]*[.L67])/([.K67]+[.L67])" office:value-type="float" office:value="0.536531338858821" calcext:value-type="float">
            <text:p>0.536531338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93184" calcext:value-type="float">
            <text:p>0.35593184</text:p>
          </table:table-cell>
          <table:table-cell office:value-type="float" office:value="0.26160835" calcext:value-type="float">
            <text:p>0.26160835</text:p>
          </table:table-cell>
          <table:table-cell table:formula="of:=(2*[.H68]*[.I68])/([.H68]+[.I68])" office:value-type="float" office:value="0.301566579415225" calcext:value-type="float">
            <text:p>0.3015665794</text:p>
          </table:table-cell>
          <table:table-cell office:value-type="float" office:value="0.72999941" calcext:value-type="float">
            <text:p>0.72999941</text:p>
          </table:table-cell>
          <table:table-cell office:value-type="float" office:value="0.41599469" calcext:value-type="float">
            <text:p>0.41599469</text:p>
          </table:table-cell>
          <table:table-cell table:formula="of:=(2*[.K68]*[.L68])/([.K68]+[.L68])" office:value-type="float" office:value="0.529978083243418" calcext:value-type="float">
            <text:p>0.529978083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524724" calcext:value-type="float">
            <text:p>0.36524724</text:p>
          </table:table-cell>
          <table:table-cell office:value-type="float" office:value="0.25667551" calcext:value-type="float">
            <text:p>0.25667551</text:p>
          </table:table-cell>
          <table:table-cell table:formula="of:=(2*[.H69]*[.I69])/([.H69]+[.I69])" office:value-type="float" office:value="0.301484458007341" calcext:value-type="float">
            <text:p>0.301484458</text:p>
          </table:table-cell>
          <table:table-cell office:value-type="float" office:value="0.74187364" calcext:value-type="float">
            <text:p>0.74187364</text:p>
          </table:table-cell>
          <table:table-cell office:value-type="float" office:value="0.41240102" calcext:value-type="float">
            <text:p>0.41240102</text:p>
          </table:table-cell>
          <table:table-cell table:formula="of:=(2*[.K69]*[.L69])/([.K69]+[.L69])" office:value-type="float" office:value="0.530115502747176" calcext:value-type="float">
            <text:p>0.530115502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35163" calcext:value-type="float">
            <text:p>0.35635163</text:p>
          </table:table-cell>
          <table:table-cell office:value-type="float" office:value="0.25944724" calcext:value-type="float">
            <text:p>0.25944724</text:p>
          </table:table-cell>
          <table:table-cell table:formula="of:=(2*[.H70]*[.I70])/([.H70]+[.I70])" office:value-type="float" office:value="0.300274818214594" calcext:value-type="float">
            <text:p>0.3002748182</text:p>
          </table:table-cell>
          <table:table-cell office:value-type="float" office:value="0.73464802" calcext:value-type="float">
            <text:p>0.73464802</text:p>
          </table:table-cell>
          <table:table-cell office:value-type="float" office:value="0.41457122" calcext:value-type="float">
            <text:p>0.41457122</text:p>
          </table:table-cell>
          <table:table-cell table:formula="of:=(2*[.K70]*[.L70])/([.K70]+[.L70])" office:value-type="float" office:value="0.530036246037761" calcext:value-type="float">
            <text:p>0.53003624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4990973" calcext:value-type="float">
            <text:p>0.34990973</text:p>
          </table:table-cell>
          <table:table-cell office:value-type="float" office:value="0.26238073" calcext:value-type="float">
            <text:p>0.26238073</text:p>
          </table:table-cell>
          <table:table-cell table:formula="of:=(2*[.H71]*[.I71])/([.H71]+[.I71])" office:value-type="float" office:value="0.299888946143315" calcext:value-type="float">
            <text:p>0.2998889461</text:p>
          </table:table-cell>
          <table:table-cell office:value-type="float" office:value="0.72787053" calcext:value-type="float">
            <text:p>0.72787053</text:p>
          </table:table-cell>
          <table:table-cell office:value-type="float" office:value="0.41643288" calcext:value-type="float">
            <text:p>0.41643288</text:p>
          </table:table-cell>
          <table:table-cell table:formula="of:=(2*[.K71]*[.L71])/([.K71]+[.L71])" office:value-type="float" office:value="0.529770720643097" calcext:value-type="float">
            <text:p>0.52977072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801297" calcext:value-type="float">
            <text:p>0.35801297</text:p>
          </table:table-cell>
          <table:table-cell office:value-type="float" office:value="0.25571935" calcext:value-type="float">
            <text:p>0.25571935</text:p>
          </table:table-cell>
          <table:table-cell table:formula="of:=(2*[.H72]*[.I72])/([.H72]+[.I72])" office:value-type="float" office:value="0.298341283313773" calcext:value-type="float">
            <text:p>0.2983412833</text:p>
          </table:table-cell>
          <table:table-cell office:value-type="float" office:value="0.70551086" calcext:value-type="float">
            <text:p>0.70551086</text:p>
          </table:table-cell>
          <table:table-cell office:value-type="float" office:value="0.42289163" calcext:value-type="float">
            <text:p>0.42289163</text:p>
          </table:table-cell>
          <table:table-cell table:formula="of:=(2*[.K72]*[.L72])/([.K72]+[.L72])" office:value-type="float" office:value="0.528808896137941" calcext:value-type="float">
            <text:p>0.528808896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43707" calcext:value-type="float">
            <text:p>0.3643707</text:p>
          </table:table-cell>
          <table:table-cell office:value-type="float" office:value="0.25086457" calcext:value-type="float">
            <text:p>0.25086457</text:p>
          </table:table-cell>
          <table:table-cell table:formula="of:=(2*[.H73]*[.I73])/([.H73]+[.I73])" office:value-type="float" office:value="0.297147135196261" calcext:value-type="float">
            <text:p>0.2971471352</text:p>
          </table:table-cell>
          <table:table-cell office:value-type="float" office:value="0.71233003" calcext:value-type="float">
            <text:p>0.71233003</text:p>
          </table:table-cell>
          <table:table-cell office:value-type="float" office:value="0.42106887" calcext:value-type="float">
            <text:p>0.42106887</text:p>
          </table:table-cell>
          <table:table-cell table:formula="of:=(2*[.K73]*[.L73])/([.K73]+[.L73])" office:value-type="float" office:value="0.529275263632541" calcext:value-type="float">
            <text:p>0.529275263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753693" calcext:value-type="float">
            <text:p>0.35753693</text:p>
          </table:table-cell>
          <table:table-cell office:value-type="float" office:value="0.25394557" calcext:value-type="float">
            <text:p>0.25394557</text:p>
          </table:table-cell>
          <table:table-cell table:formula="of:=(2*[.H74]*[.I74])/([.H74]+[.I74])" office:value-type="float" office:value="0.296966534561169" calcext:value-type="float">
            <text:p>0.2969665346</text:p>
          </table:table-cell>
          <table:table-cell office:value-type="float" office:value="0.71928113" calcext:value-type="float">
            <text:p>0.71928113</text:p>
          </table:table-cell>
          <table:table-cell office:value-type="float" office:value="0.40907182" calcext:value-type="float">
            <text:p>0.40907182</text:p>
          </table:table-cell>
          <table:table-cell table:formula="of:=(2*[.K74]*[.L74])/([.K74]+[.L74])" office:value-type="float" office:value="0.521534757259697" calcext:value-type="float">
            <text:p>0.521534757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H75]*[.I75])/([.H75]+[.I75])" office:value-type="float" office:value="0.291563100932582" calcext:value-type="float">
            <text:p>0.2915631009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K75]*[.L75])/([.K75]+[.L75])" office:value-type="float" office:value="0.362755985025703" calcext:value-type="float">
            <text:p>0.3627559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775705" calcext:value-type="float">
            <text:p>0.35775705</text:p>
          </table:table-cell>
          <table:table-cell office:value-type="float" office:value="0.24361641" calcext:value-type="float">
            <text:p>0.24361641</text:p>
          </table:table-cell>
          <table:table-cell table:formula="of:=(2*[.H76]*[.I76])/([.H76]+[.I76])" office:value-type="float" office:value="0.289854787316988" calcext:value-type="float">
            <text:p>0.2898547873</text:p>
          </table:table-cell>
          <table:table-cell office:value-type="float" office:value="0.72493393" calcext:value-type="float">
            <text:p>0.72493393</text:p>
          </table:table-cell>
          <table:table-cell office:value-type="float" office:value="0.40753686" calcext:value-type="float">
            <text:p>0.40753686</text:p>
          </table:table-cell>
          <table:table-cell table:formula="of:=(2*[.K76]*[.L76])/([.K76]+[.L76])" office:value-type="float" office:value="0.521757029229266" calcext:value-type="float">
            <text:p>0.52175702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H77]*[.I77])/([.H77]+[.I77])" office:value-type="float" office:value="0.289808378672318" calcext:value-type="float">
            <text:p>0.2898083787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K77]*[.L77])/([.K77]+[.L77])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H78]*[.I78])/([.H78]+[.I78])" office:value-type="float" office:value="0.289773541970371" calcext:value-type="float">
            <text:p>0.289773542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K78]*[.L78])/([.K78]+[.L78])" office:value-type="float" office:value="0.359199937012893" calcext:value-type="float">
            <text:p>0.35919993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H79]*[.I79])/([.H79]+[.I79])" office:value-type="float" office:value="0.289676317669088" calcext:value-type="float">
            <text:p>0.2896763177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K79]*[.L79])/([.K79]+[.L79])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H80]*[.I80])/([.H80]+[.I80])" office:value-type="float" office:value="0.289465663831115" calcext:value-type="float">
            <text:p>0.2894656638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K80]*[.L80])/([.K80]+[.L80])" office:value-type="float" office:value="0.371104244748622" calcext:value-type="float">
            <text:p>0.37110424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62115" calcext:value-type="float">
            <text:p>0.37362115</text:p>
          </table:table-cell>
          <table:table-cell office:value-type="float" office:value="0.23503847" calcext:value-type="float">
            <text:p>0.23503847</text:p>
          </table:table-cell>
          <table:table-cell table:formula="of:=(2*[.H81]*[.I81])/([.H81]+[.I81])" office:value-type="float" office:value="0.288553209610457" calcext:value-type="float">
            <text:p>0.2885532096</text:p>
          </table:table-cell>
          <table:table-cell office:value-type="float" office:value="0.7586303" calcext:value-type="float">
            <text:p>0.7586303</text:p>
          </table:table-cell>
          <table:table-cell office:value-type="float" office:value="0.42352947" calcext:value-type="float">
            <text:p>0.42352947</text:p>
          </table:table-cell>
          <table:table-cell table:formula="of:=(2*[.K81]*[.L81])/([.K81]+[.L81])" office:value-type="float" office:value="0.543585219254993" calcext:value-type="float">
            <text:p>0.54358521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H82]*[.I82])/([.H82]+[.I82])" office:value-type="float" office:value="0.288550157887458" calcext:value-type="float">
            <text:p>0.2885501579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K82]*[.L82])/([.K82]+[.L82])" office:value-type="float" office:value="0.365726133554161" calcext:value-type="float">
            <text:p>0.365726133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274138" calcext:value-type="float">
            <text:p>0.37274138</text:p>
          </table:table-cell>
          <table:table-cell office:value-type="float" office:value="0.23530385" calcext:value-type="float">
            <text:p>0.23530385</text:p>
          </table:table-cell>
          <table:table-cell table:formula="of:=(2*[.H83]*[.I83])/([.H83]+[.I83])" office:value-type="float" office:value="0.288489991997184" calcext:value-type="float">
            <text:p>0.288489992</text:p>
          </table:table-cell>
          <table:table-cell office:value-type="float" office:value="0.75839481" calcext:value-type="float">
            <text:p>0.75839481</text:p>
          </table:table-cell>
          <table:table-cell office:value-type="float" office:value="0.42356318" calcext:value-type="float">
            <text:p>0.42356318</text:p>
          </table:table-cell>
          <table:table-cell table:formula="of:=(2*[.K83]*[.L83])/([.K83]+[.L83])" office:value-type="float" office:value="0.543552512249773" calcext:value-type="float">
            <text:p>0.543552512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H84]*[.I84])/([.H84]+[.I84])" office:value-type="float" office:value="0.288241575913689" calcext:value-type="float">
            <text:p>0.2882415759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K84]*[.L84])/([.K84]+[.L84])" office:value-type="float" office:value="0.33418350974853" calcext:value-type="float">
            <text:p>0.334183509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H85]*[.I85])/([.H85]+[.I85])" office:value-type="float" office:value="0.288161265796735" calcext:value-type="float">
            <text:p>0.2881612658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K85]*[.L85])/([.K85]+[.L85])" office:value-type="float" office:value="0.366070874633421" calcext:value-type="float">
            <text:p>0.366070874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H86]*[.I86])/([.H86]+[.I86])" office:value-type="float" office:value="0.287979714503626" calcext:value-type="float">
            <text:p>0.2879797145</text:p>
          </table:table-cell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K86]*[.L86])/([.K86]+[.L86])" office:value-type="float" office:value="0.35040975898926" calcext:value-type="float">
            <text:p>0.3504097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009995" calcext:value-type="float">
            <text:p>0.36009995</text:p>
          </table:table-cell>
          <table:table-cell office:value-type="float" office:value="0.23920866" calcext:value-type="float">
            <text:p>0.23920866</text:p>
          </table:table-cell>
          <table:table-cell table:formula="of:=(2*[.H87]*[.I87])/([.H87]+[.I87])" office:value-type="float" office:value="0.287461334839047" calcext:value-type="float">
            <text:p>0.2874613348</text:p>
          </table:table-cell>
          <table:table-cell office:value-type="float" office:value="0.73020968" calcext:value-type="float">
            <text:p>0.73020968</text:p>
          </table:table-cell>
          <table:table-cell office:value-type="float" office:value="0.40642453" calcext:value-type="float">
            <text:p>0.40642453</text:p>
          </table:table-cell>
          <table:table-cell table:formula="of:=(2*[.K87]*[.L87])/([.K87]+[.L87])" office:value-type="float" office:value="0.522199883453183" calcext:value-type="float">
            <text:p>0.522199883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611532" calcext:value-type="float">
            <text:p>0.37611532</text:p>
          </table:table-cell>
          <table:table-cell office:value-type="float" office:value="0.23237048" calcext:value-type="float">
            <text:p>0.23237048</text:p>
          </table:table-cell>
          <table:table-cell table:formula="of:=(2*[.H88]*[.I88])/([.H88]+[.I88])" office:value-type="float" office:value="0.287264213704752" calcext:value-type="float">
            <text:p>0.2872642137</text:p>
          </table:table-cell>
          <table:table-cell office:value-type="float" office:value="0.76135716" calcext:value-type="float">
            <text:p>0.76135716</text:p>
          </table:table-cell>
          <table:table-cell office:value-type="float" office:value="0.42281126" calcext:value-type="float">
            <text:p>0.42281126</text:p>
          </table:table-cell>
          <table:table-cell table:formula="of:=(2*[.K88]*[.L88])/([.K88]+[.L88])" office:value-type="float" office:value="0.543690195909162" calcext:value-type="float">
            <text:p>0.543690195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H89]*[.I89])/([.H89]+[.I89])" office:value-type="float" office:value="0.286984478647957" calcext:value-type="float">
            <text:p>0.2869844786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K89]*[.L89])/([.K89]+[.L89])" office:value-type="float" office:value="0.314806640826162" calcext:value-type="float">
            <text:p>0.31480664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H90]*[.I90])/([.H90]+[.I90])" office:value-type="float" office:value="0.286756359914146" calcext:value-type="float">
            <text:p>0.2867563599</text:p>
          </table:table-cell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K90]*[.L90])/([.K90]+[.L90])" office:value-type="float" office:value="0.344597010980254" calcext:value-type="float">
            <text:p>0.34459701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534955" calcext:value-type="float">
            <text:p>0.37534955</text:p>
          </table:table-cell>
          <table:table-cell office:value-type="float" office:value="0.23163379" calcext:value-type="float">
            <text:p>0.23163379</text:p>
          </table:table-cell>
          <table:table-cell table:formula="of:=(2*[.H91]*[.I91])/([.H91]+[.I91])" office:value-type="float" office:value="0.286477842509794" calcext:value-type="float">
            <text:p>0.2864778425</text:p>
          </table:table-cell>
          <table:table-cell office:value-type="float" office:value="0.7602651" calcext:value-type="float">
            <text:p>0.7602651</text:p>
          </table:table-cell>
          <table:table-cell office:value-type="float" office:value="0.42295386" calcext:value-type="float">
            <text:p>0.42295386</text:p>
          </table:table-cell>
          <table:table-cell table:formula="of:=(2*[.K91]*[.L91])/([.K91]+[.L91])" office:value-type="float" office:value="0.543529252892104" calcext:value-type="float">
            <text:p>0.543529252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H92]*[.I92])/([.H92]+[.I92])" office:value-type="float" office:value="0.286376281517909" calcext:value-type="float">
            <text:p>0.2863762815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K92]*[.L92])/([.K92]+[.L92])" office:value-type="float" office:value="0.372718530058476" calcext:value-type="float">
            <text:p>0.372718530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H93]*[.I93])/([.H93]+[.I93])" office:value-type="float" office:value="0.286195772679576" calcext:value-type="float">
            <text:p>0.286195772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K93]*[.L93])/([.K93]+[.L93])" office:value-type="float" office:value="0.317404726321842" calcext:value-type="float">
            <text:p>0.317404726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H94]*[.I94])/([.H94]+[.I94])" office:value-type="float" office:value="0.285867724884005" calcext:value-type="float">
            <text:p>0.2858677249</text:p>
          </table:table-cell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K94]*[.L94])/([.K94]+[.L94])" office:value-type="float" office:value="0.343145490522649" calcext:value-type="float">
            <text:p>0.34314549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840839" calcext:value-type="float">
            <text:p>0.29840839</text:p>
          </table:table-cell>
          <table:table-cell office:value-type="float" office:value="0.27064556" calcext:value-type="float">
            <text:p>0.27064556</text:p>
          </table:table-cell>
          <table:table-cell table:formula="of:=(2*[.H95]*[.I95])/([.H95]+[.I95])" office:value-type="float" office:value="0.283849732772256" calcext:value-type="float">
            <text:p>0.2838497328</text:p>
          </table:table-cell>
          <table:table-cell office:value-type="float" office:value="0.59017798" calcext:value-type="float">
            <text:p>0.59017798</text:p>
          </table:table-cell>
          <table:table-cell office:value-type="float" office:value="0.47520989" calcext:value-type="float">
            <text:p>0.47520989</text:p>
          </table:table-cell>
          <table:table-cell table:formula="of:=(2*[.K95]*[.L95])/([.K95]+[.L95])" office:value-type="float" office:value="0.526490719208624" calcext:value-type="float">
            <text:p>0.52649071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H96]*[.I96])/([.H96]+[.I96])" office:value-type="float" office:value="0.283645090151346" calcext:value-type="float">
            <text:p>0.2836450902</text:p>
          </table:table-cell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K96]*[.L96])/([.K96]+[.L96])" office:value-type="float" office:value="0.341894109414164" calcext:value-type="float">
            <text:p>0.341894109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236685" calcext:value-type="float">
            <text:p>0.29236685</text:p>
          </table:table-cell>
          <table:table-cell office:value-type="float" office:value="0.27504433" calcext:value-type="float">
            <text:p>0.27504433</text:p>
          </table:table-cell>
          <table:table-cell table:formula="of:=(2*[.H97]*[.I97])/([.H97]+[.I97])" office:value-type="float" office:value="0.283441170025802" calcext:value-type="float">
            <text:p>0.28344117</text:p>
          </table:table-cell>
          <table:table-cell office:value-type="float" office:value="0.58817748" calcext:value-type="float">
            <text:p>0.58817748</text:p>
          </table:table-cell>
          <table:table-cell office:value-type="float" office:value="0.47635333" calcext:value-type="float">
            <text:p>0.47635333</text:p>
          </table:table-cell>
          <table:table-cell table:formula="of:=(2*[.K97]*[.L97])/([.K97]+[.L97])" office:value-type="float" office:value="0.526392094239167" calcext:value-type="float">
            <text:p>0.526392094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H98]*[.I98])/([.H98]+[.I98])" office:value-type="float" office:value="0.283409971178877" calcext:value-type="float">
            <text:p>0.2834099712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K98]*[.L98])/([.K98]+[.L98])" office:value-type="float" office:value="0.305547641215588" calcext:value-type="float">
            <text:p>0.305547641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64636" calcext:value-type="float">
            <text:p>0.29164636</text:p>
          </table:table-cell>
          <table:table-cell office:value-type="float" office:value="0.27546806" calcext:value-type="float">
            <text:p>0.27546806</text:p>
          </table:table-cell>
          <table:table-cell table:formula="of:=(2*[.H99]*[.I99])/([.H99]+[.I99])" office:value-type="float" office:value="0.283326447580936" calcext:value-type="float">
            <text:p>0.2833264476</text:p>
          </table:table-cell>
          <table:table-cell office:value-type="float" office:value="0.58804762" calcext:value-type="float">
            <text:p>0.58804762</text:p>
          </table:table-cell>
          <table:table-cell office:value-type="float" office:value="0.47645704" calcext:value-type="float">
            <text:p>0.47645704</text:p>
          </table:table-cell>
          <table:table-cell table:formula="of:=(2*[.K99]*[.L99])/([.K99]+[.L99])" office:value-type="float" office:value="0.526403385409783" calcext:value-type="float">
            <text:p>0.526403385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438478" calcext:value-type="float">
            <text:p>0.30438478</text:p>
          </table:table-cell>
          <table:table-cell office:value-type="float" office:value="0.26432003" calcext:value-type="float">
            <text:p>0.26432003</text:p>
          </table:table-cell>
          <table:table-cell table:formula="of:=(2*[.H100]*[.I100])/([.H100]+[.I100])" office:value-type="float" office:value="0.282941141929654" calcext:value-type="float">
            <text:p>0.2829411419</text:p>
          </table:table-cell>
          <table:table-cell office:value-type="float" office:value="0.60336371" calcext:value-type="float">
            <text:p>0.60336371</text:p>
          </table:table-cell>
          <table:table-cell office:value-type="float" office:value="0.46471668" calcext:value-type="float">
            <text:p>0.46471668</text:p>
          </table:table-cell>
          <table:table-cell table:formula="of:=(2*[.K100]*[.L100])/([.K100]+[.L100])" office:value-type="float" office:value="0.525041341024308" calcext:value-type="float">
            <text:p>0.52504134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073996" calcext:value-type="float">
            <text:p>0.37073996</text:p>
          </table:table-cell>
          <table:table-cell office:value-type="float" office:value="0.22846757" calcext:value-type="float">
            <text:p>0.22846757</text:p>
          </table:table-cell>
          <table:table-cell table:formula="of:=(2*[.H101]*[.I101])/([.H101]+[.I101])" office:value-type="float" office:value="0.282713595949294" calcext:value-type="float">
            <text:p>0.2827135959</text:p>
          </table:table-cell>
          <table:table-cell office:value-type="float" office:value="0.77755682" calcext:value-type="float">
            <text:p>0.77755682</text:p>
          </table:table-cell>
          <table:table-cell office:value-type="float" office:value="0.39437303" calcext:value-type="float">
            <text:p>0.39437303</text:p>
          </table:table-cell>
          <table:table-cell table:formula="of:=(2*[.K101]*[.L101])/([.K101]+[.L101])" office:value-type="float" office:value="0.52332046854266" calcext:value-type="float">
            <text:p>0.52332046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9819" calcext:value-type="float">
            <text:p>0.18939819</text:p>
          </table:table-cell>
          <table:table-cell office:value-type="float" office:value="0.55639611" calcext:value-type="float">
            <text:p>0.55639611</text:p>
          </table:table-cell>
          <table:table-cell table:formula="of:=(2*[.H102]*[.I102])/([.H102]+[.I102])" office:value-type="float" office:value="0.282599146056871" calcext:value-type="float">
            <text:p>0.2825991461</text:p>
          </table:table-cell>
          <table:table-cell office:value-type="float" office:value="0.28029491" calcext:value-type="float">
            <text:p>0.28029491</text:p>
          </table:table-cell>
          <table:table-cell office:value-type="float" office:value="0.50016853" calcext:value-type="float">
            <text:p>0.50016853</text:p>
          </table:table-cell>
          <table:table-cell table:formula="of:=(2*[.K102]*[.L102])/([.K102]+[.L102])" office:value-type="float" office:value="0.359260116274459" calcext:value-type="float">
            <text:p>0.359260116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698754" calcext:value-type="float">
            <text:p>0.29698754</text:p>
          </table:table-cell>
          <table:table-cell office:value-type="float" office:value="0.26861425" calcext:value-type="float">
            <text:p>0.26861425</text:p>
          </table:table-cell>
          <table:table-cell table:formula="of:=(2*[.H103]*[.I103])/([.H103]+[.I103])" office:value-type="float" office:value="0.282089225058658" calcext:value-type="float">
            <text:p>0.2820892251</text:p>
          </table:table-cell>
          <table:table-cell office:value-type="float" office:value="0.60150142" calcext:value-type="float">
            <text:p>0.60150142</text:p>
          </table:table-cell>
          <table:table-cell office:value-type="float" office:value="0.46577456" calcext:value-type="float">
            <text:p>0.46577456</text:p>
          </table:table-cell>
          <table:table-cell table:formula="of:=(2*[.K103]*[.L103])/([.K103]+[.L103])" office:value-type="float" office:value="0.525007710264172" calcext:value-type="float">
            <text:p>0.525007710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621683" calcext:value-type="float">
            <text:p>0.29621683</text:p>
          </table:table-cell>
          <table:table-cell office:value-type="float" office:value="0.26902311" calcext:value-type="float">
            <text:p>0.26902311</text:p>
          </table:table-cell>
          <table:table-cell table:formula="of:=(2*[.H104]*[.I104])/([.H104]+[.I104])" office:value-type="float" office:value="0.281965824428264" calcext:value-type="float">
            <text:p>0.2819658244</text:p>
          </table:table-cell>
          <table:table-cell office:value-type="float" office:value="0.60136623" calcext:value-type="float">
            <text:p>0.60136623</text:p>
          </table:table-cell>
          <table:table-cell office:value-type="float" office:value="0.4658679" calcext:value-type="float">
            <text:p>0.4658679</text:p>
          </table:table-cell>
          <table:table-cell table:formula="of:=(2*[.K104]*[.L104])/([.K104]+[.L104])" office:value-type="float" office:value="0.525015485966546" calcext:value-type="float">
            <text:p>0.52501548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H105]*[.I105])/([.H105]+[.I105])" office:value-type="float" office:value="0.281602497440218" calcext:value-type="float">
            <text:p>0.2816024974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K105]*[.L105])/([.K105]+[.L105])" office:value-type="float" office:value="0.389547339596556" calcext:value-type="float">
            <text:p>0.389547339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36982" calcext:value-type="float">
            <text:p>0.18636982</text:p>
          </table:table-cell>
          <table:table-cell office:value-type="float" office:value="0.57316143" calcext:value-type="float">
            <text:p>0.57316143</text:p>
          </table:table-cell>
          <table:table-cell table:formula="of:=(2*[.H106]*[.I106])/([.H106]+[.I106])" office:value-type="float" office:value="0.281278729584971" calcext:value-type="float">
            <text:p>0.2812787296</text:p>
          </table:table-cell>
          <table:table-cell office:value-type="float" office:value="0.27716616" calcext:value-type="float">
            <text:p>0.27716616</text:p>
          </table:table-cell>
          <table:table-cell office:value-type="float" office:value="0.51705827" calcext:value-type="float">
            <text:p>0.51705827</text:p>
          </table:table-cell>
          <table:table-cell table:formula="of:=(2*[.K106]*[.L106])/([.K106]+[.L106])" office:value-type="float" office:value="0.360883019405845" calcext:value-type="float">
            <text:p>0.360883019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8474" calcext:value-type="float">
            <text:p>0.18938474</text:p>
          </table:table-cell>
          <table:table-cell office:value-type="float" office:value="0.54552938" calcext:value-type="float">
            <text:p>0.54552938</text:p>
          </table:table-cell>
          <table:table-cell table:formula="of:=(2*[.H107]*[.I107])/([.H107]+[.I107])" office:value-type="float" office:value="0.281161939829544" calcext:value-type="float">
            <text:p>0.2811619398</text:p>
          </table:table-cell>
          <table:table-cell office:value-type="float" office:value="0.28168781" calcext:value-type="float">
            <text:p>0.28168781</text:p>
          </table:table-cell>
          <table:table-cell office:value-type="float" office:value="0.48061077" calcext:value-type="float">
            <text:p>0.48061077</text:p>
          </table:table-cell>
          <table:table-cell table:formula="of:=(2*[.K107]*[.L107])/([.K107]+[.L107])" office:value-type="float" office:value="0.355194667327633" calcext:value-type="float">
            <text:p>0.35519466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17108" calcext:value-type="float">
            <text:p>0.1917108</text:p>
          </table:table-cell>
          <table:table-cell office:value-type="float" office:value="0.52054337" calcext:value-type="float">
            <text:p>0.52054337</text:p>
          </table:table-cell>
          <table:table-cell table:formula="of:=(2*[.H108]*[.I108])/([.H108]+[.I108])" office:value-type="float" office:value="0.280219590423447" calcext:value-type="float">
            <text:p>0.2802195904</text:p>
          </table:table-cell>
          <table:table-cell office:value-type="float" office:value="0.28898977" calcext:value-type="float">
            <text:p>0.28898977</text:p>
          </table:table-cell>
          <table:table-cell office:value-type="float" office:value="0.46016885" calcext:value-type="float">
            <text:p>0.46016885</text:p>
          </table:table-cell>
          <table:table-cell table:formula="of:=(2*[.K108]*[.L108])/([.K108]+[.L108])" office:value-type="float" office:value="0.355022518789584" calcext:value-type="float">
            <text:p>0.35502251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96051" calcext:value-type="float">
            <text:p>0.18996051</text:p>
          </table:table-cell>
          <table:table-cell office:value-type="float" office:value="0.53365216" calcext:value-type="float">
            <text:p>0.53365216</text:p>
          </table:table-cell>
          <table:table-cell table:formula="of:=(2*[.H109]*[.I109])/([.H109]+[.I109])" office:value-type="float" office:value="0.280185355174065" calcext:value-type="float">
            <text:p>0.2801853552</text:p>
          </table:table-cell>
          <table:table-cell office:value-type="float" office:value="0.29202924" calcext:value-type="float">
            <text:p>0.29202924</text:p>
          </table:table-cell>
          <table:table-cell office:value-type="float" office:value="0.49494397" calcext:value-type="float">
            <text:p>0.49494397</text:p>
          </table:table-cell>
          <table:table-cell table:formula="of:=(2*[.K109]*[.L109])/([.K109]+[.L109])" office:value-type="float" office:value="0.367326637209627" calcext:value-type="float">
            <text:p>0.36732663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011667" calcext:value-type="float">
            <text:p>0.19011667</text:p>
          </table:table-cell>
          <table:table-cell office:value-type="float" office:value="0.52526162" calcext:value-type="float">
            <text:p>0.52526162</text:p>
          </table:table-cell>
          <table:table-cell table:formula="of:=(2*[.H110]*[.I110])/([.H110]+[.I110])" office:value-type="float" office:value="0.27918373109479" calcext:value-type="float">
            <text:p>0.2791837311</text:p>
          </table:table-cell>
          <table:table-cell office:value-type="float" office:value="0.29148051" calcext:value-type="float">
            <text:p>0.29148051</text:p>
          </table:table-cell>
          <table:table-cell office:value-type="float" office:value="0.47635333" calcext:value-type="float">
            <text:p>0.47635333</text:p>
          </table:table-cell>
          <table:table-cell table:formula="of:=(2*[.K110]*[.L110])/([.K110]+[.L110])" office:value-type="float" office:value="0.361660829037174" calcext:value-type="float">
            <text:p>0.3616608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234114" calcext:value-type="float">
            <text:p>0.19234114</text:p>
          </table:table-cell>
          <table:table-cell office:value-type="float" office:value="0.50680368" calcext:value-type="float">
            <text:p>0.50680368</text:p>
          </table:table-cell>
          <table:table-cell table:formula="of:=(2*[.H111]*[.I111])/([.H111]+[.I111])" office:value-type="float" office:value="0.278852663364924" calcext:value-type="float">
            <text:p>0.2788526634</text:p>
          </table:table-cell>
          <table:table-cell office:value-type="float" office:value="0.2972745" calcext:value-type="float">
            <text:p>0.2972745</text:p>
          </table:table-cell>
          <table:table-cell office:value-type="float" office:value="0.45780418" calcext:value-type="float">
            <text:p>0.45780418</text:p>
          </table:table-cell>
          <table:table-cell table:formula="of:=(2*[.K111]*[.L111])/([.K111]+[.L111])" office:value-type="float" office:value="0.360475040051217" calcext:value-type="float">
            <text:p>0.360475040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511398" calcext:value-type="float">
            <text:p>0.18511398</text:p>
          </table:table-cell>
          <table:table-cell office:value-type="float" office:value="0.56070389" calcext:value-type="float">
            <text:p>0.56070389</text:p>
          </table:table-cell>
          <table:table-cell table:formula="of:=(2*[.H112]*[.I112])/([.H112]+[.I112])" office:value-type="float" office:value="0.278336395129235" calcext:value-type="float">
            <text:p>0.2783363951</text:p>
          </table:table-cell>
          <table:table-cell office:value-type="float" office:value="0.25457511" calcext:value-type="float">
            <text:p>0.25457511</text:p>
          </table:table-cell>
          <table:table-cell office:value-type="float" office:value="0.4646" calcext:value-type="float">
            <text:p>0.4646</text:p>
          </table:table-cell>
          <table:table-cell table:formula="of:=(2*[.K112]*[.L112])/([.K112]+[.L112])" office:value-type="float" office:value="0.32892015994825" calcext:value-type="float">
            <text:p>0.328920159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07374" calcext:value-type="float">
            <text:p>0.17907374</text:p>
          </table:table-cell>
          <table:table-cell office:value-type="float" office:value="0.62275757" calcext:value-type="float">
            <text:p>0.62275757</text:p>
          </table:table-cell>
          <table:table-cell table:formula="of:=(2*[.H113]*[.I113])/([.H113]+[.I113])" office:value-type="float" office:value="0.278162066715035" calcext:value-type="float">
            <text:p>0.2781620667</text:p>
          </table:table-cell>
          <table:table-cell office:value-type="float" office:value="0.22987328" calcext:value-type="float">
            <text:p>0.22987328</text:p>
          </table:table-cell>
          <table:table-cell office:value-type="float" office:value="0.51377315" calcext:value-type="float">
            <text:p>0.51377315</text:p>
          </table:table-cell>
          <table:table-cell table:formula="of:=(2*[.K113]*[.L113])/([.K113]+[.L113])" office:value-type="float" office:value="0.317631375347104" calcext:value-type="float">
            <text:p>0.317631375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129" calcext:value-type="float">
            <text:p>0.4326129</text:p>
          </table:table-cell>
          <table:table-cell office:value-type="float" office:value="0.20479264" calcext:value-type="float">
            <text:p>0.20479264</text:p>
          </table:table-cell>
          <table:table-cell table:formula="of:=(2*[.H114]*[.I114])/([.H114]+[.I114])" office:value-type="float" office:value="0.277989230809183" calcext:value-type="float">
            <text:p>0.2779892308</text:p>
          </table:table-cell>
          <table:table-cell office:value-type="float" office:value="0.75578194" calcext:value-type="float">
            <text:p>0.75578194</text:p>
          </table:table-cell>
          <table:table-cell office:value-type="float" office:value="0.37086378" calcext:value-type="float">
            <text:p>0.37086378</text:p>
          </table:table-cell>
          <table:table-cell table:formula="of:=(2*[.K114]*[.L114])/([.K114]+[.L114])" office:value-type="float" office:value="0.497569275147352" calcext:value-type="float">
            <text:p>0.49756927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99996" calcext:value-type="float">
            <text:p>0.18799996</text:p>
          </table:table-cell>
          <table:table-cell office:value-type="float" office:value="0.53166982" calcext:value-type="float">
            <text:p>0.53166982</text:p>
          </table:table-cell>
          <table:table-cell table:formula="of:=(2*[.H115]*[.I115])/([.H115]+[.I115])" office:value-type="float" office:value="0.277777135211116" calcext:value-type="float">
            <text:p>0.2777771352</text:p>
          </table:table-cell>
          <table:table-cell office:value-type="float" office:value="0.27679593" calcext:value-type="float">
            <text:p>0.27679593</text:p>
          </table:table-cell>
          <table:table-cell office:value-type="float" office:value="0.46033997" calcext:value-type="float">
            <text:p>0.46033997</text:p>
          </table:table-cell>
          <table:table-cell table:formula="of:=(2*[.K115]*[.L115])/([.K115]+[.L115])" office:value-type="float" office:value="0.345717065502636" calcext:value-type="float">
            <text:p>0.34571706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316453" calcext:value-type="float">
            <text:p>0.18316453</text:p>
          </table:table-cell>
          <table:table-cell office:value-type="float" office:value="0.57246443" calcext:value-type="float">
            <text:p>0.57246443</text:p>
          </table:table-cell>
          <table:table-cell table:formula="of:=(2*[.H116]*[.I116])/([.H116]+[.I116])" office:value-type="float" office:value="0.277530861873446" calcext:value-type="float">
            <text:p>0.2775308619</text:p>
          </table:table-cell>
          <table:table-cell office:value-type="float" office:value="0.26352841" calcext:value-type="float">
            <text:p>0.26352841</text:p>
          </table:table-cell>
          <table:table-cell office:value-type="float" office:value="0.50277693" calcext:value-type="float">
            <text:p>0.50277693</text:p>
          </table:table-cell>
          <table:table-cell table:formula="of:=(2*[.K116]*[.L116])/([.K116]+[.L116])" office:value-type="float" office:value="0.345804728302119" calcext:value-type="float">
            <text:p>0.345804728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03105" calcext:value-type="float">
            <text:p>0.18603105</text:p>
          </table:table-cell>
          <table:table-cell office:value-type="float" office:value="0.54604267" calcext:value-type="float">
            <text:p>0.54604267</text:p>
          </table:table-cell>
          <table:table-cell table:formula="of:=(2*[.H117]*[.I117])/([.H117]+[.I117])" office:value-type="float" office:value="0.277515470012784" calcext:value-type="float">
            <text:p>0.27751547</text:p>
          </table:table-cell>
          <table:table-cell office:value-type="float" office:value="0.28956348" calcext:value-type="float">
            <text:p>0.28956348</text:p>
          </table:table-cell>
          <table:table-cell office:value-type="float" office:value="0.50978018" calcext:value-type="float">
            <text:p>0.50978018</text:p>
          </table:table-cell>
          <table:table-cell table:formula="of:=(2*[.K117]*[.L117])/([.K117]+[.L117])" office:value-type="float" office:value="0.369337320961115" calcext:value-type="float">
            <text:p>0.3693373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079932" calcext:value-type="float">
            <text:p>0.18079932</text:p>
          </table:table-cell>
          <table:table-cell office:value-type="float" office:value="0.5966778" calcext:value-type="float">
            <text:p>0.5966778</text:p>
          </table:table-cell>
          <table:table-cell table:formula="of:=(2*[.H118]*[.I118])/([.H118]+[.I118])" office:value-type="float" office:value="0.277510264222556" calcext:value-type="float">
            <text:p>0.2775102642</text:p>
          </table:table-cell>
          <table:table-cell office:value-type="float" office:value="0.23755968" calcext:value-type="float">
            <text:p>0.23755968</text:p>
          </table:table-cell>
          <table:table-cell office:value-type="float" office:value="0.49000202" calcext:value-type="float">
            <text:p>0.49000202</text:p>
          </table:table-cell>
          <table:table-cell table:formula="of:=(2*[.K118]*[.L118])/([.K118]+[.L118])" office:value-type="float" office:value="0.31998584606791" calcext:value-type="float">
            <text:p>0.319985846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405832" calcext:value-type="float">
            <text:p>0.18405832</text:p>
          </table:table-cell>
          <table:table-cell office:value-type="float" office:value="0.55729989" calcext:value-type="float">
            <text:p>0.55729989</text:p>
          </table:table-cell>
          <table:table-cell table:formula="of:=(2*[.H119]*[.I119])/([.H119]+[.I119])" office:value-type="float" office:value="0.276723667738393" calcext:value-type="float">
            <text:p>0.2767236677</text:p>
          </table:table-cell>
          <table:table-cell office:value-type="float" office:value="0.26645901" calcext:value-type="float">
            <text:p>0.26645901</text:p>
          </table:table-cell>
          <table:table-cell office:value-type="float" office:value="0.48199016" calcext:value-type="float">
            <text:p>0.48199016</text:p>
          </table:table-cell>
          <table:table-cell table:formula="of:=(2*[.K119]*[.L119])/([.K119]+[.L119])" office:value-type="float" office:value="0.343191297448674" calcext:value-type="float">
            <text:p>0.343191297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333686" calcext:value-type="float">
            <text:p>0.17333686</text:p>
          </table:table-cell>
          <table:table-cell office:value-type="float" office:value="0.66250094" calcext:value-type="float">
            <text:p>0.66250094</text:p>
          </table:table-cell>
          <table:table-cell table:formula="of:=(2*[.H120]*[.I120])/([.H120]+[.I120])" office:value-type="float" office:value="0.274780185070951" calcext:value-type="float">
            <text:p>0.2747801851</text:p>
          </table:table-cell>
          <table:table-cell office:value-type="float" office:value="0.21441265" calcext:value-type="float">
            <text:p>0.21441265</text:p>
          </table:table-cell>
          <table:table-cell office:value-type="float" office:value="0.5349281" calcext:value-type="float">
            <text:p>0.5349281</text:p>
          </table:table-cell>
          <table:table-cell table:formula="of:=(2*[.K120]*[.L120])/([.K120]+[.L120])" office:value-type="float" office:value="0.306123353041897" calcext:value-type="float">
            <text:p>0.30612335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843709" calcext:value-type="float">
            <text:p>0.17843709</text:p>
          </table:table-cell>
          <table:table-cell office:value-type="float" office:value="0.59587334" calcext:value-type="float">
            <text:p>0.59587334</text:p>
          </table:table-cell>
          <table:table-cell table:formula="of:=(2*[.H121]*[.I121])/([.H121]+[.I121])" office:value-type="float" office:value="0.274633792026231" calcext:value-type="float">
            <text:p>0.274633792</text:p>
          </table:table-cell>
          <table:table-cell office:value-type="float" office:value="0.25587232" calcext:value-type="float">
            <text:p>0.25587232</text:p>
          </table:table-cell>
          <table:table-cell office:value-type="float" office:value="0.52079455" calcext:value-type="float">
            <text:p>0.52079455</text:p>
          </table:table-cell>
          <table:table-cell table:formula="of:=(2*[.K121]*[.L121])/([.K121]+[.L121])" office:value-type="float" office:value="0.343150750724969" calcext:value-type="float">
            <text:p>0.3431507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153858" calcext:value-type="float">
            <text:p>0.44153858</text:p>
          </table:table-cell>
          <table:table-cell office:value-type="float" office:value="0.19818235" calcext:value-type="float">
            <text:p>0.19818235</text:p>
          </table:table-cell>
          <table:table-cell table:formula="of:=(2*[.H122]*[.I122])/([.H122]+[.I122])" office:value-type="float" office:value="0.273572894981138" calcext:value-type="float">
            <text:p>0.273572895</text:p>
          </table:table-cell>
          <table:table-cell office:value-type="float" office:value="0.76651597" calcext:value-type="float">
            <text:p>0.76651597</text:p>
          </table:table-cell>
          <table:table-cell office:value-type="float" office:value="0.36795461" calcext:value-type="float">
            <text:p>0.36795461</text:p>
          </table:table-cell>
          <table:table-cell table:formula="of:=(2*[.K122]*[.L122])/([.K122]+[.L122])" office:value-type="float" office:value="0.497224149788215" calcext:value-type="float">
            <text:p>0.497224149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595659" calcext:value-type="float">
            <text:p>0.28595659</text:p>
          </table:table-cell>
          <table:table-cell office:value-type="float" office:value="0.25896784" calcext:value-type="float">
            <text:p>0.25896784</text:p>
          </table:table-cell>
          <table:table-cell table:formula="of:=(2*[.H123]*[.I123])/([.H123]+[.I123])" office:value-type="float" office:value="0.271793872211109" calcext:value-type="float">
            <text:p>0.2717938722</text:p>
          </table:table-cell>
          <table:table-cell office:value-type="float" office:value="0.61300538" calcext:value-type="float">
            <text:p>0.61300538</text:p>
          </table:table-cell>
          <table:table-cell office:value-type="float" office:value="0.44768952" calcext:value-type="float">
            <text:p>0.44768952</text:p>
          </table:table-cell>
          <table:table-cell table:formula="of:=(2*[.K123]*[.L123])/([.K123]+[.L123])" office:value-type="float" office:value="0.517464700414073" calcext:value-type="float">
            <text:p>0.517464700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518417" calcext:value-type="float">
            <text:p>0.28518417</text:p>
          </table:table-cell>
          <table:table-cell office:value-type="float" office:value="0.25937669" calcext:value-type="float">
            <text:p>0.25937669</text:p>
          </table:table-cell>
          <table:table-cell table:formula="of:=(2*[.H124]*[.I124])/([.H124]+[.I124])" office:value-type="float" office:value="0.271668904206583" calcext:value-type="float">
            <text:p>0.2716689042</text:p>
          </table:table-cell>
          <table:table-cell office:value-type="float" office:value="0.61285686" calcext:value-type="float">
            <text:p>0.61285686</text:p>
          </table:table-cell>
          <table:table-cell office:value-type="float" office:value="0.44778287" calcext:value-type="float">
            <text:p>0.44778287</text:p>
          </table:table-cell>
          <table:table-cell table:formula="of:=(2*[.K124]*[.L124])/([.K124]+[.L124])" office:value-type="float" office:value="0.517474116625799" calcext:value-type="float">
            <text:p>0.517474116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672272" calcext:value-type="float">
            <text:p>0.28672272</text:p>
          </table:table-cell>
          <table:table-cell office:value-type="float" office:value="0.25522276" calcext:value-type="float">
            <text:p>0.25522276</text:p>
          </table:table-cell>
          <table:table-cell table:formula="of:=(2*[.H125]*[.I125])/([.H125]+[.I125])" office:value-type="float" office:value="0.270057290460683" calcext:value-type="float">
            <text:p>0.2700572905</text:p>
          </table:table-cell>
          <table:table-cell office:value-type="float" office:value="0.614491" calcext:value-type="float">
            <text:p>0.614491</text:p>
          </table:table-cell>
          <table:table-cell office:value-type="float" office:value="0.44683389" calcext:value-type="float">
            <text:p>0.44683389</text:p>
          </table:table-cell>
          <table:table-cell table:formula="of:=(2*[.K125]*[.L125])/([.K125]+[.L125])" office:value-type="float" office:value="0.517420078407829" calcext:value-type="float">
            <text:p>0.51742007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380195" calcext:value-type="float">
            <text:p>0.44380195</text:p>
          </table:table-cell>
          <table:table-cell office:value-type="float" office:value="0.19132991" calcext:value-type="float">
            <text:p>0.19132991</text:p>
          </table:table-cell>
          <table:table-cell table:formula="of:=(2*[.H126]*[.I126])/([.H126]+[.I126])" office:value-type="float" office:value="0.26738569578709" calcext:value-type="float">
            <text:p>0.2673856958</text:p>
          </table:table-cell>
          <table:table-cell office:value-type="float" office:value="0.76805438" calcext:value-type="float">
            <text:p>0.76805438</text:p>
          </table:table-cell>
          <table:table-cell office:value-type="float" office:value="0.36617593" calcext:value-type="float">
            <text:p>0.36617593</text:p>
          </table:table-cell>
          <table:table-cell table:formula="of:=(2*[.K126]*[.L126])/([.K126]+[.L126])" office:value-type="float" office:value="0.495918729040266" calcext:value-type="float">
            <text:p>0.49591872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089918" calcext:value-type="float">
            <text:p>0.43089918</text:p>
          </table:table-cell>
          <table:table-cell office:value-type="float" office:value="0.19356497" calcext:value-type="float">
            <text:p>0.19356497</text:p>
          </table:table-cell>
          <table:table-cell table:formula="of:=(2*[.H127]*[.I127])/([.H127]+[.I127])" office:value-type="float" office:value="0.267131385683949" calcext:value-type="float">
            <text:p>0.2671313857</text:p>
          </table:table-cell>
          <table:table-cell office:value-type="float" office:value="0.76761886" calcext:value-type="float">
            <text:p>0.76761886</text:p>
          </table:table-cell>
          <table:table-cell office:value-type="float" office:value="0.35617795" calcext:value-type="float">
            <text:p>0.35617795</text:p>
          </table:table-cell>
          <table:table-cell table:formula="of:=(2*[.K127]*[.L127])/([.K127]+[.L127])" office:value-type="float" office:value="0.486580687012516" calcext:value-type="float">
            <text:p>0.4865806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7428003" calcext:value-type="float">
            <text:p>0.37428003</text:p>
          </table:table-cell>
          <table:table-cell office:value-type="float" office:value="0.20479264" calcext:value-type="float">
            <text:p>0.20479264</text:p>
          </table:table-cell>
          <table:table-cell table:formula="of:=(2*[.H128]*[.I128])/([.H128]+[.I128])" office:value-type="float" office:value="0.264732906296473" calcext:value-type="float">
            <text:p>0.2647329063</text:p>
          </table:table-cell>
          <table:table-cell office:value-type="float" office:value="0.68888225" calcext:value-type="float">
            <text:p>0.68888225</text:p>
          </table:table-cell>
          <table:table-cell office:value-type="float" office:value="0.37086378" calcext:value-type="float">
            <text:p>0.37086378</text:p>
          </table:table-cell>
          <table:table-cell table:formula="of:=(2*[.K128]*[.L128])/([.K128]+[.L128])" office:value-type="float" office:value="0.482156041122239" calcext:value-type="float">
            <text:p>0.48215604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720184" calcext:value-type="float">
            <text:p>0.19720184</text:p>
          </table:table-cell>
          <table:table-cell office:value-type="float" office:value="0.40258191" calcext:value-type="float">
            <text:p>0.40258191</text:p>
          </table:table-cell>
          <table:table-cell table:formula="of:=(2*[.H129]*[.I129])/([.H129]+[.I129])" office:value-type="float" office:value="0.264728390533136" calcext:value-type="float">
            <text:p>0.2647283905</text:p>
          </table:table-cell>
          <table:table-cell office:value-type="float" office:value="0.35629836" calcext:value-type="float">
            <text:p>0.35629836</text:p>
          </table:table-cell>
          <table:table-cell office:value-type="float" office:value="0.40975633" calcext:value-type="float">
            <text:p>0.40975633</text:p>
          </table:table-cell>
          <table:table-cell table:formula="of:=(2*[.K129]*[.L129])/([.K129]+[.L129])" office:value-type="float" office:value="0.381162103135531" calcext:value-type="float">
            <text:p>0.38116210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460727" calcext:value-type="float">
            <text:p>0.18460727</text:p>
          </table:table-cell>
          <table:table-cell office:value-type="float" office:value="0.46549235" calcext:value-type="float">
            <text:p>0.46549235</text:p>
          </table:table-cell>
          <table:table-cell table:formula="of:=(2*[.H130]*[.I130])/([.H130]+[.I130])" office:value-type="float" office:value="0.26436954982187" calcext:value-type="float">
            <text:p>0.2643695498</text:p>
          </table:table-cell>
          <table:table-cell office:value-type="float" office:value="0.27628645" calcext:value-type="float">
            <text:p>0.27628645</text:p>
          </table:table-cell>
          <table:table-cell office:value-type="float" office:value="0.42818102" calcext:value-type="float">
            <text:p>0.42818102</text:p>
          </table:table-cell>
          <table:table-cell table:formula="of:=(2*[.K130]*[.L130])/([.K130]+[.L130])" office:value-type="float" office:value="0.335858273124177" calcext:value-type="float">
            <text:p>0.33585827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90102" calcext:value-type="float">
            <text:p>0.18690102</text:p>
          </table:table-cell>
          <table:table-cell office:value-type="float" office:value="0.44848305" calcext:value-type="float">
            <text:p>0.44848305</text:p>
          </table:table-cell>
          <table:table-cell table:formula="of:=(2*[.H131]*[.I131])/([.H131]+[.I131])" office:value-type="float" office:value="0.263846525134667" calcext:value-type="float">
            <text:p>0.2638465251</text:p>
          </table:table-cell>
          <table:table-cell office:value-type="float" office:value="0.27684522" calcext:value-type="float">
            <text:p>0.27684522</text:p>
          </table:table-cell>
          <table:table-cell office:value-type="float" office:value="0.41004932" calcext:value-type="float">
            <text:p>0.41004932</text:p>
          </table:table-cell>
          <table:table-cell table:formula="of:=(2*[.K131]*[.L131])/([.K131]+[.L131])" office:value-type="float" office:value="0.33053165397486" calcext:value-type="float">
            <text:p>0.33053165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05483" calcext:value-type="float">
            <text:p>0.43905483</text:p>
          </table:table-cell>
          <table:table-cell office:value-type="float" office:value="0.18763966" calcext:value-type="float">
            <text:p>0.18763966</text:p>
          </table:table-cell>
          <table:table-cell table:formula="of:=(2*[.H132]*[.I132])/([.H132]+[.I132])" office:value-type="float" office:value="0.262916302399779" calcext:value-type="float">
            <text:p>0.2629163024</text:p>
          </table:table-cell>
          <table:table-cell office:value-type="float" office:value="0.77769222" calcext:value-type="float">
            <text:p>0.77769222</text:p>
          </table:table-cell>
          <table:table-cell office:value-type="float" office:value="0.35352029" calcext:value-type="float">
            <text:p>0.35352029</text:p>
          </table:table-cell>
          <table:table-cell table:formula="of:=(2*[.K132]*[.L132])/([.K132]+[.L132])" office:value-type="float" office:value="0.486080160384973" calcext:value-type="float">
            <text:p>0.486080160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662307" calcext:value-type="float">
            <text:p>0.17662307</text:p>
          </table:table-cell>
          <table:table-cell office:value-type="float" office:value="0.50664853" calcext:value-type="float">
            <text:p>0.50664853</text:p>
          </table:table-cell>
          <table:table-cell table:formula="of:=(2*[.H133]*[.I133])/([.H133]+[.I133])" office:value-type="float" office:value="0.261933376945821" calcext:value-type="float">
            <text:p>0.2619333769</text:p>
          </table:table-cell>
          <table:table-cell office:value-type="float" office:value="0.22903915" calcext:value-type="float">
            <text:p>0.22903915</text:p>
          </table:table-cell>
          <table:table-cell office:value-type="float" office:value="0.42378876" calcext:value-type="float">
            <text:p>0.42378876</text:p>
          </table:table-cell>
          <table:table-cell table:formula="of:=(2*[.K133]*[.L133])/([.K133]+[.L133])" office:value-type="float" office:value="0.297365403295806" calcext:value-type="float">
            <text:p>0.297365403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70296" calcext:value-type="float">
            <text:p>0.17970296</text:p>
          </table:table-cell>
          <table:table-cell office:value-type="float" office:value="0.47964588" calcext:value-type="float">
            <text:p>0.47964588</text:p>
          </table:table-cell>
          <table:table-cell table:formula="of:=(2*[.H134]*[.I134])/([.H134]+[.I134])" office:value-type="float" office:value="0.261451235397047" calcext:value-type="float">
            <text:p>0.2614512354</text:p>
          </table:table-cell>
          <table:table-cell office:value-type="float" office:value="0.23839277" calcext:value-type="float">
            <text:p>0.23839277</text:p>
          </table:table-cell>
          <table:table-cell office:value-type="float" office:value="0.39827525" calcext:value-type="float">
            <text:p>0.39827525</text:p>
          </table:table-cell>
          <table:table-cell table:formula="of:=(2*[.K134]*[.L134])/([.K134]+[.L134])" office:value-type="float" office:value="0.298258863606633" calcext:value-type="float">
            <text:p>0.298258863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56525" calcext:value-type="float">
            <text:p>0.18656525</text:p>
          </table:table-cell>
          <table:table-cell office:value-type="float" office:value="0.43574545" calcext:value-type="float">
            <text:p>0.43574545</text:p>
          </table:table-cell>
          <table:table-cell table:formula="of:=(2*[.H135]*[.I135])/([.H135]+[.I135])" office:value-type="float" office:value="0.261268073377535" calcext:value-type="float">
            <text:p>0.2612680734</text:p>
          </table:table-cell>
          <table:table-cell office:value-type="float" office:value="0.27813921" calcext:value-type="float">
            <text:p>0.27813921</text:p>
          </table:table-cell>
          <table:table-cell office:value-type="float" office:value="0.38908105" calcext:value-type="float">
            <text:p>0.38908105</text:p>
          </table:table-cell>
          <table:table-cell table:formula="of:=(2*[.K135]*[.L135])/([.K135]+[.L135])" office:value-type="float" office:value="0.324386720130382" calcext:value-type="float">
            <text:p>0.324386720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72464" calcext:value-type="float">
            <text:p>0.1872464</text:p>
          </table:table-cell>
          <table:table-cell office:value-type="float" office:value="0.43137933" calcext:value-type="float">
            <text:p>0.43137933</text:p>
          </table:table-cell>
          <table:table-cell table:formula="of:=(2*[.H136]*[.I136])/([.H136]+[.I136])" office:value-type="float" office:value="0.261140856772679" calcext:value-type="float">
            <text:p>0.2611408568</text:p>
          </table:table-cell>
          <table:table-cell office:value-type="float" office:value="0.28817175" calcext:value-type="float">
            <text:p>0.28817175</text:p>
          </table:table-cell>
          <table:table-cell office:value-type="float" office:value="0.40494661" calcext:value-type="float">
            <text:p>0.40494661</text:p>
          </table:table-cell>
          <table:table-cell table:formula="of:=(2*[.K136]*[.L136])/([.K136]+[.L136])" office:value-type="float" office:value="0.336722210793168" calcext:value-type="float">
            <text:p>0.33672221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106605" calcext:value-type="float">
            <text:p>0.17106605</text:p>
          </table:table-cell>
          <table:table-cell office:value-type="float" office:value="0.54624886" calcext:value-type="float">
            <text:p>0.54624886</text:p>
          </table:table-cell>
          <table:table-cell table:formula="of:=(2*[.H137]*[.I137])/([.H137]+[.I137])" office:value-type="float" office:value="0.260540059866323" calcext:value-type="float">
            <text:p>0.2605400599</text:p>
          </table:table-cell>
          <table:table-cell office:value-type="float" office:value="0.21539748" calcext:value-type="float">
            <text:p>0.21539748</text:p>
          </table:table-cell>
          <table:table-cell office:value-type="float" office:value="0.44611826" calcext:value-type="float">
            <text:p>0.44611826</text:p>
          </table:table-cell>
          <table:table-cell table:formula="of:=(2*[.K137]*[.L137])/([.K137]+[.L137])" office:value-type="float" office:value="0.290522940500206" calcext:value-type="float">
            <text:p>0.29052294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194397" calcext:value-type="float">
            <text:p>0.29194397</text:p>
          </table:table-cell>
          <table:table-cell office:value-type="float" office:value="0.23503847" calcext:value-type="float">
            <text:p>0.23503847</text:p>
          </table:table-cell>
          <table:table-cell table:formula="of:=(2*[.H138]*[.I138])/([.H138]+[.I138])" office:value-type="float" office:value="0.260418787519849" calcext:value-type="float">
            <text:p>0.2604187875</text:p>
          </table:table-cell>
          <table:table-cell office:value-type="float" office:value="0.64524106" calcext:value-type="float">
            <text:p>0.64524106</text:p>
          </table:table-cell>
          <table:table-cell office:value-type="float" office:value="0.42352947" calcext:value-type="float">
            <text:p>0.42352947</text:p>
          </table:table-cell>
          <table:table-cell table:formula="of:=(2*[.K138]*[.L138])/([.K138]+[.L138])" office:value-type="float" office:value="0.511388734051337" calcext:value-type="float">
            <text:p>0.511388734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12437" calcext:value-type="float">
            <text:p>0.29112437</text:p>
          </table:table-cell>
          <table:table-cell office:value-type="float" office:value="0.23530385" calcext:value-type="float">
            <text:p>0.23530385</text:p>
          </table:table-cell>
          <table:table-cell table:formula="of:=(2*[.H139]*[.I139])/([.H139]+[.I139])" office:value-type="float" office:value="0.260254608272423" calcext:value-type="float">
            <text:p>0.2602546083</text:p>
          </table:table-cell>
          <table:table-cell office:value-type="float" office:value="0.64507582" calcext:value-type="float">
            <text:p>0.64507582</text:p>
          </table:table-cell>
          <table:table-cell office:value-type="float" office:value="0.42356318" calcext:value-type="float">
            <text:p>0.42356318</text:p>
          </table:table-cell>
          <table:table-cell table:formula="of:=(2*[.K139]*[.L139])/([.K139]+[.L139])" office:value-type="float" office:value="0.511361396430989" calcext:value-type="float">
            <text:p>0.51136139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407138" calcext:value-type="float">
            <text:p>0.18407138</text:p>
          </table:table-cell>
          <table:table-cell office:value-type="float" office:value="0.44394965" calcext:value-type="float">
            <text:p>0.44394965</text:p>
          </table:table-cell>
          <table:table-cell table:formula="of:=(2*[.H140]*[.I140])/([.H140]+[.I140])" office:value-type="float" office:value="0.260241045514087" calcext:value-type="float">
            <text:p>0.2602410455</text:p>
          </table:table-cell>
          <table:table-cell office:value-type="float" office:value="0.28855508" calcext:value-type="float">
            <text:p>0.28855508</text:p>
          </table:table-cell>
          <table:table-cell office:value-type="float" office:value="0.42131519" calcext:value-type="float">
            <text:p>0.42131519</text:p>
          </table:table-cell>
          <table:table-cell table:formula="of:=(2*[.K140]*[.L140])/([.K140]+[.L140])" office:value-type="float" office:value="0.342520721020378" calcext:value-type="float">
            <text:p>0.3425207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132032" calcext:value-type="float">
            <text:p>0.18132032</text:p>
          </table:table-cell>
          <table:table-cell office:value-type="float" office:value="0.45995748" calcext:value-type="float">
            <text:p>0.45995748</text:p>
          </table:table-cell>
          <table:table-cell table:formula="of:=(2*[.H141]*[.I141])/([.H141]+[.I141])" office:value-type="float" office:value="0.260104552067742" calcext:value-type="float">
            <text:p>0.2601045521</text:p>
          </table:table-cell>
          <table:table-cell office:value-type="float" office:value="0.26731221" calcext:value-type="float">
            <text:p>0.26731221</text:p>
          </table:table-cell>
          <table:table-cell office:value-type="float" office:value="0.41193172" calcext:value-type="float">
            <text:p>0.41193172</text:p>
          </table:table-cell>
          <table:table-cell table:formula="of:=(2*[.K141]*[.L141])/([.K141]+[.L141])" office:value-type="float" office:value="0.324226315698695" calcext:value-type="float">
            <text:p>0.324226315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352856" calcext:value-type="float">
            <text:p>0.36352856</text:p>
          </table:table-cell>
          <table:table-cell office:value-type="float" office:value="0.20152017" calcext:value-type="float">
            <text:p>0.20152017</text:p>
          </table:table-cell>
          <table:table-cell table:formula="of:=(2*[.H142]*[.I142])/([.H142]+[.I142])" office:value-type="float" office:value="0.259299183668832" calcext:value-type="float">
            <text:p>0.2592991837</text:p>
          </table:table-cell>
          <table:table-cell office:value-type="float" office:value="0.71772572" calcext:value-type="float">
            <text:p>0.71772572</text:p>
          </table:table-cell>
          <table:table-cell office:value-type="float" office:value="0.44699724" calcext:value-type="float">
            <text:p>0.44699724</text:p>
          </table:table-cell>
          <table:table-cell table:formula="of:=(2*[.K142]*[.L142])/([.K142]+[.L142])" office:value-type="float" office:value="0.550897384073227" calcext:value-type="float">
            <text:p>0.550897384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373159" calcext:value-type="float">
            <text:p>0.18373159</text:p>
          </table:table-cell>
          <table:table-cell office:value-type="float" office:value="0.43988965" calcext:value-type="float">
            <text:p>0.43988965</text:p>
          </table:table-cell>
          <table:table-cell table:formula="of:=(2*[.H143]*[.I143])/([.H143]+[.I143])" office:value-type="float" office:value="0.259201000976309" calcext:value-type="float">
            <text:p>0.259201001</text:p>
          </table:table-cell>
          <table:table-cell office:value-type="float" office:value="0.25865958" calcext:value-type="float">
            <text:p>0.25865958</text:p>
          </table:table-cell>
          <table:table-cell office:value-type="float" office:value="0.37163126" calcext:value-type="float">
            <text:p>0.37163126</text:p>
          </table:table-cell>
          <table:table-cell table:formula="of:=(2*[.K143]*[.L143])/([.K143]+[.L143])" office:value-type="float" office:value="0.305021045923722" calcext:value-type="float">
            <text:p>0.30502104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3981" calcext:value-type="float">
            <text:p>0.363981</text:p>
          </table:table-cell>
          <table:table-cell office:value-type="float" office:value="0.2012528" calcext:value-type="float">
            <text:p>0.2012528</text:p>
          </table:table-cell>
          <table:table-cell table:formula="of:=(2*[.H144]*[.I144])/([.H144]+[.I144])" office:value-type="float" office:value="0.259192551460298" calcext:value-type="float">
            <text:p>0.2591925515</text:p>
          </table:table-cell>
          <table:table-cell office:value-type="float" office:value="0.71786233" calcext:value-type="float">
            <text:p>0.71786233</text:p>
          </table:table-cell>
          <table:table-cell office:value-type="float" office:value="0.44695575" calcext:value-type="float">
            <text:p>0.44695575</text:p>
          </table:table-cell>
          <table:table-cell table:formula="of:=(2*[.K144]*[.L144])/([.K144]+[.L144])" office:value-type="float" office:value="0.550906105615904" calcext:value-type="float">
            <text:p>0.550906105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9867" calcext:value-type="float">
            <text:p>0.1869867</text:p>
          </table:table-cell>
          <table:table-cell office:value-type="float" office:value="0.42166696" calcext:value-type="float">
            <text:p>0.42166696</text:p>
          </table:table-cell>
          <table:table-cell table:formula="of:=(2*[.H145]*[.I145])/([.H145]+[.I145])" office:value-type="float" office:value="0.259083674447738" calcext:value-type="float">
            <text:p>0.2590836744</text:p>
          </table:table-cell>
          <table:table-cell office:value-type="float" office:value="0.28655172" calcext:value-type="float">
            <text:p>0.28655172</text:p>
          </table:table-cell>
          <table:table-cell office:value-type="float" office:value="0.38492473" calcext:value-type="float">
            <text:p>0.38492473</text:p>
          </table:table-cell>
          <table:table-cell table:formula="of:=(2*[.K145]*[.L145])/([.K145]+[.L145])" office:value-type="float" office:value="0.328532276752329" calcext:value-type="float">
            <text:p>0.328532276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81158" calcext:value-type="float">
            <text:p>0.4381158</text:p>
          </table:table-cell>
          <table:table-cell office:value-type="float" office:value="0.18384804" calcext:value-type="float">
            <text:p>0.18384804</text:p>
          </table:table-cell>
          <table:table-cell table:formula="of:=(2*[.H146]*[.I146])/([.H146]+[.I146])" office:value-type="float" office:value="0.259007762004402" calcext:value-type="float">
            <text:p>0.259007762</text:p>
          </table:table-cell>
          <table:table-cell office:value-type="float" office:value="0.77782038" calcext:value-type="float">
            <text:p>0.77782038</text:p>
          </table:table-cell>
          <table:table-cell office:value-type="float" office:value="0.36289599" calcext:value-type="float">
            <text:p>0.36289599</text:p>
          </table:table-cell>
          <table:table-cell table:formula="of:=(2*[.K146]*[.L146])/([.K146]+[.L146])" office:value-type="float" office:value="0.494895846620096" calcext:value-type="float">
            <text:p>0.494895846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708404" calcext:value-type="float">
            <text:p>0.17708404</text:p>
          </table:table-cell>
          <table:table-cell office:value-type="float" office:value="0.48065337" calcext:value-type="float">
            <text:p>0.48065337</text:p>
          </table:table-cell>
          <table:table-cell table:formula="of:=(2*[.H147]*[.I147])/([.H147]+[.I147])" office:value-type="float" office:value="0.25881465553013" calcext:value-type="float">
            <text:p>0.2588146555</text:p>
          </table:table-cell>
          <table:table-cell office:value-type="float" office:value="0.26237234" calcext:value-type="float">
            <text:p>0.26237234</text:p>
          </table:table-cell>
          <table:table-cell office:value-type="float" office:value="0.430722" calcext:value-type="float">
            <text:p>0.430722</text:p>
          </table:table-cell>
          <table:table-cell table:formula="of:=(2*[.K147]*[.L147])/([.K147]+[.L147])" office:value-type="float" office:value="0.32610146269404" calcext:value-type="float">
            <text:p>0.326101462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07727" calcext:value-type="float">
            <text:p>0.18907727</text:p>
          </table:table-cell>
          <table:table-cell office:value-type="float" office:value="0.41004706" calcext:value-type="float">
            <text:p>0.41004706</text:p>
          </table:table-cell>
          <table:table-cell table:formula="of:=(2*[.H148]*[.I148])/([.H148]+[.I148])" office:value-type="float" office:value="0.258812986868105" calcext:value-type="float">
            <text:p>0.2588129869</text:p>
          </table:table-cell>
          <table:table-cell office:value-type="float" office:value="0.28506528" calcext:value-type="float">
            <text:p>0.28506528</text:p>
          </table:table-cell>
          <table:table-cell office:value-type="float" office:value="0.36769015" calcext:value-type="float">
            <text:p>0.36769015</text:p>
          </table:table-cell>
          <table:table-cell table:formula="of:=(2*[.K148]*[.L148])/([.K148]+[.L148])" office:value-type="float" office:value="0.32114844471839" calcext:value-type="float">
            <text:p>0.32114844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303552" calcext:value-type="float">
            <text:p>0.29303552</text:p>
          </table:table-cell>
          <table:table-cell office:value-type="float" office:value="0.23163379" calcext:value-type="float">
            <text:p>0.23163379</text:p>
          </table:table-cell>
          <table:table-cell table:formula="of:=(2*[.H149]*[.I149])/([.H149]+[.I149])" office:value-type="float" office:value="0.258741751455677" calcext:value-type="float">
            <text:p>0.2587417515</text:p>
          </table:table-cell>
          <table:table-cell office:value-type="float" office:value="0.64655801" calcext:value-type="float">
            <text:p>0.64655801</text:p>
          </table:table-cell>
          <table:table-cell office:value-type="float" office:value="0.42295386" calcext:value-type="float">
            <text:p>0.42295386</text:p>
          </table:table-cell>
          <table:table-cell table:formula="of:=(2*[.K149]*[.L149])/([.K149]+[.L149])" office:value-type="float" office:value="0.511381338934403" calcext:value-type="float">
            <text:p>0.5113813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48058" calcext:value-type="float">
            <text:p>0.18248058</text:p>
          </table:table-cell>
          <table:table-cell office:value-type="float" office:value="0.44364366" calcext:value-type="float">
            <text:p>0.44364366</text:p>
          </table:table-cell>
          <table:table-cell table:formula="of:=(2*[.H150]*[.I150])/([.H150]+[.I150])" office:value-type="float" office:value="0.258595170792694" calcext:value-type="float">
            <text:p>0.2585951708</text:p>
          </table:table-cell>
          <table:table-cell office:value-type="float" office:value="0.26921623" calcext:value-type="float">
            <text:p>0.26921623</text:p>
          </table:table-cell>
          <table:table-cell office:value-type="float" office:value="0.38957887" calcext:value-type="float">
            <text:p>0.38957887</text:p>
          </table:table-cell>
          <table:table-cell table:formula="of:=(2*[.K150]*[.L150])/([.K150]+[.L150])" office:value-type="float" office:value="0.318402352018283" calcext:value-type="float">
            <text:p>0.31840235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47085" calcext:value-type="float">
            <text:p>0.18647085</text:p>
          </table:table-cell>
          <table:table-cell office:value-type="float" office:value="0.41959318" calcext:value-type="float">
            <text:p>0.41959318</text:p>
          </table:table-cell>
          <table:table-cell table:formula="of:=(2*[.H151]*[.I151])/([.H151]+[.I151])" office:value-type="float" office:value="0.258196801182222" calcext:value-type="float">
            <text:p>0.2581968012</text:p>
          </table:table-cell>
          <table:table-cell office:value-type="float" office:value="0.27951486" calcext:value-type="float">
            <text:p>0.27951486</text:p>
          </table:table-cell>
          <table:table-cell office:value-type="float" office:value="0.36749568" calcext:value-type="float">
            <text:p>0.36749568</text:p>
          </table:table-cell>
          <table:table-cell table:formula="of:=(2*[.K151]*[.L151])/([.K151]+[.L151])" office:value-type="float" office:value="0.317523431830971" calcext:value-type="float">
            <text:p>0.317523431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393" calcext:value-type="float">
            <text:p>0.37393</text:p>
          </table:table-cell>
          <table:table-cell office:value-type="float" office:value="0.19688884" calcext:value-type="float">
            <text:p>0.19688884</text:p>
          </table:table-cell>
          <table:table-cell table:formula="of:=(2*[.H152]*[.I152])/([.H152]+[.I152])" office:value-type="float" office:value="0.25795449898325" calcext:value-type="float">
            <text:p>0.257954499</text:p>
          </table:table-cell>
          <table:table-cell office:value-type="float" office:value="0.72306674" calcext:value-type="float">
            <text:p>0.72306674</text:p>
          </table:table-cell>
          <table:table-cell office:value-type="float" office:value="0.4447311" calcext:value-type="float">
            <text:p>0.4447311</text:p>
          </table:table-cell>
          <table:table-cell table:formula="of:=(2*[.K152]*[.L152])/([.K152]+[.L152])" office:value-type="float" office:value="0.55072933968368" calcext:value-type="float">
            <text:p>0.55072933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60447" calcext:value-type="float">
            <text:p>0.18960447</text:p>
          </table:table-cell>
          <table:table-cell office:value-type="float" office:value="0.40183994" calcext:value-type="float">
            <text:p>0.40183994</text:p>
          </table:table-cell>
          <table:table-cell table:formula="of:=(2*[.H153]*[.I153])/([.H153]+[.I153])" office:value-type="float" office:value="0.257642637449331" calcext:value-type="float">
            <text:p>0.2576426374</text:p>
          </table:table-cell>
          <table:table-cell office:value-type="float" office:value="0.29198224" calcext:value-type="float">
            <text:p>0.29198224</text:p>
          </table:table-cell>
          <table:table-cell office:value-type="float" office:value="0.3656444" calcext:value-type="float">
            <text:p>0.3656444</text:p>
          </table:table-cell>
          <table:table-cell table:formula="of:=(2*[.K153]*[.L153])/([.K153]+[.L153])" office:value-type="float" office:value="0.324687792317708" calcext:value-type="float">
            <text:p>0.324687792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105841" calcext:value-type="float">
            <text:p>0.37105841</text:p>
          </table:table-cell>
          <table:table-cell office:value-type="float" office:value="0.19732657" calcext:value-type="float">
            <text:p>0.19732657</text:p>
          </table:table-cell>
          <table:table-cell table:formula="of:=(2*[.H154]*[.I154])/([.H154]+[.I154])" office:value-type="float" office:value="0.257641161858125" calcext:value-type="float">
            <text:p>0.2576411619</text:p>
          </table:table-cell>
          <table:table-cell office:value-type="float" office:value="0.72033799" calcext:value-type="float">
            <text:p>0.72033799</text:p>
          </table:table-cell>
          <table:table-cell office:value-type="float" office:value="0.44605604" calcext:value-type="float">
            <text:p>0.44605604</text:p>
          </table:table-cell>
          <table:table-cell table:formula="of:=(2*[.K154]*[.L154])/([.K154]+[.L154])" office:value-type="float" office:value="0.550947798114089" calcext:value-type="float">
            <text:p>0.550947798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308737" calcext:value-type="float">
            <text:p>0.24308737</text:p>
          </table:table-cell>
          <table:table-cell office:value-type="float" office:value="0.27310505" calcext:value-type="float">
            <text:p>0.27310505</text:p>
          </table:table-cell>
          <table:table-cell table:formula="of:=(2*[.H155]*[.I155])/([.H155]+[.I155])" office:value-type="float" office:value="0.257223414238506" calcext:value-type="float">
            <text:p>0.2572234142</text:p>
          </table:table-cell>
          <table:table-cell office:value-type="float" office:value="0.47310025" calcext:value-type="float">
            <text:p>0.47310025</text:p>
          </table:table-cell>
          <table:table-cell office:value-type="float" office:value="0.42730983" calcext:value-type="float">
            <text:p>0.42730983</text:p>
          </table:table-cell>
          <table:table-cell table:formula="of:=(2*[.K155]*[.L155])/([.K155]+[.L155])" office:value-type="float" office:value="0.449040702432957" calcext:value-type="float">
            <text:p>0.449040702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943229" calcext:value-type="float">
            <text:p>0.42943229</text:p>
          </table:table-cell>
          <table:table-cell office:value-type="float" office:value="0.1828885" calcext:value-type="float">
            <text:p>0.1828885</text:p>
          </table:table-cell>
          <table:table-cell table:formula="of:=(2*[.H156]*[.I156])/([.H156]+[.I156])" office:value-type="float" office:value="0.256526411163224" calcext:value-type="float">
            <text:p>0.2565264112</text:p>
          </table:table-cell>
          <table:table-cell office:value-type="float" office:value="0.78406415" calcext:value-type="float">
            <text:p>0.78406415</text:p>
          </table:table-cell>
          <table:table-cell office:value-type="float" office:value="0.33668501" calcext:value-type="float">
            <text:p>0.33668501</text:p>
          </table:table-cell>
          <table:table-cell table:formula="of:=(2*[.K156]*[.L156])/([.K156]+[.L156])" office:value-type="float" office:value="0.471082478765171" calcext:value-type="float">
            <text:p>0.471082478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832866" calcext:value-type="float">
            <text:p>0.38832866</text:p>
          </table:table-cell>
          <table:table-cell office:value-type="float" office:value="0.19132991" calcext:value-type="float">
            <text:p>0.19132991</text:p>
          </table:table-cell>
          <table:table-cell table:formula="of:=(2*[.H157]*[.I157])/([.H157]+[.I157])" office:value-type="float" office:value="0.256353969089841" calcext:value-type="float">
            <text:p>0.2563539691</text:p>
          </table:table-cell>
          <table:table-cell office:value-type="float" office:value="0.70311014" calcext:value-type="float">
            <text:p>0.70311014</text:p>
          </table:table-cell>
          <table:table-cell office:value-type="float" office:value="0.36617593" calcext:value-type="float">
            <text:p>0.36617593</text:p>
          </table:table-cell>
          <table:table-cell table:formula="of:=(2*[.K157]*[.L157])/([.K157]+[.L157])" office:value-type="float" office:value="0.48155870843231" calcext:value-type="float">
            <text:p>0.48155870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903406" calcext:value-type="float">
            <text:p>0.42903406</text:p>
          </table:table-cell>
          <table:table-cell office:value-type="float" office:value="0.18215425" calcext:value-type="float">
            <text:p>0.18215425</text:p>
          </table:table-cell>
          <table:table-cell table:formula="of:=(2*[.H158]*[.I158])/([.H158]+[.I158])" office:value-type="float" office:value="0.255732566036006" calcext:value-type="float">
            <text:p>0.255732566</text:p>
          </table:table-cell>
          <table:table-cell office:value-type="float" office:value="0.77832173" calcext:value-type="float">
            <text:p>0.77832173</text:p>
          </table:table-cell>
          <table:table-cell office:value-type="float" office:value="0.3520346" calcext:value-type="float">
            <text:p>0.3520346</text:p>
          </table:table-cell>
          <table:table-cell table:formula="of:=(2*[.K158]*[.L158])/([.K158]+[.L158])" office:value-type="float" office:value="0.484796115384001" calcext:value-type="float">
            <text:p>0.4847961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903084" calcext:value-type="float">
            <text:p>0.36903084</text:p>
          </table:table-cell>
          <table:table-cell office:value-type="float" office:value="0.19429084" calcext:value-type="float">
            <text:p>0.19429084</text:p>
          </table:table-cell>
          <table:table-cell table:formula="of:=(2*[.H159]*[.I159])/([.H159]+[.I159])" office:value-type="float" office:value="0.254559035929544" calcext:value-type="float">
            <text:p>0.2545590359</text:p>
          </table:table-cell>
          <table:table-cell office:value-type="float" office:value="0.73257269" calcext:value-type="float">
            <text:p>0.73257269</text:p>
          </table:table-cell>
          <table:table-cell office:value-type="float" office:value="0.43550578" calcext:value-type="float">
            <text:p>0.43550578</text:p>
          </table:table-cell>
          <table:table-cell table:formula="of:=(2*[.K159]*[.L159])/([.K159]+[.L159])" office:value-type="float" office:value="0.54626405495711" calcext:value-type="float">
            <text:p>0.5462640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95212" calcext:value-type="float">
            <text:p>0.3695212</text:p>
          </table:table-cell>
          <table:table-cell office:value-type="float" office:value="0.19403834" calcext:value-type="float">
            <text:p>0.19403834</text:p>
          </table:table-cell>
          <table:table-cell table:formula="of:=(2*[.H160]*[.I160])/([.H160]+[.I160])" office:value-type="float" office:value="0.254458580340271" calcext:value-type="float">
            <text:p>0.2544585803</text:p>
          </table:table-cell>
          <table:table-cell office:value-type="float" office:value="0.7327089" calcext:value-type="float">
            <text:p>0.7327089</text:p>
          </table:table-cell>
          <table:table-cell office:value-type="float" office:value="0.43547467" calcext:value-type="float">
            <text:p>0.43547467</text:p>
          </table:table-cell>
          <table:table-cell table:formula="of:=(2*[.K160]*[.L160])/([.K160]+[.L160])" office:value-type="float" office:value="0.546277442394714" calcext:value-type="float">
            <text:p>0.546277442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14742" calcext:value-type="float">
            <text:p>0.36014742</text:p>
          </table:table-cell>
          <table:table-cell office:value-type="float" office:value="0.1964586" calcext:value-type="float">
            <text:p>0.1964586</text:p>
          </table:table-cell>
          <table:table-cell table:formula="of:=(2*[.H161]*[.I161])/([.H161]+[.I161])" office:value-type="float" office:value="0.254233893937446" calcext:value-type="float">
            <text:p>0.2542338939</text:p>
          </table:table-cell>
          <table:table-cell office:value-type="float" office:value="0.74532382" calcext:value-type="float">
            <text:p>0.74532382</text:p>
          </table:table-cell>
          <table:table-cell office:value-type="float" office:value="0.39187872" calcext:value-type="float">
            <text:p>0.39187872</text:p>
          </table:table-cell>
          <table:table-cell table:formula="of:=(2*[.K161]*[.L161])/([.K161]+[.L161])" office:value-type="float" office:value="0.513675505098872" calcext:value-type="float">
            <text:p>0.51367550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23161" calcext:value-type="float">
            <text:p>0.35623161</text:p>
          </table:table-cell>
          <table:table-cell office:value-type="float" office:value="0.19724755" calcext:value-type="float">
            <text:p>0.19724755</text:p>
          </table:table-cell>
          <table:table-cell table:formula="of:=(2*[.H162]*[.I162])/([.H162]+[.I162])" office:value-type="float" office:value="0.253905900648745" calcext:value-type="float">
            <text:p>0.2539059006</text:p>
          </table:table-cell>
          <table:table-cell office:value-type="float" office:value="0.7428737" calcext:value-type="float">
            <text:p>0.7428737</text:p>
          </table:table-cell>
          <table:table-cell office:value-type="float" office:value="0.39232209" calcext:value-type="float">
            <text:p>0.39232209</text:p>
          </table:table-cell>
          <table:table-cell table:formula="of:=(2*[.K162]*[.L162])/([.K162]+[.L162])" office:value-type="float" office:value="0.513472240044218" calcext:value-type="float">
            <text:p>0.5134722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56116" calcext:value-type="float">
            <text:p>0.43956116</text:p>
          </table:table-cell>
          <table:table-cell office:value-type="float" office:value="0.17795669" calcext:value-type="float">
            <text:p>0.17795669</text:p>
          </table:table-cell>
          <table:table-cell table:formula="of:=(2*[.H163]*[.I163])/([.H163]+[.I163])" office:value-type="float" office:value="0.253346033920025" calcext:value-type="float">
            <text:p>0.2533460339</text:p>
          </table:table-cell>
          <table:table-cell office:value-type="float" office:value="0.79223736" calcext:value-type="float">
            <text:p>0.79223736</text:p>
          </table:table-cell>
          <table:table-cell office:value-type="float" office:value="0.33474297" calcext:value-type="float">
            <text:p>0.33474297</text:p>
          </table:table-cell>
          <table:table-cell table:formula="of:=(2*[.K163]*[.L163])/([.K163]+[.L163])" office:value-type="float" office:value="0.470630905920708" calcext:value-type="float">
            <text:p>0.470630905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651859" calcext:value-type="float">
            <text:p>0.36651859</text:p>
          </table:table-cell>
          <table:table-cell office:value-type="float" office:value="0.19356497" calcext:value-type="float">
            <text:p>0.19356497</text:p>
          </table:table-cell>
          <table:table-cell table:formula="of:=(2*[.H164]*[.I164])/([.H164]+[.I164])" office:value-type="float" office:value="0.253337769377813" calcext:value-type="float">
            <text:p>0.2533377694</text:p>
          </table:table-cell>
          <table:table-cell office:value-type="float" office:value="0.70090311" calcext:value-type="float">
            <text:p>0.70090311</text:p>
          </table:table-cell>
          <table:table-cell office:value-type="float" office:value="0.35617795" calcext:value-type="float">
            <text:p>0.35617795</text:p>
          </table:table-cell>
          <table:table-cell table:formula="of:=(2*[.K164]*[.L164])/([.K164]+[.L164])" office:value-type="float" office:value="0.472331294760734" calcext:value-type="float">
            <text:p>0.472331294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16568" calcext:value-type="float">
            <text:p>0.39116568</text:p>
          </table:table-cell>
          <table:table-cell office:value-type="float" office:value="0.18729941" calcext:value-type="float">
            <text:p>0.18729941</text:p>
          </table:table-cell>
          <table:table-cell table:formula="of:=(2*[.H165]*[.I165])/([.H165]+[.I165])" office:value-type="float" office:value="0.253308634670586" calcext:value-type="float">
            <text:p>0.2533086347</text:p>
          </table:table-cell>
          <table:table-cell office:value-type="float" office:value="0.81298344" calcext:value-type="float">
            <text:p>0.81298344</text:p>
          </table:table-cell>
          <table:table-cell office:value-type="float" office:value="0.39078973" calcext:value-type="float">
            <text:p>0.39078973</text:p>
          </table:table-cell>
          <table:table-cell table:formula="of:=(2*[.K165]*[.L165])/([.K165]+[.L165])" office:value-type="float" office:value="0.527849576531218" calcext:value-type="float">
            <text:p>0.52784957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782262" calcext:value-type="float">
            <text:p>0.37782262</text:p>
          </table:table-cell>
          <table:table-cell office:value-type="float" office:value="0.19022577" calcext:value-type="float">
            <text:p>0.19022577</text:p>
          </table:table-cell>
          <table:table-cell table:formula="of:=(2*[.H166]*[.I166])/([.H166]+[.I166])" office:value-type="float" office:value="0.253047451865562" calcext:value-type="float">
            <text:p>0.2530474519</text:p>
          </table:table-cell>
          <table:table-cell office:value-type="float" office:value="0.73492059" calcext:value-type="float">
            <text:p>0.73492059</text:p>
          </table:table-cell>
          <table:table-cell office:value-type="float" office:value="0.4346683" calcext:value-type="float">
            <text:p>0.4346683</text:p>
          </table:table-cell>
          <table:table-cell table:formula="of:=(2*[.K166]*[.L166])/([.K166]+[.L166])" office:value-type="float" office:value="0.546254647631437" calcext:value-type="float">
            <text:p>0.546254647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953616" calcext:value-type="float">
            <text:p>0.37953616</text:p>
          </table:table-cell>
          <table:table-cell office:value-type="float" office:value="0.18967352" calcext:value-type="float">
            <text:p>0.18967352</text:p>
          </table:table-cell>
          <table:table-cell table:formula="of:=(2*[.H167]*[.I167])/([.H167]+[.I167])" office:value-type="float" office:value="0.252940039369967" calcext:value-type="float">
            <text:p>0.2529400394</text:p>
          </table:table-cell>
          <table:table-cell office:value-type="float" office:value="0.73816803" calcext:value-type="float">
            <text:p>0.73816803</text:p>
          </table:table-cell>
          <table:table-cell office:value-type="float" office:value="0.43319557" calcext:value-type="float">
            <text:p>0.43319557</text:p>
          </table:table-cell>
          <table:table-cell table:formula="of:=(2*[.K167]*[.L167])/([.K167]+[.L167])" office:value-type="float" office:value="0.545980975525664" calcext:value-type="float">
            <text:p>0.5459809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27704" calcext:value-type="float">
            <text:p>0.36027704</text:p>
          </table:table-cell>
          <table:table-cell office:value-type="float" office:value="0.19422451" calcext:value-type="float">
            <text:p>0.19422451</text:p>
          </table:table-cell>
          <table:table-cell table:formula="of:=(2*[.H168]*[.I168])/([.H168]+[.I168])" office:value-type="float" office:value="0.252387505709408" calcext:value-type="float">
            <text:p>0.2523875057</text:p>
          </table:table-cell>
          <table:table-cell office:value-type="float" office:value="0.74968011" calcext:value-type="float">
            <text:p>0.74968011</text:p>
          </table:table-cell>
          <table:table-cell office:value-type="float" office:value="0.39041376" calcext:value-type="float">
            <text:p>0.39041376</text:p>
          </table:table-cell>
          <table:table-cell table:formula="of:=(2*[.K168]*[.L168])/([.K168]+[.L168])" office:value-type="float" office:value="0.513440933670336" calcext:value-type="float">
            <text:p>0.513440933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773362" calcext:value-type="float">
            <text:p>0.36773362</text:p>
          </table:table-cell>
          <table:table-cell office:value-type="float" office:value="0.19127883" calcext:value-type="float">
            <text:p>0.19127883</text:p>
          </table:table-cell>
          <table:table-cell table:formula="of:=(2*[.H169]*[.I169])/([.H169]+[.I169])" office:value-type="float" office:value="0.251656851597007" calcext:value-type="float">
            <text:p>0.2516568516</text:p>
          </table:table-cell>
          <table:table-cell office:value-type="float" office:value="0.75741595" calcext:value-type="float">
            <text:p>0.75741595</text:p>
          </table:table-cell>
          <table:table-cell office:value-type="float" office:value="0.38802058" calcext:value-type="float">
            <text:p>0.38802058</text:p>
          </table:table-cell>
          <table:table-cell table:formula="of:=(2*[.K169]*[.L169])/([.K169]+[.L169])" office:value-type="float" office:value="0.513154537196838" calcext:value-type="float">
            <text:p>0.513154537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199498" calcext:value-type="float">
            <text:p>0.24199498</text:p>
          </table:table-cell>
          <table:table-cell office:value-type="float" office:value="0.25895593" calcext:value-type="float">
            <text:p>0.25895593</text:p>
          </table:table-cell>
          <table:table-cell table:formula="of:=(2*[.H170]*[.I170])/([.H170]+[.I170])" office:value-type="float" office:value="0.250188327240413" calcext:value-type="float">
            <text:p>0.2501883272</text:p>
          </table:table-cell>
          <table:table-cell office:value-type="float" office:value="0.50174274" calcext:value-type="float">
            <text:p>0.50174274</text:p>
          </table:table-cell>
          <table:table-cell office:value-type="float" office:value="0.42400655" calcext:value-type="float">
            <text:p>0.42400655</text:p>
          </table:table-cell>
          <table:table-cell table:formula="of:=(2*[.K170]*[.L170])/([.K170]+[.L170])" office:value-type="float" office:value="0.459610848148632" calcext:value-type="float">
            <text:p>0.459610848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200721" calcext:value-type="float">
            <text:p>0.43200721</text:p>
          </table:table-cell>
          <table:table-cell office:value-type="float" office:value="0.17605536" calcext:value-type="float">
            <text:p>0.17605536</text:p>
          </table:table-cell>
          <table:table-cell table:formula="of:=(2*[.H171]*[.I171])/([.H171]+[.I171])" office:value-type="float" office:value="0.250162363649996" calcext:value-type="float">
            <text:p>0.2501623636</text:p>
          </table:table-cell>
          <table:table-cell office:value-type="float" office:value="0.78674562" calcext:value-type="float">
            <text:p>0.78674562</text:p>
          </table:table-cell>
          <table:table-cell office:value-type="float" office:value="0.34966993" calcext:value-type="float">
            <text:p>0.34966993</text:p>
          </table:table-cell>
          <table:table-cell table:formula="of:=(2*[.K171]*[.L171])/([.K171]+[.L171])" office:value-type="float" office:value="0.484156144947518" calcext:value-type="float">
            <text:p>0.48415614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163791" calcext:value-type="float">
            <text:p>0.20163791</text:p>
          </table:table-cell>
          <table:table-cell office:value-type="float" office:value="0.32599182" calcext:value-type="float">
            <text:p>0.32599182</text:p>
          </table:table-cell>
          <table:table-cell table:formula="of:=(2*[.H172]*[.I172])/([.H172]+[.I172])" office:value-type="float" office:value="0.249160748625352" calcext:value-type="float">
            <text:p>0.2491607486</text:p>
          </table:table-cell>
          <table:table-cell office:value-type="float" office:value="0.34274222" calcext:value-type="float">
            <text:p>0.34274222</text:p>
          </table:table-cell>
          <table:table-cell office:value-type="float" office:value="0.3190226" calcext:value-type="float">
            <text:p>0.3190226</text:p>
          </table:table-cell>
          <table:table-cell table:formula="of:=(2*[.K172]*[.L172])/([.K172]+[.L172])" office:value-type="float" office:value="0.330457319124858" calcext:value-type="float">
            <text:p>0.33045731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361176" calcext:value-type="float">
            <text:p>0.38361176</text:p>
          </table:table-cell>
          <table:table-cell office:value-type="float" office:value="0.18384804" calcext:value-type="float">
            <text:p>0.18384804</text:p>
          </table:table-cell>
          <table:table-cell table:formula="of:=(2*[.H173]*[.I173])/([.H173]+[.I173])" office:value-type="float" office:value="0.248568339808213" calcext:value-type="float">
            <text:p>0.2485683398</text:p>
          </table:table-cell>
          <table:table-cell office:value-type="float" office:value="0.71494029" calcext:value-type="float">
            <text:p>0.71494029</text:p>
          </table:table-cell>
          <table:table-cell office:value-type="float" office:value="0.36289599" calcext:value-type="float">
            <text:p>0.36289599</text:p>
          </table:table-cell>
          <table:table-cell table:formula="of:=(2*[.K173]*[.L173])/([.K173]+[.L173])" office:value-type="float" office:value="0.481425554408759" calcext:value-type="float">
            <text:p>0.48142555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31692" calcext:value-type="float">
            <text:p>0.42831692</text:p>
          </table:table-cell>
          <table:table-cell office:value-type="float" office:value="0.17354985" calcext:value-type="float">
            <text:p>0.17354985</text:p>
          </table:table-cell>
          <table:table-cell table:formula="of:=(2*[.H174]*[.I174])/([.H174]+[.I174])" office:value-type="float" office:value="0.247012597882624" calcext:value-type="float">
            <text:p>0.2470125979</text:p>
          </table:table-cell>
          <table:table-cell office:value-type="float" office:value="0.79199562" calcext:value-type="float">
            <text:p>0.79199562</text:p>
          </table:table-cell>
          <table:table-cell office:value-type="float" office:value="0.33397549" calcext:value-type="float">
            <text:p>0.33397549</text:p>
          </table:table-cell>
          <table:table-cell table:formula="of:=(2*[.K174]*[.L174])/([.K174]+[.L174])" office:value-type="float" office:value="0.469829328511553" calcext:value-type="float">
            <text:p>0.469829328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89575" calcext:value-type="float">
            <text:p>0.24289575</text:p>
          </table:table-cell>
          <table:table-cell office:value-type="float" office:value="0.2502073" calcext:value-type="float">
            <text:p>0.2502073</text:p>
          </table:table-cell>
          <table:table-cell table:formula="of:=(2*[.H175]*[.I175])/([.H175]+[.I175])" office:value-type="float" office:value="0.246497318517803" calcext:value-type="float">
            <text:p>0.2464973185</text:p>
          </table:table-cell>
          <table:table-cell office:value-type="float" office:value="0.53328825" calcext:value-type="float">
            <text:p>0.53328825</text:p>
          </table:table-cell>
          <table:table-cell office:value-type="float" office:value="0.4191398" calcext:value-type="float">
            <text:p>0.4191398</text:p>
          </table:table-cell>
          <table:table-cell table:formula="of:=(2*[.K175]*[.L175])/([.K175]+[.L175])" office:value-type="float" office:value="0.469373682237414" calcext:value-type="float">
            <text:p>0.46937368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82858" calcext:value-type="float">
            <text:p>0.2582858</text:p>
          </table:table-cell>
          <table:table-cell office:value-type="float" office:value="0.23507796" calcext:value-type="float">
            <text:p>0.23507796</text:p>
          </table:table-cell>
          <table:table-cell table:formula="of:=(2*[.H176]*[.I176])/([.H176]+[.I176])" office:value-type="float" office:value="0.24613603139788" calcext:value-type="float">
            <text:p>0.2461360314</text:p>
          </table:table-cell>
          <table:table-cell office:value-type="float" office:value="0.61619609" calcext:value-type="float">
            <text:p>0.61619609</text:p>
          </table:table-cell>
          <table:table-cell office:value-type="float" office:value="0.41194986" calcext:value-type="float">
            <text:p>0.41194986</text:p>
          </table:table-cell>
          <table:table-cell table:formula="of:=(2*[.K176]*[.L176])/([.K176]+[.L176])" office:value-type="float" office:value="0.493785717889658" calcext:value-type="float">
            <text:p>0.493785717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63802" calcext:value-type="float">
            <text:p>0.35663802</text:p>
          </table:table-cell>
          <table:table-cell office:value-type="float" office:value="0.18711604" calcext:value-type="float">
            <text:p>0.18711604</text:p>
          </table:table-cell>
          <table:table-cell table:formula="of:=(2*[.H177]*[.I177])/([.H177]+[.I177])" office:value-type="float" office:value="0.245451754478268" calcext:value-type="float">
            <text:p>0.2454517545</text:p>
          </table:table-cell>
          <table:table-cell office:value-type="float" office:value="0.74231548" calcext:value-type="float">
            <text:p>0.74231548</text:p>
          </table:table-cell>
          <table:table-cell office:value-type="float" office:value="0.41746224" calcext:value-type="float">
            <text:p>0.41746224</text:p>
          </table:table-cell>
          <table:table-cell table:formula="of:=(2*[.K177]*[.L177])/([.K177]+[.L177])" office:value-type="float" office:value="0.534393233674941" calcext:value-type="float">
            <text:p>0.534393233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713135" calcext:value-type="float">
            <text:p>0.35713135</text:p>
          </table:table-cell>
          <table:table-cell office:value-type="float" office:value="0.18686354" calcext:value-type="float">
            <text:p>0.18686354</text:p>
          </table:table-cell>
          <table:table-cell table:formula="of:=(2*[.H178]*[.I178])/([.H178]+[.I178])" office:value-type="float" office:value="0.245350938153037" calcext:value-type="float">
            <text:p>0.2453509382</text:p>
          </table:table-cell>
          <table:table-cell office:value-type="float" office:value="0.74246211" calcext:value-type="float">
            <text:p>0.74246211</text:p>
          </table:table-cell>
          <table:table-cell office:value-type="float" office:value="0.41743112" calcext:value-type="float">
            <text:p>0.41743112</text:p>
          </table:table-cell>
          <table:table-cell table:formula="of:=(2*[.K178]*[.L178])/([.K178]+[.L178])" office:value-type="float" office:value="0.534405723076534" calcext:value-type="float">
            <text:p>0.53440572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015001" calcext:value-type="float">
            <text:p>0.37015001</text:p>
          </table:table-cell>
          <table:table-cell office:value-type="float" office:value="0.18215425" calcext:value-type="float">
            <text:p>0.18215425</text:p>
          </table:table-cell>
          <table:table-cell table:formula="of:=(2*[.H179]*[.I179])/([.H179]+[.I179])" office:value-type="float" office:value="0.244156717020588" calcext:value-type="float">
            <text:p>0.244156717</text:p>
          </table:table-cell>
          <table:table-cell office:value-type="float" office:value="0.71314816" calcext:value-type="float">
            <text:p>0.71314816</text:p>
          </table:table-cell>
          <table:table-cell office:value-type="float" office:value="0.3520346" calcext:value-type="float">
            <text:p>0.3520346</text:p>
          </table:table-cell>
          <table:table-cell table:formula="of:=(2*[.K179]*[.L179])/([.K179]+[.L179])" office:value-type="float" office:value="0.471379817011563" calcext:value-type="float">
            <text:p>0.47137981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561534" calcext:value-type="float">
            <text:p>0.36561534</text:p>
          </table:table-cell>
          <table:table-cell office:value-type="float" office:value="0.1828885" calcext:value-type="float">
            <text:p>0.1828885</text:p>
          </table:table-cell>
          <table:table-cell table:formula="of:=(2*[.H180]*[.I180])/([.H180]+[.I180])" office:value-type="float" office:value="0.243815398300913" calcext:value-type="float">
            <text:p>0.2438153983</text:p>
          </table:table-cell>
          <table:table-cell office:value-type="float" office:value="0.71803322" calcext:value-type="float">
            <text:p>0.71803322</text:p>
          </table:table-cell>
          <table:table-cell office:value-type="float" office:value="0.33668501" calcext:value-type="float">
            <text:p>0.33668501</text:p>
          </table:table-cell>
          <table:table-cell table:formula="of:=(2*[.K180]*[.L180])/([.K180]+[.L180])" office:value-type="float" office:value="0.458418210626799" calcext:value-type="float">
            <text:p>0.458418210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9203" calcext:value-type="float">
            <text:p>0.43269203</text:p>
          </table:table-cell>
          <table:table-cell office:value-type="float" office:value="0.16880606" calcext:value-type="float">
            <text:p>0.16880606</text:p>
          </table:table-cell>
          <table:table-cell table:formula="of:=(2*[.H181]*[.I181])/([.H181]+[.I181])" office:value-type="float" office:value="0.242863736367648" calcext:value-type="float">
            <text:p>0.2428637364</text:p>
          </table:table-cell>
          <table:table-cell office:value-type="float" office:value="0.80595814" calcext:value-type="float">
            <text:p>0.80595814</text:p>
          </table:table-cell>
          <table:table-cell office:value-type="float" office:value="0.31951784" calcext:value-type="float">
            <text:p>0.31951784</text:p>
          </table:table-cell>
          <table:table-cell table:formula="of:=(2*[.K181]*[.L181])/([.K181]+[.L181])" office:value-type="float" office:value="0.457616170579167" calcext:value-type="float">
            <text:p>0.45761617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799923" calcext:value-type="float">
            <text:p>0.35799923</text:p>
          </table:table-cell>
          <table:table-cell office:value-type="float" office:value="0.18360111" calcext:value-type="float">
            <text:p>0.18360111</text:p>
          </table:table-cell>
          <table:table-cell table:formula="of:=(2*[.H182]*[.I182])/([.H182]+[.I182])" office:value-type="float" office:value="0.242721620178988" calcext:value-type="float">
            <text:p>0.2427216202</text:p>
          </table:table-cell>
          <table:table-cell office:value-type="float" office:value="0.74416172" calcext:value-type="float">
            <text:p>0.74416172</text:p>
          </table:table-cell>
          <table:table-cell office:value-type="float" office:value="0.41682958" calcext:value-type="float">
            <text:p>0.41682958</text:p>
          </table:table-cell>
          <table:table-cell table:formula="of:=(2*[.K182]*[.L182])/([.K182]+[.L182])" office:value-type="float" office:value="0.534351320633803" calcext:value-type="float">
            <text:p>0.53435132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961067" calcext:value-type="float">
            <text:p>0.35961067</text:p>
          </table:table-cell>
          <table:table-cell office:value-type="float" office:value="0.18307679" calcext:value-type="float">
            <text:p>0.18307679</text:p>
          </table:table-cell>
          <table:table-cell table:formula="of:=(2*[.H183]*[.I183])/([.H183]+[.I183])" office:value-type="float" office:value="0.242630876760444" calcext:value-type="float">
            <text:p>0.2426308768</text:p>
          </table:table-cell>
          <table:table-cell office:value-type="float" office:value="0.74664283" calcext:value-type="float">
            <text:p>0.74664283</text:p>
          </table:table-cell>
          <table:table-cell office:value-type="float" office:value="0.41591172" calcext:value-type="float">
            <text:p>0.41591172</text:p>
          </table:table-cell>
          <table:table-cell table:formula="of:=(2*[.K183]*[.L183])/([.K183]+[.L183])" office:value-type="float" office:value="0.534233002057353" calcext:value-type="float">
            <text:p>0.53423300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010139" calcext:value-type="float">
            <text:p>0.43010139</text:p>
          </table:table-cell>
          <table:table-cell office:value-type="float" office:value="0.16856915" calcext:value-type="float">
            <text:p>0.16856915</text:p>
          </table:table-cell>
          <table:table-cell table:formula="of:=(2*[.H184]*[.I184])/([.H184]+[.I184])" office:value-type="float" office:value="0.242209432006187" calcext:value-type="float">
            <text:p>0.242209432</text:p>
          </table:table-cell>
          <table:table-cell office:value-type="float" office:value="0.79892071" calcext:value-type="float">
            <text:p>0.79892071</text:p>
          </table:table-cell>
          <table:table-cell office:value-type="float" office:value="0.33203605" calcext:value-type="float">
            <text:p>0.33203605</text:p>
          </table:table-cell>
          <table:table-cell table:formula="of:=(2*[.K184]*[.L184])/([.K184]+[.L184])" office:value-type="float" office:value="0.469108079448759" calcext:value-type="float">
            <text:p>0.469108079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045959" calcext:value-type="float">
            <text:p>0.44045959</text:p>
          </table:table-cell>
          <table:table-cell office:value-type="float" office:value="0.16535599" calcext:value-type="float">
            <text:p>0.16535599</text:p>
          </table:table-cell>
          <table:table-cell table:formula="of:=(2*[.H185]*[.I185])/([.H185]+[.I185])" office:value-type="float" office:value="0.24044489433383" calcext:value-type="float">
            <text:p>0.2404448943</text:p>
          </table:table-cell>
          <table:table-cell office:value-type="float" office:value="0.81176152" calcext:value-type="float">
            <text:p>0.81176152</text:p>
          </table:table-cell>
          <table:table-cell office:value-type="float" office:value="0.31850144" calcext:value-type="float">
            <text:p>0.31850144</text:p>
          </table:table-cell>
          <table:table-cell table:formula="of:=(2*[.K185]*[.L185])/([.K185]+[.L185])" office:value-type="float" office:value="0.457499223112804" calcext:value-type="float">
            <text:p>0.45749922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403991" calcext:value-type="float">
            <text:p>0.37403991</text:p>
          </table:table-cell>
          <table:table-cell office:value-type="float" office:value="0.17605536" calcext:value-type="float">
            <text:p>0.17605536</text:p>
          </table:table-cell>
          <table:table-cell table:formula="of:=(2*[.H186]*[.I186])/([.H186]+[.I186])" office:value-type="float" office:value="0.239419368246586" calcext:value-type="float">
            <text:p>0.2394193682</text:p>
          </table:table-cell>
          <table:table-cell office:value-type="float" office:value="0.72350562" calcext:value-type="float">
            <text:p>0.72350562</text:p>
          </table:table-cell>
          <table:table-cell office:value-type="float" office:value="0.34966993" calcext:value-type="float">
            <text:p>0.34966993</text:p>
          </table:table-cell>
          <table:table-cell table:formula="of:=(2*[.K186]*[.L186])/([.K186]+[.L186])" office:value-type="float" office:value="0.471475816794385" calcext:value-type="float">
            <text:p>0.47147581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628027" calcext:value-type="float">
            <text:p>0.21628027</text:p>
          </table:table-cell>
          <table:table-cell office:value-type="float" office:value="0.26261967" calcext:value-type="float">
            <text:p>0.26261967</text:p>
          </table:table-cell>
          <table:table-cell table:formula="of:=(2*[.H187]*[.I187])/([.H187]+[.I187])" office:value-type="float" office:value="0.237208019424312" calcext:value-type="float">
            <text:p>0.2372080194</text:p>
          </table:table-cell>
          <table:table-cell office:value-type="float" office:value="0.33355883" calcext:value-type="float">
            <text:p>0.33355883</text:p>
          </table:table-cell>
          <table:table-cell office:value-type="float" office:value="0.20455406" calcext:value-type="float">
            <text:p>0.20455406</text:p>
          </table:table-cell>
          <table:table-cell table:formula="of:=(2*[.K187]*[.L187])/([.K187]+[.L187])" office:value-type="float" office:value="0.253592932610664" calcext:value-type="float">
            <text:p>0.25359293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948258" calcext:value-type="float">
            <text:p>0.42948258</text:p>
          </table:table-cell>
          <table:table-cell office:value-type="float" office:value="0.16350321" calcext:value-type="float">
            <text:p>0.16350321</text:p>
          </table:table-cell>
          <table:table-cell table:formula="of:=(2*[.H188]*[.I188])/([.H188]+[.I188])" office:value-type="float" office:value="0.236841359955967" calcext:value-type="float">
            <text:p>0.23684136</text:p>
          </table:table-cell>
          <table:table-cell office:value-type="float" office:value="0.84987941" calcext:value-type="float">
            <text:p>0.84987941</text:p>
          </table:table-cell>
          <table:table-cell office:value-type="float" office:value="0.36821908" calcext:value-type="float">
            <text:p>0.36821908</text:p>
          </table:table-cell>
          <table:table-cell table:formula="of:=(2*[.K188]*[.L188])/([.K188]+[.L188])" office:value-type="float" office:value="0.51382021573829" calcext:value-type="float">
            <text:p>0.513820215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45304" calcext:value-type="float">
            <text:p>0.36645304</text:p>
          </table:table-cell>
          <table:table-cell office:value-type="float" office:value="0.17354985" calcext:value-type="float">
            <text:p>0.17354985</text:p>
          </table:table-cell>
          <table:table-cell table:formula="of:=(2*[.H189]*[.I189])/([.H189]+[.I189])" office:value-type="float" office:value="0.235546406516617" calcext:value-type="float">
            <text:p>0.2355464065</text:p>
          </table:table-cell>
          <table:table-cell office:value-type="float" office:value="0.72701258" calcext:value-type="float">
            <text:p>0.72701258</text:p>
          </table:table-cell>
          <table:table-cell office:value-type="float" office:value="0.33397549" calcext:value-type="float">
            <text:p>0.33397549</text:p>
          </table:table-cell>
          <table:table-cell table:formula="of:=(2*[.K189]*[.L189])/([.K189]+[.L189])" office:value-type="float" office:value="0.457694840323066" calcext:value-type="float">
            <text:p>0.45769484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32031" calcext:value-type="float">
            <text:p>0.28232031</text:p>
          </table:table-cell>
          <table:table-cell office:value-type="float" office:value="0.20152017" calcext:value-type="float">
            <text:p>0.20152017</text:p>
          </table:table-cell>
          <table:table-cell table:formula="of:=(2*[.H190]*[.I190])/([.H190]+[.I190])" office:value-type="float" office:value="0.235173530191821" calcext:value-type="float">
            <text:p>0.2351735302</text:p>
          </table:table-cell>
          <table:table-cell office:value-type="float" office:value="0.59957709" calcext:value-type="float">
            <text:p>0.59957709</text:p>
          </table:table-cell>
          <table:table-cell office:value-type="float" office:value="0.44699724" calcext:value-type="float">
            <text:p>0.44699724</text:p>
          </table:table-cell>
          <table:table-cell table:formula="of:=(2*[.K190]*[.L190])/([.K190]+[.L190])" office:value-type="float" office:value="0.512164872985623" calcext:value-type="float">
            <text:p>0.5121648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70504" calcext:value-type="float">
            <text:p>0.28270504</text:p>
          </table:table-cell>
          <table:table-cell office:value-type="float" office:value="0.2012528" calcext:value-type="float">
            <text:p>0.2012528</text:p>
          </table:table-cell>
          <table:table-cell table:formula="of:=(2*[.H191]*[.I191])/([.H191]+[.I191])" office:value-type="float" office:value="0.235124534294607" calcext:value-type="float">
            <text:p>0.2351245343</text:p>
          </table:table-cell>
          <table:table-cell office:value-type="float" office:value="0.59966743" calcext:value-type="float">
            <text:p>0.59966743</text:p>
          </table:table-cell>
          <table:table-cell office:value-type="float" office:value="0.44695575" calcext:value-type="float">
            <text:p>0.44695575</text:p>
          </table:table-cell>
          <table:table-cell table:formula="of:=(2*[.K191]*[.L191])/([.K191]+[.L191])" office:value-type="float" office:value="0.512170590233292" calcext:value-type="float">
            <text:p>0.512170590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63931" calcext:value-type="float">
            <text:p>0.42863931</text:p>
          </table:table-cell>
          <table:table-cell office:value-type="float" office:value="0.16139785" calcext:value-type="float">
            <text:p>0.16139785</text:p>
          </table:table-cell>
          <table:table-cell table:formula="of:=(2*[.H192]*[.I192])/([.H192]+[.I192])" office:value-type="float" office:value="0.234498664658624" calcext:value-type="float">
            <text:p>0.2344986647</text:p>
          </table:table-cell>
          <table:table-cell office:value-type="float" office:value="0.81102919" calcext:value-type="float">
            <text:p>0.81102919</text:p>
          </table:table-cell>
          <table:table-cell office:value-type="float" office:value="0.31829402" calcext:value-type="float">
            <text:p>0.31829402</text:p>
          </table:table-cell>
          <table:table-cell table:formula="of:=(2*[.K192]*[.L192])/([.K192]+[.L192])" office:value-type="float" office:value="0.457168929030412" calcext:value-type="float">
            <text:p>0.4571689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86063" calcext:value-type="float">
            <text:p>0.2886063</text:p>
          </table:table-cell>
          <table:table-cell office:value-type="float" office:value="0.19732657" calcext:value-type="float">
            <text:p>0.19732657</text:p>
          </table:table-cell>
          <table:table-cell table:formula="of:=(2*[.H193]*[.I193])/([.H193]+[.I193])" office:value-type="float" office:value="0.234393245550115" calcext:value-type="float">
            <text:p>0.2343932456</text:p>
          </table:table-cell>
          <table:table-cell office:value-type="float" office:value="0.6015869" calcext:value-type="float">
            <text:p>0.6015869</text:p>
          </table:table-cell>
          <table:table-cell office:value-type="float" office:value="0.44605604" calcext:value-type="float">
            <text:p>0.44605604</text:p>
          </table:table-cell>
          <table:table-cell table:formula="of:=(2*[.K193]*[.L193])/([.K193]+[.L193])" office:value-type="float" office:value="0.512276578372925" calcext:value-type="float">
            <text:p>0.51227657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182256" calcext:value-type="float">
            <text:p>0.31182256</text:p>
          </table:table-cell>
          <table:table-cell office:value-type="float" office:value="0.18729941" calcext:value-type="float">
            <text:p>0.18729941</text:p>
          </table:table-cell>
          <table:table-cell table:formula="of:=(2*[.H194]*[.I194])/([.H194]+[.I194])" office:value-type="float" office:value="0.234027692720838" calcext:value-type="float">
            <text:p>0.2340276927</text:p>
          </table:table-cell>
          <table:table-cell office:value-type="float" office:value="0.70458413" calcext:value-type="float">
            <text:p>0.70458413</text:p>
          </table:table-cell>
          <table:table-cell office:value-type="float" office:value="0.39078973" calcext:value-type="float">
            <text:p>0.39078973</text:p>
          </table:table-cell>
          <table:table-cell table:formula="of:=(2*[.K194]*[.L194])/([.K194]+[.L194])" office:value-type="float" office:value="0.502740209493378" calcext:value-type="float">
            <text:p>0.502740209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434773" calcext:value-type="float">
            <text:p>0.36434773</text:p>
          </table:table-cell>
          <table:table-cell office:value-type="float" office:value="0.17101701" calcext:value-type="float">
            <text:p>0.17101701</text:p>
          </table:table-cell>
          <table:table-cell table:formula="of:=(2*[.H195]*[.I195])/([.H195]+[.I195])" office:value-type="float" office:value="0.232774610389497" calcext:value-type="float">
            <text:p>0.2327746104</text:p>
          </table:table-cell>
          <table:table-cell office:value-type="float" office:value="0.76765151" calcext:value-type="float">
            <text:p>0.76765151</text:p>
          </table:table-cell>
          <table:table-cell office:value-type="float" office:value="0.39962352" calcext:value-type="float">
            <text:p>0.39962352</text:p>
          </table:table-cell>
          <table:table-cell table:formula="of:=(2*[.K195]*[.L195])/([.K195]+[.L195])" office:value-type="float" office:value="0.525620082114693" calcext:value-type="float">
            <text:p>0.52562008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48654" calcext:value-type="float">
            <text:p>0.3648654</text:p>
          </table:table-cell>
          <table:table-cell office:value-type="float" office:value="0.17078785" calcext:value-type="float">
            <text:p>0.17078785</text:p>
          </table:table-cell>
          <table:table-cell table:formula="of:=(2*[.H196]*[.I196])/([.H196]+[.I196])" office:value-type="float" office:value="0.232667596828321" calcext:value-type="float">
            <text:p>0.2326675968</text:p>
          </table:table-cell>
          <table:table-cell office:value-type="float" office:value="0.76781853" calcext:value-type="float">
            <text:p>0.76781853</text:p>
          </table:table-cell>
          <table:table-cell office:value-type="float" office:value="0.399595" calcext:value-type="float">
            <text:p>0.399595</text:p>
          </table:table-cell>
          <table:table-cell table:formula="of:=(2*[.K196]*[.L196])/([.K196]+[.L196])" office:value-type="float" office:value="0.525634554698625" calcext:value-type="float">
            <text:p>0.52563455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738244" calcext:value-type="float">
            <text:p>0.28738244</text:p>
          </table:table-cell>
          <table:table-cell office:value-type="float" office:value="0.19429084" calcext:value-type="float">
            <text:p>0.19429084</text:p>
          </table:table-cell>
          <table:table-cell table:formula="of:=(2*[.H197]*[.I197])/([.H197]+[.I197])" office:value-type="float" office:value="0.231840868020952" calcext:value-type="float">
            <text:p>0.231840868</text:p>
          </table:table-cell>
          <table:table-cell office:value-type="float" office:value="0.61522035" calcext:value-type="float">
            <text:p>0.61522035</text:p>
          </table:table-cell>
          <table:table-cell office:value-type="float" office:value="0.43550578" calcext:value-type="float">
            <text:p>0.43550578</text:p>
          </table:table-cell>
          <table:table-cell table:formula="of:=(2*[.K197]*[.L197])/([.K197]+[.L197])" office:value-type="float" office:value="0.509994014136915" calcext:value-type="float">
            <text:p>0.50999401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78408" calcext:value-type="float">
            <text:p>0.2878408</text:p>
          </table:table-cell>
          <table:table-cell office:value-type="float" office:value="0.19403834" calcext:value-type="float">
            <text:p>0.19403834</text:p>
          </table:table-cell>
          <table:table-cell table:formula="of:=(2*[.H198]*[.I198])/([.H198]+[.I198])" office:value-type="float" office:value="0.231809789551264" calcext:value-type="float">
            <text:p>0.2318097896</text:p>
          </table:table-cell>
          <table:table-cell office:value-type="float" office:value="0.61531163" calcext:value-type="float">
            <text:p>0.61531163</text:p>
          </table:table-cell>
          <table:table-cell office:value-type="float" office:value="0.43547467" calcext:value-type="float">
            <text:p>0.43547467</text:p>
          </table:table-cell>
          <table:table-cell table:formula="of:=(2*[.K198]*[.L198])/([.K198]+[.L198])" office:value-type="float" office:value="0.51000403987264" calcext:value-type="float">
            <text:p>0.510004039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93123" calcext:value-type="float">
            <text:p>0.3693123</text:p>
          </table:table-cell>
          <table:table-cell office:value-type="float" office:value="0.16880606" calcext:value-type="float">
            <text:p>0.16880606</text:p>
          </table:table-cell>
          <table:table-cell table:formula="of:=(2*[.H199]*[.I199])/([.H199]+[.I199])" office:value-type="float" office:value="0.231704245410017" calcext:value-type="float">
            <text:p>0.2317042454</text:p>
          </table:table-cell>
          <table:table-cell office:value-type="float" office:value="0.74276708" calcext:value-type="float">
            <text:p>0.74276708</text:p>
          </table:table-cell>
          <table:table-cell office:value-type="float" office:value="0.31951784" calcext:value-type="float">
            <text:p>0.31951784</text:p>
          </table:table-cell>
          <table:table-cell table:formula="of:=(2*[.K199]*[.L199])/([.K199]+[.L199])" office:value-type="float" office:value="0.446824253185684" calcext:value-type="float">
            <text:p>0.446824253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901438" calcext:value-type="float">
            <text:p>0.36901438</text:p>
          </table:table-cell>
          <table:table-cell office:value-type="float" office:value="0.16856915" calcext:value-type="float">
            <text:p>0.16856915</text:p>
          </table:table-cell>
          <table:table-cell table:formula="of:=(2*[.H200]*[.I200])/([.H200]+[.I200])" office:value-type="float" office:value="0.231422418668135" calcext:value-type="float">
            <text:p>0.2314224187</text:p>
          </table:table-cell>
          <table:table-cell office:value-type="float" office:value="0.73546827" calcext:value-type="float">
            <text:p>0.73546827</text:p>
          </table:table-cell>
          <table:table-cell office:value-type="float" office:value="0.33203605" calcext:value-type="float">
            <text:p>0.33203605</text:p>
          </table:table-cell>
          <table:table-cell table:formula="of:=(2*[.K200]*[.L200])/([.K200]+[.L200])" office:value-type="float" office:value="0.45751942113196" calcext:value-type="float">
            <text:p>0.45751942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9267" calcext:value-type="float">
            <text:p>0.29509267</text:p>
          </table:table-cell>
          <table:table-cell office:value-type="float" office:value="0.19022577" calcext:value-type="float">
            <text:p>0.19022577</text:p>
          </table:table-cell>
          <table:table-cell table:formula="of:=(2*[.H201]*[.I201])/([.H201]+[.I201])" office:value-type="float" office:value="0.231329476671465" calcext:value-type="float">
            <text:p>0.2313294767</text:p>
          </table:table-cell>
          <table:table-cell office:value-type="float" office:value="0.61707046" calcext:value-type="float">
            <text:p>0.61707046</text:p>
          </table:table-cell>
          <table:table-cell office:value-type="float" office:value="0.4346683" calcext:value-type="float">
            <text:p>0.4346683</text:p>
          </table:table-cell>
          <table:table-cell table:formula="of:=(2*[.K201]*[.L201])/([.K201]+[.L201])" office:value-type="float" office:value="0.510052454144445" calcext:value-type="float">
            <text:p>0.51005245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6730594" calcext:value-type="float">
            <text:p>0.36730594</text:p>
          </table:table-cell>
          <table:table-cell office:value-type="float" office:value="0.16804192" calcext:value-type="float">
            <text:p>0.16804192</text:p>
          </table:table-cell>
          <table:table-cell table:formula="of:=(2*[.H202]*[.I202])/([.H202]+[.I202])" office:value-type="float" office:value="0.230589491419672" calcext:value-type="float">
            <text:p>0.2305894914</text:p>
          </table:table-cell>
          <table:table-cell office:value-type="float" office:value="0.77040004" calcext:value-type="float">
            <text:p>0.77040004</text:p>
          </table:table-cell>
          <table:table-cell office:value-type="float" office:value="0.39896494" calcext:value-type="float">
            <text:p>0.39896494</text:p>
          </table:table-cell>
          <table:table-cell table:formula="of:=(2*[.K202]*[.L202])/([.K202]+[.L202])" office:value-type="float" office:value="0.525691483825003" calcext:value-type="float">
            <text:p>0.52569148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584551" calcext:value-type="float">
            <text:p>0.36584551</text:p>
          </table:table-cell>
          <table:table-cell office:value-type="float" office:value="0.16740212" calcext:value-type="float">
            <text:p>0.16740212</text:p>
          </table:table-cell>
          <table:table-cell table:formula="of:=(2*[.H203]*[.I203])/([.H203]+[.I203])" office:value-type="float" office:value="0.2296993386224" calcext:value-type="float">
            <text:p>0.2296993386</text:p>
          </table:table-cell>
          <table:table-cell office:value-type="float" office:value="0.76945076" calcext:value-type="float">
            <text:p>0.76945076</text:p>
          </table:table-cell>
          <table:table-cell office:value-type="float" office:value="0.39902198" calcext:value-type="float">
            <text:p>0.39902198</text:p>
          </table:table-cell>
          <table:table-cell table:formula="of:=(2*[.K203]*[.L203])/([.K203]+[.L203])" office:value-type="float" office:value="0.52551977510011" calcext:value-type="float">
            <text:p>0.525519775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445408" calcext:value-type="float">
            <text:p>0.42445408</text:p>
          </table:table-cell>
          <table:table-cell office:value-type="float" office:value="0.15724739" calcext:value-type="float">
            <text:p>0.15724739</text:p>
          </table:table-cell>
          <table:table-cell table:formula="of:=(2*[.H204]*[.I204])/([.H204]+[.I204])" office:value-type="float" office:value="0.229479551615543" calcext:value-type="float">
            <text:p>0.2294795516</text:p>
          </table:table-cell>
          <table:table-cell office:value-type="float" office:value="0.81640852" calcext:value-type="float">
            <text:p>0.81640852</text:p>
          </table:table-cell>
          <table:table-cell office:value-type="float" office:value="0.31720243" calcext:value-type="float">
            <text:p>0.31720243</text:p>
          </table:table-cell>
          <table:table-cell table:formula="of:=(2*[.K204]*[.L204])/([.K204]+[.L204])" office:value-type="float" office:value="0.456888258562964" calcext:value-type="float">
            <text:p>0.45688825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111306" calcext:value-type="float">
            <text:p>0.21111306</text:p>
          </table:table-cell>
          <table:table-cell office:value-type="float" office:value="0.25027763" calcext:value-type="float">
            <text:p>0.25027763</text:p>
          </table:table-cell>
          <table:table-cell table:formula="of:=(2*[.H205]*[.I205])/([.H205]+[.I205])" office:value-type="float" office:value="0.229033127299763" calcext:value-type="float">
            <text:p>0.2290331273</text:p>
          </table:table-cell>
          <table:table-cell office:value-type="float" office:value="0.33985719" calcext:value-type="float">
            <text:p>0.33985719</text:p>
          </table:table-cell>
          <table:table-cell office:value-type="float" office:value="0.1943694" calcext:value-type="float">
            <text:p>0.1943694</text:p>
          </table:table-cell>
          <table:table-cell table:formula="of:=(2*[.K205]*[.L205])/([.K205]+[.L205])" office:value-type="float" office:value="0.247302696430689" calcext:value-type="float">
            <text:p>0.247302696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397713" calcext:value-type="float">
            <text:p>0.37397713</text:p>
          </table:table-cell>
          <table:table-cell office:value-type="float" office:value="0.16350321" calcext:value-type="float">
            <text:p>0.16350321</text:p>
          </table:table-cell>
          <table:table-cell table:formula="of:=(2*[.H206]*[.I206])/([.H206]+[.I206])" office:value-type="float" office:value="0.22753003848136" calcext:value-type="float">
            <text:p>0.2275300385</text:p>
          </table:table-cell>
          <table:table-cell office:value-type="float" office:value="0.79484855" calcext:value-type="float">
            <text:p>0.79484855</text:p>
          </table:table-cell>
          <table:table-cell office:value-type="float" office:value="0.36821908" calcext:value-type="float">
            <text:p>0.36821908</text:p>
          </table:table-cell>
          <table:table-cell table:formula="of:=(2*[.K206]*[.L206])/([.K206]+[.L206])" office:value-type="float" office:value="0.50328698739614" calcext:value-type="float">
            <text:p>0.503286987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3163025" calcext:value-type="float">
            <text:p>0.23163025</text:p>
          </table:table-cell>
          <table:table-cell office:value-type="float" office:value="0.2226238" calcext:value-type="float">
            <text:p>0.2226238</text:p>
          </table:table-cell>
          <table:table-cell table:formula="of:=(2*[.H207]*[.I207])/([.H207]+[.I207])" office:value-type="float" office:value="0.227037740004519" calcext:value-type="float">
            <text:p>0.22703774</text:p>
          </table:table-cell>
          <table:table-cell office:value-type="float" office:value="0.41551438" calcext:value-type="float">
            <text:p>0.41551438</text:p>
          </table:table-cell>
          <table:table-cell office:value-type="float" office:value="0.19299519" calcext:value-type="float">
            <text:p>0.19299519</text:p>
          </table:table-cell>
          <table:table-cell table:formula="of:=(2*[.K207]*[.L207])/([.K207]+[.L207])" office:value-type="float" office:value="0.263569484094826" calcext:value-type="float">
            <text:p>0.263569484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340439" calcext:value-type="float">
            <text:p>0.21340439</text:p>
          </table:table-cell>
          <table:table-cell office:value-type="float" office:value="0.23734188" calcext:value-type="float">
            <text:p>0.23734188</text:p>
          </table:table-cell>
          <table:table-cell table:formula="of:=(2*[.H208]*[.I208])/([.H208]+[.I208])" office:value-type="float" office:value="0.224737518617084" calcext:value-type="float">
            <text:p>0.2247375186</text:p>
          </table:table-cell>
          <table:table-cell office:value-type="float" office:value="0.35389028" calcext:value-type="float">
            <text:p>0.35389028</text:p>
          </table:table-cell>
          <table:table-cell office:value-type="float" office:value="0.18107333" calcext:value-type="float">
            <text:p>0.18107333</text:p>
          </table:table-cell>
          <table:table-cell table:formula="of:=(2*[.K208]*[.L208])/([.K208]+[.L208])" office:value-type="float" office:value="0.239568038858689" calcext:value-type="float">
            <text:p>0.2395680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36333" calcext:value-type="float">
            <text:p>0.36636333</text:p>
          </table:table-cell>
          <table:table-cell office:value-type="float" office:value="0.16139785" calcext:value-type="float">
            <text:p>0.16139785</text:p>
          </table:table-cell>
          <table:table-cell table:formula="of:=(2*[.H209]*[.I209])/([.H209]+[.I209])" office:value-type="float" office:value="0.224079587592405" calcext:value-type="float">
            <text:p>0.2240795876</text:p>
          </table:table-cell>
          <table:table-cell office:value-type="float" office:value="0.74827042" calcext:value-type="float">
            <text:p>0.74827042</text:p>
          </table:table-cell>
          <table:table-cell office:value-type="float" office:value="0.31829402" calcext:value-type="float">
            <text:p>0.31829402</text:p>
          </table:table-cell>
          <table:table-cell table:formula="of:=(2*[.K209]*[.L209])/([.K209]+[.L209])" office:value-type="float" office:value="0.446611552188799" calcext:value-type="float">
            <text:p>0.446611552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66382" calcext:value-type="float">
            <text:p>0.2766382</text:p>
          </table:table-cell>
          <table:table-cell office:value-type="float" office:value="0.18711604" calcext:value-type="float">
            <text:p>0.18711604</text:p>
          </table:table-cell>
          <table:table-cell table:formula="of:=(2*[.H210]*[.I210])/([.H210]+[.I210])" office:value-type="float" office:value="0.223236533629226" calcext:value-type="float">
            <text:p>0.2232365336</text:p>
          </table:table-cell>
          <table:table-cell office:value-type="float" office:value="0.62816656" calcext:value-type="float">
            <text:p>0.62816656</text:p>
          </table:table-cell>
          <table:table-cell office:value-type="float" office:value="0.41746224" calcext:value-type="float">
            <text:p>0.41746224</text:p>
          </table:table-cell>
          <table:table-cell table:formula="of:=(2*[.K210]*[.L210])/([.K210]+[.L210])" office:value-type="float" office:value="0.501584920443458" calcext:value-type="float">
            <text:p>0.501584920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709878" calcext:value-type="float">
            <text:p>0.27709878</text:p>
          </table:table-cell>
          <table:table-cell office:value-type="float" office:value="0.18686354" calcext:value-type="float">
            <text:p>0.18686354</text:p>
          </table:table-cell>
          <table:table-cell table:formula="of:=(2*[.H211]*[.I211])/([.H211]+[.I211])" office:value-type="float" office:value="0.2232063110663" calcext:value-type="float">
            <text:p>0.2232063111</text:p>
          </table:table-cell>
          <table:table-cell office:value-type="float" office:value="0.62826682" calcext:value-type="float">
            <text:p>0.62826682</text:p>
          </table:table-cell>
          <table:table-cell office:value-type="float" office:value="0.41743112" calcext:value-type="float">
            <text:p>0.41743112</text:p>
          </table:table-cell>
          <table:table-cell table:formula="of:=(2*[.K211]*[.L211])/([.K211]+[.L211])" office:value-type="float" office:value="0.501594413261326" calcext:value-type="float">
            <text:p>0.501594413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600767" calcext:value-type="float">
            <text:p>0.22600767</text:p>
          </table:table-cell>
          <table:table-cell office:value-type="float" office:value="0.21901786" calcext:value-type="float">
            <text:p>0.21901786</text:p>
          </table:table-cell>
          <table:table-cell table:formula="of:=(2*[.H212]*[.I212])/([.H212]+[.I212])" office:value-type="float" office:value="0.222457872144936" calcext:value-type="float">
            <text:p>0.2224578721</text:p>
          </table:table-cell>
          <table:table-cell office:value-type="float" office:value="0.41419656" calcext:value-type="float">
            <text:p>0.41419656</text:p>
          </table:table-cell>
          <table:table-cell office:value-type="float" office:value="0.19238847" calcext:value-type="float">
            <text:p>0.19238847</text:p>
          </table:table-cell>
          <table:table-cell table:formula="of:=(2*[.K212]*[.L212])/([.K212]+[.L212])" office:value-type="float" office:value="0.262738572554826" calcext:value-type="float">
            <text:p>0.26273857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71232" calcext:value-type="float">
            <text:p>0.23671232</text:p>
          </table:table-cell>
          <table:table-cell office:value-type="float" office:value="0.20948651" calcext:value-type="float">
            <text:p>0.20948651</text:p>
          </table:table-cell>
          <table:table-cell table:formula="of:=(2*[.H213]*[.I213])/([.H213]+[.I213])" office:value-type="float" office:value="0.222268793447097" calcext:value-type="float">
            <text:p>0.2222687934</text:p>
          </table:table-cell>
          <table:table-cell office:value-type="float" office:value="0.49454266" calcext:value-type="float">
            <text:p>0.49454266</text:p>
          </table:table-cell>
          <table:table-cell office:value-type="float" office:value="0.40225525" calcext:value-type="float">
            <text:p>0.40225525</text:p>
          </table:table-cell>
          <table:table-cell table:formula="of:=(2*[.K213]*[.L213])/([.K213]+[.L213])" office:value-type="float" office:value="0.443650412463528" calcext:value-type="float">
            <text:p>0.44365041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754812" calcext:value-type="float">
            <text:p>0.27754812</text:p>
          </table:table-cell>
          <table:table-cell office:value-type="float" office:value="0.18360111" calcext:value-type="float">
            <text:p>0.18360111</text:p>
          </table:table-cell>
          <table:table-cell table:formula="of:=(2*[.H214]*[.I214])/([.H214]+[.I214])" office:value-type="float" office:value="0.22100500053058" calcext:value-type="float">
            <text:p>0.2210050005</text:p>
          </table:table-cell>
          <table:table-cell office:value-type="float" office:value="0.62960961" calcext:value-type="float">
            <text:p>0.62960961</text:p>
          </table:table-cell>
          <table:table-cell office:value-type="float" office:value="0.41682958" calcext:value-type="float">
            <text:p>0.41682958</text:p>
          </table:table-cell>
          <table:table-cell table:formula="of:=(2*[.K214]*[.L214])/([.K214]+[.L214])" office:value-type="float" office:value="0.501586545703174" calcext:value-type="float">
            <text:p>0.50158654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514817" calcext:value-type="float">
            <text:p>0.22514817</text:p>
          </table:table-cell>
          <table:table-cell office:value-type="float" office:value="0.2160925" calcext:value-type="float">
            <text:p>0.2160925</text:p>
          </table:table-cell>
          <table:table-cell table:formula="of:=(2*[.H215]*[.I215])/([.H215]+[.I215])" office:value-type="float" office:value="0.220527409342049" calcext:value-type="float">
            <text:p>0.2205274093</text:p>
          </table:table-cell>
          <table:table-cell office:value-type="float" office:value="0.41356998" calcext:value-type="float">
            <text:p>0.41356998</text:p>
          </table:table-cell>
          <table:table-cell office:value-type="float" office:value="0.1844518" calcext:value-type="float">
            <text:p>0.1844518</text:p>
          </table:table-cell>
          <table:table-cell table:formula="of:=(2*[.K215]*[.L215])/([.K215]+[.L215])" office:value-type="float" office:value="0.255120230694487" calcext:value-type="float">
            <text:p>0.25512023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854775" calcext:value-type="float">
            <text:p>0.37854775</text:p>
          </table:table-cell>
          <table:table-cell office:value-type="float" office:value="0.15548189" calcext:value-type="float">
            <text:p>0.15548189</text:p>
          </table:table-cell>
          <table:table-cell table:formula="of:=(2*[.H216]*[.I216])/([.H216]+[.I216])" office:value-type="float" office:value="0.220427164399517" calcext:value-type="float">
            <text:p>0.2204271644</text:p>
          </table:table-cell>
          <table:table-cell office:value-type="float" office:value="0.7341248" calcext:value-type="float">
            <text:p>0.7341248</text:p>
          </table:table-cell>
          <table:table-cell office:value-type="float" office:value="0.36315268" calcext:value-type="float">
            <text:p>0.36315268</text:p>
          </table:table-cell>
          <table:table-cell table:formula="of:=(2*[.K216]*[.L216])/([.K216]+[.L216])" office:value-type="float" office:value="0.485928843767875" calcext:value-type="float">
            <text:p>0.485928843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818319" calcext:value-type="float">
            <text:p>0.37818319</text:p>
          </table:table-cell>
          <table:table-cell office:value-type="float" office:value="0.15552011" calcext:value-type="float">
            <text:p>0.15552011</text:p>
          </table:table-cell>
          <table:table-cell table:formula="of:=(2*[.H217]*[.I217])/([.H217]+[.I217])" office:value-type="float" office:value="0.220403701116148" calcext:value-type="float">
            <text:p>0.2204037011</text:p>
          </table:table-cell>
          <table:table-cell office:value-type="float" office:value="0.73405867" calcext:value-type="float">
            <text:p>0.73405867</text:p>
          </table:table-cell>
          <table:table-cell office:value-type="float" office:value="0.36316565" calcext:value-type="float">
            <text:p>0.36316565</text:p>
          </table:table-cell>
          <table:table-cell table:formula="of:=(2*[.K217]*[.L217])/([.K217]+[.L217])" office:value-type="float" office:value="0.485925966403453" calcext:value-type="float">
            <text:p>0.48592596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195456" calcext:value-type="float">
            <text:p>0.36195456</text:p>
          </table:table-cell>
          <table:table-cell office:value-type="float" office:value="0.15724739" calcext:value-type="float">
            <text:p>0.15724739</text:p>
          </table:table-cell>
          <table:table-cell table:formula="of:=(2*[.H218]*[.I218])/([.H218]+[.I218])" office:value-type="float" office:value="0.219245747665618" calcext:value-type="float">
            <text:p>0.2192457477</text:p>
          </table:table-cell>
          <table:table-cell office:value-type="float" office:value="0.75494449" calcext:value-type="float">
            <text:p>0.75494449</text:p>
          </table:table-cell>
          <table:table-cell office:value-type="float" office:value="0.31720243" calcext:value-type="float">
            <text:p>0.31720243</text:p>
          </table:table-cell>
          <table:table-cell table:formula="of:=(2*[.K218]*[.L218])/([.K218]+[.L218])" office:value-type="float" office:value="0.446711588264621" calcext:value-type="float">
            <text:p>0.446711588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5431" calcext:value-type="float">
            <text:p>0.22135431</text:p>
          </table:table-cell>
          <table:table-cell office:value-type="float" office:value="0.21548885" calcext:value-type="float">
            <text:p>0.21548885</text:p>
          </table:table-cell>
          <table:table-cell table:formula="of:=(2*[.H219]*[.I219])/([.H219]+[.I219])" office:value-type="float" office:value="0.218382202456568" calcext:value-type="float">
            <text:p>0.2183822025</text:p>
          </table:table-cell>
          <table:table-cell office:value-type="float" office:value="0.41107294" calcext:value-type="float">
            <text:p>0.41107294</text:p>
          </table:table-cell>
          <table:table-cell office:value-type="float" office:value="0.18462033" calcext:value-type="float">
            <text:p>0.18462033</text:p>
          </table:table-cell>
          <table:table-cell table:formula="of:=(2*[.K219]*[.L219])/([.K219]+[.L219])" office:value-type="float" office:value="0.25480369062041" calcext:value-type="float">
            <text:p>0.25480369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3026738" calcext:value-type="float">
            <text:p>0.23026738</text:p>
          </table:table-cell>
          <table:table-cell office:value-type="float" office:value="0.20649777" calcext:value-type="float">
            <text:p>0.20649777</text:p>
          </table:table-cell>
          <table:table-cell table:formula="of:=(2*[.H220]*[.I220])/([.H220]+[.I220])" office:value-type="float" office:value="0.21773578076796" calcext:value-type="float">
            <text:p>0.2177357808</text:p>
          </table:table-cell>
          <table:table-cell office:value-type="float" office:value="0.43191816" calcext:value-type="float">
            <text:p>0.43191816</text:p>
          </table:table-cell>
          <table:table-cell office:value-type="float" office:value="0.18839291" calcext:value-type="float">
            <text:p>0.18839291</text:p>
          </table:table-cell>
          <table:table-cell table:formula="of:=(2*[.K220]*[.L220])/([.K220]+[.L220])" office:value-type="float" office:value="0.262353270736392" calcext:value-type="float">
            <text:p>0.262353270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493808" calcext:value-type="float">
            <text:p>0.22493808</text:p>
          </table:table-cell>
          <table:table-cell office:value-type="float" office:value="0.2100404" calcext:value-type="float">
            <text:p>0.2100404</text:p>
          </table:table-cell>
          <table:table-cell table:formula="of:=(2*[.H221]*[.I221])/([.H221]+[.I221])" office:value-type="float" office:value="0.21723412293147" calcext:value-type="float">
            <text:p>0.2172341229</text:p>
          </table:table-cell>
          <table:table-cell office:value-type="float" office:value="0.41188347" calcext:value-type="float">
            <text:p>0.41188347</text:p>
          </table:table-cell>
          <table:table-cell office:value-type="float" office:value="0.17349966" calcext:value-type="float">
            <text:p>0.17349966</text:p>
          </table:table-cell>
          <table:table-cell table:formula="of:=(2*[.K221]*[.L221])/([.K221]+[.L221])" office:value-type="float" office:value="0.244153404299916" calcext:value-type="float">
            <text:p>0.244153404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243922" calcext:value-type="float">
            <text:p>0.38243922</text:p>
          </table:table-cell>
          <table:table-cell office:value-type="float" office:value="0.15166871" calcext:value-type="float">
            <text:p>0.15166871</text:p>
          </table:table-cell>
          <table:table-cell table:formula="of:=(2*[.H222]*[.I222])/([.H222]+[.I222])" office:value-type="float" office:value="0.217199782638712" calcext:value-type="float">
            <text:p>0.2171997826</text:p>
          </table:table-cell>
          <table:table-cell office:value-type="float" office:value="0.73661851" calcext:value-type="float">
            <text:p>0.73661851</text:p>
          </table:table-cell>
          <table:table-cell office:value-type="float" office:value="0.36235409" calcext:value-type="float">
            <text:p>0.36235409</text:p>
          </table:table-cell>
          <table:table-cell table:formula="of:=(2*[.K222]*[.L222])/([.K222]+[.L222])" office:value-type="float" office:value="0.485756842105446" calcext:value-type="float">
            <text:p>0.48575684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912002" calcext:value-type="float">
            <text:p>0.38912002</text:p>
          </table:table-cell>
          <table:table-cell office:value-type="float" office:value="0.15005908" calcext:value-type="float">
            <text:p>0.15005908</text:p>
          </table:table-cell>
          <table:table-cell table:formula="of:=(2*[.H223]*[.I223])/([.H223]+[.I223])" office:value-type="float" office:value="0.216592194359097" calcext:value-type="float">
            <text:p>0.2165921944</text:p>
          </table:table-cell>
          <table:table-cell office:value-type="float" office:value="0.74028047" calcext:value-type="float">
            <text:p>0.74028047</text:p>
          </table:table-cell>
          <table:table-cell office:value-type="float" office:value="0.36079839" calcext:value-type="float">
            <text:p>0.36079839</text:p>
          </table:table-cell>
          <table:table-cell table:formula="of:=(2*[.K223]*[.L223])/([.K223]+[.L223])" office:value-type="float" office:value="0.485145998942244" calcext:value-type="float">
            <text:p>0.48514599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495955" calcext:value-type="float">
            <text:p>0.38495955</text:p>
          </table:table-cell>
          <table:table-cell office:value-type="float" office:value="0.1504944" calcext:value-type="float">
            <text:p>0.1504944</text:p>
          </table:table-cell>
          <table:table-cell table:formula="of:=(2*[.H224]*[.I224])/([.H224]+[.I224])" office:value-type="float" office:value="0.216393049305248" calcext:value-type="float">
            <text:p>0.2163930493</text:p>
          </table:table-cell>
          <table:table-cell office:value-type="float" office:value="0.74802993" calcext:value-type="float">
            <text:p>0.74802993</text:p>
          </table:table-cell>
          <table:table-cell office:value-type="float" office:value="0.35195681" calcext:value-type="float">
            <text:p>0.35195681</text:p>
          </table:table-cell>
          <table:table-cell table:formula="of:=(2*[.K224]*[.L224])/([.K224]+[.L224])" office:value-type="float" office:value="0.478686184794052" calcext:value-type="float">
            <text:p>0.4786861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463427" calcext:value-type="float">
            <text:p>0.38463427</text:p>
          </table:table-cell>
          <table:table-cell office:value-type="float" office:value="0.15051774" calcext:value-type="float">
            <text:p>0.15051774</text:p>
          </table:table-cell>
          <table:table-cell table:formula="of:=(2*[.H225]*[.I225])/([.H225]+[.I225])" office:value-type="float" office:value="0.216365742686643" calcext:value-type="float">
            <text:p>0.2163657427</text:p>
          </table:table-cell>
          <table:table-cell office:value-type="float" office:value="0.74797362" calcext:value-type="float">
            <text:p>0.74797362</text:p>
          </table:table-cell>
          <table:table-cell office:value-type="float" office:value="0.35195941" calcext:value-type="float">
            <text:p>0.35195941</text:p>
          </table:table-cell>
          <table:table-cell table:formula="of:=(2*[.K225]*[.L225])/([.K225]+[.L225])" office:value-type="float" office:value="0.478677059076523" calcext:value-type="float">
            <text:p>0.478677059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8468" calcext:value-type="float">
            <text:p>0.22138468</text:p>
          </table:table-cell>
          <table:table-cell office:value-type="float" office:value="0.20863512" calcext:value-type="float">
            <text:p>0.20863512</text:p>
          </table:table-cell>
          <table:table-cell table:formula="of:=(2*[.H226]*[.I226])/([.H226]+[.I226])" office:value-type="float" office:value="0.21482089558649" calcext:value-type="float">
            <text:p>0.2148208956</text:p>
          </table:table-cell>
          <table:table-cell office:value-type="float" office:value="0.41066623" calcext:value-type="float">
            <text:p>0.41066623</text:p>
          </table:table-cell>
          <table:table-cell office:value-type="float" office:value="0.17447975" calcext:value-type="float">
            <text:p>0.17447975</text:p>
          </table:table-cell>
          <table:table-cell table:formula="of:=(2*[.K226]*[.L226])/([.K226]+[.L226])" office:value-type="float" office:value="0.244906206631865" calcext:value-type="float">
            <text:p>0.244906206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77498" calcext:value-type="float">
            <text:p>0.22577498</text:p>
          </table:table-cell>
          <table:table-cell office:value-type="float" office:value="0.20371918" calcext:value-type="float">
            <text:p>0.20371918</text:p>
          </table:table-cell>
          <table:table-cell table:formula="of:=(2*[.H227]*[.I227])/([.H227]+[.I227])" office:value-type="float" office:value="0.214180764600461" calcext:value-type="float">
            <text:p>0.2141807646</text:p>
          </table:table-cell>
          <table:table-cell office:value-type="float" office:value="0.42816115" calcext:value-type="float">
            <text:p>0.42816115</text:p>
          </table:table-cell>
          <table:table-cell office:value-type="float" office:value="0.1809048" calcext:value-type="float">
            <text:p>0.1809048</text:p>
          </table:table-cell>
          <table:table-cell table:formula="of:=(2*[.K227]*[.L227])/([.K227]+[.L227])" office:value-type="float" office:value="0.254344893877321" calcext:value-type="float">
            <text:p>0.254344893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613427" calcext:value-type="float">
            <text:p>0.28613427</text:p>
          </table:table-cell>
          <table:table-cell office:value-type="float" office:value="0.17101701" calcext:value-type="float">
            <text:p>0.17101701</text:p>
          </table:table-cell>
          <table:table-cell table:formula="of:=(2*[.H228]*[.I228])/([.H228]+[.I228])" office:value-type="float" office:value="0.214081550045896" calcext:value-type="float">
            <text:p>0.21408155</text:p>
          </table:table-cell>
          <table:table-cell office:value-type="float" office:value="0.66063154" calcext:value-type="float">
            <text:p>0.66063154</text:p>
          </table:table-cell>
          <table:table-cell office:value-type="float" office:value="0.39962352" calcext:value-type="float">
            <text:p>0.39962352</text:p>
          </table:table-cell>
          <table:table-cell table:formula="of:=(2*[.K228]*[.L228])/([.K228]+[.L228])" office:value-type="float" office:value="0.498000738497434" calcext:value-type="float">
            <text:p>0.49800073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662286" calcext:value-type="float">
            <text:p>0.28662286</text:p>
          </table:table-cell>
          <table:table-cell office:value-type="float" office:value="0.17078785" calcext:value-type="float">
            <text:p>0.17078785</text:p>
          </table:table-cell>
          <table:table-cell table:formula="of:=(2*[.H229]*[.I229])/([.H229]+[.I229])" office:value-type="float" office:value="0.214038285287421" calcext:value-type="float">
            <text:p>0.2140382853</text:p>
          </table:table-cell>
          <table:table-cell office:value-type="float" office:value="0.66075149" calcext:value-type="float">
            <text:p>0.66075149</text:p>
          </table:table-cell>
          <table:table-cell office:value-type="float" office:value="0.399595" calcext:value-type="float">
            <text:p>0.399595</text:p>
          </table:table-cell>
          <table:table-cell table:formula="of:=(2*[.K229]*[.L229])/([.K229]+[.L229])" office:value-type="float" office:value="0.498012666871845" calcext:value-type="float">
            <text:p>0.498012666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20426" calcext:value-type="float">
            <text:p>0.23620426</text:p>
          </table:table-cell>
          <table:table-cell office:value-type="float" office:value="0.19528947" calcext:value-type="float">
            <text:p>0.19528947</text:p>
          </table:table-cell>
          <table:table-cell table:formula="of:=(2*[.H230]*[.I230])/([.H230]+[.I230])" office:value-type="float" office:value="0.213807068515884" calcext:value-type="float">
            <text:p>0.2138070685</text:p>
          </table:table-cell>
          <table:table-cell office:value-type="float" office:value="0.52825635" calcext:value-type="float">
            <text:p>0.52825635</text:p>
          </table:table-cell>
          <table:table-cell office:value-type="float" office:value="0.39893642" calcext:value-type="float">
            <text:p>0.39893642</text:p>
          </table:table-cell>
          <table:table-cell table:formula="of:=(2*[.K230]*[.L230])/([.K230]+[.L230])" office:value-type="float" office:value="0.454577956019366" calcext:value-type="float">
            <text:p>0.45457795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88822" calcext:value-type="float">
            <text:p>0.3888822</text:p>
          </table:table-cell>
          <table:table-cell office:value-type="float" office:value="0.14669727" calcext:value-type="float">
            <text:p>0.14669727</text:p>
          </table:table-cell>
          <table:table-cell table:formula="of:=(2*[.H231]*[.I231])/([.H231]+[.I231])" office:value-type="float" office:value="0.213032650753376" calcext:value-type="float">
            <text:p>0.2130326508</text:p>
          </table:table-cell>
          <table:table-cell office:value-type="float" office:value="0.75061655" calcext:value-type="float">
            <text:p>0.75061655</text:p>
          </table:table-cell>
          <table:table-cell office:value-type="float" office:value="0.35117896" calcext:value-type="float">
            <text:p>0.35117896</text:p>
          </table:table-cell>
          <table:table-cell table:formula="of:=(2*[.K231]*[.L231])/([.K231]+[.L231])" office:value-type="float" office:value="0.478493036131156" calcext:value-type="float">
            <text:p>0.47849303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5185" calcext:value-type="float">
            <text:p>0.39275185</text:p>
          </table:table-cell>
          <table:table-cell office:value-type="float" office:value="0.14500876" calcext:value-type="float">
            <text:p>0.14500876</text:p>
          </table:table-cell>
          <table:table-cell table:formula="of:=(2*[.H232]*[.I232])/([.H232]+[.I232])" office:value-type="float" office:value="0.211813426633111" calcext:value-type="float">
            <text:p>0.2118134266</text:p>
          </table:table-cell>
          <table:table-cell office:value-type="float" office:value="0.75489998" calcext:value-type="float">
            <text:p>0.75489998</text:p>
          </table:table-cell>
          <table:table-cell office:value-type="float" office:value="0.34952473" calcext:value-type="float">
            <text:p>0.34952473</text:p>
          </table:table-cell>
          <table:table-cell table:formula="of:=(2*[.K232]*[.L232])/([.K232]+[.L232])" office:value-type="float" office:value="0.477816566937379" calcext:value-type="float">
            <text:p>0.47781656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64039" calcext:value-type="float">
            <text:p>0.22564039</text:p>
          </table:table-cell>
          <table:table-cell office:value-type="float" office:value="0.19905713" calcext:value-type="float">
            <text:p>0.19905713</text:p>
          </table:table-cell>
          <table:table-cell table:formula="of:=(2*[.H233]*[.I233])/([.H233]+[.I233])" office:value-type="float" office:value="0.211516791741476" calcext:value-type="float">
            <text:p>0.2115167917</text:p>
          </table:table-cell>
          <table:table-cell office:value-type="float" office:value="0.42543279" calcext:value-type="float">
            <text:p>0.42543279</text:p>
          </table:table-cell>
          <table:table-cell office:value-type="float" office:value="0.17095608" calcext:value-type="float">
            <text:p>0.17095608</text:p>
          </table:table-cell>
          <table:table-cell table:formula="of:=(2*[.K233]*[.L233])/([.K233]+[.L233])" office:value-type="float" office:value="0.243902345400454" calcext:value-type="float">
            <text:p>0.24390234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719676" calcext:value-type="float">
            <text:p>0.28719676</text:p>
          </table:table-cell>
          <table:table-cell office:value-type="float" office:value="0.16740212" calcext:value-type="float">
            <text:p>0.16740212</text:p>
          </table:table-cell>
          <table:table-cell table:formula="of:=(2*[.H234]*[.I234])/([.H234]+[.I234])" office:value-type="float" office:value="0.21151546383542" calcext:value-type="float">
            <text:p>0.2115154638</text:p>
          </table:table-cell>
          <table:table-cell office:value-type="float" office:value="0.66210902" calcext:value-type="float">
            <text:p>0.66210902</text:p>
          </table:table-cell>
          <table:table-cell office:value-type="float" office:value="0.39902198" calcext:value-type="float">
            <text:p>0.39902198</text:p>
          </table:table-cell>
          <table:table-cell table:formula="of:=(2*[.K234]*[.L234])/([.K234]+[.L234])" office:value-type="float" office:value="0.497951812050085" calcext:value-type="float">
            <text:p>0.497951812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816819" calcext:value-type="float">
            <text:p>0.21816819</text:p>
          </table:table-cell>
          <table:table-cell office:value-type="float" office:value="0.202112" calcext:value-type="float">
            <text:p>0.202112</text:p>
          </table:table-cell>
          <table:table-cell table:formula="of:=(2*[.H235]*[.I235])/([.H235]+[.I235])" office:value-type="float" office:value="0.209833393371598" calcext:value-type="float">
            <text:p>0.2098333934</text:p>
          </table:table-cell>
          <table:table-cell office:value-type="float" office:value="0.40655982" calcext:value-type="float">
            <text:p>0.40655982</text:p>
          </table:table-cell>
          <table:table-cell office:value-type="float" office:value="0.15587615" calcext:value-type="float">
            <text:p>0.15587615</text:p>
          </table:table-cell>
          <table:table-cell table:formula="of:=(2*[.K235]*[.L235])/([.K235]+[.L235])" office:value-type="float" office:value="0.225351801330534" calcext:value-type="float">
            <text:p>0.225351801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752989" calcext:value-type="float">
            <text:p>0.23752989</text:p>
          </table:table-cell>
          <table:table-cell office:value-type="float" office:value="0.18666959" calcext:value-type="float">
            <text:p>0.18666959</text:p>
          </table:table-cell>
          <table:table-cell table:formula="of:=(2*[.H236]*[.I236])/([.H236]+[.I236])" office:value-type="float" office:value="0.20905073801149" calcext:value-type="float">
            <text:p>0.209050738</text:p>
          </table:table-cell>
          <table:table-cell office:value-type="float" office:value="0.56504286" calcext:value-type="float">
            <text:p>0.56504286</text:p>
          </table:table-cell>
          <table:table-cell office:value-type="float" office:value="0.39415782" calcext:value-type="float">
            <text:p>0.39415782</text:p>
          </table:table-cell>
          <table:table-cell table:formula="of:=(2*[.K236]*[.L236])/([.K236]+[.L236])" office:value-type="float" office:value="0.464378448739559" calcext:value-type="float">
            <text:p>0.46437844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1227" calcext:value-type="float">
            <text:p>0.3681227</text:p>
          </table:table-cell>
          <table:table-cell office:value-type="float" office:value="0.14405167" calcext:value-type="float">
            <text:p>0.14405167</text:p>
          </table:table-cell>
          <table:table-cell table:formula="of:=(2*[.H237]*[.I237])/([.H237]+[.I237])" office:value-type="float" office:value="0.207072797101928" calcext:value-type="float">
            <text:p>0.2070727971</text:p>
          </table:table-cell>
          <table:table-cell office:value-type="float" office:value="0.75789312" calcext:value-type="float">
            <text:p>0.75789312</text:p>
          </table:table-cell>
          <table:table-cell office:value-type="float" office:value="0.33342322" calcext:value-type="float">
            <text:p>0.33342322</text:p>
          </table:table-cell>
          <table:table-cell table:formula="of:=(2*[.K237]*[.L237])/([.K237]+[.L237])" office:value-type="float" office:value="0.463108917596242" calcext:value-type="float">
            <text:p>0.463108917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7941" calcext:value-type="float">
            <text:p>0.3677941</text:p>
          </table:table-cell>
          <table:table-cell office:value-type="float" office:value="0.14407501" calcext:value-type="float">
            <text:p>0.14407501</text:p>
          </table:table-cell>
          <table:table-cell table:formula="of:=(2*[.H238]*[.I238])/([.H238]+[.I238])" office:value-type="float" office:value="0.207044877685395" calcext:value-type="float">
            <text:p>0.2070448777</text:p>
          </table:table-cell>
          <table:table-cell office:value-type="float" office:value="0.75783202" calcext:value-type="float">
            <text:p>0.75783202</text:p>
          </table:table-cell>
          <table:table-cell office:value-type="float" office:value="0.33342581" calcext:value-type="float">
            <text:p>0.33342581</text:p>
          </table:table-cell>
          <table:table-cell table:formula="of:=(2*[.K238]*[.L238])/([.K238]+[.L238])" office:value-type="float" office:value="0.463100008386535" calcext:value-type="float">
            <text:p>0.46310000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535775" calcext:value-type="float">
            <text:p>0.22535775</text:p>
          </table:table-cell>
          <table:table-cell office:value-type="float" office:value="0.19071668" calcext:value-type="float">
            <text:p>0.19071668</text:p>
          </table:table-cell>
          <table:table-cell table:formula="of:=(2*[.H239]*[.I239])/([.H239]+[.I239])" office:value-type="float" office:value="0.20659516083346" calcext:value-type="float">
            <text:p>0.2065951608</text:p>
          </table:table-cell>
          <table:table-cell office:value-type="float" office:value="0.43678704" calcext:value-type="float">
            <text:p>0.43678704</text:p>
          </table:table-cell>
          <table:table-cell office:value-type="float" office:value="0.15328849" calcext:value-type="float">
            <text:p>0.15328849</text:p>
          </table:table-cell>
          <table:table-cell table:formula="of:=(2*[.K239]*[.L239])/([.K239]+[.L239])" office:value-type="float" office:value="0.226935103759241" calcext:value-type="float">
            <text:p>0.22693510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660211" calcext:value-type="float">
            <text:p>0.25660211</text:p>
          </table:table-cell>
          <table:table-cell office:value-type="float" office:value="0.17271857" calcext:value-type="float">
            <text:p>0.17271857</text:p>
          </table:table-cell>
          <table:table-cell table:formula="of:=(2*[.H240]*[.I240])/([.H240]+[.I240])" office:value-type="float" office:value="0.206465477033078" calcext:value-type="float">
            <text:p>0.206465477</text:p>
          </table:table-cell>
          <table:table-cell office:value-type="float" office:value="0.62918462" calcext:value-type="float">
            <text:p>0.62918462</text:p>
          </table:table-cell>
          <table:table-cell office:value-type="float" office:value="0.38736459" calcext:value-type="float">
            <text:p>0.38736459</text:p>
          </table:table-cell>
          <table:table-cell table:formula="of:=(2*[.K240]*[.L240])/([.K240]+[.L240])" office:value-type="float" office:value="0.479512137657568" calcext:value-type="float">
            <text:p>0.47951213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808051" calcext:value-type="float">
            <text:p>0.22808051</text:p>
          </table:table-cell>
          <table:table-cell office:value-type="float" office:value="0.18793771" calcext:value-type="float">
            <text:p>0.18793771</text:p>
          </table:table-cell>
          <table:table-cell table:formula="of:=(2*[.H241]*[.I241])/([.H241]+[.I241])" office:value-type="float" office:value="0.20607236262408" calcext:value-type="float">
            <text:p>0.2060723626</text:p>
          </table:table-cell>
          <table:table-cell office:value-type="float" office:value="0.43662877" calcext:value-type="float">
            <text:p>0.43662877</text:p>
          </table:table-cell>
          <table:table-cell office:value-type="float" office:value="0.15333257" calcext:value-type="float">
            <text:p>0.15333257</text:p>
          </table:table-cell>
          <table:table-cell table:formula="of:=(2*[.K241]*[.L241])/([.K241]+[.L241])" office:value-type="float" office:value="0.226962029206995" calcext:value-type="float">
            <text:p>0.226962029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850409" calcext:value-type="float">
            <text:p>0.29850409</text:p>
          </table:table-cell>
          <table:table-cell office:value-type="float" office:value="0.15548189" calcext:value-type="float">
            <text:p>0.15548189</text:p>
          </table:table-cell>
          <table:table-cell table:formula="of:=(2*[.H242]*[.I242])/([.H242]+[.I242])" office:value-type="float" office:value="0.204464376128664" calcext:value-type="float">
            <text:p>0.2044643761</text:p>
          </table:table-cell>
          <table:table-cell office:value-type="float" office:value="0.61739061" calcext:value-type="float">
            <text:p>0.61739061</text:p>
          </table:table-cell>
          <table:table-cell office:value-type="float" office:value="0.36315268" calcext:value-type="float">
            <text:p>0.36315268</text:p>
          </table:table-cell>
          <table:table-cell table:formula="of:=(2*[.K242]*[.L242])/([.K242]+[.L242])" office:value-type="float" office:value="0.457311894160909" calcext:value-type="float">
            <text:p>0.457311894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824309" calcext:value-type="float">
            <text:p>0.29824309</text:p>
          </table:table-cell>
          <table:table-cell office:value-type="float" office:value="0.15552011" calcext:value-type="float">
            <text:p>0.15552011</text:p>
          </table:table-cell>
          <table:table-cell table:formula="of:=(2*[.H243]*[.I243])/([.H243]+[.I243])" office:value-type="float" office:value="0.204436138336207" calcext:value-type="float">
            <text:p>0.2044361383</text:p>
          </table:table-cell>
          <table:table-cell office:value-type="float" office:value="0.61734462" calcext:value-type="float">
            <text:p>0.61734462</text:p>
          </table:table-cell>
          <table:table-cell office:value-type="float" office:value="0.36316565" calcext:value-type="float">
            <text:p>0.36316565</text:p>
          </table:table-cell>
          <table:table-cell table:formula="of:=(2*[.K243]*[.L243])/([.K243]+[.L243])" office:value-type="float" office:value="0.457309560248263" calcext:value-type="float">
            <text:p>0.45730956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84884" calcext:value-type="float">
            <text:p>0.2284884</text:p>
          </table:table-cell>
          <table:table-cell office:value-type="float" office:value="0.1840891" calcext:value-type="float">
            <text:p>0.1840891</text:p>
          </table:table-cell>
          <table:table-cell table:formula="of:=(2*[.H244]*[.I244])/([.H244]+[.I244])" office:value-type="float" office:value="0.203899746915137" calcext:value-type="float">
            <text:p>0.2038997469</text:p>
          </table:table-cell>
          <table:table-cell office:value-type="float" office:value="0.44298073" calcext:value-type="float">
            <text:p>0.44298073</text:p>
          </table:table-cell>
          <table:table-cell office:value-type="float" office:value="0.15214505" calcext:value-type="float">
            <text:p>0.15214505</text:p>
          </table:table-cell>
          <table:table-cell table:formula="of:=(2*[.K244]*[.L244])/([.K244]+[.L244])" office:value-type="float" office:value="0.226497750828023" calcext:value-type="float">
            <text:p>0.22649775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31582" calcext:value-type="float">
            <text:p>0.36931582</text:p>
          </table:table-cell>
          <table:table-cell office:value-type="float" office:value="0.14061487" calcext:value-type="float">
            <text:p>0.14061487</text:p>
          </table:table-cell>
          <table:table-cell table:formula="of:=(2*[.H245]*[.I245])/([.H245]+[.I245])" office:value-type="float" office:value="0.203679821735159" calcext:value-type="float">
            <text:p>0.2036798217</text:p>
          </table:table-cell>
          <table:table-cell office:value-type="float" office:value="0.76008504" calcext:value-type="float">
            <text:p>0.76008504</text:p>
          </table:table-cell>
          <table:table-cell office:value-type="float" office:value="0.33279316" calcext:value-type="float">
            <text:p>0.33279316</text:p>
          </table:table-cell>
          <table:table-cell table:formula="of:=(2*[.K245]*[.L245])/([.K245]+[.L245])" office:value-type="float" office:value="0.462908130714523" calcext:value-type="float">
            <text:p>0.46290813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05829" calcext:value-type="float">
            <text:p>0.3705829</text:p>
          </table:table-cell>
          <table:table-cell office:value-type="float" office:value="0.13907516" calcext:value-type="float">
            <text:p>0.13907516</text:p>
          </table:table-cell>
          <table:table-cell table:formula="of:=(2*[.H246]*[.I246])/([.H246]+[.I246])" office:value-type="float" office:value="0.202248841549819" calcext:value-type="float">
            <text:p>0.2022488415</text:p>
          </table:table-cell>
          <table:table-cell office:value-type="float" office:value="0.76347718" calcext:value-type="float">
            <text:p>0.76347718</text:p>
          </table:table-cell>
          <table:table-cell office:value-type="float" office:value="0.33169898" calcext:value-type="float">
            <text:p>0.33169898</text:p>
          </table:table-cell>
          <table:table-cell table:formula="of:=(2*[.K246]*[.L246])/([.K246]+[.L246])" office:value-type="float" office:value="0.462472816901486" calcext:value-type="float">
            <text:p>0.462472816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164175" calcext:value-type="float">
            <text:p>0.30164175</text:p>
          </table:table-cell>
          <table:table-cell office:value-type="float" office:value="0.15166871" calcext:value-type="float">
            <text:p>0.15166871</text:p>
          </table:table-cell>
          <table:table-cell table:formula="of:=(2*[.H247]*[.I247])/([.H247]+[.I247])" office:value-type="float" office:value="0.201846721580801" calcext:value-type="float">
            <text:p>0.2018467216</text:p>
          </table:table-cell>
          <table:table-cell office:value-type="float" office:value="0.61941043" calcext:value-type="float">
            <text:p>0.61941043</text:p>
          </table:table-cell>
          <table:table-cell office:value-type="float" office:value="0.36235409" calcext:value-type="float">
            <text:p>0.36235409</text:p>
          </table:table-cell>
          <table:table-cell table:formula="of:=(2*[.K247]*[.L247])/([.K247]+[.L247])" office:value-type="float" office:value="0.457229606747571" calcext:value-type="float">
            <text:p>0.457229606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563259" calcext:value-type="float">
            <text:p>0.30563259</text:p>
          </table:table-cell>
          <table:table-cell office:value-type="float" office:value="0.1504944" calcext:value-type="float">
            <text:p>0.1504944</text:p>
          </table:table-cell>
          <table:table-cell table:formula="of:=(2*[.H248]*[.I248])/([.H248]+[.I248])" office:value-type="float" office:value="0.201680647104421" calcext:value-type="float">
            <text:p>0.2016806471</text:p>
          </table:table-cell>
          <table:table-cell office:value-type="float" office:value="0.63211668" calcext:value-type="float">
            <text:p>0.63211668</text:p>
          </table:table-cell>
          <table:table-cell office:value-type="float" office:value="0.35195681" calcext:value-type="float">
            <text:p>0.35195681</text:p>
          </table:table-cell>
          <table:table-cell table:formula="of:=(2*[.K248]*[.L248])/([.K248]+[.L248])" office:value-type="float" office:value="0.452156820606133" calcext:value-type="float">
            <text:p>0.452156820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533953" calcext:value-type="float">
            <text:p>0.30533953</text:p>
          </table:table-cell>
          <table:table-cell office:value-type="float" office:value="0.15051774" calcext:value-type="float">
            <text:p>0.15051774</text:p>
          </table:table-cell>
          <table:table-cell table:formula="of:=(2*[.H249]*[.I249])/([.H249]+[.I249])" office:value-type="float" office:value="0.201637745026035" calcext:value-type="float">
            <text:p>0.201637745</text:p>
          </table:table-cell>
          <table:table-cell office:value-type="float" office:value="0.63207718" calcext:value-type="float">
            <text:p>0.63207718</text:p>
          </table:table-cell>
          <table:table-cell office:value-type="float" office:value="0.35195941" calcext:value-type="float">
            <text:p>0.35195941</text:p>
          </table:table-cell>
          <table:table-cell table:formula="of:=(2*[.K249]*[.L249])/([.K249]+[.L249])" office:value-type="float" office:value="0.452148860333057" calcext:value-type="float">
            <text:p>0.452148860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801559" calcext:value-type="float">
            <text:p>0.30801559</text:p>
          </table:table-cell>
          <table:table-cell office:value-type="float" office:value="0.14669727" calcext:value-type="float">
            <text:p>0.14669727</text:p>
          </table:table-cell>
          <table:table-cell table:formula="of:=(2*[.H250]*[.I250])/([.H250]+[.I250])" office:value-type="float" office:value="0.198741008426458" calcext:value-type="float">
            <text:p>0.1987410084</text:p>
          </table:table-cell>
          <table:table-cell office:value-type="float" office:value="0.63423131" calcext:value-type="float">
            <text:p>0.63423131</text:p>
          </table:table-cell>
          <table:table-cell office:value-type="float" office:value="0.35117896" calcext:value-type="float">
            <text:p>0.35117896</text:p>
          </table:table-cell>
          <table:table-cell table:formula="of:=(2*[.K250]*[.L250])/([.K250]+[.L250])" office:value-type="float" office:value="0.45205271068514" calcext:value-type="float">
            <text:p>0.45205271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105283" calcext:value-type="float">
            <text:p>0.35105283</text:p>
          </table:table-cell>
          <table:table-cell office:value-type="float" office:value="0.13841319" calcext:value-type="float">
            <text:p>0.13841319</text:p>
          </table:table-cell>
          <table:table-cell table:formula="of:=(2*[.H251]*[.I251])/([.H251]+[.I251])" office:value-type="float" office:value="0.198544291425287" calcext:value-type="float">
            <text:p>0.1985442914</text:p>
          </table:table-cell>
          <table:table-cell office:value-type="float" office:value="0.75395088" calcext:value-type="float">
            <text:p>0.75395088</text:p>
          </table:table-cell>
          <table:table-cell office:value-type="float" office:value="0.3089987" calcext:value-type="float">
            <text:p>0.3089987</text:p>
          </table:table-cell>
          <table:table-cell table:formula="of:=(2*[.K251]*[.L251])/([.K251]+[.L251])" office:value-type="float" office:value="0.43834598774451" calcext:value-type="float">
            <text:p>0.43834598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28668" calcext:value-type="float">
            <text:p>0.35528668</text:p>
          </table:table-cell>
          <table:table-cell office:value-type="float" office:value="0.13767275" calcext:value-type="float">
            <text:p>0.13767275</text:p>
          </table:table-cell>
          <table:table-cell table:formula="of:=(2*[.H252]*[.I252])/([.H252]+[.I252])" office:value-type="float" office:value="0.198447544756249" calcext:value-type="float">
            <text:p>0.1984475448</text:p>
          </table:table-cell>
          <table:table-cell office:value-type="float" office:value="0.7568482" calcext:value-type="float">
            <text:p>0.7568482</text:p>
          </table:table-cell>
          <table:table-cell office:value-type="float" office:value="0.30854754" calcext:value-type="float">
            <text:p>0.30854754</text:p>
          </table:table-cell>
          <table:table-cell table:formula="of:=(2*[.K252]*[.L252])/([.K252]+[.L252])" office:value-type="float" office:value="0.438379170285453" calcext:value-type="float">
            <text:p>0.438379170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80849" calcext:value-type="float">
            <text:p>0.35680849</text:p>
          </table:table-cell>
          <table:table-cell office:value-type="float" office:value="0.13534082" calcext:value-type="float">
            <text:p>0.13534082</text:p>
          </table:table-cell>
          <table:table-cell table:formula="of:=(2*[.H253]*[.I253])/([.H253]+[.I253])" office:value-type="float" office:value="0.196244321137265" calcext:value-type="float">
            <text:p>0.1962443211</text:p>
          </table:table-cell>
          <table:table-cell office:value-type="float" office:value="0.76259748" calcext:value-type="float">
            <text:p>0.76259748</text:p>
          </table:table-cell>
          <table:table-cell office:value-type="float" office:value="0.30705148" calcext:value-type="float">
            <text:p>0.30705148</text:p>
          </table:table-cell>
          <table:table-cell table:formula="of:=(2*[.K253]*[.L253])/([.K253]+[.L253])" office:value-type="float" office:value="0.437819684092004" calcext:value-type="float">
            <text:p>0.437819684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42139" calcext:value-type="float">
            <text:p>0.37342139</text:p>
          </table:table-cell>
          <table:table-cell office:value-type="float" office:value="0.13105822" calcext:value-type="float">
            <text:p>0.13105822</text:p>
          </table:table-cell>
          <table:table-cell table:formula="of:=(2*[.H254]*[.I254])/([.H254]+[.I254])" office:value-type="float" office:value="0.194021489523931" calcext:value-type="float">
            <text:p>0.1940214895</text:p>
          </table:table-cell>
          <table:table-cell office:value-type="float" office:value="0.78386021" calcext:value-type="float">
            <text:p>0.78386021</text:p>
          </table:table-cell>
          <table:table-cell office:value-type="float" office:value="0.31625086" calcext:value-type="float">
            <text:p>0.31625086</text:p>
          </table:table-cell>
          <table:table-cell table:formula="of:=(2*[.K254]*[.L254])/([.K254]+[.L254])" office:value-type="float" office:value="0.450675340504083" calcext:value-type="float">
            <text:p>0.45067534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307759" calcext:value-type="float">
            <text:p>0.37307759</text:p>
          </table:table-cell>
          <table:table-cell office:value-type="float" office:value="0.13105822" calcext:value-type="float">
            <text:p>0.13105822</text:p>
          </table:table-cell>
          <table:table-cell table:formula="of:=(2*[.H255]*[.I255])/([.H255]+[.I255])" office:value-type="float" office:value="0.193975051553231" calcext:value-type="float">
            <text:p>0.1939750516</text:p>
          </table:table-cell>
          <table:table-cell office:value-type="float" office:value="0.78378969" calcext:value-type="float">
            <text:p>0.78378969</text:p>
          </table:table-cell>
          <table:table-cell office:value-type="float" office:value="0.31625086" calcext:value-type="float">
            <text:p>0.31625086</text:p>
          </table:table-cell>
          <table:table-cell table:formula="of:=(2*[.K255]*[.L255])/([.K255]+[.L255])" office:value-type="float" office:value="0.450663684209884" calcext:value-type="float">
            <text:p>0.450663684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801977" calcext:value-type="float">
            <text:p>0.35801977</text:p>
          </table:table-cell>
          <table:table-cell office:value-type="float" office:value="0.13206596" calcext:value-type="float">
            <text:p>0.13206596</text:p>
          </table:table-cell>
          <table:table-cell table:formula="of:=(2*[.H256]*[.I256])/([.H256]+[.I256])" office:value-type="float" office:value="0.192954912700801" calcext:value-type="float">
            <text:p>0.1929549127</text:p>
          </table:table-cell>
          <table:table-cell office:value-type="float" office:value="0.77257261" calcext:value-type="float">
            <text:p>0.77257261</text:p>
          </table:table-cell>
          <table:table-cell office:value-type="float" office:value="0.3043653" calcext:value-type="float">
            <text:p>0.3043653</text:p>
          </table:table-cell>
          <table:table-cell table:formula="of:=(2*[.K256]*[.L256])/([.K256]+[.L256])" office:value-type="float" office:value="0.436690531610003" calcext:value-type="float">
            <text:p>0.436690531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030803" calcext:value-type="float">
            <text:p>0.29030803</text:p>
          </table:table-cell>
          <table:table-cell office:value-type="float" office:value="0.14405167" calcext:value-type="float">
            <text:p>0.14405167</text:p>
          </table:table-cell>
          <table:table-cell table:formula="of:=(2*[.H257]*[.I257])/([.H257]+[.I257])" office:value-type="float" office:value="0.192556337689293" calcext:value-type="float">
            <text:p>0.1925563377</text:p>
          </table:table-cell>
          <table:table-cell office:value-type="float" office:value="0.64827614" calcext:value-type="float">
            <text:p>0.64827614</text:p>
          </table:table-cell>
          <table:table-cell office:value-type="float" office:value="0.33342322" calcext:value-type="float">
            <text:p>0.33342322</text:p>
          </table:table-cell>
          <table:table-cell table:formula="of:=(2*[.K257]*[.L257])/([.K257]+[.L257])" office:value-type="float" office:value="0.440359496715921" calcext:value-type="float">
            <text:p>0.440359496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00123" calcext:value-type="float">
            <text:p>0.2900123</text:p>
          </table:table-cell>
          <table:table-cell office:value-type="float" office:value="0.14407501" calcext:value-type="float">
            <text:p>0.14407501</text:p>
          </table:table-cell>
          <table:table-cell table:formula="of:=(2*[.H258]*[.I258])/([.H258]+[.I258])" office:value-type="float" office:value="0.192512077916413" calcext:value-type="float">
            <text:p>0.1925120779</text:p>
          </table:table-cell>
          <table:table-cell office:value-type="float" office:value="0.64823216" calcext:value-type="float">
            <text:p>0.64823216</text:p>
          </table:table-cell>
          <table:table-cell office:value-type="float" office:value="0.33342581" calcext:value-type="float">
            <text:p>0.33342581</text:p>
          </table:table-cell>
          <table:table-cell table:formula="of:=(2*[.K258]*[.L258])/([.K258]+[.L258])" office:value-type="float" office:value="0.440351608444741" calcext:value-type="float">
            <text:p>0.44035160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59]*[.I259])/([.H259]+[.I259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59]*[.L259])/([.K259]+[.L259])" office:value-type="float" office:value="0.558936629001555" calcext:value-type="float">
            <text:p>0.55893662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60]*[.I260])/([.H260]+[.I260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60]*[.L260])/([.K260]+[.L260])" office:value-type="float" office:value="0.558936629001555" calcext:value-type="float">
            <text:p>0.55893662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084091" calcext:value-type="float">
            <text:p>0.39084091</text:p>
          </table:table-cell>
          <table:table-cell office:value-type="float" office:value="0.1259051" calcext:value-type="float">
            <text:p>0.1259051</text:p>
          </table:table-cell>
          <table:table-cell table:formula="of:=(2*[.H261]*[.I261])/([.H261]+[.I261])" office:value-type="float" office:value="0.19045667660846" calcext:value-type="float">
            <text:p>0.1904566766</text:p>
          </table:table-cell>
          <table:table-cell office:value-type="float" office:value="0.85236498" calcext:value-type="float">
            <text:p>0.85236498</text:p>
          </table:table-cell>
          <table:table-cell office:value-type="float" office:value="0.41570689" calcext:value-type="float">
            <text:p>0.41570689</text:p>
          </table:table-cell>
          <table:table-cell table:formula="of:=(2*[.K261]*[.L261])/([.K261]+[.L261])" office:value-type="float" office:value="0.558854751632827" calcext:value-type="float">
            <text:p>0.558854751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467125" calcext:value-type="float">
            <text:p>0.37467125</text:p>
          </table:table-cell>
          <table:table-cell office:value-type="float" office:value="0.12753321" calcext:value-type="float">
            <text:p>0.12753321</text:p>
          </table:table-cell>
          <table:table-cell table:formula="of:=(2*[.H262]*[.I262])/([.H262]+[.I262])" office:value-type="float" office:value="0.190293121678818" calcext:value-type="float">
            <text:p>0.1902931217</text:p>
          </table:table-cell>
          <table:table-cell office:value-type="float" office:value="0.78597252" calcext:value-type="float">
            <text:p>0.78597252</text:p>
          </table:table-cell>
          <table:table-cell office:value-type="float" office:value="0.31566229" calcext:value-type="float">
            <text:p>0.31566229</text:p>
          </table:table-cell>
          <table:table-cell table:formula="of:=(2*[.K262]*[.L262])/([.K262]+[.L262])" office:value-type="float" office:value="0.450424919924727" calcext:value-type="float">
            <text:p>0.450424919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57772" calcext:value-type="float">
            <text:p>0.3757772</text:p>
          </table:table-cell>
          <table:table-cell office:value-type="float" office:value="0.12716835" calcext:value-type="float">
            <text:p>0.12716835</text:p>
          </table:table-cell>
          <table:table-cell table:formula="of:=(2*[.H263]*[.I263])/([.H263]+[.I263])" office:value-type="float" office:value="0.190028389719802" calcext:value-type="float">
            <text:p>0.1900283897</text:p>
          </table:table-cell>
          <table:table-cell office:value-type="float" office:value="0.78736621" calcext:value-type="float">
            <text:p>0.78736621</text:p>
          </table:table-cell>
          <table:table-cell office:value-type="float" office:value="0.31549116" calcext:value-type="float">
            <text:p>0.31549116</text:p>
          </table:table-cell>
          <table:table-cell table:formula="of:=(2*[.K263]*[.L263])/([.K263]+[.L263])" office:value-type="float" office:value="0.450479065915302" calcext:value-type="float">
            <text:p>0.450479065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022" calcext:value-type="float">
            <text:p>0.3927022</text:p>
          </table:table-cell>
          <table:table-cell office:value-type="float" office:value="0.12507294" calcext:value-type="float">
            <text:p>0.12507294</text:p>
          </table:table-cell>
          <table:table-cell table:formula="of:=(2*[.H264]*[.I264])/([.H264]+[.I264])" office:value-type="float" office:value="0.18972103874461" calcext:value-type="float">
            <text:p>0.1897210387</text:p>
          </table:table-cell>
          <table:table-cell office:value-type="float" office:value="0.85279793" calcext:value-type="float">
            <text:p>0.85279793</text:p>
          </table:table-cell>
          <table:table-cell office:value-type="float" office:value="0.41541389" calcext:value-type="float">
            <text:p>0.41541389</text:p>
          </table:table-cell>
          <table:table-cell table:formula="of:=(2*[.K264]*[.L264])/([.K264]+[.L264])" office:value-type="float" office:value="0.558682863380421" calcext:value-type="float">
            <text:p>0.558682863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086879" calcext:value-type="float">
            <text:p>0.29086879</text:p>
          </table:table-cell>
          <table:table-cell office:value-type="float" office:value="0.14061487" calcext:value-type="float">
            <text:p>0.14061487</text:p>
          </table:table-cell>
          <table:table-cell table:formula="of:=(2*[.H265]*[.I265])/([.H265]+[.I265])" office:value-type="float" office:value="0.189580653380512" calcext:value-type="float">
            <text:p>0.1895806534</text:p>
          </table:table-cell>
          <table:table-cell office:value-type="float" office:value="0.65005951" calcext:value-type="float">
            <text:p>0.65005951</text:p>
          </table:table-cell>
          <table:table-cell office:value-type="float" office:value="0.33279316" calcext:value-type="float">
            <text:p>0.33279316</text:p>
          </table:table-cell>
          <table:table-cell table:formula="of:=(2*[.K265]*[.L265])/([.K265]+[.L265])" office:value-type="float" office:value="0.440219302697629" calcext:value-type="float">
            <text:p>0.440219302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116496" calcext:value-type="float">
            <text:p>0.38116496</text:p>
          </table:table-cell>
          <table:table-cell office:value-type="float" office:value="0.12573099" calcext:value-type="float">
            <text:p>0.12573099</text:p>
          </table:table-cell>
          <table:table-cell table:formula="of:=(2*[.H266]*[.I266])/([.H266]+[.I266])" office:value-type="float" office:value="0.189089093231502" calcext:value-type="float">
            <text:p>0.1890890932</text:p>
          </table:table-cell>
          <table:table-cell office:value-type="float" office:value="0.82436938" calcext:value-type="float">
            <text:p>0.82436938</text:p>
          </table:table-cell>
          <table:table-cell office:value-type="float" office:value="0.36478876" calcext:value-type="float">
            <text:p>0.36478876</text:p>
          </table:table-cell>
          <table:table-cell table:formula="of:=(2*[.K266]*[.L266])/([.K266]+[.L266])" office:value-type="float" office:value="0.505770719295869" calcext:value-type="float">
            <text:p>0.505770719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696631" calcext:value-type="float">
            <text:p>0.24696631</text:p>
          </table:table-cell>
          <table:table-cell office:value-type="float" office:value="0.1521316" calcext:value-type="float">
            <text:p>0.1521316</text:p>
          </table:table-cell>
          <table:table-cell table:formula="of:=(2*[.H267]*[.I267])/([.H267]+[.I267])" office:value-type="float" office:value="0.188281516615289" calcext:value-type="float">
            <text:p>0.1882815166</text:p>
          </table:table-cell>
          <table:table-cell office:value-type="float" office:value="0.47682113" calcext:value-type="float">
            <text:p>0.47682113</text:p>
          </table:table-cell>
          <table:table-cell office:value-type="float" office:value="0.13283879" calcext:value-type="float">
            <text:p>0.13283879</text:p>
          </table:table-cell>
          <table:table-cell table:formula="of:=(2*[.K267]*[.L267])/([.K267]+[.L267])" office:value-type="float" office:value="0.207789096438003" calcext:value-type="float">
            <text:p>0.20778909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130559" calcext:value-type="float">
            <text:p>0.26130559</text:p>
          </table:table-cell>
          <table:table-cell office:value-type="float" office:value="0.14635041" calcext:value-type="float">
            <text:p>0.14635041</text:p>
          </table:table-cell>
          <table:table-cell table:formula="of:=(2*[.H268]*[.I268])/([.H268]+[.I268])" office:value-type="float" office:value="0.187619857094177" calcext:value-type="float">
            <text:p>0.1876198571</text:p>
          </table:table-cell>
          <table:table-cell office:value-type="float" office:value="0.50746879" calcext:value-type="float">
            <text:p>0.50746879</text:p>
          </table:table-cell>
          <table:table-cell office:value-type="float" office:value="0.31860516" calcext:value-type="float">
            <text:p>0.31860516</text:p>
          </table:table-cell>
          <table:table-cell table:formula="of:=(2*[.K268]*[.L268])/([.K268]+[.L268])" office:value-type="float" office:value="0.391447218576391" calcext:value-type="float">
            <text:p>0.391447218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69]*[.I269])/([.H269]+[.I269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69]*[.L269])/([.K269]+[.L269])" office:value-type="float" office:value="0.553565432215751" calcext:value-type="float">
            <text:p>0.55356543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70]*[.I270])/([.H270]+[.I270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70]*[.L270])/([.K270]+[.L270])" office:value-type="float" office:value="0.553565432215751" calcext:value-type="float">
            <text:p>0.55356543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32838" calcext:value-type="float">
            <text:p>0.39332838</text:p>
          </table:table-cell>
          <table:table-cell office:value-type="float" office:value="0.12264725" calcext:value-type="float">
            <text:p>0.12264725</text:p>
          </table:table-cell>
          <table:table-cell table:formula="of:=(2*[.H271]*[.I271])/([.H271]+[.I271])" office:value-type="float" office:value="0.18698807210703" calcext:value-type="float">
            <text:p>0.1869880721</text:p>
          </table:table-cell>
          <table:table-cell office:value-type="float" office:value="0.85955016" calcext:value-type="float">
            <text:p>0.85955016</text:p>
          </table:table-cell>
          <table:table-cell office:value-type="float" office:value="0.40814358" calcext:value-type="float">
            <text:p>0.40814358</text:p>
          </table:table-cell>
          <table:table-cell table:formula="of:=(2*[.K271]*[.L271])/([.K271]+[.L271])" office:value-type="float" office:value="0.553477339869128" calcext:value-type="float">
            <text:p>0.553477339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9694" calcext:value-type="float">
            <text:p>0.3949694</text:p>
          </table:table-cell>
          <table:table-cell office:value-type="float" office:value="0.12180803" calcext:value-type="float">
            <text:p>0.12180803</text:p>
          </table:table-cell>
          <table:table-cell table:formula="of:=(2*[.H272]*[.I272])/([.H272]+[.I272])" office:value-type="float" office:value="0.18619406240045" calcext:value-type="float">
            <text:p>0.1861940624</text:p>
          </table:table-cell>
          <table:table-cell office:value-type="float" office:value="0.85997879" calcext:value-type="float">
            <text:p>0.85997879</text:p>
          </table:table-cell>
          <table:table-cell office:value-type="float" office:value="0.4078454" calcext:value-type="float">
            <text:p>0.4078454</text:p>
          </table:table-cell>
          <table:table-cell table:formula="of:=(2*[.K272]*[.L272])/([.K272]+[.L272])" office:value-type="float" office:value="0.553291846559681" calcext:value-type="float">
            <text:p>0.553291846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H273]*[.I273])/([.H273]+[.I273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K273]*[.L273])/([.K273]+[.L273])" office:value-type="float" office:value="0.29734778097602" calcext:value-type="float">
            <text:p>0.29734778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4]*[.I274])/([.H274]+[.I274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4]*[.L274])/([.K274]+[.L274])" office:value-type="float" office:value="0.533997392594977" calcext:value-type="float">
            <text:p>0.533997392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5]*[.I275])/([.H275]+[.I275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5]*[.L275])/([.K275]+[.L275])" office:value-type="float" office:value="0.533997392594977" calcext:value-type="float">
            <text:p>0.533997392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201407" calcext:value-type="float">
            <text:p>0.34201407</text:p>
          </table:table-cell>
          <table:table-cell office:value-type="float" office:value="0.1259051" calcext:value-type="float">
            <text:p>0.1259051</text:p>
          </table:table-cell>
          <table:table-cell table:formula="of:=(2*[.H276]*[.I276])/([.H276]+[.I276])" office:value-type="float" office:value="0.184054505331581" calcext:value-type="float">
            <text:p>0.1840545053</text:p>
          </table:table-cell>
          <table:table-cell office:value-type="float" office:value="0.74607717" calcext:value-type="float">
            <text:p>0.74607717</text:p>
          </table:table-cell>
          <table:table-cell office:value-type="float" office:value="0.41570689" calcext:value-type="float">
            <text:p>0.41570689</text:p>
          </table:table-cell>
          <table:table-cell table:formula="of:=(2*[.K276]*[.L276])/([.K276]+[.L276])" office:value-type="float" office:value="0.533919220824395" calcext:value-type="float">
            <text:p>0.53391922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52322" calcext:value-type="float">
            <text:p>0.10752322</text:p>
          </table:table-cell>
          <table:table-cell office:value-type="float" office:value="0.59866728" calcext:value-type="float">
            <text:p>0.59866728</text:p>
          </table:table-cell>
          <table:table-cell table:formula="of:=(2*[.H277]*[.I277])/([.H277]+[.I277])" office:value-type="float" office:value="0.182303878781268" calcext:value-type="float">
            <text:p>0.1823038788</text:p>
          </table:table-cell>
          <table:table-cell office:value-type="float" office:value="0.17189947" calcext:value-type="float">
            <text:p>0.17189947</text:p>
          </table:table-cell>
          <table:table-cell office:value-type="float" office:value="0.52709514" calcext:value-type="float">
            <text:p>0.52709514</text:p>
          </table:table-cell>
          <table:table-cell table:formula="of:=(2*[.K277]*[.L277])/([.K277]+[.L277])" office:value-type="float" office:value="0.259250569058253" calcext:value-type="float">
            <text:p>0.259250569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21191" calcext:value-type="float">
            <text:p>0.10821191</text:p>
          </table:table-cell>
          <table:table-cell office:value-type="float" office:value="0.57500605" calcext:value-type="float">
            <text:p>0.57500605</text:p>
          </table:table-cell>
          <table:table-cell table:formula="of:=(2*[.H278]*[.I278])/([.H278]+[.I278])" office:value-type="float" office:value="0.182145395978922" calcext:value-type="float">
            <text:p>0.182145396</text:p>
          </table:table-cell>
          <table:table-cell office:value-type="float" office:value="0.18080861" calcext:value-type="float">
            <text:p>0.18080861</text:p>
          </table:table-cell>
          <table:table-cell office:value-type="float" office:value="0.52168908" calcext:value-type="float">
            <text:p>0.52168908</text:p>
          </table:table-cell>
          <table:table-cell table:formula="of:=(2*[.K278]*[.L278])/([.K278]+[.L278])" office:value-type="float" office:value="0.268544306265203" calcext:value-type="float">
            <text:p>0.268544306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H279]*[.I279])/([.H279]+[.I279])" office:value-type="float" office:value="0.182123125206486" calcext:value-type="float">
            <text:p>0.1821231252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K279]*[.L279])/([.K279]+[.L279])" office:value-type="float" office:value="0.261129726226152" calcext:value-type="float">
            <text:p>0.261129726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905356" calcext:value-type="float">
            <text:p>0.10905356</text:p>
          </table:table-cell>
          <table:table-cell office:value-type="float" office:value="0.54571337" calcext:value-type="float">
            <text:p>0.54571337</text:p>
          </table:table-cell>
          <table:table-cell table:formula="of:=(2*[.H280]*[.I280])/([.H280]+[.I280])" office:value-type="float" office:value="0.181780670377159" calcext:value-type="float">
            <text:p>0.1817806704</text:p>
          </table:table-cell>
          <table:table-cell office:value-type="float" office:value="0.18508212" calcext:value-type="float">
            <text:p>0.18508212</text:p>
          </table:table-cell>
          <table:table-cell office:value-type="float" office:value="0.48008442" calcext:value-type="float">
            <text:p>0.48008442</text:p>
          </table:table-cell>
          <table:table-cell table:formula="of:=(2*[.K280]*[.L280])/([.K280]+[.L280])" office:value-type="float" office:value="0.267166301637994" calcext:value-type="float">
            <text:p>0.267166301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846379" calcext:value-type="float">
            <text:p>0.10846379</text:p>
          </table:table-cell>
          <table:table-cell office:value-type="float" office:value="0.55902599" calcext:value-type="float">
            <text:p>0.55902599</text:p>
          </table:table-cell>
          <table:table-cell table:formula="of:=(2*[.H281]*[.I281])/([.H281]+[.I281])" office:value-type="float" office:value="0.181677920473635" calcext:value-type="float">
            <text:p>0.1816779205</text:p>
          </table:table-cell>
          <table:table-cell office:value-type="float" office:value="0.17862139" calcext:value-type="float">
            <text:p>0.17862139</text:p>
          </table:table-cell>
          <table:table-cell office:value-type="float" office:value="0.48239464" calcext:value-type="float">
            <text:p>0.48239464</text:p>
          </table:table-cell>
          <table:table-cell table:formula="of:=(2*[.K281]*[.L281])/([.K281]+[.L281])" office:value-type="float" office:value="0.260707750537758" calcext:value-type="float">
            <text:p>0.26070775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583" calcext:value-type="float">
            <text:p>0.29500583</text:p>
          </table:table-cell>
          <table:table-cell office:value-type="float" office:value="0.13105822" calcext:value-type="float">
            <text:p>0.13105822</text:p>
          </table:table-cell>
          <table:table-cell table:formula="of:=(2*[.H282]*[.I282])/([.H282]+[.I282])" office:value-type="float" office:value="0.181488858163098" calcext:value-type="float">
            <text:p>0.1814888582</text:p>
          </table:table-cell>
          <table:table-cell office:value-type="float" office:value="0.68177931" calcext:value-type="float">
            <text:p>0.68177931</text:p>
          </table:table-cell>
          <table:table-cell office:value-type="float" office:value="0.31625086" calcext:value-type="float">
            <text:p>0.31625086</text:p>
          </table:table-cell>
          <table:table-cell table:formula="of:=(2*[.K282]*[.L282])/([.K282]+[.L282])" office:value-type="float" office:value="0.432077705862753" calcext:value-type="float">
            <text:p>0.432077705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68302" calcext:value-type="float">
            <text:p>0.29468302</text:p>
          </table:table-cell>
          <table:table-cell office:value-type="float" office:value="0.13105822" calcext:value-type="float">
            <text:p>0.13105822</text:p>
          </table:table-cell>
          <table:table-cell table:formula="of:=(2*[.H283]*[.I283])/([.H283]+[.I283])" office:value-type="float" office:value="0.181427723870135" calcext:value-type="float">
            <text:p>0.1814277239</text:p>
          </table:table-cell>
          <table:table-cell office:value-type="float" office:value="0.68172596" calcext:value-type="float">
            <text:p>0.68172596</text:p>
          </table:table-cell>
          <table:table-cell office:value-type="float" office:value="0.31625086" calcext:value-type="float">
            <text:p>0.31625086</text:p>
          </table:table-cell>
          <table:table-cell table:formula="of:=(2*[.K283]*[.L283])/([.K283]+[.L283])" office:value-type="float" office:value="0.432066991564645" calcext:value-type="float">
            <text:p>0.43206699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4]*[.I284])/([.H284]+[.I284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4]*[.L284])/([.K284]+[.L284])" office:value-type="float" office:value="0.529081631740627" calcext:value-type="float">
            <text:p>0.529081631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5]*[.I285])/([.H285]+[.I285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5]*[.L285])/([.K285]+[.L285])" office:value-type="float" office:value="0.529081631740627" calcext:value-type="float">
            <text:p>0.529081631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6459" calcext:value-type="float">
            <text:p>0.3436459</text:p>
          </table:table-cell>
          <table:table-cell office:value-type="float" office:value="0.12264725" calcext:value-type="float">
            <text:p>0.12264725</text:p>
          </table:table-cell>
          <table:table-cell table:formula="of:=(2*[.H286]*[.I286])/([.H286]+[.I286])" office:value-type="float" office:value="0.180775654151364" calcext:value-type="float">
            <text:p>0.1807756542</text:p>
          </table:table-cell>
          <table:table-cell office:value-type="float" office:value="0.75152418" calcext:value-type="float">
            <text:p>0.75152418</text:p>
          </table:table-cell>
          <table:table-cell office:value-type="float" office:value="0.40814358" calcext:value-type="float">
            <text:p>0.40814358</text:p>
          </table:table-cell>
          <table:table-cell table:formula="of:=(2*[.K286]*[.L286])/([.K286]+[.L286])" office:value-type="float" office:value="0.528995941530295" calcext:value-type="float">
            <text:p>0.528995941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635" calcext:value-type="float">
            <text:p>0.10649635</text:p>
          </table:table-cell>
          <table:table-cell office:value-type="float" office:value="0.58690085" calcext:value-type="float">
            <text:p>0.58690085</text:p>
          </table:table-cell>
          <table:table-cell table:formula="of:=(2*[.H287]*[.I287])/([.H287]+[.I287])" office:value-type="float" office:value="0.180279927109303" calcext:value-type="float">
            <text:p>0.1802799271</text:p>
          </table:table-cell>
          <table:table-cell office:value-type="float" office:value="0.17309228" calcext:value-type="float">
            <text:p>0.17309228</text:p>
          </table:table-cell>
          <table:table-cell office:value-type="float" office:value="0.50793927" calcext:value-type="float">
            <text:p>0.50793927</text:p>
          </table:table-cell>
          <table:table-cell table:formula="of:=(2*[.K287]*[.L287])/([.K287]+[.L287])" office:value-type="float" office:value="0.258197630773011" calcext:value-type="float">
            <text:p>0.25819763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872" calcext:value-type="float">
            <text:p>0.10715872</text:p>
          </table:table-cell>
          <table:table-cell office:value-type="float" office:value="0.56570778" calcext:value-type="float">
            <text:p>0.56570778</text:p>
          </table:table-cell>
          <table:table-cell table:formula="of:=(2*[.H288]*[.I288])/([.H288]+[.I288])" office:value-type="float" office:value="0.180185881148316" calcext:value-type="float">
            <text:p>0.1801858811</text:p>
          </table:table-cell>
          <table:table-cell office:value-type="float" office:value="0.18085185" calcext:value-type="float">
            <text:p>0.18085185</text:p>
          </table:table-cell>
          <table:table-cell office:value-type="float" office:value="0.5034744" calcext:value-type="float">
            <text:p>0.5034744</text:p>
          </table:table-cell>
          <table:table-cell table:formula="of:=(2*[.K288]*[.L288])/([.K288]+[.L288])" office:value-type="float" office:value="0.266113645845501" calcext:value-type="float">
            <text:p>0.266113645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H289]*[.I289])/([.H289]+[.I289])" office:value-type="float" office:value="0.179900595116636" calcext:value-type="float">
            <text:p>0.1799005951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K289]*[.L289])/([.K289]+[.L289])" office:value-type="float" office:value="0.248820529666203" calcext:value-type="float">
            <text:p>0.248820529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0]*[.I290])/([.H290]+[.I290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0]*[.L290])/([.K290]+[.L290])" office:value-type="float" office:value="0.542623706069759" calcext:value-type="float">
            <text:p>0.542623706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1]*[.I291])/([.H291]+[.I291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1]*[.L291])/([.K291]+[.L291])" office:value-type="float" office:value="0.542623706069759" calcext:value-type="float">
            <text:p>0.54262370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718831" calcext:value-type="float">
            <text:p>0.26718831</text:p>
          </table:table-cell>
          <table:table-cell office:value-type="float" office:value="0.1350637" calcext:value-type="float">
            <text:p>0.1350637</text:p>
          </table:table-cell>
          <table:table-cell table:formula="of:=(2*[.H292]*[.I292])/([.H292]+[.I292])" office:value-type="float" office:value="0.179427030061811" calcext:value-type="float">
            <text:p>0.1794270301</text:p>
          </table:table-cell>
          <table:table-cell office:value-type="float" office:value="0.54042232" calcext:value-type="float">
            <text:p>0.54042232</text:p>
          </table:table-cell>
          <table:table-cell office:value-type="float" office:value="0.31586453" calcext:value-type="float">
            <text:p>0.31586453</text:p>
          </table:table-cell>
          <table:table-cell table:formula="of:=(2*[.K292]*[.L292])/([.K292]+[.L292])" office:value-type="float" office:value="0.398698735378944" calcext:value-type="float">
            <text:p>0.398698735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H293]*[.I293])/([.H293]+[.I293])" office:value-type="float" office:value="0.179374805663029" calcext:value-type="float">
            <text:p>0.1793748057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K293]*[.L293])/([.K293]+[.L293])" office:value-type="float" office:value="0.237310356689061" calcext:value-type="float">
            <text:p>0.237310356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03136" calcext:value-type="float">
            <text:p>0.10503136</text:p>
          </table:table-cell>
          <table:table-cell office:value-type="float" office:value="0.61372753" calcext:value-type="float">
            <text:p>0.61372753</text:p>
          </table:table-cell>
          <table:table-cell table:formula="of:=(2*[.H294]*[.I294])/([.H294]+[.I294])" office:value-type="float" office:value="0.179366510918121" calcext:value-type="float">
            <text:p>0.1793665109</text:p>
          </table:table-cell>
          <table:table-cell office:value-type="float" office:value="0.1689915" calcext:value-type="float">
            <text:p>0.1689915</text:p>
          </table:table-cell>
          <table:table-cell office:value-type="float" office:value="0.54258215" calcext:value-type="float">
            <text:p>0.54258215</text:p>
          </table:table-cell>
          <table:table-cell table:formula="of:=(2*[.K294]*[.L294])/([.K294]+[.L294])" office:value-type="float" office:value="0.25771547724322" calcext:value-type="float">
            <text:p>0.257715477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94827" calcext:value-type="float">
            <text:p>0.38394827</text:p>
          </table:table-cell>
          <table:table-cell office:value-type="float" office:value="0.11667789" calcext:value-type="float">
            <text:p>0.11667789</text:p>
          </table:table-cell>
          <table:table-cell table:formula="of:=(2*[.H295]*[.I295])/([.H295]+[.I295])" office:value-type="float" office:value="0.178968969630953" calcext:value-type="float">
            <text:p>0.1789689696</text:p>
          </table:table-cell>
          <table:table-cell office:value-type="float" office:value="0.8621607" calcext:value-type="float">
            <text:p>0.8621607</text:p>
          </table:table-cell>
          <table:table-cell office:value-type="float" office:value="0.3957939" calcext:value-type="float">
            <text:p>0.3957939</text:p>
          </table:table-cell>
          <table:table-cell table:formula="of:=(2*[.K295]*[.L295])/([.K295]+[.L295])" office:value-type="float" office:value="0.542528237314335" calcext:value-type="float">
            <text:p>0.54252823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982" calcext:value-type="float">
            <text:p>0.10649982</text:p>
          </table:table-cell>
          <table:table-cell office:value-type="float" office:value="0.55639611" calcext:value-type="float">
            <text:p>0.55639611</text:p>
          </table:table-cell>
          <table:table-cell table:formula="of:=(2*[.H296]*[.I296])/([.H296]+[.I296])" office:value-type="float" office:value="0.178779452043702" calcext:value-type="float">
            <text:p>0.178779452</text:p>
          </table:table-cell>
          <table:table-cell office:value-type="float" office:value="0.17500342" calcext:value-type="float">
            <text:p>0.17500342</text:p>
          </table:table-cell>
          <table:table-cell office:value-type="float" office:value="0.50016853" calcext:value-type="float">
            <text:p>0.50016853</text:p>
          </table:table-cell>
          <table:table-cell table:formula="of:=(2*[.K296]*[.L296])/([.K296]+[.L296])" office:value-type="float" office:value="0.259285662937782" calcext:value-type="float">
            <text:p>0.25928566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50561" calcext:value-type="float">
            <text:p>0.10850561</text:p>
          </table:table-cell>
          <table:table-cell office:value-type="float" office:value="0.50680368" calcext:value-type="float">
            <text:p>0.50680368</text:p>
          </table:table-cell>
          <table:table-cell table:formula="of:=(2*[.H297]*[.I297])/([.H297]+[.I297])" office:value-type="float" office:value="0.17874276674303" calcext:value-type="float">
            <text:p>0.1787427667</text:p>
          </table:table-cell>
          <table:table-cell office:value-type="float" office:value="0.18897034" calcext:value-type="float">
            <text:p>0.18897034</text:p>
          </table:table-cell>
          <table:table-cell office:value-type="float" office:value="0.45780418" calcext:value-type="float">
            <text:p>0.45780418</text:p>
          </table:table-cell>
          <table:table-cell table:formula="of:=(2*[.K297]*[.L297])/([.K297]+[.L297])" office:value-type="float" office:value="0.267516449312262" calcext:value-type="float">
            <text:p>0.267516449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85164" calcext:value-type="float">
            <text:p>0.10785164</text:p>
          </table:table-cell>
          <table:table-cell office:value-type="float" office:value="0.52054337" calcext:value-type="float">
            <text:p>0.52054337</text:p>
          </table:table-cell>
          <table:table-cell table:formula="of:=(2*[.H298]*[.I298])/([.H298]+[.I298])" office:value-type="float" office:value="0.178682055879555" calcext:value-type="float">
            <text:p>0.1786820559</text:p>
          </table:table-cell>
          <table:table-cell office:value-type="float" office:value="0.18195976" calcext:value-type="float">
            <text:p>0.18195976</text:p>
          </table:table-cell>
          <table:table-cell office:value-type="float" office:value="0.46016885" calcext:value-type="float">
            <text:p>0.46016885</text:p>
          </table:table-cell>
          <table:table-cell table:formula="of:=(2*[.K298]*[.L298])/([.K298]+[.L298])" office:value-type="float" office:value="0.260795772689449" calcext:value-type="float">
            <text:p>0.260795772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529543" calcext:value-type="float">
            <text:p>0.10529543</text:p>
          </table:table-cell>
          <table:table-cell office:value-type="float" office:value="0.58596346" calcext:value-type="float">
            <text:p>0.58596346</text:p>
          </table:table-cell>
          <table:table-cell table:formula="of:=(2*[.H299]*[.I299])/([.H299]+[.I299])" office:value-type="float" office:value="0.17851278407425" calcext:value-type="float">
            <text:p>0.1785127841</text:p>
          </table:table-cell>
          <table:table-cell office:value-type="float" office:value="0.17904061" calcext:value-type="float">
            <text:p>0.17904061</text:p>
          </table:table-cell>
          <table:table-cell office:value-type="float" office:value="0.53517442" calcext:value-type="float">
            <text:p>0.53517442</text:p>
          </table:table-cell>
          <table:table-cell table:formula="of:=(2*[.K299]*[.L299])/([.K299]+[.L299])" office:value-type="float" office:value="0.268316825013319" calcext:value-type="float">
            <text:p>0.2683168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585" calcext:value-type="float">
            <text:p>0.10715585</text:p>
          </table:table-cell>
          <table:table-cell office:value-type="float" office:value="0.53365216" calcext:value-type="float">
            <text:p>0.53365216</text:p>
          </table:table-cell>
          <table:table-cell table:formula="of:=(2*[.H300]*[.I300])/([.H300]+[.I300])" office:value-type="float" office:value="0.178474519409132" calcext:value-type="float">
            <text:p>0.1784745194</text:p>
          </table:table-cell>
          <table:table-cell office:value-type="float" office:value="0.18448872" calcext:value-type="float">
            <text:p>0.18448872</text:p>
          </table:table-cell>
          <table:table-cell office:value-type="float" office:value="0.49494397" calcext:value-type="float">
            <text:p>0.49494397</text:p>
          </table:table-cell>
          <table:table-cell table:formula="of:=(2*[.K300]*[.L300])/([.K300]+[.L300])" office:value-type="float" office:value="0.268787713164106" calcext:value-type="float">
            <text:p>0.268787713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05206" calcext:value-type="float">
            <text:p>0.38605206</text:p>
          </table:table-cell>
          <table:table-cell office:value-type="float" office:value="0.11598657" calcext:value-type="float">
            <text:p>0.11598657</text:p>
          </table:table-cell>
          <table:table-cell table:formula="of:=(2*[.H301]*[.I301])/([.H301]+[.I301])" office:value-type="float" office:value="0.178380115015588" calcext:value-type="float">
            <text:p>0.178380115</text:p>
          </table:table-cell>
          <table:table-cell office:value-type="float" office:value="0.8625395" calcext:value-type="float">
            <text:p>0.8625395</text:p>
          </table:table-cell>
          <table:table-cell office:value-type="float" office:value="0.39564352" calcext:value-type="float">
            <text:p>0.39564352</text:p>
          </table:table-cell>
          <table:table-cell table:formula="of:=(2*[.K301]*[.L301])/([.K301]+[.L301])" office:value-type="float" office:value="0.542461881132429" calcext:value-type="float">
            <text:p>0.54246188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H302]*[.I302])/([.H302]+[.I302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formula="of:=(2*[.K302]*[.L302])/([.K302]+[.L302])" office:value-type="float" office:value="0.296545243967195" calcext:value-type="float">
            <text:p>0.2965452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55852" calcext:value-type="float">
            <text:p>0.29555852</text:p>
          </table:table-cell>
          <table:table-cell office:value-type="float" office:value="0.12753321" calcext:value-type="float">
            <text:p>0.12753321</text:p>
          </table:table-cell>
          <table:table-cell table:formula="of:=(2*[.H303]*[.I303])/([.H303]+[.I303])" office:value-type="float" office:value="0.178181345205916" calcext:value-type="float">
            <text:p>0.1781813452</text:p>
          </table:table-cell>
          <table:table-cell office:value-type="float" office:value="0.68360173" calcext:value-type="float">
            <text:p>0.68360173</text:p>
          </table:table-cell>
          <table:table-cell office:value-type="float" office:value="0.31566229" calcext:value-type="float">
            <text:p>0.31566229</text:p>
          </table:table-cell>
          <table:table-cell table:formula="of:=(2*[.K303]*[.L303])/([.K303]+[.L303])" office:value-type="float" office:value="0.431892439276982" calcext:value-type="float">
            <text:p>0.43189243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H304]*[.I304])/([.H304]+[.I304])" office:value-type="float" office:value="0.178123517590092" calcext:value-type="float">
            <text:p>0.1781235176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K304]*[.L304])/([.K304]+[.L304])" office:value-type="float" office:value="0.242902617223711" calcext:value-type="float">
            <text:p>0.24290261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81974" calcext:value-type="float">
            <text:p>0.30481974</text:p>
          </table:table-cell>
          <table:table-cell office:value-type="float" office:value="0.12573099" calcext:value-type="float">
            <text:p>0.12573099</text:p>
          </table:table-cell>
          <table:table-cell table:formula="of:=(2*[.H305]*[.I305])/([.H305]+[.I305])" office:value-type="float" office:value="0.178029138084344" calcext:value-type="float">
            <text:p>0.1780291381</text:p>
          </table:table-cell>
          <table:table-cell office:value-type="float" office:value="0.72521508" calcext:value-type="float">
            <text:p>0.72521508</text:p>
          </table:table-cell>
          <table:table-cell office:value-type="float" office:value="0.36478876" calcext:value-type="float">
            <text:p>0.36478876</text:p>
          </table:table-cell>
          <table:table-cell table:formula="of:=(2*[.K305]*[.L305])/([.K305]+[.L305])" office:value-type="float" office:value="0.485411702341344" calcext:value-type="float">
            <text:p>0.485411702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71408" calcext:value-type="float">
            <text:p>0.10571408</text:p>
          </table:table-cell>
          <table:table-cell office:value-type="float" office:value="0.54552938" calcext:value-type="float">
            <text:p>0.54552938</text:p>
          </table:table-cell>
          <table:table-cell table:formula="of:=(2*[.H306]*[.I306])/([.H306]+[.I306])" office:value-type="float" office:value="0.177107764029355" calcext:value-type="float">
            <text:p>0.177107764</text:p>
          </table:table-cell>
          <table:table-cell office:value-type="float" office:value="0.17635961" calcext:value-type="float">
            <text:p>0.17635961</text:p>
          </table:table-cell>
          <table:table-cell office:value-type="float" office:value="0.48061077" calcext:value-type="float">
            <text:p>0.48061077</text:p>
          </table:table-cell>
          <table:table-cell table:formula="of:=(2*[.K306]*[.L306])/([.K306]+[.L306])" office:value-type="float" office:value="0.258033940461668" calcext:value-type="float">
            <text:p>0.25803394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32723" calcext:value-type="float">
            <text:p>0.10632723</text:p>
          </table:table-cell>
          <table:table-cell office:value-type="float" office:value="0.52526162" calcext:value-type="float">
            <text:p>0.52526162</text:p>
          </table:table-cell>
          <table:table-cell table:formula="of:=(2*[.H307]*[.I307])/([.H307]+[.I307])" office:value-type="float" office:value="0.176854335157793" calcext:value-type="float">
            <text:p>0.1768543352</text:p>
          </table:table-cell>
          <table:table-cell office:value-type="float" office:value="0.18454688" calcext:value-type="float">
            <text:p>0.18454688</text:p>
          </table:table-cell>
          <table:table-cell office:value-type="float" office:value="0.47635333" calcext:value-type="float">
            <text:p>0.47635333</text:p>
          </table:table-cell>
          <table:table-cell table:formula="of:=(2*[.K307]*[.L307])/([.K307]+[.L307])" office:value-type="float" office:value="0.266029635031014" calcext:value-type="float">
            <text:p>0.26602963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2533" calcext:value-type="float">
            <text:p>0.1082533</text:p>
          </table:table-cell>
          <table:table-cell office:value-type="float" office:value="0.47269271" calcext:value-type="float">
            <text:p>0.47269271</text:p>
          </table:table-cell>
          <table:table-cell table:formula="of:=(2*[.H308]*[.I308])/([.H308]+[.I308])" office:value-type="float" office:value="0.176162827053216" calcext:value-type="float">
            <text:p>0.1761628271</text:p>
          </table:table-cell>
          <table:table-cell office:value-type="float" office:value="0.18575595" calcext:value-type="float">
            <text:p>0.18575595</text:p>
          </table:table-cell>
          <table:table-cell office:value-type="float" office:value="0.43660774" calcext:value-type="float">
            <text:p>0.43660774</text:p>
          </table:table-cell>
          <table:table-cell table:formula="of:=(2*[.K308]*[.L308])/([.K308]+[.L308])" office:value-type="float" office:value="0.260627304658641" calcext:value-type="float">
            <text:p>0.260627304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H309]*[.I309])/([.H309]+[.I309])" office:value-type="float" office:value="0.175883935783645" calcext:value-type="float">
            <text:p>0.1758839358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K309]*[.L309])/([.K309]+[.L309])" office:value-type="float" office:value="0.236742443029321" calcext:value-type="float">
            <text:p>0.23674244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85476" calcext:value-type="float">
            <text:p>0.10385476</text:p>
          </table:table-cell>
          <table:table-cell office:value-type="float" office:value="0.57316143" calcext:value-type="float">
            <text:p>0.57316143</text:p>
          </table:table-cell>
          <table:table-cell table:formula="of:=(2*[.H310]*[.I310])/([.H310]+[.I310])" office:value-type="float" office:value="0.175846733455242" calcext:value-type="float">
            <text:p>0.1758467335</text:p>
          </table:table-cell>
          <table:table-cell office:value-type="float" office:value="0.17170292" calcext:value-type="float">
            <text:p>0.17170292</text:p>
          </table:table-cell>
          <table:table-cell office:value-type="float" office:value="0.51705827" calcext:value-type="float">
            <text:p>0.51705827</text:p>
          </table:table-cell>
          <table:table-cell table:formula="of:=(2*[.K310]*[.L310])/([.K310]+[.L310])" office:value-type="float" office:value="0.257797378999094" calcext:value-type="float">
            <text:p>0.25779737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219974" calcext:value-type="float">
            <text:p>0.42219974</text:p>
          </table:table-cell>
          <table:table-cell office:value-type="float" office:value="0.11031149" calcext:value-type="float">
            <text:p>0.11031149</text:p>
          </table:table-cell>
          <table:table-cell table:formula="of:=(2*[.H311]*[.I311])/([.H311]+[.I311])" office:value-type="float" office:value="0.174920188620295" calcext:value-type="float">
            <text:p>0.1749201886</text:p>
          </table:table-cell>
          <table:table-cell office:value-type="float" office:value="0.85967118" calcext:value-type="float">
            <text:p>0.85967118</text:p>
          </table:table-cell>
          <table:table-cell office:value-type="float" office:value="0.28186207" calcext:value-type="float">
            <text:p>0.28186207</text:p>
          </table:table-cell>
          <table:table-cell table:formula="of:=(2*[.K311]*[.L311])/([.K311]+[.L311])" office:value-type="float" office:value="0.424532002574857" calcext:value-type="float">
            <text:p>0.42453200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11506" calcext:value-type="float">
            <text:p>0.10411506</text:p>
          </table:table-cell>
          <table:table-cell office:value-type="float" office:value="0.54604267" calcext:value-type="float">
            <text:p>0.54604267</text:p>
          </table:table-cell>
          <table:table-cell table:formula="of:=(2*[.H312]*[.I312])/([.H312]+[.I312])" office:value-type="float" office:value="0.17488453255677" calcext:value-type="float">
            <text:p>0.1748845326</text:p>
          </table:table-cell>
          <table:table-cell office:value-type="float" office:value="0.18248349" calcext:value-type="float">
            <text:p>0.18248349</text:p>
          </table:table-cell>
          <table:table-cell office:value-type="float" office:value="0.50978018" calcext:value-type="float">
            <text:p>0.50978018</text:p>
          </table:table-cell>
          <table:table-cell table:formula="of:=(2*[.K312]*[.L312])/([.K312]+[.L312])" office:value-type="float" office:value="0.268760214960373" calcext:value-type="float">
            <text:p>0.2687602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90998" calcext:value-type="float">
            <text:p>0.10590998</text:p>
          </table:table-cell>
          <table:table-cell office:value-type="float" office:value="0.4848298" calcext:value-type="float">
            <text:p>0.4848298</text:p>
          </table:table-cell>
          <table:table-cell table:formula="of:=(2*[.H313]*[.I313])/([.H313]+[.I313])" office:value-type="float" office:value="0.173844105847769" calcext:value-type="float">
            <text:p>0.1738441058</text:p>
          </table:table-cell>
          <table:table-cell office:value-type="float" office:value="0.17598108" calcext:value-type="float">
            <text:p>0.17598108</text:p>
          </table:table-cell>
          <table:table-cell office:value-type="float" office:value="0.44270868" calcext:value-type="float">
            <text:p>0.44270868</text:p>
          </table:table-cell>
          <table:table-cell table:formula="of:=(2*[.K313]*[.L313])/([.K313]+[.L313])" office:value-type="float" office:value="0.251849494427625" calcext:value-type="float">
            <text:p>0.251849494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4]*[.I314])/([.H314]+[.I314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4]*[.L314])/([.K314]+[.L314])" office:value-type="float" office:value="0.519935178800089" calcext:value-type="float">
            <text:p>0.519935178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5]*[.I315])/([.H315]+[.I315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5]*[.L315])/([.K315]+[.L315])" office:value-type="float" office:value="0.519935178800089" calcext:value-type="float">
            <text:p>0.519935178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460554" calcext:value-type="float">
            <text:p>0.33460554</text:p>
          </table:table-cell>
          <table:table-cell office:value-type="float" office:value="0.11667789" calcext:value-type="float">
            <text:p>0.11667789</text:p>
          </table:table-cell>
          <table:table-cell table:formula="of:=(2*[.H316]*[.I316])/([.H316]+[.I316])" office:value-type="float" office:value="0.173022388123183" calcext:value-type="float">
            <text:p>0.1730223881</text:p>
          </table:table-cell>
          <table:table-cell office:value-type="float" office:value="0.75714243" calcext:value-type="float">
            <text:p>0.75714243</text:p>
          </table:table-cell>
          <table:table-cell office:value-type="float" office:value="0.3957939" calcext:value-type="float">
            <text:p>0.3957939</text:p>
          </table:table-cell>
          <table:table-cell table:formula="of:=(2*[.K316]*[.L316])/([.K316]+[.L316])" office:value-type="float" office:value="0.519841985073325" calcext:value-type="float">
            <text:p>0.51984198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95825" calcext:value-type="float">
            <text:p>0.10395825</text:p>
          </table:table-cell>
          <table:table-cell office:value-type="float" office:value="0.51488178" calcext:value-type="float">
            <text:p>0.51488178</text:p>
          </table:table-cell>
          <table:table-cell table:formula="of:=(2*[.H317]*[.I317])/([.H317]+[.I317])" office:value-type="float" office:value="0.172988837860683" calcext:value-type="float">
            <text:p>0.1729888379</text:p>
          </table:table-cell>
          <table:table-cell office:value-type="float" office:value="0.16316307" calcext:value-type="float">
            <text:p>0.16316307</text:p>
          </table:table-cell>
          <table:table-cell office:value-type="float" office:value="0.45019161" calcext:value-type="float">
            <text:p>0.45019161</text:p>
          </table:table-cell>
          <table:table-cell table:formula="of:=(2*[.K317]*[.L317])/([.K317]+[.L317])" office:value-type="float" office:value="0.239517680621081" calcext:value-type="float">
            <text:p>0.23951768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214683" calcext:value-type="float">
            <text:p>0.10214683</text:p>
          </table:table-cell>
          <table:table-cell office:value-type="float" office:value="0.56070389" calcext:value-type="float">
            <text:p>0.56070389</text:p>
          </table:table-cell>
          <table:table-cell table:formula="of:=(2*[.H318]*[.I318])/([.H318]+[.I318])" office:value-type="float" office:value="0.172811534193306" calcext:value-type="float">
            <text:p>0.1728115342</text:p>
          </table:table-cell>
          <table:table-cell office:value-type="float" office:value="0.1579966" calcext:value-type="float">
            <text:p>0.1579966</text:p>
          </table:table-cell>
          <table:table-cell office:value-type="float" office:value="0.4646" calcext:value-type="float">
            <text:p>0.4646</text:p>
          </table:table-cell>
          <table:table-cell table:formula="of:=(2*[.K318]*[.L318])/([.K318]+[.L318])" office:value-type="float" office:value="0.235803473260214" calcext:value-type="float">
            <text:p>0.235803473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829201" calcext:value-type="float">
            <text:p>0.26829201</text:p>
          </table:table-cell>
          <table:table-cell office:value-type="float" office:value="0.12715755" calcext:value-type="float">
            <text:p>0.12715755</text:p>
          </table:table-cell>
          <table:table-cell table:formula="of:=(2*[.H319]*[.I319])/([.H319]+[.I319])" office:value-type="float" office:value="0.172539601137376" calcext:value-type="float">
            <text:p>0.1725396011</text:p>
          </table:table-cell>
          <table:table-cell office:value-type="float" office:value="0.58545979" calcext:value-type="float">
            <text:p>0.58545979</text:p>
          </table:table-cell>
          <table:table-cell office:value-type="float" office:value="0.31136337" calcext:value-type="float">
            <text:p>0.31136337</text:p>
          </table:table-cell>
          <table:table-cell table:formula="of:=(2*[.K319]*[.L319])/([.K319]+[.L319])" office:value-type="float" office:value="0.406525480929579" calcext:value-type="float">
            <text:p>0.406525480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H320]*[.I320])/([.H320]+[.I320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formula="of:=(2*[.K320]*[.L320])/([.K320]+[.L320])" office:value-type="float" office:value="0.269363509871708" calcext:value-type="float">
            <text:p>0.269363509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72207" calcext:value-type="float">
            <text:p>0.10372207</text:p>
          </table:table-cell>
          <table:table-cell office:value-type="float" office:value="0.49821126" calcext:value-type="float">
            <text:p>0.49821126</text:p>
          </table:table-cell>
          <table:table-cell table:formula="of:=(2*[.H321]*[.I321])/([.H321]+[.I321])" office:value-type="float" office:value="0.17169842774617" calcext:value-type="float">
            <text:p>0.1716984277</text:p>
          </table:table-cell>
          <table:table-cell office:value-type="float" office:value="0.16980745" calcext:value-type="float">
            <text:p>0.16980745</text:p>
          </table:table-cell>
          <table:table-cell office:value-type="float" office:value="0.44683129" calcext:value-type="float">
            <text:p>0.44683129</text:p>
          </table:table-cell>
          <table:table-cell table:formula="of:=(2*[.K321]*[.L321])/([.K321]+[.L321])" office:value-type="float" office:value="0.246093140158889" calcext:value-type="float">
            <text:p>0.246093140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H322]*[.I322])/([.H322]+[.I322])" office:value-type="float" office:value="0.171360569243962" calcext:value-type="float">
            <text:p>0.1713605692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K322]*[.L322])/([.K322]+[.L322])" office:value-type="float" office:value="0.222043149726248" calcext:value-type="float">
            <text:p>0.22204314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73852" calcext:value-type="float">
            <text:p>0.11073852</text:p>
          </table:table-cell>
          <table:table-cell office:value-type="float" office:value="0.37654459" calcext:value-type="float">
            <text:p>0.37654459</text:p>
          </table:table-cell>
          <table:table-cell table:formula="of:=(2*[.H323]*[.I323])/([.H323]+[.I323])" office:value-type="float" office:value="0.171144822198359" calcext:value-type="float">
            <text:p>0.1711448222</text:p>
          </table:table-cell>
          <table:table-cell office:value-type="float" office:value="0.19180189" calcext:value-type="float">
            <text:p>0.19180189</text:p>
          </table:table-cell>
          <table:table-cell office:value-type="float" office:value="0.3479794" calcext:value-type="float">
            <text:p>0.3479794</text:p>
          </table:table-cell>
          <table:table-cell table:formula="of:=(2*[.K323]*[.L323])/([.K323]+[.L323])" office:value-type="float" office:value="0.247296850919253" calcext:value-type="float">
            <text:p>0.247296850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8155" calcext:value-type="float">
            <text:p>0.3718155</text:p>
          </table:table-cell>
          <table:table-cell office:value-type="float" office:value="0.11031149" calcext:value-type="float">
            <text:p>0.11031149</text:p>
          </table:table-cell>
          <table:table-cell table:formula="of:=(2*[.H324]*[.I324])/([.H324]+[.I324])" office:value-type="float" office:value="0.170144060219881" calcext:value-type="float">
            <text:p>0.1701440602</text:p>
          </table:table-cell>
          <table:table-cell office:value-type="float" office:value="0.80465436" calcext:value-type="float">
            <text:p>0.80465436</text:p>
          </table:table-cell>
          <table:table-cell office:value-type="float" office:value="0.28186207" calcext:value-type="float">
            <text:p>0.28186207</text:p>
          </table:table-cell>
          <table:table-cell table:formula="of:=(2*[.K324]*[.L324])/([.K324]+[.L324])" office:value-type="float" office:value="0.41748387282855" calcext:value-type="float">
            <text:p>0.417483872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H325]*[.I325])/([.H325]+[.I325])" office:value-type="float" office:value="0.169785953385656" calcext:value-type="float">
            <text:p>0.1697859534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K325]*[.L325])/([.K325]+[.L325])" office:value-type="float" office:value="0.215905401115364" calcext:value-type="float">
            <text:p>0.215905401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70276" calcext:value-type="float">
            <text:p>0.10370276</text:p>
          </table:table-cell>
          <table:table-cell office:value-type="float" office:value="0.44848305" calcext:value-type="float">
            <text:p>0.44848305</text:p>
          </table:table-cell>
          <table:table-cell table:formula="of:=(2*[.H326]*[.I326])/([.H326]+[.I326])" office:value-type="float" office:value="0.168453912635741" calcext:value-type="float">
            <text:p>0.1684539126</text:p>
          </table:table-cell>
          <table:table-cell office:value-type="float" office:value="0.17740065" calcext:value-type="float">
            <text:p>0.17740065</text:p>
          </table:table-cell>
          <table:table-cell office:value-type="float" office:value="0.41004932" calcext:value-type="float">
            <text:p>0.41004932</text:p>
          </table:table-cell>
          <table:table-cell table:formula="of:=(2*[.K326]*[.L326])/([.K326]+[.L326])" office:value-type="float" office:value="0.247656888637029" calcext:value-type="float">
            <text:p>0.247656888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99942" calcext:value-type="float">
            <text:p>0.09799942</text:p>
          </table:table-cell>
          <table:table-cell office:value-type="float" office:value="0.5966778" calcext:value-type="float">
            <text:p>0.5966778</text:p>
          </table:table-cell>
          <table:table-cell table:formula="of:=(2*[.H327]*[.I327])/([.H327]+[.I327])" office:value-type="float" office:value="0.168348915563622" calcext:value-type="float">
            <text:p>0.1683489156</text:p>
          </table:table-cell>
          <table:table-cell office:value-type="float" office:value="0.14614623" calcext:value-type="float">
            <text:p>0.14614623</text:p>
          </table:table-cell>
          <table:table-cell office:value-type="float" office:value="0.49000202" calcext:value-type="float">
            <text:p>0.49000202</text:p>
          </table:table-cell>
          <table:table-cell table:formula="of:=(2*[.K327]*[.L327])/([.K327]+[.L327])" office:value-type="float" office:value="0.225142324655879" calcext:value-type="float">
            <text:p>0.225142324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740399" calcext:value-type="float">
            <text:p>0.10740399</text:p>
          </table:table-cell>
          <table:table-cell office:value-type="float" office:value="0.38847359" calcext:value-type="float">
            <text:p>0.38847359</text:p>
          </table:table-cell>
          <table:table-cell table:formula="of:=(2*[.H328]*[.I328])/([.H328]+[.I328])" office:value-type="float" office:value="0.168281911739684" calcext:value-type="float">
            <text:p>0.1682819117</text:p>
          </table:table-cell>
          <table:table-cell office:value-type="float" office:value="0.17989433" calcext:value-type="float">
            <text:p>0.17989433</text:p>
          </table:table-cell>
          <table:table-cell office:value-type="float" office:value="0.35375624" calcext:value-type="float">
            <text:p>0.35375624</text:p>
          </table:table-cell>
          <table:table-cell table:formula="of:=(2*[.K328]*[.L328])/([.K328]+[.L328])" office:value-type="float" office:value="0.238503415364549" calcext:value-type="float">
            <text:p>0.238503415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3508269" calcext:value-type="float">
            <text:p>0.13508269</text:p>
          </table:table-cell>
          <table:table-cell office:value-type="float" office:value="0.2226238" calcext:value-type="float">
            <text:p>0.2226238</text:p>
          </table:table-cell>
          <table:table-cell table:formula="of:=(2*[.H329]*[.I329])/([.H329]+[.I329])" office:value-type="float" office:value="0.16814132593469" calcext:value-type="float">
            <text:p>0.1681413259</text:p>
          </table:table-cell>
          <table:table-cell office:value-type="float" office:value="0.27271495" calcext:value-type="float">
            <text:p>0.27271495</text:p>
          </table:table-cell>
          <table:table-cell office:value-type="float" office:value="0.19299519" calcext:value-type="float">
            <text:p>0.19299519</text:p>
          </table:table-cell>
          <table:table-cell table:formula="of:=(2*[.K329]*[.L329])/([.K329]+[.L329])" office:value-type="float" office:value="0.226031898687413" calcext:value-type="float">
            <text:p>0.22603189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2787" calcext:value-type="float">
            <text:p>0.1062787</text:p>
          </table:table-cell>
          <table:table-cell office:value-type="float" office:value="0.40183994" calcext:value-type="float">
            <text:p>0.40183994</text:p>
          </table:table-cell>
          <table:table-cell table:formula="of:=(2*[.H330]*[.I330])/([.H330]+[.I330])" office:value-type="float" office:value="0.168098641023199" calcext:value-type="float">
            <text:p>0.168098641</text:p>
          </table:table-cell>
          <table:table-cell office:value-type="float" office:value="0.19068874" calcext:value-type="float">
            <text:p>0.19068874</text:p>
          </table:table-cell>
          <table:table-cell office:value-type="float" office:value="0.3656444" calcext:value-type="float">
            <text:p>0.3656444</text:p>
          </table:table-cell>
          <table:table-cell table:formula="of:=(2*[.K330]*[.L330])/([.K330]+[.L330])" office:value-type="float" office:value="0.250656539799358" calcext:value-type="float">
            <text:p>0.250656539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32725" calcext:value-type="float">
            <text:p>0.10432725</text:p>
          </table:table-cell>
          <table:table-cell office:value-type="float" office:value="0.43137933" calcext:value-type="float">
            <text:p>0.43137933</text:p>
          </table:table-cell>
          <table:table-cell table:formula="of:=(2*[.H331]*[.I331])/([.H331]+[.I331])" office:value-type="float" office:value="0.168019661829588" calcext:value-type="float">
            <text:p>0.1680196618</text:p>
          </table:table-cell>
          <table:table-cell office:value-type="float" office:value="0.18725219" calcext:value-type="float">
            <text:p>0.18725219</text:p>
          </table:table-cell>
          <table:table-cell office:value-type="float" office:value="0.40494661" calcext:value-type="float">
            <text:p>0.40494661</text:p>
          </table:table-cell>
          <table:table-cell table:formula="of:=(2*[.K331]*[.L331])/([.K331]+[.L331])" office:value-type="float" office:value="0.256086772062273" calcext:value-type="float">
            <text:p>0.25608677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58451" calcext:value-type="float">
            <text:p>0.10558451</text:p>
          </table:table-cell>
          <table:table-cell office:value-type="float" office:value="0.41004706" calcext:value-type="float">
            <text:p>0.41004706</text:p>
          </table:table-cell>
          <table:table-cell table:formula="of:=(2*[.H332]*[.I332])/([.H332]+[.I332])" office:value-type="float" office:value="0.167928499440174" calcext:value-type="float">
            <text:p>0.1679284994</text:p>
          </table:table-cell>
          <table:table-cell office:value-type="float" office:value="0.18367458" calcext:value-type="float">
            <text:p>0.18367458</text:p>
          </table:table-cell>
          <table:table-cell office:value-type="float" office:value="0.36769015" calcext:value-type="float">
            <text:p>0.36769015</text:p>
          </table:table-cell>
          <table:table-cell table:formula="of:=(2*[.K332]*[.L332])/([.K332]+[.L332])" office:value-type="float" office:value="0.244975168692372" calcext:value-type="float">
            <text:p>0.244975168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599189" calcext:value-type="float">
            <text:p>0.27599189</text:p>
          </table:table-cell>
          <table:table-cell office:value-type="float" office:value="0.12044482" calcext:value-type="float">
            <text:p>0.12044482</text:p>
          </table:table-cell>
          <table:table-cell table:formula="of:=(2*[.H333]*[.I333])/([.H333]+[.I333])" office:value-type="float" office:value="0.16770290275343" calcext:value-type="float">
            <text:p>0.1677029028</text:p>
          </table:table-cell>
          <table:table-cell office:value-type="float" office:value="0.6176916" calcext:value-type="float">
            <text:p>0.6176916</text:p>
          </table:table-cell>
          <table:table-cell office:value-type="float" office:value="0.38497659" calcext:value-type="float">
            <text:p>0.38497659</text:p>
          </table:table-cell>
          <table:table-cell table:formula="of:=(2*[.K333]*[.L333])/([.K333]+[.L333])" office:value-type="float" office:value="0.474328014414507" calcext:value-type="float">
            <text:p>0.47432801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3158" calcext:value-type="float">
            <text:p>0.10513158</text:p>
          </table:table-cell>
          <table:table-cell office:value-type="float" office:value="0.41161457" calcext:value-type="float">
            <text:p>0.41161457</text:p>
          </table:table-cell>
          <table:table-cell table:formula="of:=(2*[.H334]*[.I334])/([.H334]+[.I334])" office:value-type="float" office:value="0.167485292711404" calcext:value-type="float">
            <text:p>0.1674852927</text:p>
          </table:table-cell>
          <table:table-cell office:value-type="float" office:value="0.16681473" calcext:value-type="float">
            <text:p>0.16681473</text:p>
          </table:table-cell>
          <table:table-cell office:value-type="float" office:value="0.36076209" calcext:value-type="float">
            <text:p>0.36076209</text:p>
          </table:table-cell>
          <table:table-cell table:formula="of:=(2*[.K334]*[.L334])/([.K334]+[.L334])" office:value-type="float" office:value="0.228139024901002" calcext:value-type="float">
            <text:p>0.22813902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183672" calcext:value-type="float">
            <text:p>0.10183672</text:p>
          </table:table-cell>
          <table:table-cell office:value-type="float" office:value="0.46549235" calcext:value-type="float">
            <text:p>0.46549235</text:p>
          </table:table-cell>
          <table:table-cell table:formula="of:=(2*[.H335]*[.I335])/([.H335]+[.I335])" office:value-type="float" office:value="0.167113643970657" calcext:value-type="float">
            <text:p>0.167113644</text:p>
          </table:table-cell>
          <table:table-cell office:value-type="float" office:value="0.17741499" calcext:value-type="float">
            <text:p>0.17741499</text:p>
          </table:table-cell>
          <table:table-cell office:value-type="float" office:value="0.42818102" calcext:value-type="float">
            <text:p>0.42818102</text:p>
          </table:table-cell>
          <table:table-cell table:formula="of:=(2*[.K335]*[.L335])/([.K335]+[.L335])" office:value-type="float" office:value="0.250879233439764" calcext:value-type="float">
            <text:p>0.250879233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09999" calcext:value-type="float">
            <text:p>0.10309999</text:p>
          </table:table-cell>
          <table:table-cell office:value-type="float" office:value="0.43574545" calcext:value-type="float">
            <text:p>0.43574545</text:p>
          </table:table-cell>
          <table:table-cell table:formula="of:=(2*[.H336]*[.I336])/([.H336]+[.I336])" office:value-type="float" office:value="0.166746707692453" calcext:value-type="float">
            <text:p>0.1667467077</text:p>
          </table:table-cell>
          <table:table-cell office:value-type="float" office:value="0.1786903" calcext:value-type="float">
            <text:p>0.1786903</text:p>
          </table:table-cell>
          <table:table-cell office:value-type="float" office:value="0.38908105" calcext:value-type="float">
            <text:p>0.38908105</text:p>
          </table:table-cell>
          <table:table-cell table:formula="of:=(2*[.K336]*[.L336])/([.K336]+[.L336])" office:value-type="float" office:value="0.244904958831808" calcext:value-type="float">
            <text:p>0.24490495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8849" calcext:value-type="float">
            <text:p>0.09608849</text:p>
          </table:table-cell>
          <table:table-cell office:value-type="float" office:value="0.62275757" calcext:value-type="float">
            <text:p>0.62275757</text:p>
          </table:table-cell>
          <table:table-cell table:formula="of:=(2*[.H337]*[.I337])/([.H337]+[.I337])" office:value-type="float" office:value="0.166488592946783" calcext:value-type="float">
            <text:p>0.1664885929</text:p>
          </table:table-cell>
          <table:table-cell office:value-type="float" office:value="0.13931525" calcext:value-type="float">
            <text:p>0.13931525</text:p>
          </table:table-cell>
          <table:table-cell office:value-type="float" office:value="0.51377315" calcext:value-type="float">
            <text:p>0.51377315</text:p>
          </table:table-cell>
          <table:table-cell table:formula="of:=(2*[.K337]*[.L337])/([.K337]+[.L337])" office:value-type="float" office:value="0.219193710485556" calcext:value-type="float">
            <text:p>0.21919371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2735" calcext:value-type="float">
            <text:p>0.10512735</text:p>
          </table:table-cell>
          <table:table-cell office:value-type="float" office:value="0.39884787" calcext:value-type="float">
            <text:p>0.39884787</text:p>
          </table:table-cell>
          <table:table-cell table:formula="of:=(2*[.H338]*[.I338])/([.H338]+[.I338])" office:value-type="float" office:value="0.166396354274103" calcext:value-type="float">
            <text:p>0.1663963543</text:p>
          </table:table-cell>
          <table:table-cell office:value-type="float" office:value="0.17254985" calcext:value-type="float">
            <text:p>0.17254985</text:p>
          </table:table-cell>
          <table:table-cell office:value-type="float" office:value="0.3578607" calcext:value-type="float">
            <text:p>0.3578607</text:p>
          </table:table-cell>
          <table:table-cell table:formula="of:=(2*[.K338]*[.L338])/([.K338]+[.L338])" office:value-type="float" office:value="0.232834019255066" calcext:value-type="float">
            <text:p>0.232834019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355247" calcext:value-type="float">
            <text:p>0.10355247</text:p>
          </table:table-cell>
          <table:table-cell office:value-type="float" office:value="0.42166696" calcext:value-type="float">
            <text:p>0.42166696</text:p>
          </table:table-cell>
          <table:table-cell table:formula="of:=(2*[.H339]*[.I339])/([.H339]+[.I339])" office:value-type="float" office:value="0.166272048333746" calcext:value-type="float">
            <text:p>0.1662720483</text:p>
          </table:table-cell>
          <table:table-cell office:value-type="float" office:value="0.18656002" calcext:value-type="float">
            <text:p>0.18656002</text:p>
          </table:table-cell>
          <table:table-cell office:value-type="float" office:value="0.38492473" calcext:value-type="float">
            <text:p>0.38492473</text:p>
          </table:table-cell>
          <table:table-cell table:formula="of:=(2*[.K339]*[.L339])/([.K339]+[.L339])" office:value-type="float" office:value="0.251315771163779" calcext:value-type="float">
            <text:p>0.251315771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192128" calcext:value-type="float">
            <text:p>0.10192128</text:p>
          </table:table-cell>
          <table:table-cell office:value-type="float" office:value="0.44394965" calcext:value-type="float">
            <text:p>0.44394965</text:p>
          </table:table-cell>
          <table:table-cell table:formula="of:=(2*[.H340]*[.I340])/([.H340]+[.I340])" office:value-type="float" office:value="0.165782473829673" calcext:value-type="float">
            <text:p>0.1657824738</text:p>
          </table:table-cell>
          <table:table-cell office:value-type="float" office:value="0.1878694" calcext:value-type="float">
            <text:p>0.1878694</text:p>
          </table:table-cell>
          <table:table-cell office:value-type="float" office:value="0.42131519" calcext:value-type="float">
            <text:p>0.42131519</text:p>
          </table:table-cell>
          <table:table-cell table:formula="of:=(2*[.K340]*[.L340])/([.K340]+[.L340])" office:value-type="float" office:value="0.259862883124427" calcext:value-type="float">
            <text:p>0.25986288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02151" calcext:value-type="float">
            <text:p>0.27302151</text:p>
          </table:table-cell>
          <table:table-cell office:value-type="float" office:value="0.11772036" calcext:value-type="float">
            <text:p>0.11772036</text:p>
          </table:table-cell>
          <table:table-cell table:formula="of:=(2*[.H341]*[.I341])/([.H341]+[.I341])" office:value-type="float" office:value="0.164508556223799" calcext:value-type="float">
            <text:p>0.1645085562</text:p>
          </table:table-cell>
          <table:table-cell office:value-type="float" office:value="0.65458026" calcext:value-type="float">
            <text:p>0.65458026</text:p>
          </table:table-cell>
          <table:table-cell office:value-type="float" office:value="0.30588989" calcext:value-type="float">
            <text:p>0.30588989</text:p>
          </table:table-cell>
          <table:table-cell table:formula="of:=(2*[.K341]*[.L341])/([.K341]+[.L341])" office:value-type="float" office:value="0.416940565466967" calcext:value-type="float">
            <text:p>0.416940565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H342]*[.I342])/([.H342]+[.I342])" office:value-type="float" office:value="0.16387184154466" calcext:value-type="float">
            <text:p>0.1638718415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K342]*[.L342])/([.K342]+[.L342])" office:value-type="float" office:value="0.205080464014341" calcext:value-type="float">
            <text:p>0.2050804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056822" calcext:value-type="float">
            <text:p>0.10056822</text:p>
          </table:table-cell>
          <table:table-cell office:value-type="float" office:value="0.43988965" calcext:value-type="float">
            <text:p>0.43988965</text:p>
          </table:table-cell>
          <table:table-cell table:formula="of:=(2*[.H343]*[.I343])/([.H343]+[.I343])" office:value-type="float" office:value="0.163709038400803" calcext:value-type="float">
            <text:p>0.1637090384</text:p>
          </table:table-cell>
          <table:table-cell office:value-type="float" office:value="0.16280618" calcext:value-type="float">
            <text:p>0.16280618</text:p>
          </table:table-cell>
          <table:table-cell office:value-type="float" office:value="0.37163126" calcext:value-type="float">
            <text:p>0.37163126</text:p>
          </table:table-cell>
          <table:table-cell table:formula="of:=(2*[.K343]*[.L343])/([.K343]+[.L343])" office:value-type="float" office:value="0.22642076052601" calcext:value-type="float">
            <text:p>0.22642076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57383" calcext:value-type="float">
            <text:p>0.27357383</text:p>
          </table:table-cell>
          <table:table-cell office:value-type="float" office:value="0.11625794" calcext:value-type="float">
            <text:p>0.11625794</text:p>
          </table:table-cell>
          <table:table-cell table:formula="of:=(2*[.H344]*[.I344])/([.H344]+[.I344])" office:value-type="float" office:value="0.163173616730674" calcext:value-type="float">
            <text:p>0.1631736167</text:p>
          </table:table-cell>
          <table:table-cell office:value-type="float" office:value="0.63283022" calcext:value-type="float">
            <text:p>0.63283022</text:p>
          </table:table-cell>
          <table:table-cell office:value-type="float" office:value="0.38331976" calcext:value-type="float">
            <text:p>0.38331976</text:p>
          </table:table-cell>
          <table:table-cell table:formula="of:=(2*[.K344]*[.L344])/([.K344]+[.L344])" office:value-type="float" office:value="0.4774419777111" calcext:value-type="float">
            <text:p>0.47744197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799672" calcext:value-type="float">
            <text:p>0.11799672</text:p>
          </table:table-cell>
          <table:table-cell office:value-type="float" office:value="0.26261967" calcext:value-type="float">
            <text:p>0.26261967</text:p>
          </table:table-cell>
          <table:table-cell table:formula="of:=(2*[.H345]*[.I345])/([.H345]+[.I345])" office:value-type="float" office:value="0.162831977190906" calcext:value-type="float">
            <text:p>0.1628319772</text:p>
          </table:table-cell>
          <table:table-cell office:value-type="float" office:value="0.20144473" calcext:value-type="float">
            <text:p>0.20144473</text:p>
          </table:table-cell>
          <table:table-cell office:value-type="float" office:value="0.20455406" calcext:value-type="float">
            <text:p>0.20455406</text:p>
          </table:table-cell>
          <table:table-cell table:formula="of:=(2*[.K345]*[.L345])/([.K345]+[.L345])" office:value-type="float" office:value="0.202987488643027" calcext:value-type="float">
            <text:p>0.20298748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37405" calcext:value-type="float">
            <text:p>0.1337405</text:p>
          </table:table-cell>
          <table:table-cell office:value-type="float" office:value="0.20649777" calcext:value-type="float">
            <text:p>0.20649777</text:p>
          </table:table-cell>
          <table:table-cell table:formula="of:=(2*[.H346]*[.I346])/([.H346]+[.I346])" office:value-type="float" office:value="0.162339850885587" calcext:value-type="float">
            <text:p>0.1623398509</text:p>
          </table:table-cell>
          <table:table-cell office:value-type="float" office:value="0.28537147" calcext:value-type="float">
            <text:p>0.28537147</text:p>
          </table:table-cell>
          <table:table-cell office:value-type="float" office:value="0.18839291" calcext:value-type="float">
            <text:p>0.18839291</text:p>
          </table:table-cell>
          <table:table-cell table:formula="of:=(2*[.K346]*[.L346])/([.K346]+[.L346])" office:value-type="float" office:value="0.226956537611704" calcext:value-type="float">
            <text:p>0.226956537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7]*[.I347])/([.H347]+[.I347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7]*[.L347])/([.K347]+[.L347])" office:value-type="float" office:value="0.533258038974565" calcext:value-type="float">
            <text:p>0.53325803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8]*[.I348])/([.H348]+[.I348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8]*[.L348])/([.K348]+[.L348])" office:value-type="float" office:value="0.533258038974565" calcext:value-type="float">
            <text:p>0.53325803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25563" calcext:value-type="float">
            <text:p>0.38925563</text:p>
          </table:table-cell>
          <table:table-cell office:value-type="float" office:value="0.10193658" calcext:value-type="float">
            <text:p>0.10193658</text:p>
          </table:table-cell>
          <table:table-cell table:formula="of:=(2*[.H349]*[.I349])/([.H349]+[.I349])" office:value-type="float" office:value="0.161563586963016" calcext:value-type="float">
            <text:p>0.161563587</text:p>
          </table:table-cell>
          <table:table-cell office:value-type="float" office:value="0.88306877" calcext:value-type="float">
            <text:p>0.88306877</text:p>
          </table:table-cell>
          <table:table-cell office:value-type="float" office:value="0.38195075" calcext:value-type="float">
            <text:p>0.38195075</text:p>
          </table:table-cell>
          <table:table-cell table:formula="of:=(2*[.K349]*[.L349])/([.K349]+[.L349])" office:value-type="float" office:value="0.533254663142396" calcext:value-type="float">
            <text:p>0.533254663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09766" calcext:value-type="float">
            <text:p>0.3909766</text:p>
          </table:table-cell>
          <table:table-cell office:value-type="float" office:value="0.10135697" calcext:value-type="float">
            <text:p>0.10135697</text:p>
          </table:table-cell>
          <table:table-cell table:formula="of:=(2*[.H350]*[.I350])/([.H350]+[.I350])" office:value-type="float" office:value="0.160981114966026" calcext:value-type="float">
            <text:p>0.160981115</text:p>
          </table:table-cell>
          <table:table-cell office:value-type="float" office:value="0.88338262" calcext:value-type="float">
            <text:p>0.88338262</text:p>
          </table:table-cell>
          <table:table-cell office:value-type="float" office:value="0.38181851" calcext:value-type="float">
            <text:p>0.38181851</text:p>
          </table:table-cell>
          <table:table-cell table:formula="of:=(2*[.K350]*[.L350])/([.K350]+[.L350])" office:value-type="float" office:value="0.533182950489929" calcext:value-type="float">
            <text:p>0.533182950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790275" calcext:value-type="float">
            <text:p>0.12790275</text:p>
          </table:table-cell>
          <table:table-cell office:value-type="float" office:value="0.2160925" calcext:value-type="float">
            <text:p>0.2160925</text:p>
          </table:table-cell>
          <table:table-cell table:formula="of:=(2*[.H351]*[.I351])/([.H351]+[.I351])" office:value-type="float" office:value="0.160693061920913" calcext:value-type="float">
            <text:p>0.1606930619</text:p>
          </table:table-cell>
          <table:table-cell office:value-type="float" office:value="0.26872082" calcext:value-type="float">
            <text:p>0.26872082</text:p>
          </table:table-cell>
          <table:table-cell office:value-type="float" office:value="0.1844518" calcext:value-type="float">
            <text:p>0.1844518</text:p>
          </table:table-cell>
          <table:table-cell table:formula="of:=(2*[.K351]*[.L351])/([.K351]+[.L351])" office:value-type="float" office:value="0.218751251770136" calcext:value-type="float">
            <text:p>0.218751251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10906" calcext:value-type="float">
            <text:p>0.0910906</text:p>
          </table:table-cell>
          <table:table-cell office:value-type="float" office:value="0.66250094" calcext:value-type="float">
            <text:p>0.66250094</text:p>
          </table:table-cell>
          <table:table-cell table:formula="of:=(2*[.H352]*[.I352])/([.H352]+[.I352])" office:value-type="float" office:value="0.160159993635714" calcext:value-type="float">
            <text:p>0.1601599936</text:p>
          </table:table-cell>
          <table:table-cell office:value-type="float" office:value="0.12793276" calcext:value-type="float">
            <text:p>0.12793276</text:p>
          </table:table-cell>
          <table:table-cell office:value-type="float" office:value="0.5349281" calcext:value-type="float">
            <text:p>0.5349281</text:p>
          </table:table-cell>
          <table:table-cell table:formula="of:=(2*[.K352]*[.L352])/([.K352]+[.L352])" office:value-type="float" office:value="0.206483237627142" calcext:value-type="float">
            <text:p>0.206483237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676" calcext:value-type="float">
            <text:p>0.0960676</text:p>
          </table:table-cell>
          <table:table-cell office:value-type="float" office:value="0.47964588" calcext:value-type="float">
            <text:p>0.47964588</text:p>
          </table:table-cell>
          <table:table-cell table:formula="of:=(2*[.H353]*[.I353])/([.H353]+[.I353])" office:value-type="float" office:value="0.160074169329813" calcext:value-type="float">
            <text:p>0.1600741693</text:p>
          </table:table-cell>
          <table:table-cell office:value-type="float" office:value="0.14798465" calcext:value-type="float">
            <text:p>0.14798465</text:p>
          </table:table-cell>
          <table:table-cell office:value-type="float" office:value="0.39827525" calcext:value-type="float">
            <text:p>0.39827525</text:p>
          </table:table-cell>
          <table:table-cell table:formula="of:=(2*[.K353]*[.L353])/([.K353]+[.L353])" office:value-type="float" office:value="0.215789676214243" calcext:value-type="float">
            <text:p>0.215789676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607488" calcext:value-type="float">
            <text:p>0.27607488</text:p>
          </table:table-cell>
          <table:table-cell office:value-type="float" office:value="0.1124771" calcext:value-type="float">
            <text:p>0.1124771</text:p>
          </table:table-cell>
          <table:table-cell table:formula="of:=(2*[.H354]*[.I354])/([.H354]+[.I354])" office:value-type="float" office:value="0.15983499497415" calcext:value-type="float">
            <text:p>0.159834995</text:p>
          </table:table-cell>
          <table:table-cell office:value-type="float" office:value="0.66661229" calcext:value-type="float">
            <text:p>0.66661229</text:p>
          </table:table-cell>
          <table:table-cell office:value-type="float" office:value="0.38145292" calcext:value-type="float">
            <text:p>0.38145292</text:p>
          </table:table-cell>
          <table:table-cell table:formula="of:=(2*[.K354]*[.L354])/([.K354]+[.L354])" office:value-type="float" office:value="0.485239281109974" calcext:value-type="float">
            <text:p>0.485239281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665847" calcext:value-type="float">
            <text:p>0.12665847</text:p>
          </table:table-cell>
          <table:table-cell office:value-type="float" office:value="0.2100404" calcext:value-type="float">
            <text:p>0.2100404</text:p>
          </table:table-cell>
          <table:table-cell table:formula="of:=(2*[.H355]*[.I355])/([.H355]+[.I355])" office:value-type="float" office:value="0.158024858843084" calcext:value-type="float">
            <text:p>0.1580248588</text:p>
          </table:table-cell>
          <table:table-cell office:value-type="float" office:value="0.26611017" calcext:value-type="float">
            <text:p>0.26611017</text:p>
          </table:table-cell>
          <table:table-cell office:value-type="float" office:value="0.17349966" calcext:value-type="float">
            <text:p>0.17349966</text:p>
          </table:table-cell>
          <table:table-cell table:formula="of:=(2*[.K355]*[.L355])/([.K355]+[.L355])" office:value-type="float" office:value="0.210050007378325" calcext:value-type="float">
            <text:p>0.210050007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6]*[.I356])/([.H356]+[.I356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6]*[.L356])/([.K356]+[.L356])" office:value-type="float" office:value="0.512306906098922" calcext:value-type="float">
            <text:p>0.512306906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7]*[.I357])/([.H357]+[.I357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7]*[.L357])/([.K357]+[.L357])" office:value-type="float" office:value="0.512306906098922" calcext:value-type="float">
            <text:p>0.512306906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814091" calcext:value-type="float">
            <text:p>0.12814091</text:p>
          </table:table-cell>
          <table:table-cell office:value-type="float" office:value="0.20371918" calcext:value-type="float">
            <text:p>0.20371918</text:p>
          </table:table-cell>
          <table:table-cell table:formula="of:=(2*[.H358]*[.I358])/([.H358]+[.I358])" office:value-type="float" office:value="0.157323895799907" calcext:value-type="float">
            <text:p>0.1573238958</text:p>
          </table:table-cell>
          <table:table-cell office:value-type="float" office:value="0.28060036" calcext:value-type="float">
            <text:p>0.28060036</text:p>
          </table:table-cell>
          <table:table-cell office:value-type="float" office:value="0.1809048" calcext:value-type="float">
            <text:p>0.1809048</text:p>
          </table:table-cell>
          <table:table-cell table:formula="of:=(2*[.K358]*[.L358])/([.K358]+[.L358])" office:value-type="float" office:value="0.219984331294272" calcext:value-type="float">
            <text:p>0.219984331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648" calcext:value-type="float">
            <text:p>0.34399648</text:p>
          </table:table-cell>
          <table:table-cell office:value-type="float" office:value="0.10193658" calcext:value-type="float">
            <text:p>0.10193658</text:p>
          </table:table-cell>
          <table:table-cell table:formula="of:=(2*[.H359]*[.I359])/([.H359]+[.I359])" office:value-type="float" office:value="0.157269455210333" calcext:value-type="float">
            <text:p>0.1572694552</text:p>
          </table:table-cell>
          <table:table-cell office:value-type="float" office:value="0.77773085" calcext:value-type="float">
            <text:p>0.77773085</text:p>
          </table:table-cell>
          <table:table-cell office:value-type="float" office:value="0.38195075" calcext:value-type="float">
            <text:p>0.38195075</text:p>
          </table:table-cell>
          <table:table-cell table:formula="of:=(2*[.K359]*[.L359])/([.K359]+[.L359])" office:value-type="float" office:value="0.512304207388713" calcext:value-type="float">
            <text:p>0.512304207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84074" calcext:value-type="float">
            <text:p>0.09284074</text:p>
          </table:table-cell>
          <table:table-cell office:value-type="float" office:value="0.50664853" calcext:value-type="float">
            <text:p>0.50664853</text:p>
          </table:table-cell>
          <table:table-cell table:formula="of:=(2*[.H360]*[.I360])/([.H360]+[.I360])" office:value-type="float" office:value="0.156925659220263" calcext:value-type="float">
            <text:p>0.1569256592</text:p>
          </table:table-cell>
          <table:table-cell office:value-type="float" office:value="0.13965852" calcext:value-type="float">
            <text:p>0.13965852</text:p>
          </table:table-cell>
          <table:table-cell office:value-type="float" office:value="0.42378876" calcext:value-type="float">
            <text:p>0.42378876</text:p>
          </table:table-cell>
          <table:table-cell table:formula="of:=(2*[.K360]*[.L360])/([.K360]+[.L360])" office:value-type="float" office:value="0.210084290456545" calcext:value-type="float">
            <text:p>0.21008429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427059" calcext:value-type="float">
            <text:p>0.29427059</text:p>
          </table:table-cell>
          <table:table-cell office:value-type="float" office:value="0.10584468" calcext:value-type="float">
            <text:p>0.10584468</text:p>
          </table:table-cell>
          <table:table-cell table:formula="of:=(2*[.H361]*[.I361])/([.H361]+[.I361])" office:value-type="float" office:value="0.155690016189391" calcext:value-type="float">
            <text:p>0.1556900162</text:p>
          </table:table-cell>
          <table:table-cell office:value-type="float" office:value="0.75354604" calcext:value-type="float">
            <text:p>0.75354604</text:p>
          </table:table-cell>
          <table:table-cell office:value-type="float" office:value="0.37839078" calcext:value-type="float">
            <text:p>0.37839078</text:p>
          </table:table-cell>
          <table:table-cell table:formula="of:=(2*[.K361]*[.L361])/([.K361]+[.L361])" office:value-type="float" office:value="0.503799980358464" calcext:value-type="float">
            <text:p>0.50379998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695815" calcext:value-type="float">
            <text:p>0.12695815</text:p>
          </table:table-cell>
          <table:table-cell office:value-type="float" office:value="0.19905713" calcext:value-type="float">
            <text:p>0.19905713</text:p>
          </table:table-cell>
          <table:table-cell table:formula="of:=(2*[.H362]*[.I362])/([.H362]+[.I362])" office:value-type="float" office:value="0.155035217791691" calcext:value-type="float">
            <text:p>0.1550352178</text:p>
          </table:table-cell>
          <table:table-cell office:value-type="float" office:value="0.27718851" calcext:value-type="float">
            <text:p>0.27718851</text:p>
          </table:table-cell>
          <table:table-cell office:value-type="float" office:value="0.17095608" calcext:value-type="float">
            <text:p>0.17095608</text:p>
          </table:table-cell>
          <table:table-cell table:formula="of:=(2*[.K362]*[.L362])/([.K362]+[.L362])" office:value-type="float" office:value="0.21148112527986" calcext:value-type="float">
            <text:p>0.21148112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27328" calcext:value-type="float">
            <text:p>0.11227328</text:p>
          </table:table-cell>
          <table:table-cell office:value-type="float" office:value="0.25027763" calcext:value-type="float">
            <text:p>0.25027763</text:p>
          </table:table-cell>
          <table:table-cell table:formula="of:=(2*[.H363]*[.I363])/([.H363]+[.I363])" office:value-type="float" office:value="0.15500990153756" calcext:value-type="float">
            <text:p>0.1550099015</text:p>
          </table:table-cell>
          <table:table-cell office:value-type="float" office:value="0.20226975" calcext:value-type="float">
            <text:p>0.20226975</text:p>
          </table:table-cell>
          <table:table-cell office:value-type="float" office:value="0.1943694" calcext:value-type="float">
            <text:p>0.1943694</text:p>
          </table:table-cell>
          <table:table-cell table:formula="of:=(2*[.K363]*[.L363])/([.K363]+[.L363])" office:value-type="float" office:value="0.198240894503984" calcext:value-type="float">
            <text:p>0.198240894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809111" calcext:value-type="float">
            <text:p>0.12809111</text:p>
          </table:table-cell>
          <table:table-cell office:value-type="float" office:value="0.1935949" calcext:value-type="float">
            <text:p>0.1935949</text:p>
          </table:table-cell>
          <table:table-cell table:formula="of:=(2*[.H364]*[.I364])/([.H364]+[.I364])" office:value-type="float" office:value="0.15417385189576" calcext:value-type="float">
            <text:p>0.1541738519</text:p>
          </table:table-cell>
          <table:table-cell office:value-type="float" office:value="0.2466438" calcext:value-type="float">
            <text:p>0.2466438</text:p>
          </table:table-cell>
          <table:table-cell office:value-type="float" office:value="0.15586577" calcext:value-type="float">
            <text:p>0.15586577</text:p>
          </table:table-cell>
          <table:table-cell table:formula="of:=(2*[.K364]*[.L364])/([.K364]+[.L364])" office:value-type="float" office:value="0.191018195183414" calcext:value-type="float">
            <text:p>0.19101819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980079" calcext:value-type="float">
            <text:p>0.12980079</text:p>
          </table:table-cell>
          <table:table-cell office:value-type="float" office:value="0.18793771" calcext:value-type="float">
            <text:p>0.18793771</text:p>
          </table:table-cell>
          <table:table-cell table:formula="of:=(2*[.H365]*[.I365])/([.H365]+[.I365])" office:value-type="float" office:value="0.153550565819319" calcext:value-type="float">
            <text:p>0.1535505658</text:p>
          </table:table-cell>
          <table:table-cell office:value-type="float" office:value="0.28251824" calcext:value-type="float">
            <text:p>0.28251824</text:p>
          </table:table-cell>
          <table:table-cell office:value-type="float" office:value="0.15333257" calcext:value-type="float">
            <text:p>0.15333257</text:p>
          </table:table-cell>
          <table:table-cell table:formula="of:=(2*[.K365]*[.L365])/([.K365]+[.L365])" office:value-type="float" office:value="0.19878016430015" calcext:value-type="float">
            <text:p>0.198780164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94903" calcext:value-type="float">
            <text:p>0.12794903</text:p>
          </table:table-cell>
          <table:table-cell office:value-type="float" office:value="0.19131935" calcext:value-type="float">
            <text:p>0.19131935</text:p>
          </table:table-cell>
          <table:table-cell table:formula="of:=(2*[.H366]*[.I366])/([.H366]+[.I366])" office:value-type="float" office:value="0.153345127711867" calcext:value-type="float">
            <text:p>0.1533451277</text:p>
          </table:table-cell>
          <table:table-cell office:value-type="float" office:value="0.24961416" calcext:value-type="float">
            <text:p>0.24961416</text:p>
          </table:table-cell>
          <table:table-cell office:value-type="float" office:value="0.15474048" calcext:value-type="float">
            <text:p>0.15474048</text:p>
          </table:table-cell>
          <table:table-cell table:formula="of:=(2*[.K366]*[.L366])/([.K366]+[.L366])" office:value-type="float" office:value="0.191047220000724" calcext:value-type="float">
            <text:p>0.191047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63112" calcext:value-type="float">
            <text:p>0.11263112</text:p>
          </table:table-cell>
          <table:table-cell office:value-type="float" office:value="0.23734188" calcext:value-type="float">
            <text:p>0.23734188</text:p>
          </table:table-cell>
          <table:table-cell table:formula="of:=(2*[.H367]*[.I367])/([.H367]+[.I367])" office:value-type="float" office:value="0.152766537803234" calcext:value-type="float">
            <text:p>0.1527665378</text:p>
          </table:table-cell>
          <table:table-cell office:value-type="float" office:value="0.20630836" calcext:value-type="float">
            <text:p>0.20630836</text:p>
          </table:table-cell>
          <table:table-cell office:value-type="float" office:value="0.18107333" calcext:value-type="float">
            <text:p>0.18107333</text:p>
          </table:table-cell>
          <table:table-cell table:formula="of:=(2*[.K367]*[.L367])/([.K367]+[.L367])" office:value-type="float" office:value="0.192868907934388" calcext:value-type="float">
            <text:p>0.192868907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013888" calcext:value-type="float">
            <text:p>0.13013888</text:p>
          </table:table-cell>
          <table:table-cell office:value-type="float" office:value="0.1840891" calcext:value-type="float">
            <text:p>0.1840891</text:p>
          </table:table-cell>
          <table:table-cell table:formula="of:=(2*[.H368]*[.I368])/([.H368]+[.I368])" office:value-type="float" office:value="0.152482597470843" calcext:value-type="float">
            <text:p>0.1524825975</text:p>
          </table:table-cell>
          <table:table-cell office:value-type="float" office:value="0.28806295" calcext:value-type="float">
            <text:p>0.28806295</text:p>
          </table:table-cell>
          <table:table-cell office:value-type="float" office:value="0.15214505" calcext:value-type="float">
            <text:p>0.15214505</text:p>
          </table:table-cell>
          <table:table-cell table:formula="of:=(2*[.K368]*[.L368])/([.K368]+[.L368])" office:value-type="float" office:value="0.199121106072118" calcext:value-type="float">
            <text:p>0.19912110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8822455" calcext:value-type="float">
            <text:p>0.08822455</text:p>
          </table:table-cell>
          <table:table-cell office:value-type="float" office:value="0.54624886" calcext:value-type="float">
            <text:p>0.54624886</text:p>
          </table:table-cell>
          <table:table-cell table:formula="of:=(2*[.H369]*[.I369])/([.H369]+[.I369])" office:value-type="float" office:value="0.15191356832909" calcext:value-type="float">
            <text:p>0.1519135683</text:p>
          </table:table-cell>
          <table:table-cell office:value-type="float" office:value="0.13259107" calcext:value-type="float">
            <text:p>0.13259107</text:p>
          </table:table-cell>
          <table:table-cell office:value-type="float" office:value="0.44611826" calcext:value-type="float">
            <text:p>0.44611826</text:p>
          </table:table-cell>
          <table:table-cell table:formula="of:=(2*[.K369]*[.L369])/([.K369]+[.L369])" office:value-type="float" office:value="0.204424896484521" calcext:value-type="float">
            <text:p>0.204424896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10663" calcext:value-type="float">
            <text:p>0.12710663</text:p>
          </table:table-cell>
          <table:table-cell office:value-type="float" office:value="0.18621501" calcext:value-type="float">
            <text:p>0.18621501</text:p>
          </table:table-cell>
          <table:table-cell table:formula="of:=(2*[.H370]*[.I370])/([.H370]+[.I370])" office:value-type="float" office:value="0.151085398228583" calcext:value-type="float">
            <text:p>0.1510853982</text:p>
          </table:table-cell>
          <table:table-cell office:value-type="float" office:value="0.2525891" calcext:value-type="float">
            <text:p>0.2525891</text:p>
          </table:table-cell>
          <table:table-cell office:value-type="float" office:value="0.15126608" calcext:value-type="float">
            <text:p>0.15126608</text:p>
          </table:table-cell>
          <table:table-cell table:formula="of:=(2*[.K370]*[.L370])/([.K370]+[.L370])" office:value-type="float" office:value="0.189217149611541" calcext:value-type="float">
            <text:p>0.18921714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2042234" calcext:value-type="float">
            <text:p>0.12042234</text:p>
          </table:table-cell>
          <table:table-cell office:value-type="float" office:value="0.202112" calcext:value-type="float">
            <text:p>0.202112</text:p>
          </table:table-cell>
          <table:table-cell table:formula="of:=(2*[.H371]*[.I371])/([.H371]+[.I371])" office:value-type="float" office:value="0.150922224170487" calcext:value-type="float">
            <text:p>0.1509222242</text:p>
          </table:table-cell>
          <table:table-cell office:value-type="float" office:value="0.25089833" calcext:value-type="float">
            <text:p>0.25089833</text:p>
          </table:table-cell>
          <table:table-cell office:value-type="float" office:value="0.15587615" calcext:value-type="float">
            <text:p>0.15587615</text:p>
          </table:table-cell>
          <table:table-cell table:formula="of:=(2*[.K371]*[.L371])/([.K371]+[.L371])" office:value-type="float" office:value="0.19228868891593" calcext:value-type="float">
            <text:p>0.192288688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2]*[.I372])/([.H372]+[.I372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2]*[.L372])/([.K372]+[.L372])" office:value-type="float" office:value="0.53701274650864" calcext:value-type="float">
            <text:p>0.53701274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3]*[.I373])/([.H373]+[.I373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3]*[.L373])/([.K373]+[.L373])" office:value-type="float" office:value="0.53701274650864" calcext:value-type="float">
            <text:p>0.53701274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249272" calcext:value-type="float">
            <text:p>0.39249272</text:p>
          </table:table-cell>
          <table:table-cell office:value-type="float" office:value="0.09315476" calcext:value-type="float">
            <text:p>0.09315476</text:p>
          </table:table-cell>
          <table:table-cell table:formula="of:=(2*[.H374]*[.I374])/([.H374]+[.I374])" office:value-type="float" office:value="0.150572448696109" calcext:value-type="float">
            <text:p>0.1505724487</text:p>
          </table:table-cell>
          <table:table-cell office:value-type="float" office:value="0.87234464" calcext:value-type="float">
            <text:p>0.87234464</text:p>
          </table:table-cell>
          <table:table-cell office:value-type="float" office:value="0.38789093" calcext:value-type="float">
            <text:p>0.38789093</text:p>
          </table:table-cell>
          <table:table-cell table:formula="of:=(2*[.K374]*[.L374])/([.K374]+[.L374])" office:value-type="float" office:value="0.537002099837755" calcext:value-type="float">
            <text:p>0.537002099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75153" calcext:value-type="float">
            <text:p>0.39475153</text:p>
          </table:table-cell>
          <table:table-cell office:value-type="float" office:value="0.09246067" calcext:value-type="float">
            <text:p>0.09246067</text:p>
          </table:table-cell>
          <table:table-cell table:formula="of:=(2*[.H375]*[.I375])/([.H375]+[.I375])" office:value-type="float" office:value="0.149827902287033" calcext:value-type="float">
            <text:p>0.1498279023</text:p>
          </table:table-cell>
          <table:table-cell office:value-type="float" office:value="0.87284118" calcext:value-type="float">
            <text:p>0.87284118</text:p>
          </table:table-cell>
          <table:table-cell office:value-type="float" office:value="0.38761609" calcext:value-type="float">
            <text:p>0.38761609</text:p>
          </table:table-cell>
          <table:table-cell table:formula="of:=(2*[.K375]*[.L375])/([.K375]+[.L375])" office:value-type="float" office:value="0.536832613742767" calcext:value-type="float">
            <text:p>0.536832613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3045938" calcext:value-type="float">
            <text:p>0.13045938</text:p>
          </table:table-cell>
          <table:table-cell office:value-type="float" office:value="0.17475039" calcext:value-type="float">
            <text:p>0.17475039</text:p>
          </table:table-cell>
          <table:table-cell table:formula="of:=(2*[.H376]*[.I376])/([.H376]+[.I376])" office:value-type="float" office:value="0.149391204181689" calcext:value-type="float">
            <text:p>0.1493912042</text:p>
          </table:table-cell>
          <table:table-cell office:value-type="float" office:value="0.28577805" calcext:value-type="float">
            <text:p>0.28577805</text:p>
          </table:table-cell>
          <table:table-cell office:value-type="float" office:value="0.14608559" calcext:value-type="float">
            <text:p>0.14608559</text:p>
          </table:table-cell>
          <table:table-cell table:formula="of:=(2*[.K376]*[.L376])/([.K376]+[.L376])" office:value-type="float" office:value="0.193339059724035" calcext:value-type="float">
            <text:p>0.19333905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69644" calcext:value-type="float">
            <text:p>0.39769644</text:p>
          </table:table-cell>
          <table:table-cell office:value-type="float" office:value="0.09038233" calcext:value-type="float">
            <text:p>0.09038233</text:p>
          </table:table-cell>
          <table:table-cell table:formula="of:=(2*[.H377]*[.I377])/([.H377]+[.I377])" office:value-type="float" office:value="0.14729069604853" calcext:value-type="float">
            <text:p>0.147290696</text:p>
          </table:table-cell>
          <table:table-cell office:value-type="float" office:value="0.8345975" calcext:value-type="float">
            <text:p>0.8345975</text:p>
          </table:table-cell>
          <table:table-cell office:value-type="float" office:value="0.28158723" calcext:value-type="float">
            <text:p>0.28158723</text:p>
          </table:table-cell>
          <table:table-cell table:formula="of:=(2*[.K377]*[.L377])/([.K377]+[.L377])" office:value-type="float" office:value="0.421098751619591" calcext:value-type="float">
            <text:p>0.421098751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H378]*[.I378])/([.H378]+[.I37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formula="of:=(2*[.K378]*[.L378])/([.K378]+[.L378])" office:value-type="float" office:value="0.187962377165069" calcext:value-type="float">
            <text:p>0.18796237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790718" calcext:value-type="float">
            <text:p>0.34790718</text:p>
          </table:table-cell>
          <table:table-cell office:value-type="float" office:value="0.09315476" calcext:value-type="float">
            <text:p>0.09315476</text:p>
          </table:table-cell>
          <table:table-cell table:formula="of:=(2*[.H379]*[.I379])/([.H379]+[.I379])" office:value-type="float" office:value="0.146959902526057" calcext:value-type="float">
            <text:p>0.1469599025</text:p>
          </table:table-cell>
          <table:table-cell office:value-type="float" office:value="0.76622585" calcext:value-type="float">
            <text:p>0.76622585</text:p>
          </table:table-cell>
          <table:table-cell office:value-type="float" office:value="0.38789093" calcext:value-type="float">
            <text:p>0.38789093</text:p>
          </table:table-cell>
          <table:table-cell table:formula="of:=(2*[.K379]*[.L379])/([.K379]+[.L379])" office:value-type="float" office:value="0.515046765972054" calcext:value-type="float">
            <text:p>0.51504676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0]*[.I380])/([.H380]+[.I380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0]*[.L380])/([.K380]+[.L380])" office:value-type="float" office:value="0.515054661488982" calcext:value-type="float">
            <text:p>0.51505466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1]*[.I381])/([.H381]+[.I381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1]*[.L381])/([.K381]+[.L381])" office:value-type="float" office:value="0.515054661488982" calcext:value-type="float">
            <text:p>0.51505466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2]*[.I382])/([.H382]+[.I382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2]*[.L382])/([.K382]+[.L382])" office:value-type="float" office:value="0.531133915387364" calcext:value-type="float">
            <text:p>0.5311339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3]*[.I383])/([.H383]+[.I383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3]*[.L383])/([.K383]+[.L383])" office:value-type="float" office:value="0.531133915387364" calcext:value-type="float">
            <text:p>0.5311339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547728" calcext:value-type="float">
            <text:p>0.39547728</text:p>
          </table:table-cell>
          <table:table-cell office:value-type="float" office:value="0.08997767" calcext:value-type="float">
            <text:p>0.08997767</text:p>
          </table:table-cell>
          <table:table-cell table:formula="of:=(2*[.H384]*[.I384])/([.H384]+[.I384])" office:value-type="float" office:value="0.14660113854988" calcext:value-type="float">
            <text:p>0.1466011385</text:p>
          </table:table-cell>
          <table:table-cell office:value-type="float" office:value="0.88100374" calcext:value-type="float">
            <text:p>0.88100374</text:p>
          </table:table-cell>
          <table:table-cell office:value-type="float" office:value="0.38014613" calcext:value-type="float">
            <text:p>0.38014613</text:p>
          </table:table-cell>
          <table:table-cell table:formula="of:=(2*[.K384]*[.L384])/([.K384]+[.L384])" office:value-type="float" office:value="0.531118735755848" calcext:value-type="float">
            <text:p>0.531118735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895095" calcext:value-type="float">
            <text:p>0.28895095</text:p>
          </table:table-cell>
          <table:table-cell office:value-type="float" office:value="0.09820792" calcext:value-type="float">
            <text:p>0.09820792</text:p>
          </table:table-cell>
          <table:table-cell table:formula="of:=(2*[.H385]*[.I385])/([.H385]+[.I385])" office:value-type="float" office:value="0.146592388708666" calcext:value-type="float">
            <text:p>0.1465923887</text:p>
          </table:table-cell>
          <table:table-cell office:value-type="float" office:value="0.66210199" calcext:value-type="float">
            <text:p>0.66210199</text:p>
          </table:table-cell>
          <table:table-cell office:value-type="float" office:value="0.36355198" calcext:value-type="float">
            <text:p>0.36355198</text:p>
          </table:table-cell>
          <table:table-cell table:formula="of:=(2*[.K385]*[.L385])/([.K385]+[.L385])" office:value-type="float" office:value="0.46937563050907" calcext:value-type="float">
            <text:p>0.46937563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752263" calcext:value-type="float">
            <text:p>0.39752263</text:p>
          </table:table-cell>
          <table:table-cell office:value-type="float" office:value="0.08927652" calcext:value-type="float">
            <text:p>0.08927652</text:p>
          </table:table-cell>
          <table:table-cell table:formula="of:=(2*[.H386]*[.I386])/([.H386]+[.I386])" office:value-type="float" office:value="0.145807308939005" calcext:value-type="float">
            <text:p>0.1458073089</text:p>
          </table:table-cell>
          <table:table-cell office:value-type="float" office:value="0.88149891" calcext:value-type="float">
            <text:p>0.88149891</text:p>
          </table:table-cell>
          <table:table-cell office:value-type="float" office:value="0.37986611" calcext:value-type="float">
            <text:p>0.37986611</text:p>
          </table:table-cell>
          <table:table-cell table:formula="of:=(2*[.K386]*[.L386])/([.K386]+[.L386])" office:value-type="float" office:value="0.530935227474344" calcext:value-type="float">
            <text:p>0.530935227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36657" calcext:value-type="float">
            <text:p>0.39236657</text:p>
          </table:table-cell>
          <table:table-cell office:value-type="float" office:value="0.08918978" calcext:value-type="float">
            <text:p>0.08918978</text:p>
          </table:table-cell>
          <table:table-cell table:formula="of:=(2*[.H387]*[.I387])/([.H387]+[.I387])" office:value-type="float" office:value="0.145341611870156" calcext:value-type="float">
            <text:p>0.1453416119</text:p>
          </table:table-cell>
          <table:table-cell office:value-type="float" office:value="0.9008231" calcext:value-type="float">
            <text:p>0.9008231</text:p>
          </table:table-cell>
          <table:table-cell office:value-type="float" office:value="0.36378793" calcext:value-type="float">
            <text:p>0.36378793</text:p>
          </table:table-cell>
          <table:table-cell table:formula="of:=(2*[.K387]*[.L387])/([.K387]+[.L387])" office:value-type="float" office:value="0.518275680143614" calcext:value-type="float">
            <text:p>0.518275680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8]*[.I388])/([.H388]+[.I388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8]*[.L388])/([.K388]+[.L388])" office:value-type="float" office:value="0.519870659084468" calcext:value-type="float">
            <text:p>0.51987065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9]*[.I389])/([.H389]+[.I389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9]*[.L389])/([.K389]+[.L389])" office:value-type="float" office:value="0.519870659084468" calcext:value-type="float">
            <text:p>0.51987065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0]*[.I390])/([.H390]+[.I390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0]*[.L390])/([.K390]+[.L390])" office:value-type="float" office:value="0.509644990963146" calcext:value-type="float">
            <text:p>0.509644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1]*[.I391])/([.H391]+[.I391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1]*[.L391])/([.K391]+[.L391])" office:value-type="float" office:value="0.509644990963146" calcext:value-type="float">
            <text:p>0.509644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986851" calcext:value-type="float">
            <text:p>0.34986851</text:p>
          </table:table-cell>
          <table:table-cell office:value-type="float" office:value="0.08997767" calcext:value-type="float">
            <text:p>0.08997767</text:p>
          </table:table-cell>
          <table:table-cell table:formula="of:=(2*[.H392]*[.I392])/([.H392]+[.I392])" office:value-type="float" office:value="0.143142556500874" calcext:value-type="float">
            <text:p>0.1431425565</text:p>
          </table:table-cell>
          <table:table-cell office:value-type="float" office:value="0.77289333" calcext:value-type="float">
            <text:p>0.77289333</text:p>
          </table:table-cell>
          <table:table-cell office:value-type="float" office:value="0.38014613" calcext:value-type="float">
            <text:p>0.38014613</text:p>
          </table:table-cell>
          <table:table-cell table:formula="of:=(2*[.K392]*[.L392])/([.K392]+[.L392])" office:value-type="float" office:value="0.509631141855827" calcext:value-type="float">
            <text:p>0.509631141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599082" calcext:value-type="float">
            <text:p>0.38599082</text:p>
          </table:table-cell>
          <table:table-cell office:value-type="float" office:value="0.08780408" calcext:value-type="float">
            <text:p>0.08780408</text:p>
          </table:table-cell>
          <table:table-cell table:formula="of:=(2*[.H393]*[.I393])/([.H393]+[.I393])" office:value-type="float" office:value="0.143064304147409" calcext:value-type="float">
            <text:p>0.1430643041</text:p>
          </table:table-cell>
          <table:table-cell office:value-type="float" office:value="0.88360417" calcext:value-type="float">
            <text:p>0.88360417</text:p>
          </table:table-cell>
          <table:table-cell office:value-type="float" office:value="0.36825279" calcext:value-type="float">
            <text:p>0.36825279</text:p>
          </table:table-cell>
          <table:table-cell table:formula="of:=(2*[.K393]*[.L393])/([.K393]+[.L393])" office:value-type="float" office:value="0.519851246995718" calcext:value-type="float">
            <text:p>0.5198512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847583" calcext:value-type="float">
            <text:p>0.38847583</text:p>
          </table:table-cell>
          <table:table-cell office:value-type="float" office:value="0.08725083" calcext:value-type="float">
            <text:p>0.08725083</text:p>
          </table:table-cell>
          <table:table-cell table:formula="of:=(2*[.H394]*[.I394])/([.H394]+[.I394])" office:value-type="float" office:value="0.142497116316495" calcext:value-type="float">
            <text:p>0.1424971163</text:p>
          </table:table-cell>
          <table:table-cell office:value-type="float" office:value="0.88403487" calcext:value-type="float">
            <text:p>0.88403487</text:p>
          </table:table-cell>
          <table:table-cell office:value-type="float" office:value="0.36812056" calcext:value-type="float">
            <text:p>0.36812056</text:p>
          </table:table-cell>
          <table:table-cell table:formula="of:=(2*[.K394]*[.L394])/([.K394]+[.L394])" office:value-type="float" office:value="0.51979395465933" calcext:value-type="float">
            <text:p>0.51979395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06786" calcext:value-type="float">
            <text:p>0.34906786</text:p>
          </table:table-cell>
          <table:table-cell office:value-type="float" office:value="0.08918978" calcext:value-type="float">
            <text:p>0.08918978</text:p>
          </table:table-cell>
          <table:table-cell table:formula="of:=(2*[.H395]*[.I395])/([.H395]+[.I395])" office:value-type="float" office:value="0.142077548897816" calcext:value-type="float">
            <text:p>0.1420775489</text:p>
          </table:table-cell>
          <table:table-cell office:value-type="float" office:value="0.80144518" calcext:value-type="float">
            <text:p>0.80144518</text:p>
          </table:table-cell>
          <table:table-cell office:value-type="float" office:value="0.36378793" calcext:value-type="float">
            <text:p>0.36378793</text:p>
          </table:table-cell>
          <table:table-cell table:formula="of:=(2*[.K395]*[.L395])/([.K395]+[.L395])" office:value-type="float" office:value="0.500425332130628" calcext:value-type="float">
            <text:p>0.50042533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699555" calcext:value-type="float">
            <text:p>0.28699555</text:p>
          </table:table-cell>
          <table:table-cell office:value-type="float" office:value="0.09400563" calcext:value-type="float">
            <text:p>0.09400563</text:p>
          </table:table-cell>
          <table:table-cell table:formula="of:=(2*[.H396]*[.I396])/([.H396]+[.I396])" office:value-type="float" office:value="0.141622645289164" calcext:value-type="float">
            <text:p>0.1416226453</text:p>
          </table:table-cell>
          <table:table-cell office:value-type="float" office:value="0.68067965" calcext:value-type="float">
            <text:p>0.68067965</text:p>
          </table:table-cell>
          <table:table-cell office:value-type="float" office:value="0.36188738" calcext:value-type="float">
            <text:p>0.36188738</text:p>
          </table:table-cell>
          <table:table-cell table:formula="of:=(2*[.K396]*[.L396])/([.K396]+[.L396])" office:value-type="float" office:value="0.472543957500396" calcext:value-type="float">
            <text:p>0.472543957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890653" calcext:value-type="float">
            <text:p>0.31890653</text:p>
          </table:table-cell>
          <table:table-cell office:value-type="float" office:value="0.09038233" calcext:value-type="float">
            <text:p>0.09038233</text:p>
          </table:table-cell>
          <table:table-cell table:formula="of:=(2*[.H397]*[.I397])/([.H397]+[.I397])" office:value-type="float" office:value="0.140846810409718" calcext:value-type="float">
            <text:p>0.1408468104</text:p>
          </table:table-cell>
          <table:table-cell office:value-type="float" office:value="0.74194364" calcext:value-type="float">
            <text:p>0.74194364</text:p>
          </table:table-cell>
          <table:table-cell office:value-type="float" office:value="0.28158723" calcext:value-type="float">
            <text:p>0.28158723</text:p>
          </table:table-cell>
          <table:table-cell table:formula="of:=(2*[.K397]*[.L397])/([.K397]+[.L397])" office:value-type="float" office:value="0.408237524684951" calcext:value-type="float">
            <text:p>0.40823752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8]*[.I398])/([.H398]+[.I398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8]*[.L398])/([.K398]+[.L398])" office:value-type="float" office:value="0.500130275468675" calcext:value-type="float">
            <text:p>0.5001302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9]*[.I399])/([.H399]+[.I399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9]*[.L399])/([.K399]+[.L399])" office:value-type="float" office:value="0.500130275468675" calcext:value-type="float">
            <text:p>0.5001302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062937" calcext:value-type="float">
            <text:p>0.34062937</text:p>
          </table:table-cell>
          <table:table-cell office:value-type="float" office:value="0.08780408" calcext:value-type="float">
            <text:p>0.08780408</text:p>
          </table:table-cell>
          <table:table-cell table:formula="of:=(2*[.H400]*[.I400])/([.H400]+[.I400])" office:value-type="float" office:value="0.139618643006654" calcext:value-type="float">
            <text:p>0.139618643</text:p>
          </table:table-cell>
          <table:table-cell office:value-type="float" office:value="0.77907111" calcext:value-type="float">
            <text:p>0.77907111</text:p>
          </table:table-cell>
          <table:table-cell office:value-type="float" office:value="0.36825279" calcext:value-type="float">
            <text:p>0.36825279</text:p>
          </table:table-cell>
          <table:table-cell table:formula="of:=(2*[.K400]*[.L400])/([.K400]+[.L400])" office:value-type="float" office:value="0.500111799058482" calcext:value-type="float">
            <text:p>0.5001117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910346" calcext:value-type="float">
            <text:p>0.28910346</text:p>
          </table:table-cell>
          <table:table-cell office:value-type="float" office:value="0.09049565" calcext:value-type="float">
            <text:p>0.09049565</text:p>
          </table:table-cell>
          <table:table-cell table:formula="of:=(2*[.H401]*[.I401])/([.H401]+[.I401])" office:value-type="float" office:value="0.137843344943296" calcext:value-type="float">
            <text:p>0.1378433449</text:p>
          </table:table-cell>
          <table:table-cell office:value-type="float" office:value="0.72026859" calcext:value-type="float">
            <text:p>0.72026859</text:p>
          </table:table-cell>
          <table:table-cell office:value-type="float" office:value="0.36017351" calcext:value-type="float">
            <text:p>0.36017351</text:p>
          </table:table-cell>
          <table:table-cell table:formula="of:=(2*[.K401]*[.L401])/([.K401]+[.L401])" office:value-type="float" office:value="0.480213916512603" calcext:value-type="float">
            <text:p>0.48021391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2]*[.I402])/([.H402]+[.I402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2]*[.L402])/([.K402]+[.L402])" office:value-type="float" office:value="0.514470973782748" calcext:value-type="float">
            <text:p>0.51447097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3]*[.I403])/([.H403]+[.I403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3]*[.L403])/([.K403]+[.L403])" office:value-type="float" office:value="0.514470973782748" calcext:value-type="float">
            <text:p>0.51447097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76972" calcext:value-type="float">
            <text:p>0.39376972</text:p>
          </table:table-cell>
          <table:table-cell office:value-type="float" office:value="0.08279923" calcext:value-type="float">
            <text:p>0.08279923</text:p>
          </table:table-cell>
          <table:table-cell table:formula="of:=(2*[.H404]*[.I404])/([.H404]+[.I404])" office:value-type="float" office:value="0.136827334694447" calcext:value-type="float">
            <text:p>0.1368273347</text:p>
          </table:table-cell>
          <table:table-cell office:value-type="float" office:value="0.88969923" calcext:value-type="float">
            <text:p>0.88969923</text:p>
          </table:table-cell>
          <table:table-cell office:value-type="float" office:value="0.36185626" calcext:value-type="float">
            <text:p>0.36185626</text:p>
          </table:table-cell>
          <table:table-cell table:formula="of:=(2*[.K404]*[.L404])/([.K404]+[.L404])" office:value-type="float" office:value="0.51446897634987" calcext:value-type="float">
            <text:p>0.514468976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568876" calcext:value-type="float">
            <text:p>0.39568876</text:p>
          </table:table-cell>
          <table:table-cell office:value-type="float" office:value="0.08227149" calcext:value-type="float">
            <text:p>0.08227149</text:p>
          </table:table-cell>
          <table:table-cell table:formula="of:=(2*[.H405]*[.I405])/([.H405]+[.I405])" office:value-type="float" office:value="0.136220130696862" calcext:value-type="float">
            <text:p>0.1362201307</text:p>
          </table:table-cell>
          <table:table-cell office:value-type="float" office:value="0.89001167" calcext:value-type="float">
            <text:p>0.89001167</text:p>
          </table:table-cell>
          <table:table-cell office:value-type="float" office:value="0.36173181" calcext:value-type="float">
            <text:p>0.36173181</text:p>
          </table:table-cell>
          <table:table-cell table:formula="of:=(2*[.K405]*[.L405])/([.K405]+[.L405])" office:value-type="float" office:value="0.514395381248916" calcext:value-type="float">
            <text:p>0.514395381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39577" calcext:value-type="float">
            <text:p>0.30039577</text:p>
          </table:table-cell>
          <table:table-cell office:value-type="float" office:value="0.08665521" calcext:value-type="float">
            <text:p>0.08665521</text:p>
          </table:table-cell>
          <table:table-cell table:formula="of:=(2*[.H406]*[.I406])/([.H406]+[.I406])" office:value-type="float" office:value="0.13450868168561" calcext:value-type="float">
            <text:p>0.1345086817</text:p>
          </table:table-cell>
          <table:table-cell office:value-type="float" office:value="0.76462673" calcext:value-type="float">
            <text:p>0.76462673</text:p>
          </table:table-cell>
          <table:table-cell office:value-type="float" office:value="0.35803702" calcext:value-type="float">
            <text:p>0.35803702</text:p>
          </table:table-cell>
          <table:table-cell table:formula="of:=(2*[.K406]*[.L406])/([.K406]+[.L406])" office:value-type="float" office:value="0.487705558893381" calcext:value-type="float">
            <text:p>0.487705558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7]*[.I407])/([.H407]+[.I407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7]*[.L407])/([.K407]+[.L407])" office:value-type="float" office:value="0.496362672488797" calcext:value-type="float">
            <text:p>0.49636267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8]*[.I408])/([.H408]+[.I408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8]*[.L408])/([.K408]+[.L408])" office:value-type="float" office:value="0.496362672488797" calcext:value-type="float">
            <text:p>0.49636267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323581" calcext:value-type="float">
            <text:p>0.35323581</text:p>
          </table:table-cell>
          <table:table-cell office:value-type="float" office:value="0.08279923" calcext:value-type="float">
            <text:p>0.08279923</text:p>
          </table:table-cell>
          <table:table-cell table:formula="of:=(2*[.H409]*[.I409])/([.H409]+[.I409])" office:value-type="float" office:value="0.134152764770585" calcext:value-type="float">
            <text:p>0.1341527648</text:p>
          </table:table-cell>
          <table:table-cell office:value-type="float" office:value="0.79001891" calcext:value-type="float">
            <text:p>0.79001891</text:p>
          </table:table-cell>
          <table:table-cell office:value-type="float" office:value="0.36185626" calcext:value-type="float">
            <text:p>0.36185626</text:p>
          </table:table-cell>
          <table:table-cell table:formula="of:=(2*[.K409]*[.L409])/([.K409]+[.L409])" office:value-type="float" office:value="0.496361577273823" calcext:value-type="float">
            <text:p>0.49636157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07401" calcext:value-type="float">
            <text:p>0.39707401</text:p>
          </table:table-cell>
          <table:table-cell office:value-type="float" office:value="0.07078909" calcext:value-type="float">
            <text:p>0.07078909</text:p>
          </table:table-cell>
          <table:table-cell table:formula="of:=(2*[.H410]*[.I410])/([.H410]+[.I410])" office:value-type="float" office:value="0.120156976818864" calcext:value-type="float">
            <text:p>0.1201569768</text:p>
          </table:table-cell>
          <table:table-cell office:value-type="float" office:value="0.90779834" calcext:value-type="float">
            <text:p>0.90779834</text:p>
          </table:table-cell>
          <table:table-cell office:value-type="float" office:value="0.34218441" calcext:value-type="float">
            <text:p>0.34218441</text:p>
          </table:table-cell>
          <table:table-cell table:formula="of:=(2*[.K410]*[.L410])/([.K410]+[.L410])" office:value-type="float" office:value="0.497021961898081" calcext:value-type="float">
            <text:p>0.497021961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842688" calcext:value-type="float">
            <text:p>0.35842688</text:p>
          </table:table-cell>
          <table:table-cell office:value-type="float" office:value="0.07078909" calcext:value-type="float">
            <text:p>0.07078909</text:p>
          </table:table-cell>
          <table:table-cell table:formula="of:=(2*[.H411]*[.I411])/([.H411]+[.I411])" office:value-type="float" office:value="0.118228185529719" calcext:value-type="float">
            <text:p>0.1182281855</text:p>
          </table:table-cell>
          <table:table-cell office:value-type="float" office:value="0.81570554" calcext:value-type="float">
            <text:p>0.81570554</text:p>
          </table:table-cell>
          <table:table-cell office:value-type="float" office:value="0.34218441" calcext:value-type="float">
            <text:p>0.34218441</text:p>
          </table:table-cell>
          <table:table-cell table:formula="of:=(2*[.K411]*[.L411])/([.K411]+[.L411])" office:value-type="float" office:value="0.482121325845572" calcext:value-type="float">
            <text:p>0.48212132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2]*[.I412])/([.H412]+[.I412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2]*[.L412])/([.K412]+[.L412])" office:value-type="float" office:value="0.460367950682153" calcext:value-type="float">
            <text:p>0.4603679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3]*[.I413])/([.H413]+[.I413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3]*[.L413])/([.K413]+[.L413])" office:value-type="float" office:value="0.460367950682153" calcext:value-type="float">
            <text:p>0.4603679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500501" calcext:value-type="float">
            <text:p>0.40500501</text:p>
          </table:table-cell>
          <table:table-cell office:value-type="float" office:value="0.06847692" calcext:value-type="float">
            <text:p>0.06847692</text:p>
          </table:table-cell>
          <table:table-cell table:formula="of:=(2*[.H414]*[.I414])/([.H414]+[.I414])" office:value-type="float" office:value="0.117147007782828" calcext:value-type="float">
            <text:p>0.1171470078</text:p>
          </table:table-cell>
          <table:table-cell office:value-type="float" office:value="0.88069556" calcext:value-type="float">
            <text:p>0.88069556</text:p>
          </table:table-cell>
          <table:table-cell office:value-type="float" office:value="0.31162006" calcext:value-type="float">
            <text:p>0.31162006</text:p>
          </table:table-cell>
          <table:table-cell table:formula="of:=(2*[.K414]*[.L414])/([.K414]+[.L414])" office:value-type="float" office:value="0.460351938103325" calcext:value-type="float">
            <text:p>0.460351938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66109" calcext:value-type="float">
            <text:p>0.4066109</text:p>
          </table:table-cell>
          <table:table-cell office:value-type="float" office:value="0.06797886" calcext:value-type="float">
            <text:p>0.06797886</text:p>
          </table:table-cell>
          <table:table-cell table:formula="of:=(2*[.H415]*[.I415])/([.H415]+[.I415])" office:value-type="float" office:value="0.11648353072588" calcext:value-type="float">
            <text:p>0.1164835307</text:p>
          </table:table-cell>
          <table:table-cell office:value-type="float" office:value="0.88119102" calcext:value-type="float">
            <text:p>0.88119102</text:p>
          </table:table-cell>
          <table:table-cell office:value-type="float" office:value="0.31138411" calcext:value-type="float">
            <text:p>0.31138411</text:p>
          </table:table-cell>
          <table:table-cell table:formula="of:=(2*[.K415]*[.L415])/([.K415]+[.L415])" office:value-type="float" office:value="0.460162005059911" calcext:value-type="float">
            <text:p>0.460162005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6]*[.I416])/([.H416]+[.I416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6]*[.L416])/([.K416]+[.L416])" office:value-type="float" office:value="0.44491576494259" calcext:value-type="float">
            <text:p>0.44491576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7]*[.I417])/([.H417]+[.I417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7]*[.L417])/([.K417]+[.L417])" office:value-type="float" office:value="0.44491576494259" calcext:value-type="float">
            <text:p>0.44491576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951314" calcext:value-type="float">
            <text:p>0.35951314</text:p>
          </table:table-cell>
          <table:table-cell office:value-type="float" office:value="0.06847692" calcext:value-type="float">
            <text:p>0.06847692</text:p>
          </table:table-cell>
          <table:table-cell table:formula="of:=(2*[.H418]*[.I418])/([.H418]+[.I418])" office:value-type="float" office:value="0.115041702261631" calcext:value-type="float">
            <text:p>0.1150417023</text:p>
          </table:table-cell>
          <table:table-cell office:value-type="float" office:value="0.77740836" calcext:value-type="float">
            <text:p>0.77740836</text:p>
          </table:table-cell>
          <table:table-cell office:value-type="float" office:value="0.31162006" calcext:value-type="float">
            <text:p>0.31162006</text:p>
          </table:table-cell>
          <table:table-cell table:formula="of:=(2*[.K418]*[.L418])/([.K418]+[.L418])" office:value-type="float" office:value="0.444903062837794" calcext:value-type="float">
            <text:p>0.444903062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633801" calcext:value-type="float">
            <text:p>0.30633801</text:p>
          </table:table-cell>
          <table:table-cell office:value-type="float" office:value="0.07018986" calcext:value-type="float">
            <text:p>0.07018986</text:p>
          </table:table-cell>
          <table:table-cell table:formula="of:=(2*[.H419]*[.I419])/([.H419]+[.I419])" office:value-type="float" office:value="0.114211051811801" calcext:value-type="float">
            <text:p>0.1142110518</text:p>
          </table:table-cell>
          <table:table-cell office:value-type="float" office:value="0.65969527" calcext:value-type="float">
            <text:p>0.65969527</text:p>
          </table:table-cell>
          <table:table-cell office:value-type="float" office:value="0.28559576" calcext:value-type="float">
            <text:p>0.28559576</text:p>
          </table:table-cell>
          <table:table-cell table:formula="of:=(2*[.K419]*[.L419])/([.K419]+[.L419])" office:value-type="float" office:value="0.398620458725934" calcext:value-type="float">
            <text:p>0.39862045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0]*[.I420])/([.H420]+[.I420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0]*[.L420])/([.K420]+[.L420])" office:value-type="float" office:value="0.453102105830658" calcext:value-type="float">
            <text:p>0.45310210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1]*[.I421])/([.H421]+[.I421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1]*[.L421])/([.K421]+[.L421])" office:value-type="float" office:value="0.453102105830658" calcext:value-type="float">
            <text:p>0.45310210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650348" calcext:value-type="float">
            <text:p>0.40650348</text:p>
          </table:table-cell>
          <table:table-cell office:value-type="float" office:value="0.0656423" calcext:value-type="float">
            <text:p>0.0656423</text:p>
          </table:table-cell>
          <table:table-cell table:formula="of:=(2*[.H422]*[.I422])/([.H422]+[.I422])" office:value-type="float" office:value="0.113032137596164" calcext:value-type="float">
            <text:p>0.1130321376</text:p>
          </table:table-cell>
          <table:table-cell office:value-type="float" office:value="0.89028754" calcext:value-type="float">
            <text:p>0.89028754</text:p>
          </table:table-cell>
          <table:table-cell office:value-type="float" office:value="0.30386229" calcext:value-type="float">
            <text:p>0.30386229</text:p>
          </table:table-cell>
          <table:table-cell table:formula="of:=(2*[.K422]*[.L422])/([.K422]+[.L422])" office:value-type="float" office:value="0.453083530837779" calcext:value-type="float">
            <text:p>0.45308353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804801" calcext:value-type="float">
            <text:p>0.40804801</text:p>
          </table:table-cell>
          <table:table-cell office:value-type="float" office:value="0.06513718" calcext:value-type="float">
            <text:p>0.06513718</text:p>
          </table:table-cell>
          <table:table-cell table:formula="of:=(2*[.H423]*[.I423])/([.H423]+[.I423])" office:value-type="float" office:value="0.112341202716052" calcext:value-type="float">
            <text:p>0.1123412027</text:p>
          </table:table-cell>
          <table:table-cell office:value-type="float" office:value="0.89079236" calcext:value-type="float">
            <text:p>0.89079236</text:p>
          </table:table-cell>
          <table:table-cell office:value-type="float" office:value="0.30362116" calcext:value-type="float">
            <text:p>0.30362116</text:p>
          </table:table-cell>
          <table:table-cell table:formula="of:=(2*[.K423]*[.L423])/([.K423]+[.L423])" office:value-type="float" office:value="0.452880690202398" calcext:value-type="float">
            <text:p>0.452880690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4]*[.I424])/([.H424]+[.I424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4]*[.L424])/([.K424]+[.L424])" office:value-type="float" office:value="0.438057576993672" calcext:value-type="float">
            <text:p>0.4380575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5]*[.I425])/([.H425]+[.I425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5]*[.L425])/([.K425]+[.L425])" office:value-type="float" office:value="0.438057576993672" calcext:value-type="float">
            <text:p>0.4380575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26811" calcext:value-type="float">
            <text:p>0.36026811</text:p>
          </table:table-cell>
          <table:table-cell office:value-type="float" office:value="0.0656423" calcext:value-type="float">
            <text:p>0.0656423</text:p>
          </table:table-cell>
          <table:table-cell table:formula="of:=(2*[.H426]*[.I426])/([.H426]+[.I426])" office:value-type="float" office:value="0.111050713022267" calcext:value-type="float">
            <text:p>0.111050713</text:p>
          </table:table-cell>
          <table:table-cell office:value-type="float" office:value="0.78442436" calcext:value-type="float">
            <text:p>0.78442436</text:p>
          </table:table-cell>
          <table:table-cell office:value-type="float" office:value="0.30386229" calcext:value-type="float">
            <text:p>0.30386229</text:p>
          </table:table-cell>
          <table:table-cell table:formula="of:=(2*[.K426]*[.L426])/([.K426]+[.L426])" office:value-type="float" office:value="0.43804080912209" calcext:value-type="float">
            <text:p>0.43804080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7]*[.I427])/([.H427]+[.I427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7]*[.L427])/([.K427]+[.L427])" office:value-type="float" office:value="0.439523455693238" calcext:value-type="float">
            <text:p>0.439523455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8]*[.I428])/([.H428]+[.I428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8]*[.L428])/([.K428]+[.L428])" office:value-type="float" office:value="0.439523455693238" calcext:value-type="float">
            <text:p>0.43952345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060635" calcext:value-type="float">
            <text:p>0.46060635</text:p>
          </table:table-cell>
          <table:table-cell office:value-type="float" office:value="0.0622753" calcext:value-type="float">
            <text:p>0.0622753</text:p>
          </table:table-cell>
          <table:table-cell table:formula="of:=(2*[.H429]*[.I429])/([.H429]+[.I429])" office:value-type="float" office:value="0.109716600795438" calcext:value-type="float">
            <text:p>0.1097166008</text:p>
          </table:table-cell>
          <table:table-cell office:value-type="float" office:value="0.8252095" calcext:value-type="float">
            <text:p>0.8252095</text:p>
          </table:table-cell>
          <table:table-cell office:value-type="float" office:value="0.15447083" calcext:value-type="float">
            <text:p>0.15447083</text:p>
          </table:table-cell>
          <table:table-cell table:formula="of:=(2*[.K429]*[.L429])/([.K429]+[.L429])" office:value-type="float" office:value="0.260229367652783" calcext:value-type="float">
            <text:p>0.26022936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687961" calcext:value-type="float">
            <text:p>0.39687961</text:p>
          </table:table-cell>
          <table:table-cell office:value-type="float" office:value="0.0636174" calcext:value-type="float">
            <text:p>0.0636174</text:p>
          </table:table-cell>
          <table:table-cell table:formula="of:=(2*[.H430]*[.I430])/([.H430]+[.I430])" office:value-type="float" office:value="0.109657384751375" calcext:value-type="float">
            <text:p>0.1096573848</text:p>
          </table:table-cell>
          <table:table-cell office:value-type="float" office:value="0.89304014" calcext:value-type="float">
            <text:p>0.89304014</text:p>
          </table:table-cell>
          <table:table-cell office:value-type="float" office:value="0.29147372" calcext:value-type="float">
            <text:p>0.29147372</text:p>
          </table:table-cell>
          <table:table-cell table:formula="of:=(2*[.K430]*[.L430])/([.K430]+[.L430])" office:value-type="float" office:value="0.43950136930457" calcext:value-type="float">
            <text:p>0.439501369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878313" calcext:value-type="float">
            <text:p>0.29878313</text:p>
          </table:table-cell>
          <table:table-cell office:value-type="float" office:value="0.06709759" calcext:value-type="float">
            <text:p>0.06709759</text:p>
          </table:table-cell>
          <table:table-cell table:formula="of:=(2*[.H431]*[.I431])/([.H431]+[.I431])" office:value-type="float" office:value="0.109585593663731" calcext:value-type="float">
            <text:p>0.1095855937</text:p>
          </table:table-cell>
          <table:table-cell office:value-type="float" office:value="0.67963489" calcext:value-type="float">
            <text:p>0.67963489</text:p>
          </table:table-cell>
          <table:table-cell office:value-type="float" office:value="0.28418007" calcext:value-type="float">
            <text:p>0.28418007</text:p>
          </table:table-cell>
          <table:table-cell table:formula="of:=(2*[.K431]*[.L431])/([.K431]+[.L431])" office:value-type="float" office:value="0.40077960735252" calcext:value-type="float">
            <text:p>0.400779607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882644" calcext:value-type="float">
            <text:p>0.39882644</text:p>
          </table:table-cell>
          <table:table-cell office:value-type="float" office:value="0.06324574" calcext:value-type="float">
            <text:p>0.06324574</text:p>
          </table:table-cell>
          <table:table-cell table:formula="of:=(2*[.H432]*[.I432])/([.H432]+[.I432])" office:value-type="float" office:value="0.109178065337609" calcext:value-type="float">
            <text:p>0.1091780653</text:p>
          </table:table-cell>
          <table:table-cell office:value-type="float" office:value="0.89349606" calcext:value-type="float">
            <text:p>0.89349606</text:p>
          </table:table-cell>
          <table:table-cell office:value-type="float" office:value="0.29137" calcext:value-type="float">
            <text:p>0.29137</text:p>
          </table:table-cell>
          <table:table-cell table:formula="of:=(2*[.K432]*[.L432])/([.K432]+[.L432])" office:value-type="float" office:value="0.439438609630189" calcext:value-type="float">
            <text:p>0.43943860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99564" calcext:value-type="float">
            <text:p>0.41499564</text:p>
          </table:table-cell>
          <table:table-cell office:value-type="float" office:value="0.0622753" calcext:value-type="float">
            <text:p>0.0622753</text:p>
          </table:table-cell>
          <table:table-cell table:formula="of:=(2*[.H433]*[.I433])/([.H433]+[.I433])" office:value-type="float" office:value="0.108298979944985" calcext:value-type="float">
            <text:p>0.1082989799</text:p>
          </table:table-cell>
          <table:table-cell office:value-type="float" office:value="0.78241227" calcext:value-type="float">
            <text:p>0.78241227</text:p>
          </table:table-cell>
          <table:table-cell office:value-type="float" office:value="0.15447083" calcext:value-type="float">
            <text:p>0.15447083</text:p>
          </table:table-cell>
          <table:table-cell table:formula="of:=(2*[.K433]*[.L433])/([.K433]+[.L433])" office:value-type="float" office:value="0.258004168821242" calcext:value-type="float">
            <text:p>0.258004168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4]*[.I434])/([.H434]+[.I434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4]*[.L434])/([.K434]+[.L434])" office:value-type="float" office:value="0.426329284842482" calcext:value-type="float">
            <text:p>0.4263292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5]*[.I435])/([.H435]+[.I435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5]*[.L435])/([.K435]+[.L435])" office:value-type="float" office:value="0.426329284842482" calcext:value-type="float">
            <text:p>0.4263292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123041" calcext:value-type="float">
            <text:p>0.35123041</text:p>
          </table:table-cell>
          <table:table-cell office:value-type="float" office:value="0.0636174" calcext:value-type="float">
            <text:p>0.0636174</text:p>
          </table:table-cell>
          <table:table-cell table:formula="of:=(2*[.H436]*[.I436])/([.H436]+[.I436])" office:value-type="float" office:value="0.107723193646046" calcext:value-type="float">
            <text:p>0.1077231936</text:p>
          </table:table-cell>
          <table:table-cell office:value-type="float" office:value="0.793275" calcext:value-type="float">
            <text:p>0.793275</text:p>
          </table:table-cell>
          <table:table-cell office:value-type="float" office:value="0.29147372" calcext:value-type="float">
            <text:p>0.29147372</text:p>
          </table:table-cell>
          <table:table-cell table:formula="of:=(2*[.K436]*[.L436])/([.K436]+[.L436])" office:value-type="float" office:value="0.426308528362218" calcext:value-type="float">
            <text:p>0.42630852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59328" calcext:value-type="float">
            <text:p>0.30059328</text:p>
          </table:table-cell>
          <table:table-cell office:value-type="float" office:value="0.06379808" calcext:value-type="float">
            <text:p>0.06379808</text:p>
          </table:table-cell>
          <table:table-cell table:formula="of:=(2*[.H437]*[.I437])/([.H437]+[.I437])" office:value-type="float" office:value="0.105256469993703" calcext:value-type="float">
            <text:p>0.10525647</text:p>
          </table:table-cell>
          <table:table-cell office:value-type="float" office:value="0.72914409" calcext:value-type="float">
            <text:p>0.72914409</text:p>
          </table:table-cell>
          <table:table-cell office:value-type="float" office:value="0.28259584" calcext:value-type="float">
            <text:p>0.28259584</text:p>
          </table:table-cell>
          <table:table-cell table:formula="of:=(2*[.K437]*[.L437])/([.K437]+[.L437])" office:value-type="float" office:value="0.407324215412919" calcext:value-type="float">
            <text:p>0.407324215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8]*[.I438])/([.H438]+[.I438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8]*[.L438])/([.K438]+[.L438])" office:value-type="float" office:value="0.431725226513793" calcext:value-type="float">
            <text:p>0.431725226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9]*[.I439])/([.H439]+[.I439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9]*[.L439])/([.K439]+[.L439])" office:value-type="float" office:value="0.431725226513793" calcext:value-type="float">
            <text:p>0.431725226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273152" calcext:value-type="float">
            <text:p>0.40273152</text:p>
          </table:table-cell>
          <table:table-cell office:value-type="float" office:value="0.06030058" calcext:value-type="float">
            <text:p>0.06030058</text:p>
          </table:table-cell>
          <table:table-cell table:formula="of:=(2*[.H440]*[.I440])/([.H440]+[.I440])" office:value-type="float" office:value="0.104895294474321" calcext:value-type="float">
            <text:p>0.1048952945</text:p>
          </table:table-cell>
          <table:table-cell office:value-type="float" office:value="0.89631131" calcext:value-type="float">
            <text:p>0.89631131</text:p>
          </table:table-cell>
          <table:table-cell office:value-type="float" office:value="0.28433304" calcext:value-type="float">
            <text:p>0.28433304</text:p>
          </table:table-cell>
          <table:table-cell table:formula="of:=(2*[.K440]*[.L440])/([.K440]+[.L440])" office:value-type="float" office:value="0.431714969133054" calcext:value-type="float">
            <text:p>0.43171496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490216" calcext:value-type="float">
            <text:p>0.40490216</text:p>
          </table:table-cell>
          <table:table-cell office:value-type="float" office:value="0.05994466" calcext:value-type="float">
            <text:p>0.05994466</text:p>
          </table:table-cell>
          <table:table-cell table:formula="of:=(2*[.H441]*[.I441])/([.H441]+[.I441])" office:value-type="float" office:value="0.104428905481017" calcext:value-type="float">
            <text:p>0.1044289055</text:p>
          </table:table-cell>
          <table:table-cell office:value-type="float" office:value="0.89662449" calcext:value-type="float">
            <text:p>0.89662449</text:p>
          </table:table-cell>
          <table:table-cell office:value-type="float" office:value="0.28423711" calcext:value-type="float">
            <text:p>0.28423711</text:p>
          </table:table-cell>
          <table:table-cell table:formula="of:=(2*[.K441]*[.L441])/([.K441]+[.L441])" office:value-type="float" office:value="0.431640683028094" calcext:value-type="float">
            <text:p>0.43164068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2]*[.I442])/([.H442]+[.I442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2]*[.L442])/([.K442]+[.L442])" office:value-type="float" office:value="0.420170838928885" calcext:value-type="float">
            <text:p>0.4201708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3]*[.I443])/([.H443]+[.I443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3]*[.L443])/([.K443]+[.L443])" office:value-type="float" office:value="0.420170838928885" calcext:value-type="float">
            <text:p>0.4201708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93182" calcext:value-type="float">
            <text:p>0.36093182</text:p>
          </table:table-cell>
          <table:table-cell office:value-type="float" office:value="0.06030058" calcext:value-type="float">
            <text:p>0.06030058</text:p>
          </table:table-cell>
          <table:table-cell table:formula="of:=(2*[.H444]*[.I444])/([.H444]+[.I444])" office:value-type="float" office:value="0.103336771276168" calcext:value-type="float">
            <text:p>0.1033367713</text:p>
          </table:table-cell>
          <table:table-cell office:value-type="float" office:value="0.80446169" calcext:value-type="float">
            <text:p>0.80446169</text:p>
          </table:table-cell>
          <table:table-cell office:value-type="float" office:value="0.28433304" calcext:value-type="float">
            <text:p>0.28433304</text:p>
          </table:table-cell>
          <table:table-cell table:formula="of:=(2*[.K444]*[.L444])/([.K444]+[.L444])" office:value-type="float" office:value="0.420161912211382" calcext:value-type="float">
            <text:p>0.420161912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282721" calcext:value-type="float">
            <text:p>0.30282721</text:p>
          </table:table-cell>
          <table:table-cell office:value-type="float" office:value="0.06106198" calcext:value-type="float">
            <text:p>0.06106198</text:p>
          </table:table-cell>
          <table:table-cell table:formula="of:=(2*[.H445]*[.I445])/([.H445]+[.I445])" office:value-type="float" office:value="0.101631098414744" calcext:value-type="float">
            <text:p>0.1016310984</text:p>
          </table:table-cell>
          <table:table-cell office:value-type="float" office:value="0.77948759" calcext:value-type="float">
            <text:p>0.77948759</text:p>
          </table:table-cell>
          <table:table-cell office:value-type="float" office:value="0.28067196" calcext:value-type="float">
            <text:p>0.28067196</text:p>
          </table:table-cell>
          <table:table-cell table:formula="of:=(2*[.K445]*[.L445])/([.K445]+[.L445])" office:value-type="float" office:value="0.412730913344084" calcext:value-type="float">
            <text:p>0.412730913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652615" calcext:value-type="float">
            <text:p>0.46652615</text:p>
          </table:table-cell>
          <table:table-cell office:value-type="float" office:value="0.056839" calcext:value-type="float">
            <text:p>0.056839</text:p>
          </table:table-cell>
          <table:table-cell table:formula="of:=(2*[.H446]*[.I446])/([.H446]+[.I446])" office:value-type="float" office:value="0.10133223367987" calcext:value-type="float">
            <text:p>0.1013322337</text:p>
          </table:table-cell>
          <table:table-cell office:value-type="float" office:value="0.83564726" calcext:value-type="float">
            <text:p>0.83564726</text:p>
          </table:table-cell>
          <table:table-cell office:value-type="float" office:value="0.15216061" calcext:value-type="float">
            <text:p>0.15216061</text:p>
          </table:table-cell>
          <table:table-cell table:formula="of:=(2*[.K446]*[.L446])/([.K446]+[.L446])" office:value-type="float" office:value="0.257443984175645" calcext:value-type="float">
            <text:p>0.257443984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5579477" calcext:value-type="float">
            <text:p>0.45579477</text:p>
          </table:table-cell>
          <table:table-cell office:value-type="float" office:value="0.05697454" calcext:value-type="float">
            <text:p>0.05697454</text:p>
          </table:table-cell>
          <table:table-cell table:formula="of:=(2*[.H447]*[.I447])/([.H447]+[.I447])" office:value-type="float" office:value="0.10128803283939" calcext:value-type="float">
            <text:p>0.1012880328</text:p>
          </table:table-cell>
          <table:table-cell office:value-type="float" office:value="0.82976321" calcext:value-type="float">
            <text:p>0.82976321</text:p>
          </table:table-cell>
          <table:table-cell office:value-type="float" office:value="0.14673899" calcext:value-type="float">
            <text:p>0.14673899</text:p>
          </table:table-cell>
          <table:table-cell table:formula="of:=(2*[.K447]*[.L447])/([.K447]+[.L447])" office:value-type="float" office:value="0.249377042621221" calcext:value-type="float">
            <text:p>0.249377042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558596" calcext:value-type="float">
            <text:p>0.40558596</text:p>
          </table:table-cell>
          <table:table-cell office:value-type="float" office:value="0.05697454" calcext:value-type="float">
            <text:p>0.05697454</text:p>
          </table:table-cell>
          <table:table-cell table:formula="of:=(2*[.H448]*[.I448])/([.H448]+[.I448])" office:value-type="float" office:value="0.0999137345340054" calcext:value-type="float">
            <text:p>0.0999137345</text:p>
          </table:table-cell>
          <table:table-cell office:value-type="float" office:value="0.7863445" calcext:value-type="float">
            <text:p>0.7863445</text:p>
          </table:table-cell>
          <table:table-cell office:value-type="float" office:value="0.14673899" calcext:value-type="float">
            <text:p>0.14673899</text:p>
          </table:table-cell>
          <table:table-cell table:formula="of:=(2*[.K448]*[.L448])/([.K448]+[.L448])" office:value-type="float" office:value="0.247324915634409" calcext:value-type="float">
            <text:p>0.24732491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7257786" calcext:value-type="float">
            <text:p>0.47257786</text:p>
          </table:table-cell>
          <table:table-cell office:value-type="float" office:value="0.05505868" calcext:value-type="float">
            <text:p>0.05505868</text:p>
          </table:table-cell>
          <table:table-cell table:formula="of:=(2*[.H449]*[.I449])/([.H449]+[.I449])" office:value-type="float" office:value="0.0986266537523152" calcext:value-type="float">
            <text:p>0.0986266538</text:p>
          </table:table-cell>
          <table:table-cell office:value-type="float" office:value="0.8352958" calcext:value-type="float">
            <text:p>0.8352958</text:p>
          </table:table-cell>
          <table:table-cell office:value-type="float" office:value="0.15174576" calcext:value-type="float">
            <text:p>0.15174576</text:p>
          </table:table-cell>
          <table:table-cell table:formula="of:=(2*[.K449]*[.L449])/([.K449]+[.L449])" office:value-type="float" office:value="0.256833351567908" calcext:value-type="float">
            <text:p>0.256833351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334527" calcext:value-type="float">
            <text:p>0.42334527</text:p>
          </table:table-cell>
          <table:table-cell office:value-type="float" office:value="0.05505868" calcext:value-type="float">
            <text:p>0.05505868</text:p>
          </table:table-cell>
          <table:table-cell table:formula="of:=(2*[.H450]*[.I450])/([.H450]+[.I450])" office:value-type="float" office:value="0.0974441442234898" calcext:value-type="float">
            <text:p>0.0974441442</text:p>
          </table:table-cell>
          <table:table-cell office:value-type="float" office:value="0.79448577" calcext:value-type="float">
            <text:p>0.79448577</text:p>
          </table:table-cell>
          <table:table-cell office:value-type="float" office:value="0.15174576" calcext:value-type="float">
            <text:p>0.15174576</text:p>
          </table:table-cell>
          <table:table-cell table:formula="of:=(2*[.K450]*[.L450])/([.K450]+[.L450])" office:value-type="float" office:value="0.25482103091161" calcext:value-type="float">
            <text:p>0.25482103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1]*[.I451])/([.H451]+[.I451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1]*[.L451])/([.K451]+[.L451])" office:value-type="float" office:value="0.26465122057606" calcext:value-type="float">
            <text:p>0.26465122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2]*[.I452])/([.H452]+[.I452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2]*[.L452])/([.K452]+[.L452])" office:value-type="float" office:value="0.26465122057606" calcext:value-type="float">
            <text:p>0.26465122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911" calcext:value-type="float">
            <text:p>0.34399911</text:p>
          </table:table-cell>
          <table:table-cell office:value-type="float" office:value="0.05508416" calcext:value-type="float">
            <text:p>0.05508416</text:p>
          </table:table-cell>
          <table:table-cell table:formula="of:=(2*[.H453]*[.I453])/([.H453]+[.I453])" office:value-type="float" office:value="0.0949621466973426" calcext:value-type="float">
            <text:p>0.0949621467</text:p>
          </table:table-cell>
          <table:table-cell office:value-type="float" office:value="0.78198678" calcext:value-type="float">
            <text:p>0.78198678</text:p>
          </table:table-cell>
          <table:table-cell office:value-type="float" office:value="0.15918201" calcext:value-type="float">
            <text:p>0.15918201</text:p>
          </table:table-cell>
          <table:table-cell table:formula="of:=(2*[.K453]*[.L453])/([.K453]+[.L453])" office:value-type="float" office:value="0.264518391932286" calcext:value-type="float">
            <text:p>0.264518391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1485" calcext:value-type="float">
            <text:p>0.461485</text:p>
          </table:table-cell>
          <table:table-cell office:value-type="float" office:value="0.05265407" calcext:value-type="float">
            <text:p>0.05265407</text:p>
          </table:table-cell>
          <table:table-cell table:formula="of:=(2*[.H454]*[.I454])/([.H454]+[.I454])" office:value-type="float" office:value="0.0945233105663415" calcext:value-type="float">
            <text:p>0.0945233106</text:p>
          </table:table-cell>
          <table:table-cell office:value-type="float" office:value="0.85974502" calcext:value-type="float">
            <text:p>0.85974502</text:p>
          </table:table-cell>
          <table:table-cell office:value-type="float" office:value="0.13865712" calcext:value-type="float">
            <text:p>0.13865712</text:p>
          </table:table-cell>
          <table:table-cell table:formula="of:=(2*[.K454]*[.L454])/([.K454]+[.L454])" office:value-type="float" office:value="0.238801107552799" calcext:value-type="float">
            <text:p>0.23880110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081956" calcext:value-type="float">
            <text:p>0.44081956</text:p>
          </table:table-cell>
          <table:table-cell office:value-type="float" office:value="0.05259993" calcext:value-type="float">
            <text:p>0.05259993</text:p>
          </table:table-cell>
          <table:table-cell table:formula="of:=(2*[.H455]*[.I455])/([.H455]+[.I455])" office:value-type="float" office:value="0.0939852537994833" calcext:value-type="float">
            <text:p>0.0939852538</text:p>
          </table:table-cell>
          <table:table-cell office:value-type="float" office:value="0.84029978" calcext:value-type="float">
            <text:p>0.84029978</text:p>
          </table:table-cell>
          <table:table-cell office:value-type="float" office:value="0.15058935" calcext:value-type="float">
            <text:p>0.15058935</text:p>
          </table:table-cell>
          <table:table-cell table:formula="of:=(2*[.K455]*[.L455])/([.K455]+[.L455])" office:value-type="float" office:value="0.255407378775753" calcext:value-type="float">
            <text:p>0.2554073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79084" calcext:value-type="float">
            <text:p>0.41479084</text:p>
          </table:table-cell>
          <table:table-cell office:value-type="float" office:value="0.05265407" calcext:value-type="float">
            <text:p>0.05265407</text:p>
          </table:table-cell>
          <table:table-cell table:formula="of:=(2*[.H456]*[.I456])/([.H456]+[.I456])" office:value-type="float" office:value="0.0934459888533979" calcext:value-type="float">
            <text:p>0.0934459889</text:p>
          </table:table-cell>
          <table:table-cell office:value-type="float" office:value="0.81548409" calcext:value-type="float">
            <text:p>0.81548409</text:p>
          </table:table-cell>
          <table:table-cell office:value-type="float" office:value="0.13865712" calcext:value-type="float">
            <text:p>0.13865712</text:p>
          </table:table-cell>
          <table:table-cell table:formula="of:=(2*[.K456]*[.L456])/([.K456]+[.L456])" office:value-type="float" office:value="0.237014551179947" calcext:value-type="float">
            <text:p>0.237014551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01471" calcext:value-type="float">
            <text:p>0.4601471</text:p>
          </table:table-cell>
          <table:table-cell office:value-type="float" office:value="0.05192329" calcext:value-type="float">
            <text:p>0.05192329</text:p>
          </table:table-cell>
          <table:table-cell table:formula="of:=(2*[.H457]*[.I457])/([.H457]+[.I457])" office:value-type="float" office:value="0.0933166681086911" calcext:value-type="float">
            <text:p>0.0933166681</text:p>
          </table:table-cell>
          <table:table-cell office:value-type="float" office:value="0.84003195" calcext:value-type="float">
            <text:p>0.84003195</text:p>
          </table:table-cell>
          <table:table-cell office:value-type="float" office:value="0.14452989" calcext:value-type="float">
            <text:p>0.14452989</text:p>
          </table:table-cell>
          <table:table-cell table:formula="of:=(2*[.K457]*[.L457])/([.K457]+[.L457])" office:value-type="float" office:value="0.246626916456534" calcext:value-type="float">
            <text:p>0.246626916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188439" calcext:value-type="float">
            <text:p>0.46188439</text:p>
          </table:table-cell>
          <table:table-cell office:value-type="float" office:value="0.05184347" calcext:value-type="float">
            <text:p>0.05184347</text:p>
          </table:table-cell>
          <table:table-cell table:formula="of:=(2*[.H458]*[.I458])/([.H458]+[.I458])" office:value-type="float" office:value="0.0932232467066641" calcext:value-type="float">
            <text:p>0.0932232467</text:p>
          </table:table-cell>
          <table:table-cell office:value-type="float" office:value="0.8386243" calcext:value-type="float">
            <text:p>0.8386243</text:p>
          </table:table-cell>
          <table:table-cell office:value-type="float" office:value="0.14459212" calcext:value-type="float">
            <text:p>0.14459212</text:p>
          </table:table-cell>
          <table:table-cell table:formula="of:=(2*[.K458]*[.L458])/([.K458]+[.L458])" office:value-type="float" office:value="0.246656713525016" calcext:value-type="float">
            <text:p>0.246656713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67845" calcext:value-type="float">
            <text:p>0.35867845</text:p>
          </table:table-cell>
          <table:table-cell office:value-type="float" office:value="0.05354924" calcext:value-type="float">
            <text:p>0.05354924</text:p>
          </table:table-cell>
          <table:table-cell table:formula="of:=(2*[.H459]*[.I459])/([.H459]+[.I459])" office:value-type="float" office:value="0.0931861632190598" calcext:value-type="float">
            <text:p>0.0931861632</text:p>
          </table:table-cell>
          <table:table-cell office:value-type="float" office:value="0.79143499" calcext:value-type="float">
            <text:p>0.79143499</text:p>
          </table:table-cell>
          <table:table-cell office:value-type="float" office:value="0.15721664" calcext:value-type="float">
            <text:p>0.15721664</text:p>
          </table:table-cell>
          <table:table-cell table:formula="of:=(2*[.K459]*[.L459])/([.K459]+[.L459])" office:value-type="float" office:value="0.262323377668647" calcext:value-type="float">
            <text:p>0.26232337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609493" calcext:value-type="float">
            <text:p>0.39609493</text:p>
          </table:table-cell>
          <table:table-cell office:value-type="float" office:value="0.05259993" calcext:value-type="float">
            <text:p>0.05259993</text:p>
          </table:table-cell>
          <table:table-cell table:formula="of:=(2*[.H460]*[.I460])/([.H460]+[.I460])" office:value-type="float" office:value="0.0928674136866863" calcext:value-type="float">
            <text:p>0.0928674137</text:p>
          </table:table-cell>
          <table:table-cell office:value-type="float" office:value="0.80068103" calcext:value-type="float">
            <text:p>0.80068103</text:p>
          </table:table-cell>
          <table:table-cell office:value-type="float" office:value="0.15058935" calcext:value-type="float">
            <text:p>0.15058935</text:p>
          </table:table-cell>
          <table:table-cell table:formula="of:=(2*[.K460]*[.L460])/([.K460]+[.L460])" office:value-type="float" office:value="0.253501083183165" calcext:value-type="float">
            <text:p>0.25350108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1]*[.I461])/([.H461]+[.I461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1]*[.L461])/([.K461]+[.L461])" office:value-type="float" office:value="0.257715852962959" calcext:value-type="float">
            <text:p>0.2577158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2]*[.I462])/([.H462]+[.I462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2]*[.L462])/([.K462]+[.L462])" office:value-type="float" office:value="0.257715852962959" calcext:value-type="float">
            <text:p>0.2577158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954255" calcext:value-type="float">
            <text:p>0.40954255</text:p>
          </table:table-cell>
          <table:table-cell office:value-type="float" office:value="0.05184347" calcext:value-type="float">
            <text:p>0.05184347</text:p>
          </table:table-cell>
          <table:table-cell table:formula="of:=(2*[.H463]*[.I463])/([.H463]+[.I463])" office:value-type="float" office:value="0.09203619522173" calcext:value-type="float">
            <text:p>0.0920361952</text:p>
          </table:table-cell>
          <table:table-cell office:value-type="float" office:value="0.79661162" calcext:value-type="float">
            <text:p>0.79661162</text:p>
          </table:table-cell>
          <table:table-cell office:value-type="float" office:value="0.14459212" calcext:value-type="float">
            <text:p>0.14459212</text:p>
          </table:table-cell>
          <table:table-cell table:formula="of:=(2*[.K463]*[.L463])/([.K463]+[.L463])" office:value-type="float" office:value="0.244758404705095" calcext:value-type="float">
            <text:p>0.244758404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829498" calcext:value-type="float">
            <text:p>0.27829498</text:p>
          </table:table-cell>
          <table:table-cell office:value-type="float" office:value="0.05508416" calcext:value-type="float">
            <text:p>0.05508416</text:p>
          </table:table-cell>
          <table:table-cell table:formula="of:=(2*[.H464]*[.I464])/([.H464]+[.I464])" office:value-type="float" office:value="0.091965233370731" calcext:value-type="float">
            <text:p>0.0919652334</text:p>
          </table:table-cell>
          <table:table-cell office:value-type="float" office:value="0.67478924" calcext:value-type="float">
            <text:p>0.67478924</text:p>
          </table:table-cell>
          <table:table-cell office:value-type="float" office:value="0.15918201" calcext:value-type="float">
            <text:p>0.15918201</text:p>
          </table:table-cell>
          <table:table-cell table:formula="of:=(2*[.K464]*[.L464])/([.K464]+[.L464])" office:value-type="float" office:value="0.257597147502561" calcext:value-type="float">
            <text:p>0.257597147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563298" calcext:value-type="float">
            <text:p>0.40563298</text:p>
          </table:table-cell>
          <table:table-cell office:value-type="float" office:value="0.05184449" calcext:value-type="float">
            <text:p>0.05184449</text:p>
          </table:table-cell>
          <table:table-cell table:formula="of:=(2*[.H465]*[.I465])/([.H465]+[.I465])" office:value-type="float" office:value="0.0919382323911173" calcext:value-type="float">
            <text:p>0.0919382324</text:p>
          </table:table-cell>
          <table:table-cell office:value-type="float" office:value="0.90844432" calcext:value-type="float">
            <text:p>0.90844432</text:p>
          </table:table-cell>
          <table:table-cell office:value-type="float" office:value="0.26262063" calcext:value-type="float">
            <text:p>0.26262063</text:p>
          </table:table-cell>
          <table:table-cell table:formula="of:=(2*[.K465]*[.L465])/([.K465]+[.L465])" office:value-type="float" office:value="0.407451729536131" calcext:value-type="float">
            <text:p>0.407451729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6]*[.I466])/([.H466]+[.I466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6]*[.L466])/([.K466]+[.L466])" office:value-type="float" office:value="0.255296446926933" calcext:value-type="float">
            <text:p>0.25529644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7]*[.I467])/([.H467]+[.I467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7]*[.L467])/([.K467]+[.L467])" office:value-type="float" office:value="0.255296446926933" calcext:value-type="float">
            <text:p>0.25529644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41357" calcext:value-type="float">
            <text:p>0.3441357</text:p>
          </table:table-cell>
          <table:table-cell office:value-type="float" office:value="0.05240759" calcext:value-type="float">
            <text:p>0.05240759</text:p>
          </table:table-cell>
          <table:table-cell table:formula="of:=(2*[.H468]*[.I468])/([.H468]+[.I468])" office:value-type="float" office:value="0.0909626924715483" calcext:value-type="float">
            <text:p>0.0909626925</text:p>
          </table:table-cell>
          <table:table-cell office:value-type="float" office:value="0.79679828" calcext:value-type="float">
            <text:p>0.79679828</text:p>
          </table:table-cell>
          <table:table-cell office:value-type="float" office:value="0.15189614" calcext:value-type="float">
            <text:p>0.15189614</text:p>
          </table:table-cell>
          <table:table-cell table:formula="of:=(2*[.K468]*[.L468])/([.K468]+[.L468])" office:value-type="float" office:value="0.255151881447008" calcext:value-type="float">
            <text:p>0.255151881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365783" calcext:value-type="float">
            <text:p>0.36365783</text:p>
          </table:table-cell>
          <table:table-cell office:value-type="float" office:value="0.05184449" calcext:value-type="float">
            <text:p>0.05184449</text:p>
          </table:table-cell>
          <table:table-cell table:formula="of:=(2*[.H469]*[.I469])/([.H469]+[.I469])" office:value-type="float" office:value="0.0907511405994397" calcext:value-type="float">
            <text:p>0.0907511406</text:p>
          </table:table-cell>
          <table:table-cell office:value-type="float" office:value="0.82424889" calcext:value-type="float">
            <text:p>0.82424889</text:p>
          </table:table-cell>
          <table:table-cell office:value-type="float" office:value="0.26262063" calcext:value-type="float">
            <text:p>0.26262063</text:p>
          </table:table-cell>
          <table:table-cell table:formula="of:=(2*[.K469]*[.L469])/([.K469]+[.L469])" office:value-type="float" office:value="0.398327046228329" calcext:value-type="float">
            <text:p>0.398327046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202788" calcext:value-type="float">
            <text:p>0.44202788</text:p>
          </table:table-cell>
          <table:table-cell office:value-type="float" office:value="0.05005745" calcext:value-type="float">
            <text:p>0.05005745</text:p>
          </table:table-cell>
          <table:table-cell table:formula="of:=(2*[.H470]*[.I470])/([.H470]+[.I470])" office:value-type="float" office:value="0.0899306975955004" calcext:value-type="float">
            <text:p>0.0899306976</text:p>
          </table:table-cell>
          <table:table-cell office:value-type="float" office:value="0.84307402" calcext:value-type="float">
            <text:p>0.84307402</text:p>
          </table:table-cell>
          <table:table-cell office:value-type="float" office:value="0.14370019" calcext:value-type="float">
            <text:p>0.14370019</text:p>
          </table:table-cell>
          <table:table-cell table:formula="of:=(2*[.K470]*[.L470])/([.K470]+[.L470])" office:value-type="float" office:value="0.245547351421079" calcext:value-type="float">
            <text:p>0.2455473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81485" calcext:value-type="float">
            <text:p>0.35881485</text:p>
          </table:table-cell>
          <table:table-cell office:value-type="float" office:value="0.05084476" calcext:value-type="float">
            <text:p>0.05084476</text:p>
          </table:table-cell>
          <table:table-cell table:formula="of:=(2*[.H471]*[.I471])/([.H471]+[.I471])" office:value-type="float" office:value="0.089068360596672" calcext:value-type="float">
            <text:p>0.0890683606</text:p>
          </table:table-cell>
          <table:table-cell office:value-type="float" office:value="0.80737058" calcext:value-type="float">
            <text:p>0.80737058</text:p>
          </table:table-cell>
          <table:table-cell office:value-type="float" office:value="0.14990484" calcext:value-type="float">
            <text:p>0.14990484</text:p>
          </table:table-cell>
          <table:table-cell table:formula="of:=(2*[.K471]*[.L471])/([.K471]+[.L471])" office:value-type="float" office:value="0.252860890579656" calcext:value-type="float">
            <text:p>0.25286089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2]*[.I472])/([.H472]+[.I472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2]*[.L472])/([.K472]+[.L472])" office:value-type="float" office:value="0.248740637644056" calcext:value-type="float">
            <text:p>0.24874063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3]*[.I473])/([.H473]+[.I473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3]*[.L473])/([.K473]+[.L473])" office:value-type="float" office:value="0.248740637644056" calcext:value-type="float">
            <text:p>0.24874063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718012" calcext:value-type="float">
            <text:p>0.39718012</text:p>
          </table:table-cell>
          <table:table-cell office:value-type="float" office:value="0.05005745" calcext:value-type="float">
            <text:p>0.05005745</text:p>
          </table:table-cell>
          <table:table-cell table:formula="of:=(2*[.H474]*[.I474])/([.H474]+[.I474])" office:value-type="float" office:value="0.0889094536395679" calcext:value-type="float">
            <text:p>0.0889094536</text:p>
          </table:table-cell>
          <table:table-cell office:value-type="float" office:value="0.80224075" calcext:value-type="float">
            <text:p>0.80224075</text:p>
          </table:table-cell>
          <table:table-cell office:value-type="float" office:value="0.14370019" calcext:value-type="float">
            <text:p>0.14370019</text:p>
          </table:table-cell>
          <table:table-cell table:formula="of:=(2*[.K474]*[.L474])/([.K474]+[.L474])" office:value-type="float" office:value="0.243740688928724" calcext:value-type="float">
            <text:p>0.243740688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691404" calcext:value-type="float">
            <text:p>0.27691404</text:p>
          </table:table-cell>
          <table:table-cell office:value-type="float" office:value="0.05240759" calcext:value-type="float">
            <text:p>0.05240759</text:p>
          </table:table-cell>
          <table:table-cell table:formula="of:=(2*[.H475]*[.I475])/([.H475]+[.I475])" office:value-type="float" office:value="0.088135100470404" calcext:value-type="float">
            <text:p>0.0881351005</text:p>
          </table:table-cell>
          <table:table-cell office:value-type="float" office:value="0.68434087" calcext:value-type="float">
            <text:p>0.68434087</text:p>
          </table:table-cell>
          <table:table-cell office:value-type="float" office:value="0.15189614" calcext:value-type="float">
            <text:p>0.15189614</text:p>
          </table:table-cell>
          <table:table-cell table:formula="of:=(2*[.K475]*[.L475])/([.K475]+[.L475])" office:value-type="float" office:value="0.248610705707086" calcext:value-type="float">
            <text:p>0.24861070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479228" calcext:value-type="float">
            <text:p>0.46479228</text:p>
          </table:table-cell>
          <table:table-cell office:value-type="float" office:value="0.04829471" calcext:value-type="float">
            <text:p>0.04829471</text:p>
          </table:table-cell>
          <table:table-cell table:formula="of:=(2*[.H476]*[.I476])/([.H476]+[.I476])" office:value-type="float" office:value="0.0874978660941639" calcext:value-type="float">
            <text:p>0.0874978661</text:p>
          </table:table-cell>
          <table:table-cell office:value-type="float" office:value="0.86704331" calcext:value-type="float">
            <text:p>0.86704331</text:p>
          </table:table-cell>
          <table:table-cell office:value-type="float" office:value="0.13728032" calcext:value-type="float">
            <text:p>0.13728032</text:p>
          </table:table-cell>
          <table:table-cell table:formula="of:=(2*[.K476]*[.L476])/([.K476]+[.L476])" office:value-type="float" office:value="0.237031131191565" calcext:value-type="float">
            <text:p>0.237031131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322555" calcext:value-type="float">
            <text:p>0.46322555</text:p>
          </table:table-cell>
          <table:table-cell office:value-type="float" office:value="0.04808478" calcext:value-type="float">
            <text:p>0.04808478</text:p>
          </table:table-cell>
          <table:table-cell table:formula="of:=(2*[.H477]*[.I477])/([.H477]+[.I477])" office:value-type="float" office:value="0.087125557045284" calcext:value-type="float">
            <text:p>0.087125557</text:p>
          </table:table-cell>
          <table:table-cell office:value-type="float" office:value="0.86744988" calcext:value-type="float">
            <text:p>0.86744988</text:p>
          </table:table-cell>
          <table:table-cell office:value-type="float" office:value="0.13688362" calcext:value-type="float">
            <text:p>0.13688362</text:p>
          </table:table-cell>
          <table:table-cell table:formula="of:=(2*[.K477]*[.L477])/([.K477]+[.L477])" office:value-type="float" office:value="0.236454683116645" calcext:value-type="float">
            <text:p>0.23645468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1592017" calcext:value-type="float">
            <text:p>0.41592017</text:p>
          </table:table-cell>
          <table:table-cell office:value-type="float" office:value="0.04808478" calcext:value-type="float">
            <text:p>0.04808478</text:p>
          </table:table-cell>
          <table:table-cell table:formula="of:=(2*[.H478]*[.I478])/([.H478]+[.I478])" office:value-type="float" office:value="0.0862035194754392" calcext:value-type="float">
            <text:p>0.0862035195</text:p>
          </table:table-cell>
          <table:table-cell office:value-type="float" office:value="0.82445263" calcext:value-type="float">
            <text:p>0.82445263</text:p>
          </table:table-cell>
          <table:table-cell office:value-type="float" office:value="0.13688362" calcext:value-type="float">
            <text:p>0.13688362</text:p>
          </table:table-cell>
          <table:table-cell table:formula="of:=(2*[.K478]*[.L478])/([.K478]+[.L478])" office:value-type="float" office:value="0.234785821325099" calcext:value-type="float">
            <text:p>0.234785821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476222" calcext:value-type="float">
            <text:p>0.22476222</text:p>
          </table:table-cell>
          <table:table-cell office:value-type="float" office:value="0.05272977" calcext:value-type="float">
            <text:p>0.05272977</text:p>
          </table:table-cell>
          <table:table-cell table:formula="of:=(2*[.H479]*[.I479])/([.H479]+[.I479])" office:value-type="float" office:value="0.0854198361926728" calcext:value-type="float">
            <text:p>0.0854198362</text:p>
          </table:table-cell>
          <table:table-cell office:value-type="float" office:value="0.55370792" calcext:value-type="float">
            <text:p>0.55370792</text:p>
          </table:table-cell>
          <table:table-cell office:value-type="float" office:value="0.13166424" calcext:value-type="float">
            <text:p>0.13166424</text:p>
          </table:table-cell>
          <table:table-cell table:formula="of:=(2*[.K479]*[.L479])/([.K479]+[.L479])" office:value-type="float" office:value="0.212741446833151" calcext:value-type="float">
            <text:p>0.21274144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330835" calcext:value-type="float">
            <text:p>0.44330835</text:p>
          </table:table-cell>
          <table:table-cell office:value-type="float" office:value="0.04657604" calcext:value-type="float">
            <text:p>0.04657604</text:p>
          </table:table-cell>
          <table:table-cell table:formula="of:=(2*[.H480]*[.I480])/([.H480]+[.I480])" office:value-type="float" office:value="0.0842955924434906" calcext:value-type="float">
            <text:p>0.0842955924</text:p>
          </table:table-cell>
          <table:table-cell office:value-type="float" office:value="0.87083361" calcext:value-type="float">
            <text:p>0.87083361</text:p>
          </table:table-cell>
          <table:table-cell office:value-type="float" office:value="0.13629764" calcext:value-type="float">
            <text:p>0.13629764</text:p>
          </table:table-cell>
          <table:table-cell table:formula="of:=(2*[.K480]*[.L480])/([.K480]+[.L480])" office:value-type="float" office:value="0.235704265706541" calcext:value-type="float">
            <text:p>0.23570426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1]*[.I481])/([.H481]+[.I481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1]*[.L481])/([.K481]+[.L481])" office:value-type="float" office:value="0.243291003120076" calcext:value-type="float">
            <text:p>0.24329100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2]*[.I482])/([.H482]+[.I482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2]*[.L482])/([.K482]+[.L482])" office:value-type="float" office:value="0.243291003120076" calcext:value-type="float">
            <text:p>0.24329100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813231" calcext:value-type="float">
            <text:p>0.39813231</text:p>
          </table:table-cell>
          <table:table-cell office:value-type="float" office:value="0.04657604" calcext:value-type="float">
            <text:p>0.04657604</text:p>
          </table:table-cell>
          <table:table-cell table:formula="of:=(2*[.H483]*[.I483])/([.H483]+[.I483])" office:value-type="float" office:value="0.0833958993387572" calcext:value-type="float">
            <text:p>0.0833958993</text:p>
          </table:table-cell>
          <table:table-cell office:value-type="float" office:value="0.82860971" calcext:value-type="float">
            <text:p>0.82860971</text:p>
          </table:table-cell>
          <table:table-cell office:value-type="float" office:value="0.13629764" calcext:value-type="float">
            <text:p>0.13629764</text:p>
          </table:table-cell>
          <table:table-cell table:formula="of:=(2*[.K483]*[.L483])/([.K483]+[.L483])" office:value-type="float" office:value="0.234089931958927" calcext:value-type="float">
            <text:p>0.2340899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604964" calcext:value-type="float">
            <text:p>0.32604964</text:p>
          </table:table-cell>
          <table:table-cell office:value-type="float" office:value="0.04758847" calcext:value-type="float">
            <text:p>0.04758847</text:p>
          </table:table-cell>
          <table:table-cell table:formula="of:=(2*[.H484]*[.I484])/([.H484]+[.I484])" office:value-type="float" office:value="0.0830547157603961" calcext:value-type="float">
            <text:p>0.0830547158</text:p>
          </table:table-cell>
          <table:table-cell office:value-type="float" office:value="0.82900038" calcext:value-type="float">
            <text:p>0.82900038</text:p>
          </table:table-cell>
          <table:table-cell office:value-type="float" office:value="0.14245562" calcext:value-type="float">
            <text:p>0.14245562</text:p>
          </table:table-cell>
          <table:table-cell table:formula="of:=(2*[.K484]*[.L484])/([.K484]+[.L484])" office:value-type="float" office:value="0.24313147093257" calcext:value-type="float">
            <text:p>0.24313147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533439" calcext:value-type="float">
            <text:p>0.23533439</text:p>
          </table:table-cell>
          <table:table-cell office:value-type="float" office:value="0.05018819" calcext:value-type="float">
            <text:p>0.05018819</text:p>
          </table:table-cell>
          <table:table-cell table:formula="of:=(2*[.H485]*[.I485])/([.H485]+[.I485])" office:value-type="float" office:value="0.0827325606181767" calcext:value-type="float">
            <text:p>0.0827325606</text:p>
          </table:table-cell>
          <table:table-cell office:value-type="float" office:value="0.58337974" calcext:value-type="float">
            <text:p>0.58337974</text:p>
          </table:table-cell>
          <table:table-cell office:value-type="float" office:value="0.13038078" calcext:value-type="float">
            <text:p>0.13038078</text:p>
          </table:table-cell>
          <table:table-cell table:formula="of:=(2*[.K485]*[.L485])/([.K485]+[.L485])" office:value-type="float" office:value="0.213128923234357" calcext:value-type="float">
            <text:p>0.21312892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3714305" calcext:value-type="float">
            <text:p>0.33714305</text:p>
          </table:table-cell>
          <table:table-cell office:value-type="float" office:value="0.04621732" calcext:value-type="float">
            <text:p>0.04621732</text:p>
          </table:table-cell>
          <table:table-cell table:formula="of:=(2*[.H486]*[.I486])/([.H486]+[.I486])" office:value-type="float" office:value="0.0812908659683629" calcext:value-type="float">
            <text:p>0.081290866</text:p>
          </table:table-cell>
          <table:table-cell office:value-type="float" office:value="0.8369657" calcext:value-type="float">
            <text:p>0.8369657</text:p>
          </table:table-cell>
          <table:table-cell office:value-type="float" office:value="0.14129403" calcext:value-type="float">
            <text:p>0.14129403</text:p>
          </table:table-cell>
          <table:table-cell table:formula="of:=(2*[.K486]*[.L486])/([.K486]+[.L486])" office:value-type="float" office:value="0.241772717608995" calcext:value-type="float">
            <text:p>0.24177271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7]*[.I487])/([.H487]+[.I487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7]*[.L487])/([.K487]+[.L487])" office:value-type="float" office:value="0.238130388537261" calcext:value-type="float">
            <text:p>0.238130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8]*[.I488])/([.H488]+[.I488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8]*[.L488])/([.K488]+[.L488])" office:value-type="float" office:value="0.238130388537261" calcext:value-type="float">
            <text:p>0.238130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6082014" calcext:value-type="float">
            <text:p>0.26082014</text:p>
          </table:table-cell>
          <table:table-cell office:value-type="float" office:value="0.04758847" calcext:value-type="float">
            <text:p>0.04758847</text:p>
          </table:table-cell>
          <table:table-cell table:formula="of:=(2*[.H489]*[.I489])/([.H489]+[.I489])" office:value-type="float" office:value="0.0804908229234314" calcext:value-type="float">
            <text:p>0.0804908229</text:p>
          </table:table-cell>
          <table:table-cell office:value-type="float" office:value="0.72240776" calcext:value-type="float">
            <text:p>0.72240776</text:p>
          </table:table-cell>
          <table:table-cell office:value-type="float" office:value="0.14245562" calcext:value-type="float">
            <text:p>0.14245562</text:p>
          </table:table-cell>
          <table:table-cell table:formula="of:=(2*[.K489]*[.L489])/([.K489]+[.L489])" office:value-type="float" office:value="0.237982200942792" calcext:value-type="float">
            <text:p>0.23798220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4535832" calcext:value-type="float">
            <text:p>0.44535832</text:p>
          </table:table-cell>
          <table:table-cell office:value-type="float" office:value="0.04408134" calcext:value-type="float">
            <text:p>0.04408134</text:p>
          </table:table-cell>
          <table:table-cell table:formula="of:=(2*[.H490]*[.I490])/([.H490]+[.I490])" office:value-type="float" office:value="0.0802223159674016" calcext:value-type="float">
            <text:p>0.080222316</text:p>
          </table:table-cell>
          <table:table-cell office:value-type="float" office:value="0.88272119" calcext:value-type="float">
            <text:p>0.88272119</text:p>
          </table:table-cell>
          <table:table-cell office:value-type="float" office:value="0.123572" calcext:value-type="float">
            <text:p>0.123572</text:p>
          </table:table-cell>
          <table:table-cell table:formula="of:=(2*[.K490]*[.L490])/([.K490]+[.L490])" office:value-type="float" office:value="0.216794914195295" calcext:value-type="float">
            <text:p>0.216794914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338856" calcext:value-type="float">
            <text:p>0.40338856</text:p>
          </table:table-cell>
          <table:table-cell office:value-type="float" office:value="0.04408134" calcext:value-type="float">
            <text:p>0.04408134</text:p>
          </table:table-cell>
          <table:table-cell table:formula="of:=(2*[.H491]*[.I491])/([.H491]+[.I491])" office:value-type="float" office:value="0.0794775615766352" calcext:value-type="float">
            <text:p>0.0794775616</text:p>
          </table:table-cell>
          <table:table-cell office:value-type="float" office:value="0.84618799" calcext:value-type="float">
            <text:p>0.84618799</text:p>
          </table:table-cell>
          <table:table-cell office:value-type="float" office:value="0.123572" calcext:value-type="float">
            <text:p>0.123572</text:p>
          </table:table-cell>
          <table:table-cell table:formula="of:=(2*[.K491]*[.L491])/([.K491]+[.L491])" office:value-type="float" office:value="0.215651590864828" calcext:value-type="float">
            <text:p>0.21565159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986971" calcext:value-type="float">
            <text:p>0.44986971</text:p>
          </table:table-cell>
          <table:table-cell office:value-type="float" office:value="0.0420898" calcext:value-type="float">
            <text:p>0.0420898</text:p>
          </table:table-cell>
          <table:table-cell table:formula="of:=(2*[.H492]*[.I492])/([.H492]+[.I492])" office:value-type="float" office:value="0.0769775793945237" calcext:value-type="float">
            <text:p>0.0769775794</text:p>
          </table:table-cell>
          <table:table-cell office:value-type="float" office:value="0.88611044" calcext:value-type="float">
            <text:p>0.88611044</text:p>
          </table:table-cell>
          <table:table-cell office:value-type="float" office:value="0.12311825" calcext:value-type="float">
            <text:p>0.12311825</text:p>
          </table:table-cell>
          <table:table-cell table:formula="of:=(2*[.K492]*[.L492])/([.K492]+[.L492])" office:value-type="float" office:value="0.21619751352794" calcext:value-type="float">
            <text:p>0.216197513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186821" calcext:value-type="float">
            <text:p>0.39186821</text:p>
          </table:table-cell>
          <table:table-cell office:value-type="float" office:value="0.04247255" calcext:value-type="float">
            <text:p>0.04247255</text:p>
          </table:table-cell>
          <table:table-cell table:formula="of:=(2*[.H493]*[.I493])/([.H493]+[.I493])" office:value-type="float" office:value="0.0766386380252938" calcext:value-type="float">
            <text:p>0.076638638</text:p>
          </table:table-cell>
          <table:table-cell office:value-type="float" office:value="0.84390357" calcext:value-type="float">
            <text:p>0.84390357</text:p>
          </table:table-cell>
          <table:table-cell office:value-type="float" office:value="0.12289267" calcext:value-type="float">
            <text:p>0.12289267</text:p>
          </table:table-cell>
          <table:table-cell table:formula="of:=(2*[.K493]*[.L493])/([.K493]+[.L493])" office:value-type="float" office:value="0.214542751924298" calcext:value-type="float">
            <text:p>0.214542751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4]*[.I494])/([.H494]+[.I494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4]*[.L494])/([.K494]+[.L494])" office:value-type="float" office:value="0.221803374419671" calcext:value-type="float">
            <text:p>0.22180337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5]*[.I495])/([.H495]+[.I495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5]*[.L495])/([.K495]+[.L495])" office:value-type="float" office:value="0.221803374419671" calcext:value-type="float">
            <text:p>0.22180337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4776598" calcext:value-type="float">
            <text:p>0.34776598</text:p>
          </table:table-cell>
          <table:table-cell office:value-type="float" office:value="0.04275973" calcext:value-type="float">
            <text:p>0.04275973</text:p>
          </table:table-cell>
          <table:table-cell table:formula="of:=(2*[.H496]*[.I496])/([.H496]+[.I496])" office:value-type="float" office:value="0.0761557000074868" calcext:value-type="float">
            <text:p>0.0761557</text:p>
          </table:table-cell>
          <table:table-cell office:value-type="float" office:value="0.852282" calcext:value-type="float">
            <text:p>0.852282</text:p>
          </table:table-cell>
          <table:table-cell office:value-type="float" office:value="0.12729272" calcext:value-type="float">
            <text:p>0.12729272</text:p>
          </table:table-cell>
          <table:table-cell table:formula="of:=(2*[.K496]*[.L496])/([.K496]+[.L496])" office:value-type="float" office:value="0.221502845616596" calcext:value-type="float">
            <text:p>0.22150284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715024" calcext:value-type="float">
            <text:p>0.33715024</text:p>
          </table:table-cell>
          <table:table-cell office:value-type="float" office:value="0.04266385" calcext:value-type="float">
            <text:p>0.04266385</text:p>
          </table:table-cell>
          <table:table-cell table:formula="of:=(2*[.H497]*[.I497])/([.H497]+[.I497])" office:value-type="float" office:value="0.0757429892441536" calcext:value-type="float">
            <text:p>0.0757429892</text:p>
          </table:table-cell>
          <table:table-cell office:value-type="float" office:value="0.85140896" calcext:value-type="float">
            <text:p>0.85140896</text:p>
          </table:table-cell>
          <table:table-cell office:value-type="float" office:value="0.12738087" calcext:value-type="float">
            <text:p>0.12738087</text:p>
          </table:table-cell>
          <table:table-cell table:formula="of:=(2*[.K497]*[.L497])/([.K497]+[.L497])" office:value-type="float" office:value="0.221606744832229" calcext:value-type="float">
            <text:p>0.221606744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097637" calcext:value-type="float">
            <text:p>0.39097637</text:p>
          </table:table-cell>
          <table:table-cell office:value-type="float" office:value="0.04191169" calcext:value-type="float">
            <text:p>0.04191169</text:p>
          </table:table-cell>
          <table:table-cell table:formula="of:=(2*[.H498]*[.I498])/([.H498]+[.I498])" office:value-type="float" office:value="0.0757077033576084" calcext:value-type="float">
            <text:p>0.0757077034</text:p>
          </table:table-cell>
          <table:table-cell office:value-type="float" office:value="0.84659457" calcext:value-type="float">
            <text:p>0.84659457</text:p>
          </table:table-cell>
          <table:table-cell office:value-type="float" office:value="0.12259968" calcext:value-type="float">
            <text:p>0.12259968</text:p>
          </table:table-cell>
          <table:table-cell table:formula="of:=(2*[.K498]*[.L498])/([.K498]+[.L498])" office:value-type="float" office:value="0.214182499270373" calcext:value-type="float">
            <text:p>0.214182499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897707" calcext:value-type="float">
            <text:p>0.44897707</text:p>
          </table:table-cell>
          <table:table-cell office:value-type="float" office:value="0.04091599" calcext:value-type="float">
            <text:p>0.04091599</text:p>
          </table:table-cell>
          <table:table-cell table:formula="of:=(2*[.H499]*[.I499])/([.H499]+[.I499])" office:value-type="float" office:value="0.0749973527134649" calcext:value-type="float">
            <text:p>0.0749973527</text:p>
          </table:table-cell>
          <table:table-cell office:value-type="float" office:value="0.88611641" calcext:value-type="float">
            <text:p>0.88611641</text:p>
          </table:table-cell>
          <table:table-cell office:value-type="float" office:value="0.12292379" calcext:value-type="float">
            <text:p>0.12292379</text:p>
          </table:table-cell>
          <table:table-cell table:formula="of:=(2*[.K499]*[.L499])/([.K499]+[.L499])" office:value-type="float" office:value="0.215897815564521" calcext:value-type="float">
            <text:p>0.21589781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0]*[.I500])/([.H500]+[.I500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0]*[.L500])/([.K500]+[.L500])" office:value-type="float" office:value="0.218593496684553" calcext:value-type="float">
            <text:p>0.218593496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1]*[.I501])/([.H501]+[.I501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1]*[.L501])/([.K501]+[.L501])" office:value-type="float" office:value="0.218593496684553" calcext:value-type="float">
            <text:p>0.218593496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06816" calcext:value-type="float">
            <text:p>0.23606816</text:p>
          </table:table-cell>
          <table:table-cell office:value-type="float" office:value="0.0441639" calcext:value-type="float">
            <text:p>0.0441639</text:p>
          </table:table-cell>
          <table:table-cell table:formula="of:=(2*[.H502]*[.I502])/([.H502]+[.I502])" office:value-type="float" office:value="0.074407550737942" calcext:value-type="float">
            <text:p>0.0744075507</text:p>
          </table:table-cell>
          <table:table-cell office:value-type="float" office:value="0.6319377" calcext:value-type="float">
            <text:p>0.6319377</text:p>
          </table:table-cell>
          <table:table-cell office:value-type="float" office:value="0.12644227" calcext:value-type="float">
            <text:p>0.12644227</text:p>
          </table:table-cell>
          <table:table-cell table:formula="of:=(2*[.K502]*[.L502])/([.K502]+[.L502])" office:value-type="float" office:value="0.210721908403195" calcext:value-type="float">
            <text:p>0.21072190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571677" calcext:value-type="float">
            <text:p>0.40571677</text:p>
          </table:table-cell>
          <table:table-cell office:value-type="float" office:value="0.04091599" calcext:value-type="float">
            <text:p>0.04091599</text:p>
          </table:table-cell>
          <table:table-cell table:formula="of:=(2*[.H503]*[.I503])/([.H503]+[.I503])" office:value-type="float" office:value="0.0743353591176442" calcext:value-type="float">
            <text:p>0.0743353591</text:p>
          </table:table-cell>
          <table:table-cell office:value-type="float" office:value="0.85023314" calcext:value-type="float">
            <text:p>0.85023314</text:p>
          </table:table-cell>
          <table:table-cell office:value-type="float" office:value="0.12292379" calcext:value-type="float">
            <text:p>0.12292379</text:p>
          </table:table-cell>
          <table:table-cell table:formula="of:=(2*[.K503]*[.L503])/([.K503]+[.L503])" office:value-type="float" office:value="0.214793476222587" calcext:value-type="float">
            <text:p>0.214793476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408264" calcext:value-type="float">
            <text:p>0.43408264</text:p>
          </table:table-cell>
          <table:table-cell office:value-type="float" office:value="0.04037213" calcext:value-type="float">
            <text:p>0.04037213</text:p>
          </table:table-cell>
          <table:table-cell table:formula="of:=(2*[.H504]*[.I504])/([.H504]+[.I504])" office:value-type="float" office:value="0.0738735992593064" calcext:value-type="float">
            <text:p>0.0738735993</text:p>
          </table:table-cell>
          <table:table-cell office:value-type="float" office:value="0.88828599" calcext:value-type="float">
            <text:p>0.88828599</text:p>
          </table:table-cell>
          <table:table-cell office:value-type="float" office:value="0.12266969" calcext:value-type="float">
            <text:p>0.12266969</text:p>
          </table:table-cell>
          <table:table-cell table:formula="of:=(2*[.K504]*[.L504])/([.K504]+[.L504])" office:value-type="float" office:value="0.215569820082801" calcext:value-type="float">
            <text:p>0.215569820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39694" calcext:value-type="float">
            <text:p>0.2739694</text:p>
          </table:table-cell>
          <table:table-cell office:value-type="float" office:value="0.04266385" calcext:value-type="float">
            <text:p>0.04266385</text:p>
          </table:table-cell>
          <table:table-cell table:formula="of:=(2*[.H505]*[.I505])/([.H505]+[.I505])" office:value-type="float" office:value="0.0738304608640438" calcext:value-type="float">
            <text:p>0.0738304609</text:p>
          </table:table-cell>
          <table:table-cell office:value-type="float" office:value="0.76525748" calcext:value-type="float">
            <text:p>0.76525748</text:p>
          </table:table-cell>
          <table:table-cell office:value-type="float" office:value="0.12738087" calcext:value-type="float">
            <text:p>0.12738087</text:p>
          </table:table-cell>
          <table:table-cell table:formula="of:=(2*[.K505]*[.L505])/([.K505]+[.L505])" office:value-type="float" office:value="0.218406846572092" calcext:value-type="float">
            <text:p>0.218406846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945505" calcext:value-type="float">
            <text:p>0.38945505</text:p>
          </table:table-cell>
          <table:table-cell office:value-type="float" office:value="0.04037213" calcext:value-type="float">
            <text:p>0.04037213</text:p>
          </table:table-cell>
          <table:table-cell table:formula="of:=(2*[.H506]*[.I506])/([.H506]+[.I506])" office:value-type="float" office:value="0.0731602403912963" calcext:value-type="float">
            <text:p>0.0731602404</text:p>
          </table:table-cell>
          <table:table-cell office:value-type="float" office:value="0.85258871" calcext:value-type="float">
            <text:p>0.85258871</text:p>
          </table:table-cell>
          <table:table-cell office:value-type="float" office:value="0.12266969" calcext:value-type="float">
            <text:p>0.12266969</text:p>
          </table:table-cell>
          <table:table-cell table:formula="of:=(2*[.K506]*[.L506])/([.K506]+[.L506])" office:value-type="float" office:value="0.214480168031775" calcext:value-type="float">
            <text:p>0.2144801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826504" calcext:value-type="float">
            <text:p>0.39826504</text:p>
          </table:table-cell>
          <table:table-cell office:value-type="float" office:value="0.0397467" calcext:value-type="float">
            <text:p>0.0397467</text:p>
          </table:table-cell>
          <table:table-cell table:formula="of:=(2*[.H507]*[.I507])/([.H507]+[.I507])" office:value-type="float" office:value="0.0722798939835174" calcext:value-type="float">
            <text:p>0.072279894</text:p>
          </table:table-cell>
          <table:table-cell office:value-type="float" office:value="0.85670143" calcext:value-type="float">
            <text:p>0.85670143</text:p>
          </table:table-cell>
          <table:table-cell office:value-type="float" office:value="0.12076914" calcext:value-type="float">
            <text:p>0.12076914</text:p>
          </table:table-cell>
          <table:table-cell table:formula="of:=(2*[.K507]*[.L507])/([.K507]+[.L507])" office:value-type="float" office:value="0.211695570410616" calcext:value-type="float">
            <text:p>0.21169557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787474" calcext:value-type="float">
            <text:p>0.24787474</text:p>
          </table:table-cell>
          <table:table-cell office:value-type="float" office:value="0.04041048" calcext:value-type="float">
            <text:p>0.04041048</text:p>
          </table:table-cell>
          <table:table-cell table:formula="of:=(2*[.H508]*[.I508])/([.H508]+[.I508])" office:value-type="float" office:value="0.0694918540969613" calcext:value-type="float">
            <text:p>0.0694918541</text:p>
          </table:table-cell>
          <table:table-cell office:value-type="float" office:value="0.74469412" calcext:value-type="float">
            <text:p>0.74469412</text:p>
          </table:table-cell>
          <table:table-cell office:value-type="float" office:value="0.12382091" calcext:value-type="float">
            <text:p>0.12382091</text:p>
          </table:table-cell>
          <table:table-cell table:formula="of:=(2*[.K508]*[.L508])/([.K508]+[.L508])" office:value-type="float" office:value="0.212336460337478" calcext:value-type="float">
            <text:p>0.2123364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0319248" calcext:value-type="float">
            <text:p>0.40319248</text:p>
          </table:table-cell>
          <table:table-cell office:value-type="float" office:value="0.03748847" calcext:value-type="float">
            <text:p>0.03748847</text:p>
          </table:table-cell>
          <table:table-cell table:formula="of:=(2*[.H509]*[.I509])/([.H509]+[.I509])" office:value-type="float" office:value="0.0685986956808802" calcext:value-type="float">
            <text:p>0.0685986957</text:p>
          </table:table-cell>
          <table:table-cell office:value-type="float" office:value="0.87075037" calcext:value-type="float">
            <text:p>0.87075037</text:p>
          </table:table-cell>
          <table:table-cell office:value-type="float" office:value="0.1189386" calcext:value-type="float">
            <text:p>0.1189386</text:p>
          </table:table-cell>
          <table:table-cell table:formula="of:=(2*[.K509]*[.L509])/([.K509]+[.L509])" office:value-type="float" office:value="0.20928965179289" calcext:value-type="float">
            <text:p>0.209289651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648454" calcext:value-type="float">
            <text:p>0.42648454</text:p>
          </table:table-cell>
          <table:table-cell office:value-type="float" office:value="0.02787643" calcext:value-type="float">
            <text:p>0.02787643</text:p>
          </table:table-cell>
          <table:table-cell table:formula="of:=(2*[.H510]*[.I510])/([.H510]+[.I510])" office:value-type="float" office:value="0.0523322521535782" calcext:value-type="float">
            <text:p>0.0523322522</text:p>
          </table:table-cell>
          <table:table-cell office:value-type="float" office:value="0.92356194" calcext:value-type="float">
            <text:p>0.92356194</text:p>
          </table:table-cell>
          <table:table-cell office:value-type="float" office:value="0.11127676" calcext:value-type="float">
            <text:p>0.11127676</text:p>
          </table:table-cell>
          <table:table-cell table:formula="of:=(2*[.K510]*[.L510])/([.K510]+[.L510])" office:value-type="float" office:value="0.198622220723895" calcext:value-type="float">
            <text:p>0.198622220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199941" calcext:value-type="float">
            <text:p>0.39199941</text:p>
          </table:table-cell>
          <table:table-cell office:value-type="float" office:value="0.02787643" calcext:value-type="float">
            <text:p>0.02787643</text:p>
          </table:table-cell>
          <table:table-cell table:formula="of:=(2*[.H511]*[.I511])/([.H511]+[.I511])" office:value-type="float" office:value="0.0520513117063668" calcext:value-type="float">
            <text:p>0.0520513117</text:p>
          </table:table-cell>
          <table:table-cell office:value-type="float" office:value="0.89645737" calcext:value-type="float">
            <text:p>0.89645737</text:p>
          </table:table-cell>
          <table:table-cell office:value-type="float" office:value="0.11127676" calcext:value-type="float">
            <text:p>0.11127676</text:p>
          </table:table-cell>
          <table:table-cell table:formula="of:=(2*[.K511]*[.L511])/([.K511]+[.L511])" office:value-type="float" office:value="0.197978551369936" calcext:value-type="float">
            <text:p>0.1979785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638589" calcext:value-type="float">
            <text:p>0.34638589</text:p>
          </table:table-cell>
          <table:table-cell office:value-type="float" office:value="0.02765129" calcext:value-type="float">
            <text:p>0.02765129</text:p>
          </table:table-cell>
          <table:table-cell table:formula="of:=(2*[.H512]*[.I512])/([.H512]+[.I512])" office:value-type="float" office:value="0.0512142493230117" calcext:value-type="float">
            <text:p>0.0512142493</text:p>
          </table:table-cell>
          <table:table-cell office:value-type="float" office:value="0.89840775" calcext:value-type="float">
            <text:p>0.89840775</text:p>
          </table:table-cell>
          <table:table-cell office:value-type="float" office:value="0.11498971" calcext:value-type="float">
            <text:p>0.11498971</text:p>
          </table:table-cell>
          <table:table-cell table:formula="of:=(2*[.K512]*[.L512])/([.K512]+[.L512])" office:value-type="float" office:value="0.203883768633587" calcext:value-type="float">
            <text:p>0.20388376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404008" calcext:value-type="float">
            <text:p>0.28404008</text:p>
          </table:table-cell>
          <table:table-cell office:value-type="float" office:value="0.02765129" calcext:value-type="float">
            <text:p>0.02765129</text:p>
          </table:table-cell>
          <table:table-cell table:formula="of:=(2*[.H513]*[.I513])/([.H513]+[.I513])" office:value-type="float" office:value="0.0503964843409248" calcext:value-type="float">
            <text:p>0.0503964843</text:p>
          </table:table-cell>
          <table:table-cell office:value-type="float" office:value="0.82719066" calcext:value-type="float">
            <text:p>0.82719066</text:p>
          </table:table-cell>
          <table:table-cell office:value-type="float" office:value="0.11498971" calcext:value-type="float">
            <text:p>0.11498971</text:p>
          </table:table-cell>
          <table:table-cell table:formula="of:=(2*[.K513]*[.L513])/([.K513]+[.L513])" office:value-type="float" office:value="0.201911262719491" calcext:value-type="float">
            <text:p>0.20191126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4]*[.I514])/([.H514]+[.I514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4]*[.L514])/([.K514]+[.L514])" office:value-type="float" office:value="0.229448860317049" calcext:value-type="float">
            <text:p>0.2294488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5]*[.I515])/([.H515]+[.I515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5]*[.L515])/([.K515]+[.L515])" office:value-type="float" office:value="0.229448860317049" calcext:value-type="float">
            <text:p>0.2294488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706033" calcext:value-type="float">
            <text:p>0.32706033</text:p>
          </table:table-cell>
          <table:table-cell office:value-type="float" office:value="0.02098537" calcext:value-type="float">
            <text:p>0.02098537</text:p>
          </table:table-cell>
          <table:table-cell table:formula="of:=(2*[.H516]*[.I516])/([.H516]+[.I516])" office:value-type="float" office:value="0.0394401197163022" calcext:value-type="float">
            <text:p>0.0394401197</text:p>
          </table:table-cell>
          <table:table-cell office:value-type="float" office:value="0.9324167" calcext:value-type="float">
            <text:p>0.9324167</text:p>
          </table:table-cell>
          <table:table-cell office:value-type="float" office:value="0.13081897" calcext:value-type="float">
            <text:p>0.13081897</text:p>
          </table:table-cell>
          <table:table-cell table:formula="of:=(2*[.K516]*[.L516])/([.K516]+[.L516])" office:value-type="float" office:value="0.229446388503499" calcext:value-type="float">
            <text:p>0.229446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7]*[.I517])/([.H517]+[.I517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7]*[.L517])/([.K517]+[.L517])" office:value-type="float" office:value="0.226600592742455" calcext:value-type="float">
            <text:p>0.22660059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8]*[.I518])/([.H518]+[.I518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8]*[.L518])/([.K518]+[.L518])" office:value-type="float" office:value="0.226600592742455" calcext:value-type="float">
            <text:p>0.22660059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312033" calcext:value-type="float">
            <text:p>0.30312033</text:p>
          </table:table-cell>
          <table:table-cell office:value-type="float" office:value="0.02098537" calcext:value-type="float">
            <text:p>0.02098537</text:p>
          </table:table-cell>
          <table:table-cell table:formula="of:=(2*[.H519]*[.I519])/([.H519]+[.I519])" office:value-type="float" office:value="0.0392531959763256" calcext:value-type="float">
            <text:p>0.039253196</text:p>
          </table:table-cell>
          <table:table-cell office:value-type="float" office:value="0.84601841" calcext:value-type="float">
            <text:p>0.84601841</text:p>
          </table:table-cell>
          <table:table-cell office:value-type="float" office:value="0.13081897" calcext:value-type="float">
            <text:p>0.13081897</text:p>
          </table:table-cell>
          <table:table-cell table:formula="of:=(2*[.K519]*[.L519])/([.K519]+[.L519])" office:value-type="float" office:value="0.226599143855936" calcext:value-type="float">
            <text:p>0.22659914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582184" calcext:value-type="float">
            <text:p>0.32582184</text:p>
          </table:table-cell>
          <table:table-cell office:value-type="float" office:value="0.02084191" calcext:value-type="float">
            <text:p>0.02084191</text:p>
          </table:table-cell>
          <table:table-cell table:formula="of:=(2*[.H520]*[.I520])/([.H520]+[.I520])" office:value-type="float" office:value="0.039177730381757" calcext:value-type="float">
            <text:p>0.0391777304</text:p>
          </table:table-cell>
          <table:table-cell office:value-type="float" office:value="0.93260548" calcext:value-type="float">
            <text:p>0.93260548</text:p>
          </table:table-cell>
          <table:table-cell office:value-type="float" office:value="0.13067377" calcext:value-type="float">
            <text:p>0.13067377</text:p>
          </table:table-cell>
          <table:table-cell table:formula="of:=(2*[.K520]*[.L520])/([.K520]+[.L520])" office:value-type="float" office:value="0.229228726121119" calcext:value-type="float">
            <text:p>0.229228726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77771" calcext:value-type="float">
            <text:p>0.24277771</text:p>
          </table:table-cell>
          <table:table-cell office:value-type="float" office:value="0.02116134" calcext:value-type="float">
            <text:p>0.02116134</text:p>
          </table:table-cell>
          <table:table-cell table:formula="of:=(2*[.H521]*[.I521])/([.H521]+[.I521])" office:value-type="float" office:value="0.0389294548550614" calcext:value-type="float">
            <text:p>0.0389294549</text:p>
          </table:table-cell>
          <table:table-cell office:value-type="float" office:value="0.7121715" calcext:value-type="float">
            <text:p>0.7121715</text:p>
          </table:table-cell>
          <table:table-cell office:value-type="float" office:value="0.11516343" calcext:value-type="float">
            <text:p>0.11516343</text:p>
          </table:table-cell>
          <table:table-cell table:formula="of:=(2*[.K521]*[.L521])/([.K521]+[.L521])" office:value-type="float" office:value="0.198265804365942" calcext:value-type="float">
            <text:p>0.19826580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75089" calcext:value-type="float">
            <text:p>0.2575089</text:p>
          </table:table-cell>
          <table:table-cell office:value-type="float" office:value="0.02037575" calcext:value-type="float">
            <text:p>0.02037575</text:p>
          </table:table-cell>
          <table:table-cell table:formula="of:=(2*[.H522]*[.I522])/([.H522]+[.I522])" office:value-type="float" office:value="0.0377634170809723" calcext:value-type="float">
            <text:p>0.0377634171</text:p>
          </table:table-cell>
          <table:table-cell office:value-type="float" office:value="0.73650672" calcext:value-type="float">
            <text:p>0.73650672</text:p>
          </table:table-cell>
          <table:table-cell office:value-type="float" office:value="0.11477709" calcext:value-type="float">
            <text:p>0.11477709</text:p>
          </table:table-cell>
          <table:table-cell table:formula="of:=(2*[.K522]*[.L522])/([.K522]+[.L522])" office:value-type="float" office:value="0.198603796040817" calcext:value-type="float">
            <text:p>0.1986037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3]*[.I523])/([.H523]+[.I523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3]*[.L523])/([.K523]+[.L523])" office:value-type="float" office:value="0.223301273926403" calcext:value-type="float">
            <text:p>0.22330127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4]*[.I524])/([.H524]+[.I524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4]*[.L524])/([.K524]+[.L524])" office:value-type="float" office:value="0.223301273926403" calcext:value-type="float">
            <text:p>0.22330127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081855" calcext:value-type="float">
            <text:p>0.33081855</text:p>
          </table:table-cell>
          <table:table-cell office:value-type="float" office:value="0.01947237" calcext:value-type="float">
            <text:p>0.01947237</text:p>
          </table:table-cell>
          <table:table-cell table:formula="of:=(2*[.H525]*[.I525])/([.H525]+[.I525])" office:value-type="float" office:value="0.0367798355062329" calcext:value-type="float">
            <text:p>0.0367798355</text:p>
          </table:table-cell>
          <table:table-cell office:value-type="float" office:value="0.94066459" calcext:value-type="float">
            <text:p>0.94066459</text:p>
          </table:table-cell>
          <table:table-cell office:value-type="float" office:value="0.12668599" calcext:value-type="float">
            <text:p>0.12668599</text:p>
          </table:table-cell>
          <table:table-cell table:formula="of:=(2*[.K525]*[.L525])/([.K525]+[.L525])" office:value-type="float" office:value="0.223298749398898" calcext:value-type="float">
            <text:p>0.223298749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6]*[.I526])/([.H526]+[.I526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6]*[.L526])/([.K526]+[.L526])" office:value-type="float" office:value="0.220545115232839" calcext:value-type="float">
            <text:p>0.22054511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7]*[.I527])/([.H527]+[.I527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7]*[.L527])/([.K527]+[.L527])" office:value-type="float" office:value="0.220545115232839" calcext:value-type="float">
            <text:p>0.22054511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613765" calcext:value-type="float">
            <text:p>0.30613765</text:p>
          </table:table-cell>
          <table:table-cell office:value-type="float" office:value="0.01947237" calcext:value-type="float">
            <text:p>0.01947237</text:p>
          </table:table-cell>
          <table:table-cell table:formula="of:=(2*[.H528]*[.I528])/([.H528]+[.I528])" office:value-type="float" office:value="0.0366157380029675" calcext:value-type="float">
            <text:p>0.036615738</text:p>
          </table:table-cell>
          <table:table-cell office:value-type="float" office:value="0.85108607" calcext:value-type="float">
            <text:p>0.85108607</text:p>
          </table:table-cell>
          <table:table-cell office:value-type="float" office:value="0.12668599" calcext:value-type="float">
            <text:p>0.12668599</text:p>
          </table:table-cell>
          <table:table-cell table:formula="of:=(2*[.K528]*[.L528])/([.K528]+[.L528])" office:value-type="float" office:value="0.220543592446606" calcext:value-type="float">
            <text:p>0.220543592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956166" calcext:value-type="float">
            <text:p>0.32956166</text:p>
          </table:table-cell>
          <table:table-cell office:value-type="float" office:value="0.01932891" calcext:value-type="float">
            <text:p>0.01932891</text:p>
          </table:table-cell>
          <table:table-cell table:formula="of:=(2*[.H529]*[.I529])/([.H529]+[.I529])" office:value-type="float" office:value="0.0365161355068473" calcext:value-type="float">
            <text:p>0.0365161355</text:p>
          </table:table-cell>
          <table:table-cell office:value-type="float" office:value="0.94087255" calcext:value-type="float">
            <text:p>0.94087255</text:p>
          </table:table-cell>
          <table:table-cell office:value-type="float" office:value="0.12654079" calcext:value-type="float">
            <text:p>0.12654079</text:p>
          </table:table-cell>
          <table:table-cell table:formula="of:=(2*[.K529]*[.L529])/([.K529]+[.L529])" office:value-type="float" office:value="0.223079010360344" calcext:value-type="float">
            <text:p>0.22307901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99672" calcext:value-type="float">
            <text:p>0.2599672</text:p>
          </table:table-cell>
          <table:table-cell office:value-type="float" office:value="0.01889642" calcext:value-type="float">
            <text:p>0.01889642</text:p>
          </table:table-cell>
          <table:table-cell table:formula="of:=(2*[.H530]*[.I530])/([.H530]+[.I530])" office:value-type="float" office:value="0.0352319129861687" calcext:value-type="float">
            <text:p>0.035231913</text:p>
          </table:table-cell>
          <table:table-cell office:value-type="float" office:value="0.75825862" calcext:value-type="float">
            <text:p>0.75825862</text:p>
          </table:table-cell>
          <table:table-cell office:value-type="float" office:value="0.11403036" calcext:value-type="float">
            <text:p>0.11403036</text:p>
          </table:table-cell>
          <table:table-cell table:formula="of:=(2*[.K530]*[.L530])/([.K530]+[.L530])" office:value-type="float" office:value="0.198247382218914" calcext:value-type="float">
            <text:p>0.19824738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961179" calcext:value-type="float">
            <text:p>0.31961179</text:p>
          </table:table-cell>
          <table:table-cell office:value-type="float" office:value="0.01825381" calcext:value-type="float">
            <text:p>0.01825381</text:p>
          </table:table-cell>
          <table:table-cell table:formula="of:=(2*[.H531]*[.I531])/([.H531]+[.I531])" office:value-type="float" office:value="0.0345352287324895" calcext:value-type="float">
            <text:p>0.0345352287</text:p>
          </table:table-cell>
          <table:table-cell office:value-type="float" office:value="0.95494576" calcext:value-type="float">
            <text:p>0.95494576</text:p>
          </table:table-cell>
          <table:table-cell office:value-type="float" office:value="0.12370682" calcext:value-type="float">
            <text:p>0.12370682</text:p>
          </table:table-cell>
          <table:table-cell table:formula="of:=(2*[.K531]*[.L531])/([.K531]+[.L531])" office:value-type="float" office:value="0.219038651429514" calcext:value-type="float">
            <text:p>0.2190386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2]*[.I532])/([.H532]+[.I532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2]*[.L532])/([.K532]+[.L532])" office:value-type="float" office:value="0.219036640196542" calcext:value-type="float">
            <text:p>0.21903664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3]*[.I533])/([.H533]+[.I533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3]*[.L533])/([.K533]+[.L533])" office:value-type="float" office:value="0.219036640196542" calcext:value-type="float">
            <text:p>0.21903664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914735" calcext:value-type="float">
            <text:p>0.31914735</text:p>
          </table:table-cell>
          <table:table-cell office:value-type="float" office:value="0.01822241" calcext:value-type="float">
            <text:p>0.01822241</text:p>
          </table:table-cell>
          <table:table-cell table:formula="of:=(2*[.H534]*[.I534])/([.H534]+[.I534])" office:value-type="float" office:value="0.0344763197632977" calcext:value-type="float">
            <text:p>0.0344763198</text:p>
          </table:table-cell>
          <table:table-cell office:value-type="float" office:value="0.95507148" calcext:value-type="float">
            <text:p>0.95507148</text:p>
          </table:table-cell>
          <table:table-cell office:value-type="float" office:value="0.12368349" calcext:value-type="float">
            <text:p>0.12368349</text:p>
          </table:table-cell>
          <table:table-cell table:formula="of:=(2*[.K534]*[.L534])/([.K534]+[.L534])" office:value-type="float" office:value="0.219005385154082" calcext:value-type="float">
            <text:p>0.21900538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3458" calcext:value-type="float">
            <text:p>0.29503458</text:p>
          </table:table-cell>
          <table:table-cell office:value-type="float" office:value="0.01825381" calcext:value-type="float">
            <text:p>0.01825381</text:p>
          </table:table-cell>
          <table:table-cell table:formula="of:=(2*[.H535]*[.I535])/([.H535]+[.I535])" office:value-type="float" office:value="0.0343804963008671" calcext:value-type="float">
            <text:p>0.0343804963</text:p>
          </table:table-cell>
          <table:table-cell office:value-type="float" office:value="0.86307887" calcext:value-type="float">
            <text:p>0.86307887</text:p>
          </table:table-cell>
          <table:table-cell office:value-type="float" office:value="0.12370682" calcext:value-type="float">
            <text:p>0.12370682</text:p>
          </table:table-cell>
          <table:table-cell table:formula="of:=(2*[.K535]*[.L535])/([.K535]+[.L535])" office:value-type="float" office:value="0.216397022167789" calcext:value-type="float">
            <text:p>0.21639702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6]*[.I536])/([.H536]+[.I536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6]*[.L536])/([.K536]+[.L536])" office:value-type="float" office:value="0.216394568394134" calcext:value-type="float">
            <text:p>0.21639456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7]*[.I537])/([.H537]+[.I537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7]*[.L537])/([.K537]+[.L537])" office:value-type="float" office:value="0.216394568394134" calcext:value-type="float">
            <text:p>0.21639456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416007" calcext:value-type="float">
            <text:p>0.28416007</text:p>
          </table:table-cell>
          <table:table-cell office:value-type="float" office:value="0.01673531" calcext:value-type="float">
            <text:p>0.01673531</text:p>
          </table:table-cell>
          <table:table-cell table:formula="of:=(2*[.H538]*[.I538])/([.H538]+[.I538])" office:value-type="float" office:value="0.0316090387367975" calcext:value-type="float">
            <text:p>0.0316090387</text:p>
          </table:table-cell>
          <table:table-cell office:value-type="float" office:value="0.89449153" calcext:value-type="float">
            <text:p>0.89449153</text:p>
          </table:table-cell>
          <table:table-cell office:value-type="float" office:value="0.1124591" calcext:value-type="float">
            <text:p>0.1124591</text:p>
          </table:table-cell>
          <table:table-cell table:formula="of:=(2*[.K538]*[.L538])/([.K538]+[.L538])" office:value-type="float" office:value="0.199798698018438" calcext:value-type="float">
            <text:p>0.19979869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868597" calcext:value-type="float">
            <text:p>0.31868597</text:p>
          </table:table-cell>
          <table:table-cell office:value-type="float" office:value="0.01646595" calcext:value-type="float">
            <text:p>0.01646595</text:p>
          </table:table-cell>
          <table:table-cell table:formula="of:=(2*[.H539]*[.I539])/([.H539]+[.I539])" office:value-type="float" office:value="0.0313139620248722" calcext:value-type="float">
            <text:p>0.031313962</text:p>
          </table:table-cell>
          <table:table-cell office:value-type="float" office:value="0.96316893" calcext:value-type="float">
            <text:p>0.96316893</text:p>
          </table:table-cell>
          <table:table-cell office:value-type="float" office:value="0.11316694" calcext:value-type="float">
            <text:p>0.11316694</text:p>
          </table:table-cell>
          <table:table-cell table:formula="of:=(2*[.K539]*[.L539])/([.K539]+[.L539])" office:value-type="float" office:value="0.202536928386813" calcext:value-type="float">
            <text:p>0.20253692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0]*[.I540])/([.H540]+[.I540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0]*[.L540])/([.K540]+[.L540])" office:value-type="float" office:value="0.202534578828638" calcext:value-type="float">
            <text:p>0.2025345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1]*[.I541])/([.H541]+[.I541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1]*[.L541])/([.K541]+[.L541])" office:value-type="float" office:value="0.202534578828638" calcext:value-type="float">
            <text:p>0.2025345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813748" calcext:value-type="float">
            <text:p>0.31813748</text:p>
          </table:table-cell>
          <table:table-cell office:value-type="float" office:value="0.01643455" calcext:value-type="float">
            <text:p>0.01643455</text:p>
          </table:table-cell>
          <table:table-cell table:formula="of:=(2*[.H542]*[.I542])/([.H542]+[.I542])" office:value-type="float" office:value="0.0312545332730533" calcext:value-type="float">
            <text:p>0.0312545333</text:p>
          </table:table-cell>
          <table:table-cell office:value-type="float" office:value="0.96326792" calcext:value-type="float">
            <text:p>0.96326792</text:p>
          </table:table-cell>
          <table:table-cell office:value-type="float" office:value="0.11314361" calcext:value-type="float">
            <text:p>0.11314361</text:p>
          </table:table-cell>
          <table:table-cell table:formula="of:=(2*[.K542]*[.L542])/([.K542]+[.L542])" office:value-type="float" office:value="0.202501751102557" calcext:value-type="float">
            <text:p>0.202501751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19461" calcext:value-type="float">
            <text:p>0.29519461</text:p>
          </table:table-cell>
          <table:table-cell office:value-type="float" office:value="0.01646595" calcext:value-type="float">
            <text:p>0.01646595</text:p>
          </table:table-cell>
          <table:table-cell table:formula="of:=(2*[.H543]*[.I543])/([.H543]+[.I543])" office:value-type="float" office:value="0.0311920102340155" calcext:value-type="float">
            <text:p>0.0311920102</text:p>
          </table:table-cell>
          <table:table-cell office:value-type="float" office:value="0.90170234" calcext:value-type="float">
            <text:p>0.90170234</text:p>
          </table:table-cell>
          <table:table-cell office:value-type="float" office:value="0.11316694" calcext:value-type="float">
            <text:p>0.11316694</text:p>
          </table:table-cell>
          <table:table-cell table:formula="of:=(2*[.K543]*[.L543])/([.K543]+[.L543])" office:value-type="float" office:value="0.201095641812391" calcext:value-type="float">
            <text:p>0.201095641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4]*[.I544])/([.H544]+[.I544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4]*[.L544])/([.K544]+[.L544])" office:value-type="float" office:value="0.201092862206974" calcext:value-type="float">
            <text:p>0.20109286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5]*[.I545])/([.H545]+[.I545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5]*[.L545])/([.K545]+[.L545])" office:value-type="float" office:value="0.201092862206974" calcext:value-type="float">
            <text:p>0.20109286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229917" calcext:value-type="float">
            <text:p>0.31229917</text:p>
          </table:table-cell>
          <table:table-cell office:value-type="float" office:value="0.01490453" calcext:value-type="float">
            <text:p>0.01490453</text:p>
          </table:table-cell>
          <table:table-cell table:formula="of:=(2*[.H546]*[.I546])/([.H546]+[.I546])" office:value-type="float" office:value="0.0284512207425533" calcext:value-type="float">
            <text:p>0.0284512207</text:p>
          </table:table-cell>
          <table:table-cell office:value-type="float" office:value="0.96813254" calcext:value-type="float">
            <text:p>0.96813254</text:p>
          </table:table-cell>
          <table:table-cell office:value-type="float" office:value="0.10697006" calcext:value-type="float">
            <text:p>0.10697006</text:p>
          </table:table-cell>
          <table:table-cell table:formula="of:=(2*[.K546]*[.L546])/([.K546]+[.L546])" office:value-type="float" office:value="0.192653605138249" calcext:value-type="float">
            <text:p>0.192653605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287769" calcext:value-type="float">
            <text:p>0.29287769</text:p>
          </table:table-cell>
          <table:table-cell office:value-type="float" office:value="0.01490453" calcext:value-type="float">
            <text:p>0.01490453</text:p>
          </table:table-cell>
          <table:table-cell table:formula="of:=(2*[.H547]*[.I547])/([.H547]+[.I547])" office:value-type="float" office:value="0.0283655392240377" calcext:value-type="float">
            <text:p>0.0283655392</text:p>
          </table:table-cell>
          <table:table-cell office:value-type="float" office:value="0.91256166" calcext:value-type="float">
            <text:p>0.91256166</text:p>
          </table:table-cell>
          <table:table-cell office:value-type="float" office:value="0.10697006" calcext:value-type="float">
            <text:p>0.10697006</text:p>
          </table:table-cell>
          <table:table-cell table:formula="of:=(2*[.K547]*[.L547])/([.K547]+[.L547])" office:value-type="float" office:value="0.191493356428184" calcext:value-type="float">
            <text:p>0.1914933564</text:p>
          </table:table-cell>
        </table:table-row>
      </table:table>
      <table:named-expressions/>
      <table:database-ranges>
        <table:database-range table:name="__Anonymous_Sheet_DB__0" table:target-range-address="overall.AB3:overall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4:信心值分析.N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可信賴度.H3:可信賴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4:Degree.P5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5:Typed.S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91:nol.M1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4:nbc.M27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rrorChecking.I4:errorChecking.N2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Results.B3:Results.M547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00/00/00</text:date>, <text:time style:data-style-name="N2" text:time-value="01:08:45.14586865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8-06T01:54:17.933551381</dc:date>
    <meta:editing-duration>P1DT10H15M14S</meta:editing-duration>
    <meta:editing-cycles>83</meta:editing-cycles>
    <meta:generator>LibreOffice/4.2.5.2$Linux_X86_64 LibreOffice_project/61cb170a04bb1f12e77c884eab9192be736ec5f5</meta:generator>
    <dc:creator>Qing-Cheng Li</dc:creator>
    <meta:document-statistic meta:table-count="9" meta:cell-count="123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737cm" svg:y="3.954cm" style:legend-expansion="high" chart:style-name="ch2"/>
        <chart:plot-area chart:style-name="ch3" table:cell-range-address="信心值分析.C5:信心值分析.C8 信心值分析.D3:信心值分析.D3 信心值分析.F5:信心值分析.F8 信心值分析.G3:信心值分析.G3 信心值分析.I5:信心值分析.I8" chart:data-source-has-labels="both" svg:x="1.33cm" svg:y="0.855cm" svg:width="9.769cm" svg:height="6.989cm">
          <chartooo:coordinate-region svg:x="2.216cm" svg:y="1.055cm" svg:width="8.656cm" svg:height="6.142cm"/>
          <chart:axis chart:dimension="x" chart:name="primary-x" chart:style-name="ch4" chartooo:axis-type="auto">
            <chartooo:date-scale/>
            <chart:title svg:x="4.781cm" svg:y="8.024cm" chart:style-name="ch5">
              <text:p>Confidence Threshold</text:p>
            </chart:title>
            <chart:categories table:cell-range-address="信心值分析.C5:信心值分析.C8"/>
          </chart:axis>
          <chart:axis chart:dimension="y" chart:name="primary-y" chart:style-name="ch4">
            <chart:title svg:x="0.451cm" svg:y="4.975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F5:信心值分析.F8" chart:label-cell-address="信心值分析.D3:信心值分析.D3" chart:class="chart:line">
            <chart:data-point chart:repeated="4"/>
          </chart:series>
          <chart:series chart:style-name="ch9" chart:values-cell-range-address="信心值分析.I5:信心值分析.I8" chart:label-cell-address="信心值分析.G3:信心值分析.G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D3:信心值分析.D3</svg:desc>
                </draw:g>
              </table:table-cell>
              <table:table-cell office:value-type="string">
                <text:p>Micro F1, Degree=1</text:p>
                <draw:g>
                  <svg:desc>信心值分析.G3:信心值分析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C5:信心值分析.C8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F5:信心值分析.F8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I5:信心值分析.I8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1.738cm" svg:y="3.948cm" style:legend-expansion="high" chart:style-name="ch2"/>
        <chart:plot-area chart:style-name="ch3" table:cell-range-address="可信賴度.M3:可信賴度.O6" chart:data-source-has-labels="both" svg:x="1.33cm" svg:y="0.851cm" svg:width="9.77cm" svg:height="6.981cm">
          <chartooo:coordinate-region svg:x="2.031cm" svg:y="1.051cm" svg:width="8.842cm" svg:height="6.134cm"/>
          <chart:axis chart:dimension="x" chart:name="primary-x" chart:style-name="ch4" chartooo:axis-type="auto">
            <chartooo:date-scale/>
            <chart:title svg:x="4.861cm" svg:y="8.011cm" chart:style-name="ch5">
              <text:p>Reliability Threshold</text:p>
            </chart:title>
            <chart:categories table:cell-range-address="可信賴度.M4:可信賴度.M6"/>
          </chart:axis>
          <chart:axis chart:dimension="y" chart:name="primary-y" chart:style-name="ch4">
            <chart:title svg:x="0.451cm" svg:y="4.967cm" chart:style-name="ch6">
              <text:p>F1 Score</text:p>
            </chart:title>
            <chart:grid chart:style-name="ch7" chart:class="major"/>
          </chart:axis>
          <chart:series chart:style-name="ch8" chart:values-cell-range-address="可信賴度.N4:可信賴度.N6" chart:label-cell-address="可信賴度.N3:可信賴度.N3" chart:class="chart:line">
            <chart:data-point chart:repeated="3"/>
          </chart:series>
          <chart:series chart:style-name="ch9" chart:values-cell-range-address="可信賴度.O4:可信賴度.O6" chart:label-cell-address="可信賴度.O3:可信賴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可信賴度.N3:可信賴度.N3</svg:desc>
                </draw:g>
              </table:table-cell>
              <table:table-cell office:value-type="string">
                <text:p>Micro F1, Degree=1</text:p>
                <draw:g>
                  <svg:desc>可信賴度.O3:可信賴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可信賴度.M4:可信賴度.M6</svg:desc>
                </draw:g>
              </table:table-cell>
              <table:table-cell office:value-type="float" office:value="0.185672530483015">
                <text:p>0.185672530483015</text:p>
                <draw:g>
                  <svg:desc>可信賴度.N4:可信賴度.N6</svg:desc>
                </draw:g>
              </table:table-cell>
              <table:table-cell office:value-type="float" office:value="0.29734778097602">
                <text:p>0.29734778097602</text:p>
                <draw:g>
                  <svg:desc>可信賴度.O4:可信賴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715cm" svg:y="3.45cm" style:legend-expansion="high" chart:style-name="ch2"/>
        <chart:plot-area chart:style-name="ch3" table:cell-range-address="Degree.C63:Degree.G68" chart:data-source-has-labels="both" svg:x="0.769cm" svg:y="0.851cm" svg:width="11.308cm" svg:height="6.981cm">
          <chartooo:coordinate-region svg:x="1.47cm" svg:y="1.05cm" svg:width="10.341cm" svg:height="6.135cm"/>
          <chart:axis chart:dimension="x" chart:name="primary-x" chart:style-name="ch4" chartooo:axis-type="auto">
            <chartooo:date-scale/>
            <chart:title svg:x="5.202cm" svg:y="8.011cm" chart:style-name="ch5">
              <text:p>Ambiguity Degree</text:p>
            </chart:title>
            <chart:categories table:cell-range-address="Degree.C64:Degree.C6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64:Degree.D68" chart:label-cell-address="Degree.D63:Degree.D63" chart:class="chart:line">
            <chart:data-point chart:repeated="5"/>
          </chart:series>
          <chart:series chart:style-name="ch8" chart:values-cell-range-address="Degree.E64:Degree.E68" chart:label-cell-address="Degree.E63:Degree.E63" chart:class="chart:line">
            <chart:data-point chart:repeated="5"/>
          </chart:series>
          <chart:series chart:style-name="ch9" chart:values-cell-range-address="Degree.F64:Degree.F68" chart:label-cell-address="Degree.F63:Degree.F63" chart:class="chart:line">
            <chart:data-point chart:repeated="5"/>
          </chart:series>
          <chart:series chart:style-name="ch10" chart:values-cell-range-address="Degree.G64:Degree.G68" chart:label-cell-address="Degree.G63:Degree.G6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63:Degree.D63</svg:desc>
                </draw:g>
              </table:table-cell>
              <table:table-cell office:value-type="string">
                <text:p>Micro F1</text:p>
                <draw:g>
                  <svg:desc>Degree.E63:Degree.E63</svg:desc>
                </draw:g>
              </table:table-cell>
              <table:table-cell office:value-type="string">
                <text:p>Macro Recall</text:p>
                <draw:g>
                  <svg:desc>Degree.F63:Degree.F63</svg:desc>
                </draw:g>
              </table:table-cell>
              <table:table-cell office:value-type="string">
                <text:p>Micro Recall</text:p>
                <draw:g>
                  <svg:desc>Degree.G63:Degree.G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64:Degree.C68</svg:desc>
                </draw:g>
              </table:table-cell>
              <table:table-cell office:value-type="float" office:value="0.185672530483015">
                <text:p>0.185672530483015</text:p>
                <draw:g>
                  <svg:desc>Degree.D64:Degree.D68</svg:desc>
                </draw:g>
              </table:table-cell>
              <table:table-cell office:value-type="float" office:value="0.29734778097602">
                <text:p>0.29734778097602</text:p>
                <draw:g>
                  <svg:desc>Degree.E64:Degree.E68</svg:desc>
                </draw:g>
              </table:table-cell>
              <table:table-cell office:value-type="float" office:value="0.45085499">
                <text:p>0.45085499</text:p>
                <draw:g>
                  <svg:desc>Degree.F64:Degree.F68</svg:desc>
                </draw:g>
              </table:table-cell>
              <table:table-cell office:value-type="float" office:value="0.4356432">
                <text:p>0.4356432</text:p>
                <draw:g>
                  <svg:desc>Degree.G64:Degree.G6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3 0 1" chart:style-name="ch1">
        <chart:legend chart:legend-position="end" svg:x="12.275cm" svg:y="3.454cm" style:legend-expansion="high" chart:style-name="ch2"/>
        <chart:plot-area chart:style-name="ch3" table:cell-range-address="Typed.B33:Typed.F38" chart:data-source-has-labels="both" svg:x="1.331cm" svg:y="0.855cm" svg:width="10.304cm" svg:height="6.984cm">
          <chartooo:coordinate-region svg:x="2.217cm" svg:y="1.054cm" svg:width="9.152cm" svg:height="6.138cm"/>
          <chart:axis chart:dimension="x" chart:name="primary-x" chart:style-name="ch4" chartooo:axis-type="auto">
            <chartooo:date-scale/>
            <chart:title svg:x="5.262cm" svg:y="8.019cm" chart:style-name="ch5">
              <text:p>Ambiguity Degree</text:p>
            </chart:title>
            <chart:categories table:cell-range-address="Typed.B34:Typed.B38"/>
          </chart:axis>
          <chart:axis chart:dimension="y" chart:name="primary-y" chart:style-name="ch4">
            <chart:title svg:x="0.451cm" svg:y="4.973cm" chart:style-name="ch6">
              <text:p>F1 Score</text:p>
            </chart:title>
            <chart:grid chart:style-name="ch7" chart:class="major"/>
          </chart:axis>
          <chart:series chart:style-name="ch8" chart:values-cell-range-address="Typed.E34:Typed.E38" chart:label-cell-address="Typed.E33:Typed.E33" chart:class="chart:line">
            <chart:data-point chart:repeated="5"/>
          </chart:series>
          <chart:series chart:style-name="ch9" chart:values-cell-range-address="Typed.F34:Typed.F38" chart:label-cell-address="Typed.F33:Typed.F33" chart:class="chart:line">
            <chart:data-point chart:repeated="5"/>
          </chart:series>
          <chart:series chart:style-name="ch10" chart:values-cell-range-address="Typed.C34:Typed.C38" chart:label-cell-address="Typed.C33:Typed.C33" chart:class="chart:line">
            <chart:data-point chart:repeated="5"/>
          </chart:series>
          <chart:series chart:style-name="ch11" chart:values-cell-range-address="Typed.D34:Typed.D38" chart:label-cell-address="Typed.D33:Typed.D3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3:Typed.E33</svg:desc>
                </draw:g>
              </table:table-cell>
              <table:table-cell office:value-type="string">
                <text:p>Micro F1 (Type)</text:p>
                <draw:g>
                  <svg:desc>Typed.F33:Typed.F33</svg:desc>
                </draw:g>
              </table:table-cell>
              <table:table-cell office:value-type="string">
                <text:p>Macro F1</text:p>
                <draw:g>
                  <svg:desc>Typed.C33:Typed.C33</svg:desc>
                </draw:g>
              </table:table-cell>
              <table:table-cell office:value-type="string">
                <text:p>Micro F1</text:p>
                <draw:g>
                  <svg:desc>Typed.D33:Typed.D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4:Typed.B38</svg:desc>
                </draw:g>
              </table:table-cell>
              <table:table-cell office:value-type="float" office:value="0.281602497440218">
                <text:p>0.281602497440218</text:p>
                <draw:g>
                  <svg:desc>Typed.E34:Typed.E38</svg:desc>
                </draw:g>
              </table:table-cell>
              <table:table-cell office:value-type="float" office:value="0.389547339596556">
                <text:p>0.389547339596556</text:p>
                <draw:g>
                  <svg:desc>Typed.F34:Typed.F38</svg:desc>
                </draw:g>
              </table:table-cell>
              <table:table-cell office:value-type="float" office:value="0.185672530483015">
                <text:p>0.185672530483015</text:p>
                <draw:g>
                  <svg:desc>Typed.C34:Typed.C38</svg:desc>
                </draw:g>
              </table:table-cell>
              <table:table-cell office:value-type="float" office:value="0.29734778097602">
                <text:p>0.29734778097602</text:p>
                <draw:g>
                  <svg:desc>Typed.D34:Typed.D3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column-mapping="3 2 1 0" chart:style-name="ch1">
        <chart:legend chart:legend-position="end" svg:x="13.11cm" svg:y="3.449cm" style:legend-expansion="high" chart:style-name="ch2"/>
        <chart:plot-area chart:style-name="ch3" table:cell-range-address="nol.P8:nol.T12" chart:data-source-has-labels="both" svg:x="1.33cm" svg:y="0.851cm" svg:width="11.142cm" svg:height="6.98cm">
          <chartooo:coordinate-region svg:x="2.401cm" svg:y="1.051cm" svg:width="9.884cm" svg:height="6.133cm"/>
          <chart:axis chart:dimension="x" chart:name="primary-x" chart:style-name="ch4" chartooo:axis-type="auto">
            <chartooo:date-scale/>
            <chart:title svg:x="5.613cm" svg:y="8.01cm" chart:style-name="ch5">
              <text:p>Selection Threshold</text:p>
            </chart:title>
            <chart:categories table:cell-range-address="nol.P9:nol.P12"/>
          </chart:axis>
          <chart:axis chart:dimension="y" chart:name="primary-y" chart:style-name="ch4">
            <chart:title svg:x="0.451cm" svg:y="5.417cm" chart:style-name="ch6">
              <text:p>Macro F1 Score</text:p>
            </chart:title>
            <chart:grid chart:style-name="ch7" chart:class="major"/>
          </chart:axis>
          <chart:series chart:style-name="ch8" chart:values-cell-range-address="nol.T9:nol.T12" chart:label-cell-address="nol.T8:nol.T8" chart:class="chart:line">
            <chart:data-point chart:repeated="4"/>
          </chart:series>
          <chart:series chart:style-name="ch9" chart:values-cell-range-address="nol.S9:nol.S12" chart:label-cell-address="nol.S8:nol.S8" chart:class="chart:line">
            <chart:data-point chart:repeated="4"/>
          </chart:series>
          <chart:series chart:style-name="ch10" chart:values-cell-range-address="nol.R9:nol.R12" chart:label-cell-address="nol.R8:nol.R8" chart:class="chart:line">
            <chart:data-point chart:repeated="4"/>
          </chart:series>
          <chart:series chart:style-name="ch11" chart:values-cell-range-address="nol.Q9:nol.Q12" chart:label-cell-address="nol.Q8:nol.Q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9:nol.P12</svg:desc>
                </draw:g>
              </table:table-cell>
              <table:table-cell office:value-type="float" office:value="0.283645090151346">
                <text:p>0.283645090151346</text:p>
                <draw:g>
                  <svg:desc>nol.T9:nol.T12</svg:desc>
                </draw:g>
              </table:table-cell>
              <table:table-cell office:value-type="float" office:value="0.286756359914146">
                <text:p>0.286756359914146</text:p>
                <draw:g>
                  <svg:desc>nol.S9:nol.S12</svg:desc>
                </draw:g>
              </table:table-cell>
              <table:table-cell office:value-type="float" office:value="0.285867724884005">
                <text:p>0.285867724884005</text:p>
                <draw:g>
                  <svg:desc>nol.R9:nol.R12</svg:desc>
                </draw:g>
              </table:table-cell>
              <table:table-cell office:value-type="float" office:value="0.287979714503626">
                <text:p>0.287979714503626</text:p>
                <draw:g>
                  <svg:desc>nol.Q9:nol.Q1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標準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column-mapping="3 2 1 0" chart:style-name="ch1">
        <chart:legend chart:legend-position="end" svg:x="13.111cm" svg:y="3.449cm" style:legend-expansion="high" chart:style-name="ch2"/>
        <chart:plot-area chart:style-name="ch3" table:cell-range-address="nol.P14:nol.T17 nol.Q8:nol.T8" chart:data-source-has-labels="both" svg:x="1.33cm" svg:y="0.851cm" svg:width="11.143cm" svg:height="6.98cm">
          <chartooo:coordinate-region svg:x="2.216cm" svg:y="1.05cm" svg:width="10.07cm" svg:height="6.134cm"/>
          <chart:axis chart:dimension="x" chart:name="primary-x" chart:style-name="ch4" chartooo:axis-type="auto">
            <chartooo:date-scale/>
            <chart:title svg:x="5.613cm" svg:y="8.01cm" chart:style-name="ch5">
              <text:p>Selection Threshold</text:p>
            </chart:title>
            <chart:categories table:cell-range-address="nol.P14:nol.P17"/>
          </chart:axis>
          <chart:axis chart:dimension="y" chart:name="primary-y" chart:style-name="ch6">
            <chart:title svg:x="0.451cm" svg:y="5.39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4:nol.T17" chart:label-cell-address="nol.T8:nol.T8" chart:class="chart:line">
            <chart:data-point chart:repeated="4"/>
          </chart:series>
          <chart:series chart:style-name="ch10" chart:values-cell-range-address="nol.S14:nol.S17" chart:label-cell-address="nol.S8:nol.S8" chart:class="chart:line">
            <chart:data-point chart:repeated="4"/>
          </chart:series>
          <chart:series chart:style-name="ch11" chart:values-cell-range-address="nol.R14:nol.R17" chart:label-cell-address="nol.R8:nol.R8" chart:class="chart:line">
            <chart:data-point chart:repeated="4"/>
          </chart:series>
          <chart:series chart:style-name="ch12" chart:values-cell-range-address="nol.Q14:nol.Q17" chart:label-cell-address="nol.Q8:nol.Q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4:nol.P17</svg:desc>
                </draw:g>
              </table:table-cell>
              <table:table-cell office:value-type="float" office:value="0.341894109414164">
                <text:p>0.341894109414164</text:p>
                <draw:g>
                  <svg:desc>nol.T14:nol.T17</svg:desc>
                </draw:g>
              </table:table-cell>
              <table:table-cell office:value-type="float" office:value="0.344597010980254">
                <text:p>0.344597010980254</text:p>
                <draw:g>
                  <svg:desc>nol.S14:nol.S17</svg:desc>
                </draw:g>
              </table:table-cell>
              <table:table-cell office:value-type="float" office:value="0.343145490522649">
                <text:p>0.343145490522649</text:p>
                <draw:g>
                  <svg:desc>nol.R14:nol.R17</svg:desc>
                </draw:g>
              </table:table-cell>
              <table:table-cell office:value-type="float" office:value="0.35040975898926">
                <text:p>0.35040975898926</text:p>
                <draw:g>
                  <svg:desc>nol.Q14:nol.Q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標準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3.454cm" style:legend-expansion="high" chart:style-name="ch2"/>
        <chart:plot-area chart:style-name="ch3" table:cell-range-address="nbc.P38:nbc.R41 nbc.Q37:nbc.R37 nbc.Q31:nbc.R35" chart:data-source-has-labels="both" svg:x="1.331cm" svg:y="0.855cm" svg:width="10.304cm" svg:height="6.984cm">
          <chartooo:coordinate-region svg:x="2.217cm" svg:y="1.054cm" svg:width="9.152cm" svg:height="6.138cm"/>
          <chart:axis chart:dimension="x" chart:name="primary-x" chart:style-name="ch4" chartooo:axis-type="auto">
            <chartooo:date-scale/>
            <chart:title svg:x="5.262cm" svg:y="8.019cm" chart:style-name="ch5">
              <text:p>Ambiguity Degree</text:p>
            </chart:title>
            <chart:categories table:cell-range-address="nbc.P38:nbc.P41"/>
          </chart:axis>
          <chart:axis chart:dimension="y" chart:name="primary-y" chart:style-name="ch6">
            <chart:title svg:x="0.451cm" svg:y="4.973cm" chart:style-name="ch7">
              <text:p>F1 Score</text:p>
            </chart:title>
            <chart:grid chart:style-name="ch8" chart:class="major"/>
          </chart:axis>
          <chart:series chart:style-name="ch9" chart:values-cell-range-address="nbc.Q38:nbc.Q41" chart:label-cell-address="nbc.Q37:nbc.Q37" chart:class="chart:line">
            <chart:data-point chart:repeated="4"/>
          </chart:series>
          <chart:series chart:style-name="ch10" chart:values-cell-range-address="nbc.R38:nbc.R41" chart:label-cell-address="nbc.R37:nbc.R37" chart:class="chart:line">
            <chart:data-point chart:repeated="4"/>
          </chart:series>
          <chart:series chart:style-name="ch11" chart:values-cell-range-address="nbc.Q32:nbc.Q35" chart:label-cell-address="nbc.Q31:nbc.Q31" chart:class="chart:line">
            <chart:data-point chart:repeated="4"/>
          </chart:series>
          <chart:series chart:style-name="ch12" chart:values-cell-range-address="nbc.R32:nbc.R35" chart:label-cell-address="nbc.R31:nbc.R3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7:nbc.Q37</svg:desc>
                </draw:g>
              </table:table-cell>
              <table:table-cell office:value-type="string">
                <text:p>Micro F1 (NBC)</text:p>
                <draw:g>
                  <svg:desc>nbc.R37:nbc.R37</svg:desc>
                </draw:g>
              </table:table-cell>
              <table:table-cell office:value-type="string">
                <text:p>Macro F1</text:p>
                <draw:g>
                  <svg:desc>nbc.Q31:nbc.Q31</svg:desc>
                </draw:g>
              </table:table-cell>
              <table:table-cell office:value-type="string">
                <text:p>Micro F1</text:p>
                <draw:g>
                  <svg:desc>nbc.R31:nbc.R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≦2</text:p>
                <draw:g>
                  <svg:desc>nbc.P38:nbc.P41</svg:desc>
                </draw:g>
              </table:table-cell>
              <table:table-cell office:value-type="float" office:value="0.356736623102692">
                <text:p>0.356736623102692</text:p>
                <draw:g>
                  <svg:desc>nbc.Q38:nbc.Q41</svg:desc>
                </draw:g>
              </table:table-cell>
              <table:table-cell office:value-type="float" office:value="0.555165737471628">
                <text:p>0.555165737471628</text:p>
                <draw:g>
                  <svg:desc>nbc.R38:nbc.R41</svg:desc>
                </draw:g>
              </table:table-cell>
              <table:table-cell office:value-type="float" office:value="0.289676317669088">
                <text:p>0.289676317669088</text:p>
                <draw:g>
                  <svg:desc>nbc.Q32:nbc.Q35</svg:desc>
                </draw:g>
              </table:table-cell>
              <table:table-cell office:value-type="float" office:value="0.360283583676866">
                <text:p>0.360283583676866</text:p>
                <draw:g>
                  <svg:desc>nbc.R32:nbc.R35</svg:desc>
                </draw:g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45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aw:fill-hatch-name="Black_5f_5f_5f_5f_5f_5f_5f_20_5f_5f_5f_5f_5f_5f_5f_45_5f_5f_5f_5f_5f_5f_5f_20_5f_5f_5f_5f_5f_5f_5f_Degrees_5f_5f_5f_5f_5f_5f_5f_20_5f_5f_5f_5f_5f_5f_5f_Wide"/>
      <style:text-properties fo:font-size="10pt" style:font-size-asian="10pt" style:font-size-complex="10pt"/>
    </style:style>
    <style:style style:name="ch10" style:family="chart" style:data-style-name="N0">
      <style:graphic-properties draw:fill-color="#ffffff" draw:fill-hatch-name="Black_5f_5f_5f_5f_5f_5f_5f_20_5f_5f_5f_5f_5f_5f_5f_45_5f_5f_5f_5f_5f_5f_5f_20_5f_5f_5f_5f_5f_5f_5f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1.874cm" xlink:href=".." xlink:type="simple" chart:class="chart:bar" chart:style-name="ch1">
        <chart:legend svg:x="20.514cm" svg:y="0.216cm" style:legend-expansion="custom" chartooo:width="5.846cm" chartooo:height="1.445cm" style:legend-expansion-aspect-ratio="4.04567474048443" chart:style-name="ch2"/>
        <chart:plot-area chart:style-name="ch3" table:cell-range-address="errorChecking.B4:errorChecking.B27 errorChecking.C2:errorChecking.C2 errorChecking.G4:errorChecking.G27 errorChecking.J2:errorChecking.J2 errorChecking.N4:errorChecking.N27" chart:data-source-has-labels="both" svg:x="1.292cm" svg:y="1.176cm" svg:width="25.066cm" svg:height="10.141cm">
          <chartooo:coordinate-region svg:x="2.072cm" svg:y="1.429cm" svg:width="24.286cm" svg:height="6.739cm"/>
          <chart:axis chart:dimension="x" chart:name="primary-x" chart:style-name="ch4" chartooo:axis-type="auto">
            <chartooo:date-scale/>
            <chart:title svg:x="13.034cm" svg:y="11.117cm" chart:style-name="ch5">
              <text:p>Property</text:p>
            </chart:title>
            <chart:categories table:cell-range-address="errorChecking.B4:errorChecking.B27"/>
          </chart:axis>
          <chart:axis chart:dimension="y" chart:name="primary-y" chart:style-name="ch6">
            <chart:title svg:x="0.001cm" svg:y="6.759cm" chart:style-name="ch7">
              <text:p>Error</text:p>
            </chart:title>
            <chart:grid chart:style-name="ch8" chart:class="major"/>
          </chart:axis>
          <chart:series chart:style-name="ch9" chart:values-cell-range-address="errorChecking.G4:errorChecking.G27" chart:label-cell-address="errorChecking.C2:errorChecking.C2" chart:class="chart:bar">
            <chart:data-point chart:repeated="24"/>
          </chart:series>
          <chart:series chart:style-name="ch10" chart:values-cell-range-address="errorChecking.N4:errorChecking.N27" chart:label-cell-address="errorChecking.J2:errorChecking.J2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BC</text:p>
                <draw:g>
                  <svg:desc>errorChecking.C2:errorChecking.C2</svg:desc>
                </draw:g>
              </table:table-cell>
              <table:table-cell office:value-type="string">
                <text:p>with NBC</text:p>
                <draw:g>
                  <svg:desc>errorChecking.J2:errorChecking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errorChecking.B4:errorChecking.B27</svg:desc>
                </draw:g>
              </table:table-cell>
              <table:table-cell office:value-type="float" office:value="0.88990869">
                <text:p>0.88990869</text:p>
                <draw:g>
                  <svg:desc>errorChecking.G4:errorChecking.G27</svg:desc>
                </draw:g>
              </table:table-cell>
              <table:table-cell office:value-type="float" office:value="0.87860594">
                <text:p>0.87860594</text:p>
                <draw:g>
                  <svg:desc>errorChecking.N4:errorChecking.N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95416565">
                <text:p>0.95416565</text:p>
              </table:table-cell>
              <table:table-cell office:value-type="float" office:value="0.91626365">
                <text:p>0.9162636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91827746">
                <text:p>0.91827746</text:p>
              </table:table-cell>
              <table:table-cell office:value-type="float" office:value="0.72218387">
                <text:p>0.7221838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96767015">
                <text:p>0.96767015</text:p>
              </table:table-cell>
              <table:table-cell office:value-type="float" office:value="0.9520776">
                <text:p>0.952077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93028415">
                <text:p>0.93028415</text:p>
              </table:table-cell>
              <table:table-cell office:value-type="float" office:value="0.93228394">
                <text:p>0.93228394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97120296">
                <text:p>0.971202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99982252">
                <text:p>0.99982252</text:p>
              </table:table-cell>
              <table:table-cell office:value-type="float" office:value="0.99113901">
                <text:p>0.99113901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96646019">
                <text:p>0.96646019</text:p>
              </table:table-cell>
              <table:table-cell office:value-type="float" office:value="0.86075962">
                <text:p>0.86075962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93487232">
                <text:p>0.934872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9847935">
                <text:p>0.9847935</text:p>
              </table:table-cell>
              <table:table-cell office:value-type="float" office:value="0.97777778">
                <text:p>0.97777778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94749676">
                <text:p>0.94749676</text:p>
              </table:table-cell>
              <table:table-cell office:value-type="float" office:value="0.88678898">
                <text:p>0.88678898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88984038">
                <text:p>0.88984038</text:p>
              </table:table-cell>
              <table:table-cell office:value-type="float" office:value="0.79534818">
                <text:p>0.79534818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99873102">
                <text:p>0.9987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7824991">
                <text:p>0.7824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95319766">
                <text:p>0.95319766</text:p>
              </table:table-cell>
              <table:table-cell office:value-type="float" office:value="0.93780812">
                <text:p>0.9378081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96586328">
                <text:p>0.96586328</text:p>
              </table:table-cell>
              <table:table-cell office:value-type="float" office:value="0.91709699">
                <text:p>0.91709699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96240115">
                <text:p>0.9624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82448829">
                <text:p>0.82448829</text:p>
              </table:table-cell>
              <table:table-cell office:value-type="float" office:value="0.71507937">
                <text:p>0.7150793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99623417">
                <text:p>0.99623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88320306">
                <text:p>0.88320306</text:p>
              </table:table-cell>
              <table:table-cell office:value-type="float" office:value="0.92694545">
                <text:p>0.92694545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6964769">
                <text:p>0.6964769</text:p>
              </table:table-cell>
              <table:table-cell office:value-type="float" office:value="0.68214135">
                <text:p>0.68214135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95325471">
                <text:p>0.95325471</text:p>
              </table:table-cell>
              <table:table-cell office:value-type="float" office:value="0.81760512">
                <text:p>0.8176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